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loext="urn:org:documentfoundation:names:experimental:office:xmlns:loext:1.0" xmlns:draw="urn:oasis:names:tc:opendocument:xmlns:drawing:1.0" xmlns:fo="urn:oasis:names:tc:opendocument:xmlns:xsl-fo-compatible:1.0" xmlns:ns42="http://openoffice.org/2009/office" xmlns:svg="urn:oasis:names:tc:opendocument:xmlns:svg-compatible: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 manifest:media-type=""/>
  <manifest:file-entry manifest:full-path="Thumbnails/thumbnail.png" manifest:media-type=""/>
  <manifest:file-entry manifest:full-path="/" manifest:media-type="application/vnd.oasis.opendocument.text"/>
  <manifest:file-entry manifest:full-path="Thumbnails/"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loext="urn:org:documentfoundation:names:experimental:office:xmlns:loext:1.0" xmlns:draw="urn:oasis:names:tc:opendocument:xmlns:drawing:1.0" xmlns:fo="urn:oasis:names:tc:opendocument:xmlns:xsl-fo-compatible:1.0" xmlns:ns42="http://openoffice.org/2009/office"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Arial" svg:font-family="Arial"/>
    <style:font-face style:name="Calibri" svg:font-family="Calibri"/>
    <style:font-face style:name="DejaVu Sans" svg:font-family="'DejaVu Sans'" style:font-family-generic="system" style:font-pitch="variable"/>
    <style:font-face style:name="Liberation Sans" svg:font-family="'Liberation Sans'"/>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ce style:name="TwitterChirp" svg:font-family="TwitterChirp, apple-system, BlinkMacSystemFont, 'Segoe UI', Roboto, Helvetica, Arial, sans-serif"/>
    <style:font-face style:name="宋体" svg:font-family="宋体"/>
  </office:font-face-decls>
  <office:automatic-styles>
    <style:style style:name="P1" style:family="paragraph" style:parent-style-name="Standard">
      <loext:graphic-properties draw:fill="solid" draw:fill-color="#ffffff" draw:opacity="100%"/>
      <style:paragraph-properties fo:margin-top="0cm" fo:margin-bottom="0cm" style:contextual-spacing="false" fo:background-color="#ffffff" fo:padding="0cm" fo:border="none"/>
      <style:text-properties fo:font-variant="normal" fo:text-transform="none" fo:color="#000000" loext:opacity="100%" style:font-name="宋体" fo:font-size="16pt" fo:letter-spacing="normal" fo:language="en" fo:country="US" fo:font-weight="normal" style:font-name-asian="TwitterChirp" style:font-size-asian="16pt" style:font-style-asian="normal" style:font-weight-asian="normal" style:font-name-complex="宋体" style:font-size-complex="16pt" style:language-complex="ar" style:country-complex="SA" style:font-weight-complex="normal"/>
    </style:style>
    <style:style style:name="P2" style:family="paragraph" style:parent-style-name="Standard">
      <loext:graphic-properties draw:fill="solid" draw:fill-color="#ffffff" draw:opacity="100%"/>
      <style:paragraph-properties fo:margin-top="0cm" fo:margin-bottom="0cm" style:contextual-spacing="false" fo:background-color="#ffffff" fo:padding="0cm" fo:border="none"/>
      <style:text-properties fo:font-variant="normal" fo:text-transform="none" fo:color="#000000" loext:opacity="100%" style:font-name="宋体" fo:font-size="16pt" fo:letter-spacing="normal" fo:language="en" fo:country="US" fo:font-weight="normal" style:font-size-asian="16pt" style:font-weight-asian="normal" style:font-name-complex="宋体" style:font-size-complex="16pt" style:language-complex="ar" style:country-complex="SA" style:font-weight-complex="normal"/>
    </style:style>
    <style:style style:name="P3" style:family="paragraph" style:parent-style-name="Standard">
      <loext:graphic-properties draw:fill="solid" draw:fill-color="#ffffff" draw:opacity="100%"/>
      <style:paragraph-properties fo:margin-top="0cm" fo:margin-bottom="0cm" style:contextual-spacing="false" fo:background-color="#ffffff" fo:padding="0cm" fo:border="none"/>
      <style:text-properties fo:font-variant="normal" fo:text-transform="none" fo:color="#000000" loext:opacity="100%" style:font-name="Calibri" fo:font-size="16pt" fo:letter-spacing="normal" fo:language="en" fo:country="US" fo:font-weight="normal" style:font-size-asian="16pt" style:font-weight-asian="normal" style:font-name-complex="Calibri" style:font-size-complex="16pt" style:language-complex="ar" style:country-complex="SA" style:font-weight-complex="normal"/>
    </style:style>
    <style:style style:name="P4" style:family="paragraph" style:parent-style-name="Standard">
      <loext:graphic-properties draw:fill="solid" draw:fill-color="#ffffff" draw:opacity="100%"/>
      <style:paragraph-properties fo:margin-top="0cm" fo:margin-bottom="0cm" style:contextual-spacing="false" fo:background-color="#ffffff"/>
      <style:text-properties fo:font-variant="normal" fo:text-transform="none" fo:color="#000000" loext:opacity="100%" style:font-name="Calibri" fo:font-size="16pt" fo:letter-spacing="normal" fo:language="en" fo:country="US" fo:font-weight="normal" style:font-size-asian="16pt" style:font-weight-asian="normal" style:font-name-complex="Calibri" style:font-size-complex="16pt" style:language-complex="ar" style:country-complex="SA" style:font-weight-complex="normal"/>
    </style:style>
    <style:style style:name="P5" style:family="paragraph" style:parent-style-name="Standard">
      <loext:graphic-properties draw:fill="solid" draw:fill-color="#ffffff" draw:opacity="100%"/>
      <style:paragraph-properties fo:margin-top="0cm" fo:margin-bottom="0cm" style:contextual-spacing="false" fo:background-color="#ffffff"/>
      <style:text-properties fo:font-variant="normal" fo:text-transform="none" fo:color="#000000" loext:opacity="100%" style:font-name="Calibri" fo:font-size="10.5pt" fo:letter-spacing="normal" fo:language="en" fo:country="US" style:font-name-complex="Calibri" style:font-size-complex="11pt" style:language-complex="ar" style:country-complex="SA"/>
    </style:style>
    <style:style style:name="P6" style:family="paragraph" style:parent-style-name="Standard">
      <loext:graphic-properties draw:fill="solid" draw:fill-color="#ffffff" draw:opacity="100%"/>
      <style:paragraph-properties fo:margin-top="0cm" fo:margin-bottom="0cm" style:contextual-spacing="false" fo:background-color="#ffffff"/>
      <style:text-properties fo:color="#000000" loext:opacity="100%" style:font-name="Calibri" fo:font-size="16pt" fo:language="en" fo:country="US" fo:font-weight="normal" style:font-size-asian="16pt" style:font-weight-asian="normal" style:font-name-complex="Calibri" style:font-size-complex="16pt" style:language-complex="ar" style:country-complex="SA" style:font-weight-complex="normal"/>
    </style:style>
    <style:style style:name="P7" style:family="paragraph" style:parent-style-name="Standard">
      <loext:graphic-properties draw:fill="solid" draw:fill-color="#ffffff" draw:opacity="100%"/>
      <style:paragraph-properties fo:margin-top="0cm" fo:margin-bottom="0cm" style:contextual-spacing="false" fo:background-color="#ffffff"/>
      <style:text-properties fo:font-variant="normal" fo:text-transform="none" fo:color="#000000" loext:opacity="100%" style:font-name="宋体" fo:font-size="16pt" fo:letter-spacing="normal" fo:language="en" fo:country="US" fo:font-weight="normal" style:font-size-asian="16pt" style:font-weight-asian="normal" style:font-name-complex="宋体" style:font-size-complex="16pt" style:language-complex="ar" style:country-complex="SA" style:font-weight-complex="normal"/>
    </style:style>
    <style:style style:name="P8" style:family="paragraph" style:parent-style-name="Standard">
      <loext:graphic-properties draw:fill="solid" draw:fill-color="#ffffff" draw:opacity="100%"/>
      <style:paragraph-properties fo:margin-top="0cm" fo:margin-bottom="0cm" style:contextual-spacing="false" fo:background-color="#ffffff"/>
      <style:text-properties fo:color="#000000" loext:opacity="100%" style:font-name="Calibri" fo:font-size="10.5pt" fo:language="en" fo:country="US" style:font-name-complex="Calibri" style:font-size-complex="11pt" style:language-complex="ar" style:country-complex="SA"/>
    </style:style>
    <style:style style:name="P9" style:family="paragraph" style:parent-style-name="Standard">
      <loext:graphic-properties draw:fill="solid" draw:fill-color="#ffffff" draw:opacity="100%"/>
      <style:paragraph-properties fo:margin-top="0cm" fo:margin-bottom="0cm" style:contextual-spacing="false" fo:background-color="#ffffff"/>
      <style:text-properties ns42:paragraph-rsid="004c7c82"/>
    </style:style>
    <style:style style:name="T10" style:family="text">
      <style:text-properties fo:font-variant="normal" fo:text-transform="none" style:font-name="Calibri" fo:letter-spacing="normal" fo:language="en" fo:country="US" style:font-name-complex="Calibri" style:language-complex="ar" style:country-complex="SA"/>
    </style:style>
    <style:style style:name="T11" style:family="text">
      <style:text-properties style:font-name="Calibri" fo:language="en" fo:country="US" style:font-name-complex="Calibri" style:language-complex="ar" style:country-complex="SA"/>
    </style:style>
    <style:style style:name="T12" style:family="text">
      <style:text-properties style:font-name="宋体" style:font-name-complex="宋体"/>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资治通鉴》告诉你： 翻脸，是把刀递给别人求他捅你； 忍让，是自己躺平在案板上求他别剁得太碎。 真正的高手面对算计，从不翻脸，也不认怂。 他们只做三件事： 收住情绪、重构棋局、请君入瓮。</text:p>
      <text:p text:style-name="P1"/>
      <text:p text:style-name="P1">与其着急主观的想马上成功，不如： 一先研究如何避免毁灭性的失败。比如据说某 instagram 达人，持续高杠杆在迪拜买了若干房子，高歌猛进，现在欲哭无泪。 二给自己搭建一个结构，当某个回报和风险不对称的机会突然涌现时，你在信息上，思维上，和物质上都有充分准备，可以轻松捕获。最好的机会往往都是出乎意料，无法计划的，等它突如其来涌现的时候，结构上没有准备好的人，因为有眼无珠，有心无力，而完美错过。</text:p>
      <text:p text:style-name="P1"/>
      <text:p text:style-name="P1"/>
      <text:p text:style-name="P1">投资，在非遍历的乘法世界中，用有限信息、有限生命、有限理性，在不死的前提下最大化长期几何增长率。 三字浓缩：活着，然后复利。</text:p>
      <text:p text:style-name="P1"/>
      <text:p text:style-name="P1"/>
      <text:p text:style-name="P1">很多时候，研究并严格执行不做什么的行为清单，比研究做什么的重要性要高几个数量级，而且也简单很多。 比如饮食，不做的行为清单是： 一烟酒不沾。所有的烟酒都有害，没有例外。那些所谓红葡萄酒对心脏有好处的说法，纯属商家营销，缺乏严谨临床数据。 二不喝可乐和果汁（白开水最好喝），不吃甜食，不吃各种糕点，避免各种调味汁和酱。 三尽量少吃外卖，少下馆子。餐馆里的食品原料，糖分更多，各种不可控的，看不到的，对身体有害的原料更多。 四晚饭到睡觉之间的间隔至少三个小时。 五如果不确信，默认选项是少吃，不吃。 把这些做到了，再来谈营养学，才有意义，否则就是本末倒置，自我安慰，隔靴搔痒。另外一个不做清单： 一不要让任何未付出足够代价，未经过甄别的人接近你。边界感必须清晰。 二不和人吵架。王者不辩。 三不在自己没有任何结构性优势的地方，和别人硬拼。不要在自己防守成本高，对方进攻成本低的地方和别人发生正面冲突。 四不要刺激别人的防御机制。 五不要对没支付代价的人解释自己。 六不要自作多情。能给别人带来利益，别人才会对你讲感情。</text:p>
      <text:p text:style-name="P1"/>
      <text:p text:style-name="P1"/>
      <text:p text:style-name="P1">含糖食物吃得多，常年累月，身体会慢慢产生胰岛素抵抗，其恶果就是血糖虽高，但大脑无法有效摄取来自葡萄糖的能量。脑雾，疲劳，肥胖，高血压，癌症，等等，都是这种饮食习惯积累很久后在下游的结果。 要想每天早上精神振奋，先从戒糖和管理饮食的不做清单开始。</text:p>
      <text:p text:style-name="P1"/>
      <text:p text:style-name="P1"/>
      <text:p text:style-name="P1">提高生活质量就关注三个要素： 早上精神振奋，白天精神压力可控，晚上睡眠深沉。 其它东西都是浮云。</text:p>
      <text:p text:style-name="P1"/>
      <text:p text:style-name="P1"/>
      <text:p text:style-name="P1">今天早上跟力量训练教练聊天：整个健身行业的生态非常不健康，几乎所有的健身房都是亏钱运营，在大家都不挣钱的生态下，健身房老板只能想一些别的办法来挣钱，比如说收一批钱，然后关门跑路。 在充分竞争的市场中，想通过正规运营去获得比较好的投资回报率是不可能，运营好的话一年能挣到5%左右的投资回报，不好的就是亏损关门。 健身房，理发店，饭店基本都是这样。</text:p>
      <text:p text:style-name="P1"/>
      <text:p text:style-name="P1"/>
      <text:p text:style-name="P1">投资挣钱，不是靠智商，依赖以下两点： 对科技革命规律理解，对商业模式的判断力： 体现就是选股，选股要极端挑剔，一年最多选出来1-2只潜在买入的标的，对潜在买入的标的再反复观察审视。 耐心和纪律：体现就是买入和卖出，纪律就是按照自己的投资检查清单逐条检查，每一次操作都要有书面计划。耐心就是等待好的时间建仓或加仓，看好一家公司，等待熊市再去建仓或者加仓，美股一般等待几年就能等到一个熊市，美股熊市的标志是标普500下跌20%以上。耐心还体现在能有极大耐心持有一只优质股票5-10年，甚至更久。</text:p>
      <text:p text:style-name="P1"/>
      <text:p text:style-name="P1"/>
      <text:p text:style-name="P1">投资中的耐心，体现在建仓和加仓，还有持仓上： 建仓和加仓：看好一家公司，等待熊市再去建仓或者加仓，美股一般等待几年就能等到一个熊市，美股熊市的标志是标普500下跌20%以上。 持仓：一旦建仓成功，只有在市场极端火热的时候考虑卖出30%仓位作为机动资金等待新的加仓时机择机加仓，70%以上的仓位要有耐心持有5-10年以上。</text:p>
      <text:p text:style-name="P2"/>
      <text:p text:style-name="P2"><text:soft-page-break/></text:p>
      <text:p text:style-name="P2">关于科技投资的认知，让我感到震惊的有两点：很多人认为公司估值 price / sales 二十倍， 三十倍是很正常，很理所当然的事情。没有泡沫。隐含的假设是销售额还会继续迅速增长，公司肯定会盈利。当一个公司收入短期内迅速增长时，很多人会假设未来不存在竞争者，没有价格压力，假设此公司在市场上如入无人之地。 这两个假设都给造假者以非常大的可乘之机。 这些人迟早会遇到属于他们的粗暴的唤醒（rude awakening）</text:p>
      <text:p text:style-name="P3"><text:span text:style-name="T10"/></text:p>
      <text:p text:style-name="P3"><text:span text:style-name="T10"/></text:p>
      <text:p text:style-name="P2">权色交易比你想象中的普遍，只是你不知道。95%的人希望你喝西北风。你没本事，父母都欺负你。没有被动收入，你会一直工作到死。人没有忠诚和背叛。忠诚你，是因为给的好处足够多；不背叛，是因为背叛你的代价太大了。所有人都喜欢老实人，但不会尊重老实人。对你出言不逊，敢让你难堪的人，不是情商低，而是看不起你。生活不同情弱者，社会不相信眼泪，除了父母，没人会在乎你的死活。任何时代，好人往往一生凄凉。在学校时脑袋装满了仁义道德，到社会后发现处处都是人心险恶、尔虞我诈。上流社会多半是下流之人，下流社会多半是清高之人。道德是用来束缚老实人的，入戏太深，你就输了。什么人情世故、接人待物、人际沟通，在强大面前，都一文不值！你足够牛，饭桌上只顾闷头吃饭，都会有人主动来给你敬酒、找你说话。别人怎么对你，取决于你的价值，而不是他的性格人品。心软的人永远被践踏，心狠的人一辈子潇洒。90%的朋友都没有用，拒绝无效社交！朋友不在多，有几个像样的就行。花了一麻袋钱去上大学，换了一麻袋的书，毕业后用一麻袋书去换钱，却买不起一个麻袋；毕业后换回一张长得像文凭一样的发票，拿着这张发票到社会上去报销，可社会却不认这张发票。美女在穷人堆里是奢侈品，在富人堆里却是消耗品，因此富人更愿意短期租赁，而不是直接购买。一个女人坐在路边啃馒头，10个男人看到，9个都会心疼她。一个男人坐在路边啃馒头，10个女人看到，9个都会嫌弃。职场没有真正的朋友，只有竞争和利益。不管你跟同事的关系有多好，辞职后都是人走茶凉，再也不联系。女人有两大爱好：和穷人谈金钱，和富人谈感情。成功了，吃青菜叫养生，失败了，吃青菜只能叫寒酸。没有实力的善良，一文不值。借钱通常是花钱买仇人。借钱的都是大爷，要钱的却成了孙子。社会有两套体系，一套是明的，仁义道德，另一套是暗的，背后的利益斗争。现实社会，没钱就等于没命，医院也会给你拔掉氧气管。一个女人没钱，90%的男人会选择挣钱养她；一个男人没钱，90%的女人会选择离开他。你身边人都希望你过得好，但他们不希望你过得比他好。娶不到老婆的男人数不胜数，被男人欺负的老婆也成千上万。他们都有一个共同的特点：不会赚钱。爱情和婚姻本质都是利益交换，有利益才会有感情。不要期望别人理解你，因为世人只看结果，不看过程。大学生养活了学校老师，养活了周边的酒店、饭店、药店、水果店、理发店、眼镜店、超市、路边摊、电影院、网吧，毕业后却发现养不起自己。社会其实需要的不是那么多大学生，而是大学生的学费。富人得到女人，只需要豪车的副驾驶；穷人得到女人，需要房子、车子、彩礼和父母的半条命。这个世界有两种人，一种是操控游戏的人，另一种是被操控的人。所有的关系都是相互需要的关系，对方有多需要你，就会对你有多妥协。关系的长久，决定于价值长存于多久。有些人和你越走越远，并不是说你做错了什么，而是他不再需要你了。不回你消息的人，不是没看到，而是不想回。手机电视上看的东西基本都是假的，得反着理解。一个家庭里面，谁收入最高，谁地位最高，父母也会对他百依百顺。</text:p>
      <text:p text:style-name="P3"><text:span text:style-name="T10"/></text:p>
      <text:p text:style-name="P3"><text:span text:style-name="T10"/></text:p>
      <text:p text:style-name="P2">怎么让真正的大佬心甘情愿拉你一把？别去学什么高情商话术，更别去酒桌上当端茶倒水的舔狗，那些真正在顶峰拿到过大结果的人，什么阿谀奉承没见过，你的那些小聪明在他们眼里极其可笑，他们挑人只看一样东西，看你身上有没有成事的因，穷人天天盯着果，焦虑自己怎么还没赚到钱，高手天天盯着因，死磕自己今天该干的活，大佬要在你身上看到那种让人忌惮的狠劲，看到你只要做对了动作，结果只是时间问题的确定性，想被看重，你得先展示出一种绝对自洽的野心，那是一种毫无退路且绝对相信自己能成的心气，很多上位者早就被安逸磨平了激情，当他看到你眼里那种原始的极度渴望。他就像看到了十年前的自己，他拉你其实是在帮曾经的自己，你还得展现出极其变态的自控力，连身材都管不住连作息都稀烂的人，谁敢把真金白银的盘子交给你，把你那点可怜的食欲和玩乐欲收一收，对自己下得去狠手的人，大佬才会觉得你是个可造之材，别整天想着找捷径，老老实实去啃那些枯燥的基本功，把内功练到极致。当你把成事所有的因都种齐了，就算这个大佬瞎了眼没看上你，下一个贵人也会排着队给你送钱，因为你自己本身就是个马上要爆发的风口。</text:p>
      <text:p text:style-name="P3"><text:span text:style-name="T10"/></text:p>
      <text:p text:style-name="P4"><text:span text:style-name="T10"/></text:p>
      <text:p text:style-name="P4">个人体验： 短跑冲刺对大脑的主观清醒程度，自我感觉良好程度，产生的效果极为明显。 具体操作如下：早起先做几分钟拉伸准备活动，然后慢跑1500 到 2000米。慢跑的目的不是打卡，不是追求速度，而是要充分热身。可以在跑道上改变不同姿势，比如倒着跑，侧着跑，高抬腿跳步 （skipping），等等。 短跑冲刺是非常容易受伤的运动，大腿后肌，臀肌，下腰部必须充分活动开，否则容易受伤，受伤后这些肌肉会非常酸痛，几天都恢复不了。冲刺前要多做一些高抬腿蹬地的运动，让腿部肌肉和关节彻底活动开。 冲刺的距离和次数因个人身体状况而异。太少效果不够，过量容易受伤。我个人的体会是每次冲刺 60米（大概九到十秒左右），做三到四组足够了。每组冲刺之间再做三到四分钟的拉伸和休息。 短跑冲刺必须是竭尽全力，这十秒的竭尽全力对全身和大脑的峰值的刺激强度超过拳击，超过游泳，超过足球，超过各种其它高强度间歇训练 （HIIT），超过我能想象的任何其它运动。因为只做三到四组，因此对身体的消耗有限，但对全身和大脑的主观感受有非常美妙的效果。 因为跑量不大，练完之后，不会感觉特别疲劳。整个一天都会感觉精神比平常更为振奋，对事物的感知比平时更加敏锐，全身也感觉更为轻盈。那种久违的青春活力又回来了。这种感觉可以持续六到八个小时以上。 我以前早上游泳后，也会有短暂的大脑感觉特别清新的体验，但往往只持续一两个小时就散去。长距离慢跑后大脑也会有清新感，但也只能持续两到三个小时，而且一般因为跑量过大（30到 60分钟），身体很容易产生疲惫感。而短跑冲刺后的大脑清新和振奋感可以持续一天，这就是可以重复的实际体验。 这种现象的底层生理机制是什么？下次再慢慢详细拆解。</text:p>
      <text:p text:style-name="P4"><text:span text:style-name="T10"/></text:p>
      <text:p text:style-name="P5">1939年出生的 Herbert Wertheim， 以前是眼科医生，现在拥有价值三十多亿美元的 $HEI 股票，大概是四十年前投资入股的。什么都不需要做，就是躺平。他是创始人家族之外的第二大股东，但相对于前者，显然更加游手好闲。 富裕（资源冗余），健康长寿（身体冗余），游手好闲（时间冗余），深度思考（知识冗余）互为因果关系，不可偏废。</text:p>
      <text:p text:style-name="P4"><text:span text:style-name="T10"/></text:p>
      <text:p text:style-name="P4">忍耐和等待，在这个充满噪音和攀比压力的世界里，越来越重要。甚至可以说，忍耐和等待，也是一种奋斗的形式，最终以一种你想不到的方式胜出。因为别人把资源耗尽了，昙花一现，离场了。 忍耐和等待，需要丰富经验，和对历史案例的学习积累。没有经验的时候，一两年，甚至几个月，几天都等不了。有经验了，发现绝大部分事情，等一等，解法自然出来，所谓事缓则圆。而且结局往往充满黑色幽默。 一个角度诠释忍耐和等待：指数增长前夜一直忍着没有离场，泡沫破灭前夜一直忍着没有参与。 那些所谓听过很多道理，仍然过不好一生的无病呻吟本质都是：只看表面现象，从不愿意耗费力气深入研究底层原理。见到一点小利的诱惑，就扑进去追逐泡沫；见到一点风浪的威胁，就吓得缩回自己的壳里，放弃大好的机会。公司经营，战争还有投资，都有一个共同的思维模型：不求速胜，求不败。 公司经营：第一步要思考的是怎么才把公司长期经营下去，长长久久的活下去，每一个决策都不要犯致命错误。只要坚持公司能持续长期的经营，等竞争对手着急冒进犯错误破产，你自然就成为最后的赢家。 战争：特别是对于敌我双方实力接近或者我方实力弱于对手时候，守住不败是最佳选择，只要能守住不犯大错误，等待敌人犯错误自行崩溃。安史之乱哥舒翰如果能说服皇帝坚守潼关不出兵，安禄山是没有机会进入长安的，可惜在唐玄宗催促下主动出击被全歼，潼关门户大开，长安失守。 投资：不亏钱是第一要务，只要不亏钱保住本金，在几十年的机会中一定能抓住好的投资机会。但是大多数人在挣快钱的诱惑下all-in，最后把本金损失掉，等有好的机会也没钱投入了，最后说一句：投资有风险。再也没有通过投资挣钱的机会。后汉隐帝刘承祐逼反郭威后，郭威大军围住开封。有老臣献计，不要直接打，因为造反的军士家属都在城内，让家属给城外军士写信，自然可以慢慢瓦解其攻势。但刘承祐不听，派慕容彦超出城迎战，结果大败，刘承祐死于乱军之中。</text:p>
      <text:p text:style-name="P4"><text:soft-page-break/><text:span text:style-name="T10"/></text:p>
      <text:p text:style-name="P4"><text:span text:style-name="T10"/></text:p>
      <text:p text:style-name="P6">应当是先把各种低级错误全部犯一遍，痛了，巨痛之后的深刻情绪记忆会导致第一时间本能的远离各种陷阱。大量的疼痛和相关记忆是财富。避开陷阱后剩下的唯一路径就是小心翼翼的慢慢变富了。一般人痛过几次后就放弃，或者选择麻醉自己，拒绝直面现实，这样那些就都白痛了。</text:p>
      <text:p text:style-name="P6"><text:span text:style-name="T11"/></text:p>
      <text:p text:style-name="P6"><text:span text:style-name="T11"/></text:p>
      <text:p text:style-name="P6">AI 论述为什么不要参加同学聚会 （中外都一样）： 高中或大学同学聚会，通常就是一场披着怀旧外衣的集体羡慕嫉妒恨大会。（Envy festival disguised as nostalgia） 你要是混得比预期好，身材更好、赚得更多、生活更体面，房间里 80% 的人不会为你高兴，他们会在心里默默把自己的人生成就再贬低一层。 这种无声的敌意，大多数人都能感觉到，却没人会承认。 更糟糕的是，那几个混得比你还好的人，会用很微妙的方式秀优越感，于是你就被强行拉进一场你根本不想玩的比较游戏。 无论哪种情况，整个活动对你来说都是纯情感税收，收益为零。你不需要从只认识one 版本的你的人那里寻求认可，更没必要现场给他们提供最新数据，让他们更新心里的排行榜。</text:p>
      <text:p text:style-name="P6"><text:span text:style-name="T11"/></text:p>
      <text:p text:style-name="P6">定位 （Positioning） 决定了你的努力的回报的天花板。 努力决定了你离天花板有多近。 定位是更稀缺，更有价值的资源。因此要把更多的时间用于持续思考和建设天花板高很多的定位。英帝国是定位的大师， 依靠对直布罗陀， 马耳他， 苏伊士运河，也门的亚丁港，新加坡，好望角的控制，掌握了全球经济命脉和收税权。其核心策略是最小代价占据易守难攻的全球海运的卡点， 放弃吃力不讨好的对于殖民地内陆的经营。讽刺的是，苏伊士运河是法国人主持修建的，干了很多脏话累活，但最后被英国人掌握了实际控制权。Spacex 最初起家时， 火箭发射市场是个利润微薄的生意，多数订单来自政府。和官僚机构打交道，整天求爹爹告奶奶，是个痛苦的事情。因此后来转型卫星通讯市场，自己创建 starlink， 自己成了自己最大的客户。 目前 starlink 已经有超过九百万付费用户，2025 年starlink 卫星发射占了 spacex 所有火箭发射任务的接近四分之三。</text:p>
      <text:p text:style-name="P6"><text:span text:style-name="T11"/></text:p>
      <text:p text:style-name="P6">人需要寻找一些全新的，物理上挑战更大的体验 （比如野外远足， 爬山，但不要有毁灭性风险），给自己一些压力。这里的关键是，体验更新更大的压力的过程中，大脑会把短期记忆迁移到长期记忆中：每一步发生了什么，下次遇到类似情况你该怎么做。长期记忆本质是为了预测未来，尤其是具有生存价值的记忆，会记得很深。有丰富压力体验记忆的人，面对新的压力，应对起来会更有章法，甚至很开心的主动拥抱压力和挑战。缺乏类似记忆的人，在生活中一下子就被各种精神压力击垮，然后本能的缩回到自己的壳里面，或沉迷于止痛药，或变得抑郁。</text:p>
      <text:p text:style-name="P6"><text:soft-page-break/><text:span text:style-name="T11"/></text:p>
      <text:p text:style-name="P6">人这一生，最大的原则只有一个：靠自己，救自己。 因为现实世界的资源都有成本，没有人会无条件，随意把自己的资源分享给你。 即便有人愿意帮你，只要你的认知还没到那个层级，你不仅接不住那份帮助，最后还会把失败、羞愧、压力反向怪到对方身上。 这就是为什么老话说大恩如大仇。</text:p>
      <text:p text:style-name="P6"><text:span text:style-name="T11"/></text:p>
      <text:p text:style-name="P6">Stewart Horejsi 大概是 1936年出生，四十多岁的时候还是个不起眼的小生意人，继承了家族的利润微薄的焊接材料公司。1980年在真正认同巴菲特投资理念后开始买 Berkshire 股票，那时大概一股 265 美元。后来持续加仓，一度拥有 5500 股。有资料说他在股价七万八的时候卖了四分之一。如果他现在还有至少 4100 股的话，按照今天 Berkshire 76万美元的股价算，现在价值为 31 亿美元。福布斯财富排行榜上他的排名是全美第 362名。慢慢变富的方法实操上更具有可行性，一是不需要危害自己健康去追逐虚幻的泡沫，二是日常精神压力和时间压力小很多，三是因为克制的生活方式可以健康的活很多年，才能真正享受财富的长期复合增长。那些因为着急发财，不到六十岁就突然去世的人，其实还是没有把这个道理彻底想清楚。从做题家和打工者培养出来的思维是，财富的积累和干活的凶猛程度直接挂钩。然后本能的把’外表的努力’作为一种财富的代理指标。不管自己是否有优势，有点冗余资源后马上就无脑想往前冲，想去消耗。如果看到别人的位置暂时好像比自己领先一点，就极度焦虑。从小受的教育是勤劳致富找一份好工作，一直把勤奋努力作为基本的价值观，教育就是培养打工者和做题家的。 从小看到父母辛辛苦苦工作勤奋努力了一辈子，最后也被积累下来多少财富。慢慢就会觉得勤劳也不一定能致富，很多人非常辛苦没致富。 从勤劳致富的价值观中觉醒对大多数人是很难的事情。</text:p>
      <text:p text:style-name="P6"><text:span text:style-name="T11"/></text:p>
      <text:p text:style-name="P6"><text:span text:style-name="T11"/></text:p>
      <text:p text:style-name="P6">阅读摩根大通的人工智能资本支出报告，这真是一个看待人工智能投资回报率的绝佳视角。要使我们在人工智能领域的投资模型在 2030 年前实现 10% 的回报率，就需要每年约 6500 亿美元的永久性收入，这相当于每个现有 iPhone 用户每月支付 34.72 美元。任何公司不能创造现金流和利润时，投资风险就会极速上升。 投资如果不关注公司潜在的创造利润和现金流的情况时，就跟赌博没什么区别。 任何科技革命宏大叙事都不是你该投资的理由，你的理由有且只有一个，这家企业未来能创造巨大的利润和现金流。在技术革命中，取得长期的商业成功比技术成功更难实现。 在科技革命从开始的疯狂到陷入低谷时，大量鱼龙混杂的新技术公司会被市场淘汰，参与者会大大减少，长期赢家会逐步浮出水面。</text:p>
      <text:p text:style-name="P6"><text:span text:style-name="T11"/></text:p>
      <text:p text:style-name="P6"><text:span text:style-name="T11"/></text:p>
      <text:p text:style-name="P6">购买股票是否需要择时，一直是有争议的。我个人的体验是需要择时的。 如果你看准一个目标，第一次买入最好是选择整体市场是熊市时买入，这样心态会好得多，随着市场回暖，在1-2年内慢慢就有收益，长期持有的心态会好很多。 如果你选择在牛市买入，很容易因为后续股价的回撤太多导致心态不好。加仓也是类似的操作，想加仓也要耐心等待市场在熊市去加仓。 巴菲特研究苹果很多年，但他一直耐心等到15年苹果股价回撤比较大时候才下手。 段总一直在关注英伟达，他也是耐心等到2025年4月底英伟达一个大的回撤之后才逐步建仓的。减仓和加仓选择在熊市或者个股大幅回调时建仓，一旦建仓完成就要抱着至少拿五年甚至十年的要求来约束自己，坚定的持仓不畏波动。 如果实在手痒的话，拿出总仓位最多30%来做做波段，在市场明显高估时卖出，在市场低谷再买入。一定要严格遵守纪律，即使卖了继续涨也不要追，死等回调再补仓回去。所有操作的纪律都要在提前写下来，操作时一定按照书面记录的约束来操作，减少情绪的影响。 选股是投资第一重要的。 纪律和耐心等待就是投资第二重要的，先有书面记录推演的文字，后才有每一步的操作，任何随心所欲的操作都不允许。</text:p>
      <text:p text:style-name="P6"><text:span text:style-name="T11"/></text:p>
      <text:p text:style-name="P6"><text:span text:style-name="T11"/></text:p>
      <text:p text:style-name="P6">没有真正独立自主能力的人，行为模式主要以跟风为主，容易被舆论操纵，情绪会在盲目乐观和极度悲观的两级之间大幅波动而无法自拔。即使有再多死记硬背的知识也没用。</text:p>
      <text:p text:style-name="P6"><text:span text:style-name="T11"/></text:p>
      <text:p text:style-name="P6">我猜测，人的成长，更关键的是需要若干次坚持第一性原理-力排众议- 最终成功的体验，可以从一些非常小的事情做起，这样提升自己的自信心和勇气，可以持续螺旋式上升，不断推动自己更强大的独立自主能力。只是死记硬背的填鸭式教育，不培养独立自主能力，其内核实际上非常虚弱，真实世界中遇到困难容易胆怯，退缩甚至一蹶不振。</text:p>
      <text:p text:style-name="P6"><text:span text:style-name="T11"/></text:p>
      <text:p text:style-name="P6">所有宣传中，对于自我的宣传那部分，是最不可靠的。最可靠，最真实的部分，是对敌人的宣传</text:p>
      <text:p text:style-name="P6"><text:span text:style-name="T11"/></text:p>
      <text:p text:style-name="P6">股票价格上涨的直接原因是买家比卖家多。 导致买家比卖家多的原因包括，但并不限于：利润未来增长高于预期 （最核心的长期动力），兼并收购 （有新的大买家入场），公司持续的股票回购，减少流通股数目（自己就是新的买家，而且提高每股利润 eps），财政政策变得宽松，逼迫流动性涌入。投资者获利的源泉主要在于： 能够抓住一两个关键的洞见，遥遥领先的发现某个公司的潜在的远远高于大众预期的巨大增长点。如果你的认知和大众预期差不多，大家一起很开心很热闹的对某件事叫好，则很难捕获价值。即使耗费时间学了很多时髦名词，仍然可能一贫如洗。一般导致央行采用宽松财政政策的直接原因，都是经济面临衰退的风险，甚至已经开始衰退。所以平时准备好充足弹药，在铺天盖地的宏观层面坏消息来临之际不会被迫割肉，在央行被迫宽松之际还有资金入场，非常重要。</text:p>
      <text:p text:style-name="P6"><text:soft-page-break/><text:span text:style-name="T11"/></text:p>
      <text:p text:style-name="P6">抱怨和谩骂群体的不理性，没有任何意义和价值。 群体的不理性是有其宏观规律和必然性的。尊重群体的不理性这个现实，不与其顶牛，顺应其趋势，在关键节点利用其规律来牟利，才真正有价值。</text:p>
      <text:p text:style-name="P6"><text:span text:style-name="T11"/></text:p>
      <text:p text:style-name="P6">独立自主比智力更重要。或者说，独立自主是更高维度的智力。</text:p>
      <text:p text:style-name="P6"><text:span text:style-name="T11"/></text:p>
      <text:p text:style-name="P6">价格回撤和熊市，是筛选噪音和信号，男孩和男人的过程。</text:p>
      <text:p text:style-name="P6"><text:span text:style-name="T11"/></text:p>
      <text:p text:style-name="P6">做灰产或者做庞氏骗局一般开始爽，但到最后都是囚徒困境，古人云，There are no honors among thieves。 盗贼之间不会讲信誉。 不讲信誉的一群人之间的合作，最后必然图穷匕见的厮杀，两败俱伤，根本无法躺赢。（我们之前吃饭讨论一个做灰产的人，一天利润一百万美金。然后我很诧异的说：那应该几年就几十亿美元了不是吗？然后信源来源说：人已经挂了。这种赚钱方式最大的问题就是上车就下不来，车上的人还要持续互害，大多数不得善终。）</text:p>
      <text:p text:style-name="P6"><text:span text:style-name="T11"/></text:p>
      <text:p text:style-name="P6">九十年代末很多创业者激烈的研讨如何做电商发财的方法论。事后看，成功者如亚马逊，他的关键不是在于某个具体事情做对了，而是在于一系列的创新，层层迭代，持续摸索，最后对于竞争者优势越来越大，现金流也越滚越大。这些关键的创新包括并不限于： - 藏书数目最多的网上书店 - one click payment - 读者书评 - 算法推荐新书 - 网上联盟营销 （affiliate marketing） - 扩张到书之外的商品。 - 免费送货 - prime 会员制 - 第三方卖家市场等等。 十几年后再看，就会意识到，当初的对于各种具体事务的讨论，如果脱离层层迭代之后积累的越来越大的优势这个最重要的背景，就连错都谈不上。</text:p>
      <text:p text:style-name="P6"><text:span text:style-name="T11"/></text:p>
      <text:p text:style-name="P6">如果你把投资仅仅理解为选股票，预测某个股票未来一两年是否会涨，然后在不充分理解底层逻辑的前提下，简单模仿成功者的每一个决策，那就是连错都谈不上。 巴菲特选的很多股票回报也很平庸。他重仓的西方石油 （oxy） 的价格仍然低于三年前。20年四月他在恐慌中把持有的航空公司股票卖掉，亏损了大约二十到三十亿美元。但他 2016年开始重仓的苹果，到现在给他带来累计的收益超过一千亿美元。而且保险公司的架构，给他带来源源不断的廉价资金。</text:p>
      <text:p text:style-name="P6"><text:span text:style-name="T11"/></text:p>
      <text:p text:style-name="P6">法拉利一年只卖了一万三千辆车，只有大众的七百分之一。但是市值是大众汽车的将近两点五倍。法拉利的收入大概 10% 来自于和别的商家合作，出售有法拉利品牌的 （汽车之外的） 商品 （六点七亿欧元）。 高端奢侈品和普通商品的定价，销售，商业模式和估值逻辑，有天壤之别。学习理解这个复杂逻辑，是让自己也成为高端奢侈品的第一步。</text:p>
      <text:p text:style-name="P6"><text:soft-page-break/><text:span text:style-name="T11"/></text:p>
      <text:p text:style-name="P6">真相往往是残酷的：很多人确实很多时候是弱智的。承认这个现实，是让自己开智的第一步。</text:p>
      <text:p text:style-name="P6"><text:span text:style-name="T11"/></text:p>
      <text:p text:style-name="P6">大麻股票的 etf， 比 2021年最高点下跌 94%。 有诗为证，个个轰轰烈烈，人人扰扰匆匆。荣华富贵转头空，恰似南柯一梦。</text:p>
      <text:p text:style-name="P6"><text:span text:style-name="T11"/></text:p>
      <text:p text:style-name="P6">Tiktok 上很多 （实质上的） 性工作者炫耀自己日常和异性交往的光鲜生活，让很多女孩误以为这就是她们天经地义本应得到的； 这正如社媒上各种营销号杜撰或夸大各种二十几岁就暴富的故事 （实际上可能只是一个还未爆仓的庞氏局），让很多男孩为自己三十岁之前尚未成功而焦虑不已。虚构作品看多了，形成思维钢印，必然弱智。应当把自己输入的信息管道中，虚构作品的比例，尽量压倒最低，不能更低。</text:p>
      <text:p text:style-name="P6"><text:span text:style-name="T11"/></text:p>
      <text:p text:style-name="P6">新技术进步不用每天追，每个月看一下整体进展就好了。技术进步每天都发生，某个行业最多只需关注头部百分之一的公司。而即使是那头部百分之一的公司，也只需要关注它的最重要的一两个产品就好了。 如果相关信息，不能马上为自己所用，提高日常的效率，或者对自己躺平发财看不出什么价值，默认应当先放一放，再等一等。真正的好东西，晚几个月，晚几年上车也没事的。巴菲特在乔布斯死了五年之后，2016年才上了苹果的车，照样赚了一千多亿美元。 过度追各种高新科技的各种细节，就意味着浪费大量时间关注那 99％的非头部公司，关注大部分无关紧要的产品功能，不仅没有效益，而且把自己搞得像个日内交易者一样焦虑。焦虑一圈下来后更加心穷，时间穷，腰包穷。段永平也提到，巴菲特和芒格做决策也是很慢的，一家公司，一个行业，他们要看很久，要想很久，等真正想明白、看懂了，才下手。行业的增长机会是几十年期的，更别说是新兴科技行业，完全看懂后再上车，依然会有10倍20倍的增长。回头看苹果、亚马逊、微软、谷歌这些公司，都是例证。 但很多人往往是火急火燎，怕错过，急着决策，导致在没看懂的情况下持仓和重仓，于是注定拿不住，沦为短期交易，在波动中，往往以亏钱或小赚短暂出局。不仅没占到早期优势，连中后期的稳定增长也错过。很多人的BTC故事即如此。</text:p>
      <text:p text:style-name="P6"><text:span text:style-name="T11"/></text:p>
      <text:p text:style-name="P4">世界上没有任何一件事，比赚钱更能真实反映出你的综合能力—智商，情商，胆识，为人，思维，判断，还有福报。 也没有一件事比挣钱更有意义。赚钱是你继续活下去的无限动力与源泉，包括你的生计，尊严，体面，观念。 跟每天努力赚钱的人做朋友。赚钱的背后藏着一个人的认知、经验、圈子、自律、上进心。</text:p>
      <text:p text:style-name="P7"/>
      <text:p text:style-name="P6">如果你 （作为一个宅男） 不是一个性感符号，你所能依靠的， 只有自己的理性。</text:p>
      <text:p text:style-name="P6"><text:soft-page-break/><text:span text:style-name="T11"/></text:p>
      <text:p text:style-name="P6">富在术数，不在劳身。除了极少数百万分之一级别的天才，每周工作一百个小时以上不是什么值得炫耀攀比的事情。十九世纪的外科医生攀比一天给多少病人做了手术，却认为洗手和消毒是浪费时间。</text:p>
      <text:p text:style-name="P6"><text:span text:style-name="T11"/></text:p>
      <text:p text:style-name="P6">Enron 倒闭的时候，Citadel 以招聘为借口去面试其交易部门的几百名 （走投无路，饥不择食的） 雇员，这样可以获得其生意运作的各种细节信息。最终只从这几百人里面招了五个人。</text:p>
      <text:p text:style-name="P6"><text:span text:style-name="T11"/></text:p>
      <text:p text:style-name="P6">追求他人认可是个巨大的陷阱，短期内可能会获得一些奖励，会因此误导你花大量精力在和外人的沟通共情上面，而不是真正的执着的追求（也许让很多人非常不舒服的）真相。但如果沉浸于幻觉太久，偏离真相太远，可能会突然遭遇真相的痛击，而短时间内全军覆没。 而坚持追求真相，可能很长一段时间内无法获得他人认可，无法获得明确奖励。但一旦真相不可辩驳的被更多人所接受，那么追求真相并提前布局的你，自然会获得巨大的奖励，并最终得到更多人的认可。在应试教育，和给人打工的职场上浸淫二三十年，追求他人认可会自动成为多数人的深入骨髓的本能，否则马上会遭到惩罚，无法生存。要爬出这个柏拉图的洞穴，必须要慢慢积累各种经历，就是你能在多数人不看好的情况下，坚持追逐真相，并因此获得客观世界的巨大奖励。获得奖励后就可以提高自己的耐受力，对他人是否认可更加麻木，在追逐真相的道路上获得更大的奖励，不断良性循环。这个过程中可能时常被外界以自闭症 （autism） 之类的话术污名化， 一笑了之，习惯了就好。追求真相，本质是发现并主导建立新的权力架构体系，一次次微小成功可以推动你有信心构建更大的成功。而追求他人认可，一开始就放权于外人，处处被动，无法翻身。 追求真相不等价于做空头，默认是先做逍遥派，等待时机。</text:p>
      <text:p text:style-name="P6"><text:span text:style-name="T11"/></text:p>
      <text:p text:style-name="P6">诚实的赚钱，是最好的慈善。因为这意味着市场承认你的价值。从最近涉及各种 ngo 的新闻来看，慈善业充斥了各种腐败，甚至可以默认很多慈善机构就是腐败窝点。</text:p>
      <text:p text:style-name="P6"><text:span text:style-name="T11"/></text:p>
      <text:p text:style-name="P6">如果说世界上只有 10%的人定期坚持锻炼身体，那么这些锻炼身体的人当中大概不到 10%的人能够坚持刻意的对核心肌群 （core muscle） 的训练。所以世间 99%的人核心肌群较弱，应当是个合理的推测。 核心肌群的训练，可以增加身体稳定性和控制能力，降低下腰部受伤风险，整个身体行动起来时感觉更加灵活轻松。核心肌群力量弱，身体会不自觉的加重别的地方肌肉的负载，极大增加受伤的风险，造成各种负面的连锁反应。 很多人从事体育运动，要么是把它作为一种社交活动，要么是一种对有浓重仪式感的体验的追求 （比如马拉松）。 但刻意的有针对性的核心肌群的训练，需要有教练在旁边纠正自己无法意识到的错误体姿，需要长期枯燥的坚持，操作上比较麻烦。 这类活动没有社交属性，没有仪式感，但练好以后感觉身轻如燕，其它 99% 抱怨的各种腰酸背痛，腿脚不灵便的问题就会少很多。</text:p>
      <text:p text:style-name="P6"><text:span text:style-name="T11"/></text:p>
      <text:p text:style-name="P6">总结了关于金融杠杆的四个法则： 杠杆是万恶之源。 总有一部分人可以用金融杠杆短期内发大财。 这些人迟早会因为高杠杆而在意想不到的时刻被平仓归零。 总是有新人不信一，重复二和三。因为二，三，四，所以金融市场的巨大波动无法避免。高杠杆让人智商变低，没有例外。要害一个人，就鼓励他加杠杆吧！</text:p>
      <text:p text:style-name="P6"><text:span text:style-name="T11"/></text:p>
      <text:p text:style-name="P6">世间很多宗教机构最后往往沦为骗钱的工具。越是声嘶力竭的对外标榜自己信仰的虔诚和无私，里面猫腻越多。</text:p>
      <text:p text:style-name="P6"><text:span text:style-name="T11"/></text:p>
      <text:p text:style-name="P6">不能把世界让给你所鄙视的人。 但实际操作上，并不是每时每刻都要和你所鄙视的人去斗。一般情况下，你所鄙视的人会按耐不住去 fomo， 经过一个熊市，最多两个熊市，就自己塌方了，把位置让出来了。</text:p>
      <text:p text:style-name="P6"><text:span text:style-name="T11"/></text:p>
      <text:p text:style-name="P6">美国资本市场上过去三十年各类流动性危机： 1994年，美联储连续加息若干次，把短期利息从3%拉到 5.5%， 导致长期国债恐慌抛售，年底三十年长期利率一度到 8%。这轮加息尾部的标志性事件是南加州橙县因为炒作利率衍生产品巨额亏损，当年十二月申请破产保护。之后就是开始了长达五年三个月的以高科技股票为主的牛市。 1997年亚洲金融危机，七月份始于泰国，扩散到马来西亚，印度尼西亚，高潮在当年 11 月IMF 和南韩签订救助协议。 1998年俄罗斯债务违约危机，导火索是油价下跌，1998年中，油价跌到一桶十美元以下。 八月17日，俄罗斯政府宣布停止对外国债权人付款九十天。债务违约的连锁反应导致对冲基金长期资本接近破产边缘，九月底被美联储救助。十月十五号美联储紧急降息，于是开启了十五个月的 dot com 的最后的疯狂。 2000三月到2003三月的连续三年的高科技股票的大熊市。中间有若干次反弹，给人带来虚假的希望。标志性事件是2001年的九一一事件，导致股市关门一周，飞机停飞一周。最惨的时候大概在 2002年十月，一些公司市值低于账面上的现金。 2007-2009 次贷危机。 2007年二月次贷公司 New century financial 进入死亡螺旋，四月初宣布破产，但大家仍然没当回事，继续歌舞升平。七月底 countrywide home loan 季度财报公布，引发全球相关金融产品的连环流动性紧缩。之后美联储紧急降息，暂时把情况缓解了一下。但从 2008年一月中又开始一波又一波的连环暴跌，一波又一波的政府救助。尽管如此，当年七月油价一度被炒到 140美元一桶，但九月十五号雷曼兄弟破产后，普通人才真正知道问题有多严重。 在希腊债务危机的阴影下，2010五月六日美国股市发生闪崩 （flash crash）， 道琼斯工业指数几分钟内下跌接近 10%。很多股票一度成交价格跌到只有几分钱，持续了半个小时后又强力反弹。次日，经证监会批准，那段时间内的交易，只要成交价比闪崩发生之前的价格降低幅度超过 60%， 交易被取消，宣布无效。尽管如此，还是有一些投机者因为杠杆率过高，被迫平仓，损失惨重。当年愈演愈烈的欧盟债务危机，导致美联储十一月开启第二轮六千亿美元的量化宽松， 市场才重新开始上涨。2011年四月底到十月初，S&amp;P500 指数下跌接近 20%。标志性事件是八月五号 S&amp;P把美国国债评级降到 AA+， 第二天股市下跌 6%。另外 MF Global 挪用客户资金，加杠杆炒作欧洲主权债务套利交易，亏损严重，十月底申请破产保护。九月份美联储宣布开展 Operation Twist， 卖短债买长债。十一月欧洲央行降息 0.25%。 之后市场慢慢恢复上涨。8） 2015到2016年：除了2015年八月， 2016年一月股市一度因恐慌下跌 10%以外， 2015年一月比特币一度短暂跌破 200美元。2016年六月十七号以太坊发生著名的DAO黑客事件，导致以太坊硬分叉，年底时以太坊一度跌破八美元 （黑客事件发生前几天曾到二十美元）。2018年九月到十二月，SP500 指数下跌20%，进入熊市边缘。市场下跌的主要原因是美联储九月和十二月两次加息，利息增长到 2.25%。 另外市场担心中美贸易战加剧，经济增长变缓， 还有从12月22号开始的因为驴象两党在联邦预算方面的冲突而导致的持续 35天的美国联邦政府关停。十二月比特币最低跌到 3200美元以下，以太坊最低跌到 85美元以下。2019年一月美联储主席表态对于加息将更加耐心，市场很快重新恢复上涨。提高对日常枯燥感的耐受力，学会等待各种危机的发生，可以增加赚大钱的机会。或者换个角度，要通过对思维模型的整合，潜意识里把枯燥的等待当成赚大钱的不可分割的主要组成部分。</text:p>
      <text:p text:style-name="P6"><text:span text:style-name="T11"/></text:p>
      <text:p text:style-name="P6">看到不公正不合理的现象，不能急着抱怨不公平，一要理解现象背后推手的金主是谁，二要理解金主背后是否有整个体系在源源不断给他输入资源。 如果不能对后面整个体系进行釜底抽薪，而是直接赤膊上阵和不公平现象斗争，最后往往会像堂吉柯德大战风车一样无效。</text:p>
      <text:p text:style-name="P6"><text:span text:style-name="T11"/></text:p>
      <text:p text:style-name="P6">Sun 和 Intel 在 2000年的时候很激动很努力的争夺服务器市场。但那又能怎么样呢？最后主要价值还是被应用层的服务商 goog， fb， amzn， msft 捕捉去了。在不能高效捕捉价值的地方努力奋斗，就是连错都谈不上。 这些人不会立刻意识到自己的窘境，等意识到，就已经无力回天了。</text:p>
      <text:p text:style-name="P6"><text:span text:style-name="T11"/></text:p>
      <text:p text:style-name="P6">人其实不需要什么朋友。需要的是合作伙伴。只有买卖关系，金钱交易发生了，才能算合作伙伴。交易数额越大，次数越多，时间越长，意味着彼此可以给对方稳固的增加更多能量，合作关系越有价值。 没有金钱关系的朋友，意味着彼此不能真正给对方增加实质的能量，最后大多会慢慢淡下去，到彻底断线。 卖，好理解。但只卖不买，成了葛郎台，意味着放弃了挖掘自身潜力的大好机会。 买什么？如果不知道买什么，那就购买健身教练的服务。最好是一对一的，手把手的。健身教练的好处，是可以一眼看出你的某些动作的缺点，帮助你纠正你自己都没意识到的各种问题，各种顽固的坏习惯。同时保护你免于受伤，帮你开发出没有意识到的潜能。花在健身教练上的钱，不要抠门。否则以后要加几倍付钱给医院和医生，被迫成为医院和医生的合作伙伴。</text:p>
      <text:p text:style-name="P6"><text:span text:style-name="T11"/></text:p>
      <text:p text:style-name="P6">财经媒体上讨论最热烈的议题往往投资价值不大，因为信息太充分，路人皆知了。 路人皆不知的东西，之后稍微有点流动性渗入，价格就能上天。</text:p>
      <text:p text:style-name="P6"><text:span text:style-name="T11"/></text:p>
      <text:p text:style-name="P6">大语言模型 （LLM） 不断降价。 不断降价的行业，意味着竞争非常激烈。 失败者才去参与激烈的竞争。</text:p>
      <text:p text:style-name="P6"><text:span text:style-name="T11"/></text:p>
      <text:p text:style-name="P6">知识体系越丰富，跨越时间越长，机会成本就越高，就对各种确定性较低的瞎折腾失去兴趣。选择躺平和沉默，就慢慢成为一种默认的不假思索的身体习惯。各类投资经理，vc，打工者，基本上不会思考在时间维度上增加自己的选择和机会成本。他们每天都强迫自己要去干点什么，定期还要强迫自己和竞争者比赛分数，即使机会不好也要强迫自己去浪费资源折腾。这是一个结构性的缺陷和劣势。如果不改变结构，那永远还只是在预先设定的枷锁内挣扎。 如果你站在可以跨越四五年以上，从容等待和谨慎挑选机会的角度，再来审视这些人 （包括从前的自己）的行为模式，就很容易看出问题所在。如果我知道每四五年会至少有一次小熊市，为什么要强迫自己耗费资源参与一些人声鼎沸，回报递减，但风险越来越大的游戏呢？ 为什么不多囤一些弹药慢悠悠的等待那必然发生的恐慌性抛售和一地鸡毛呢？ 而当你慢慢习惯通过增加时间跨度来提高自己的机会成本以后，你和那些在枷锁中努力奋斗的人是完全不同的心态。即使有少数人暂时分数比你大幅领先，也完全不会急躁。因为你始终把自己的机会成本拉得特别高，在结构上就比那些每天都有压力要出去捕食的人轻松而且可持续。 然后意识到，轻松可持续才是目的，比分高不是目的。 繁忙疲劳但不可持续，再高的比分也可能随时归零。轻松可持续，再低的起点，最终必会迎来指数增长，达到无法想象的高度。机会成本低，另一个角度的阐述就是没见过世面，不知道很多轻松赚大钱机会的形成的底层机制和来龙去脉。这样别人稍微给你讲个故事，或者用激将法，就按耐不住，浪费自己有限资源瞎折腾。容易成为电信诈骗受害者的人，本质也是机会成本太低，外面抛个诱饵，就马上满心欢喜的去上钩。如果你知道多等几天有轻松，低风险赚十块钱的机会，当然对现在赚一块钱还有风险，要花时间精力的机会不屑一顾。很多体力劳动者，因为机会成本太低，花几天搬砖挣来的钱，一个晚上就到赌场痛快的输光，然后又麻木的回去继续干搬砖的工作。这是一个极为普遍的现象。</text:p>
      <text:p text:style-name="P6"><text:span text:style-name="T11"/></text:p>
      <text:p text:style-name="P6">传统媒体完全不能被信任的原因，不仅仅是错误的报道，而是完全不报道关键的议题。用一些鸡毛蒜皮的叙事来转移你的注意力。 议题的选择，重要性远远大于某个议题的对错的争论。所以当你看到某某人在激动的争论一些无关紧要的议题时，就可以很清楚的知道他是傻X。 当你看到某个媒体整天诱导你去关心一些驴唇不对马嘴的破事的时候，就知道后面肯定收了钱来搅浑水，必须果断屏蔽。</text:p>
      <text:p text:style-name="P6"><text:span text:style-name="T11"/></text:p>
      <text:p text:style-name="P6">seth klarman 过去十年的年化回报只有 4%， 这是不可饶恕的。十年是足够长的时间。回报如此平庸，说明他的思维模型存在严重的，结构性的缺陷。以前他因为写过一本叫 Margin of safety的书，二手书价格卖到几千美元，被大众媒体严重神化。现在对其理论要彻底清算一下了。</text:p>
      <text:p text:style-name="P6"><text:span text:style-name="T11"/></text:p>
      <text:p text:style-name="P6">做题家的身体习惯，本能的把科技和经济进步当成一场每天都要去攀比分数的竞赛，这样容易把自己精神搞得很紧张，而且长期看，浪费很多资源，做了很多无用功。 某某公司今天又融资多少亿上了什么项目，这是大好事啊，未来产能过剩，价格下跌，有更多价廉物美的商品，就靠他了。为什么我要去焦虑，想着要和他去竞争呢？ 某某基金经理今年回报多少倍，这也是好事啊，他富了后，可以关注一下会把钱用在哪个地方消费，然后在那里提前等他。为什么一定要模仿他的策略，和他攀比某一年的回报率呢？ 他如果加杠杆，那未来爆仓的可能性比较大，砸锅卖铁甩卖优质资产的可能性也更大，也可以在这方面关注一下呀。</text:p>
      <text:p text:style-name="P6"><text:span text:style-name="T11"/></text:p>
      <text:p text:style-name="P6">最近发现和 ai 对话的时间远超过读书了，这应当是个大趋势。 向 ai 可以不断问为什么，不断要求他用五岁孩子可以听懂的语言给我解释一些事情的机制和原委，这样学习效率比看书还是高很多。 而且边看 x 边问 grok， 太方便了。</text:p>
      <text:p text:style-name="P6"><text:span text:style-name="T11"/></text:p>
      <text:p text:style-name="P6">很多人说的实业，是重资产，没有竞争优势，没有定价权的卖苦力。而且卖苦力形成习惯后，会不假思索的产生理直气壮，自欺欺人的情怀。 是否有价值，不在于实和虚，在于那一刻是否有垄断性优势和定价权。</text:p>
      <text:p text:style-name="P6"><text:span text:style-name="T11"/></text:p>
      <text:p text:style-name="P6">context （背景，上下文） 很重要。你给外人的第一印象，实际上 80% 以上决定于你们在什么场所见面，而不取决于见面时交谈的实质内容。反过来，这也意味着大部分人容易被错误的 context 影响诱导，无法看到问题本质，而做出错误的判断。</text:p>
      <text:p text:style-name="P6"><text:span text:style-name="T11"/></text:p>
      <text:p text:style-name="P6">网上所有关于 ai agent 的讨论，貌似都没有涉及一个关键议题：这类 agent 是否能够在某个市场上占据垄断地位。如果不能垄断，你能做出一个 agent， 别人也能做，然后砍你的价，最后大家一起卷。那又有什么意思呢？LLM 出来两年多了，除了 nvidia， 有谁真正盈利了吗？ai agent 这个概念，让人想起 1996年被炒作的两个概念 intranet， network computer。 炒作起来很热闹，但这种东西是营销用的名词，和真正是否能赚钱没有太大关系。话说云计算这个名词 2006年就开始时髦起来，但你十年后，在 2016年一月买亚马逊股票，照样来得及，照样躺赢。</text:p>
      <text:p text:style-name="P6"><text:soft-page-break/><text:span text:style-name="T11"/></text:p>
      <text:p text:style-name="P6">刚刚迈上成功轨道的人会有一个误区，生怕错过所有的潜在机会，因此对外界的各种邀约默认不会拒绝。这样自己就失去对自己时间的控制，变得和从事劳动密集型工作的民工其实差别不大。 没有足够时间休息，没有办法以我为主，按照自己的节奏慢慢进步。最后一方面会把身体搞坏，一方面热热闹闹转了几圈后发现自己并没有实质的成长。用金钱过滤外在的邀约，是最有效和简单的手段。这和区块链上根据交易拥挤程度自然调节交易费用是一个道理。如果邀请者不愿意出很多钱，一方面说明他诚意不够，一方面说明他自己实力太差，连这点钱也出不起。 但经验不足的人往往对自己不够自信，没有意识到不愿出钱就等价于实力太差，同时也大大高估了这类线下会议对于宣传自己的品牌可能带来的好处。 实际上很多这类会议也是拉虎皮做大旗，组织者空手套白狼，想不花什么钱就请来嘉宾，然后这边收赞助费和门票赚钱。</text:p>
      <text:p text:style-name="P6"><text:span text:style-name="T11"/></text:p>
      <text:p text:style-name="P6">Rick Caruso 是个地产开发商，2022年竞选洛杉矶市长，不幸落败。但他开发的 Palisades village mall， 在摧毁 Pacific Palisades 的大火中得以保存。因为他自己雇了私家救火队。永远不要把自己的生存壮大，寄希望于别人的善意。</text:p>
      <text:p text:style-name="P6"><text:span text:style-name="T11"/></text:p>
      <text:p text:style-name="P6">经常遇到的一些提问，本质都是我如何快速成功？快给我干货！，这种提问的方式，表明其认知框架完全不对。 如果能够把自己置身于一个反馈快，试错成本低的环境，答案自然浮现。否则在一个反馈慢，试错成本高的环境，再怎么挣扎都感觉有心无力。</text:p>
      <text:p text:style-name="P6"><text:span text:style-name="T11"/></text:p>
      <text:p text:style-name="P6">美国绝大部分 vc 主要还是跟风募资，收管理费的掮客而已。如果他的公开发言主要是重复流行叙事的套话空话，不能讲透底层逻辑，其实没有关注价值。 能够写书，讲出一些平实道理的 vc 凤毛麟角。但遗憾的是，vc 的长期回报很大程度上靠运气，即使理论水平高，也无法保证业绩好。</text:p>
      <text:p text:style-name="P6"><text:span text:style-name="T11"/></text:p>
      <text:p text:style-name="P6">有些人会用激素治疗法 （而不是诚实的锻炼身体） 来给自己补充生长激素。这类似于央行印钞来缓解经济衰退。外用的激素，和央行的印钞，本质都是在制造虚假的信号，粗暴打破了人体和经济体的复杂微妙的平衡和反馈机制，人为制造了各种扭曲： 比如有些人会对激素产生依赖，自己无法再内生激素，因为体内平衡被打乱，情绪，食欲和性欲常会出现莫名其妙的大起大落。 胡乱印钞则会导致资源的严重错配，和人们被资产泡沫的追逐，经济危机时又会对印钞形成更大的依赖。</text:p>
      <text:p text:style-name="P6"><text:span text:style-name="T11"/></text:p>
      <text:p text:style-name="P6">人或者公司增加价值的一个角度是帮别人或者公司，和外部资源建立某种独特的连接：这个独特可以是唯一，或使用最方便，或速度最快，或可信度最高，等等。 没有独特的维度，则没有大的价值。</text:p>
      <text:p text:style-name="P6"><text:soft-page-break/><text:span text:style-name="T11"/></text:p>
      <text:p text:style-name="P6">技术这个东西，大部分时间，不像外人想象那么值钱。只有说你利用技术构建出垄断型商业模式，这种特定情况下技术才值钱。 但技术人员因为在特定时期和场景下享受了流动性溢出的红利，误以为技术永远是值钱的，而不看具体市场和商业模式。这种偏见和路径依赖会跟随自己很多年，导致以后顽固的做出很多事倍功半的错误选择，让观察者唏嘘不已。研究历代宫廷政变的细节，一个关键是对禁军的控制，控制禁军的几个关键人物是否搞定，几个关键城门是否控制住，这就好比市场开拓中是否控制传播和营销渠道。 禁军士兵本身有多少狼牙棒，大刀，铠甲，枪支弹药等等这些细节，类似技术能力。 政变没有成功之前，技术能力的细节对于攻破几个关键的城门，对于成败很重要。政变成功后，大局已定，对手已经消灭，只要牢牢控制人事安排，技术细节就相对没有那么重要了。 纯技术人员要清醒的理解自己的位置，如果你的技术能力还不足以改变人事安排，不足以改变或控制传播/营销渠道，那么空谈技术细节，就是白白耗费精力，就是连错都谈不上 （not even wrong）</text:p>
      <text:p text:style-name="P6"><text:span text:style-name="T11"/></text:p>
      <text:p text:style-name="P6">每个跟风投机者，终将获得与其德性匹配的下场。</text:p>
      <text:p text:style-name="P6"><text:span text:style-name="T11"/></text:p>
      <text:p text:style-name="P6">一半是海水，一半是火焰。Malibu 是洛杉矶西边的高尚社区，很多房子价位在五百万美元以上，一夜之间，突然付之一炬。 要对各种毁灭性风险有清醒认识，和充足的准备。</text:p>
      <text:p text:style-name="P6"><text:span text:style-name="T11"/></text:p>
      <text:p text:style-name="P6">比如睡眠，实际上主要有四个要素： 平时工作，生活的压力不要太大。赌博，加金融杠杆都是自讨苦吃增加压力的行为。一方面要慢慢提升自己对各种精神压力的耐受力，一方面拒绝任何外人把他的问题转嫁为对你的时间压力。 在不晒伤的前提下，白天多接触日光日照，最好是上午，至少半小时以上，多多益善。这样有助于调整身体的日夜节律。 在不受伤的前提下，有足够强度的，多样化的运动。有氧运动和力量训练都要有。力量训练的效果又略好一些。 临睡前几个小时，少吃，少说话，不要太兴奋。争取十点之前按时睡。 总结下来就是：压力不大，多日照，适度运动，晚上不要太兴奋。 做到了，身体的细胞，激素，神经网络，器官，就能做到比较协调合力的一起开关，到点时自然困倦自然深度睡眠，晚上生长激素自然分泌，早期时自然精神抖擞，感觉青春焕发。 做不到，就好像身体一部分在踩刹车，一部分在踩油门，说不出的别扭，晚上睡眠浅，白天精神不振，慢慢滑向老年痴呆的深渊。 这几点完全不涉及用任何药或者补品，成本也很低。所以和睡眠有关的药物，要么是安慰剂，要么有潜在更痛苦的副作用。</text:p>
      <text:p text:style-name="P6"><text:span text:style-name="T11"/></text:p>
      <text:p text:style-name="P6">赛道，同行，和友商这几个名词应当需要竭力避免。如果满口是这种词，意味着说者在和别人一起艰辛的内卷。 好的生意无法用现有的赛道概念来定义。最好没有同行。友商这个词更有掩耳盗铃的感觉，大家是竞争关系，何友之有？自己做生意的时候，没有能力构建一个可以维持高毛利且可以产品化的模式。眼睁睁的看着友商进入拉低利润，同时还需要提升服务的投入来防御友商。经历了几年后才深刻的意识到，好的模式很难得，当自己能力不够找到好的模式时投票给好的模式时更好的选择。友商大概相当于十八路诸侯讨伐董卓初期时的关系，开始表面上还客客气气，说些客套话。一旦进入实质性的利益抉择的时候，就分道扬镳，甚至兵戎相见了。</text:p>
      <text:p text:style-name="P6"><text:span text:style-name="T11"/></text:p>
      <text:p text:style-name="P6">人的很多公开行为模式，背后的真实动机都是彰显自己的社会地位 （social status），这样最终可以获得更多钱和性。甚至很多人就是本能的这么做了，但自己都不理解是潜意识里追求社会地位才这么做。社会地位的追逐中，总是会涌现出人为制造的稀缺品。</text:p>
      <text:p text:style-name="P6"><text:span text:style-name="T11"/></text:p>
      <text:p text:style-name="P6">对于资产的垄断性的感想： 如果不知道是否垄断，那就不垄断。要从买家的角度，深刻理解具体为什垄断。可以不断涨价是识别垄断的一个简单角度。垄断背后的推动力和源泉，比垄断本身还重要。不断自我强化的垄断，远胜于静态的垄断。多个点的全面垄断，远胜于单点的垄断。垄断并且还在增长，远胜于垄断但没有增长。对没有垄断性或垄断潜质的资产，定量分析大概率是白忙一场。网上所有关于 ai agent 的讨论，貌似都没有涉及一个关键议题：这类 agent 是否能够在某个市场上占据垄断地位。如果不能垄断，你能做出一个 agent， 别人也能做，然后砍你的价，最后大家一起卷。那又有什么意思呢？LLM 出来两年多了，除了 nvidia， 有谁真正盈利了吗？</text:p>
      <text:p text:style-name="P6"><text:span text:style-name="T11"/></text:p>
      <text:p text:style-name="P6">真正的强硬，不是说很凶和别人去吵架，或者赤膊上阵去干仗。那是一种表象上的强硬的幻觉。 真正的强硬，是能够冷静的保持和扩大自己的优势地位，对于各种可能瓦解自身优势地位的短期诱惑，挑衅和陷阱，强硬的不为所动。 而别的不甘寂寞的意志薄弱者纷纷踩坑后，自然变得软弱，不攻自破。</text:p>
      <text:p text:style-name="P6"><text:span text:style-name="T11"/></text:p>
      <text:p text:style-name="P6">英国发生的大规模 grooming rape 的事情，大概情况是，有组织的犯罪集团，在公共场合对那些问题少女 （比如家庭有问题，缺乏关爱） 施以小恩小慧，慢慢获得信任，最后诱拐到自己的住所，然后集体强奸。这本质和东南亚电信诈骗集团搞的杀猪盘是类似的。要保护自己就必须理解：没有无缘无故的爱，无功不受禄，外人对你冷漠是正常的，对你热情则是一定有所图的。</text:p>
      <text:p text:style-name="P6"><text:span text:style-name="T11"/></text:p>
      <text:p text:style-name="P6">做量化交易，和做电商有个类似之处： 某个量化交易策略开始在短时间内有效，很赚钱，势必慢慢吸引更多竞争者使用类似策略入场。很多策略的获利容量有限，入场者多了，资金规模一大，策略利润率下降。而且参与者因业绩和时间压力会不断增加杠杆，使得利润率进一步下降。最终因为某个不可预测的流动性危机，然后突然做这个策略的玩家都有大幅亏损，甚至一次性的亏损超过过去几年利润的总和。但大众媒体不理解这里面微妙的风险，而大部分时间都是在行业风光的时候传播一些业绩最好的故事，因此外行人的认知里面，就总是觉得这行非常好。 电商行业竞争激烈，要想获得好一点的利润，需要在观察和研究某些细分市场上下功夫，做出自己独特的东西来。但细分市场容量毕竟有限，慢慢被竞争者发现并开始模仿后，利润会被压下来。从业者需要不断花时间和资金去开发新的细分市场。如果突然遇到流动性危机，或者市场需求突然就莫名其妙萎缩了，存货卖不动了，甚至必须被迫降价大甩卖，那么某一次的亏损可能又会把之前几个月甚至几年的利润给吃掉。在行业风光期，最激进，囤货最多，被吹捧最厉害的公司，这时亏损可能最大，大伤元气，甚至黯然消失。 当某某人说我在这个行业有二十年，三十年的经验，或者是行业老兵的时候。他的潜台词是干了二三十年，还是无法有足够积累能够躺平，所以还是得被迫接着干。 如果做了二三十年的量化交易，或者电商，为什么整天还是忙碌于日常事务，不能彻底躺平呢？上面这个开辟出赚钱的新策略，策略开始回报递减，突然出现一次性的较大亏损，然后又要去开发新策略的机制应当是本质原因。人们对于在思维模型上要拐三到四个弯的概念和现象，永远无法正确的理解。因此大众媒体永远只会传播量化交易和电商中暂时十分成功的例子，不会透彻解释其局限和风险。因此总是会有很多人被这种叙事的泡沫裹挟着往里冲。</text:p>
      <text:p text:style-name="P6"><text:span text:style-name="T11"/></text:p>
      <text:p text:style-name="P6">X平台上理想的收费模式应当是： 大爷我在这里随意发一些感兴趣的话题，追求的是知识诚实 （intellectually honest），不断钻研事实真相。不接受外人设定的命题作文，你爱来不来。 但只要知识诚实， 不自欺欺人，把高价值的问题钻研得非常深入，自然可以吸引更多知识诚实的人加入和探讨，顺便躺着把钱挣了。而且这是一个滚雪球般，回报递增的事业。</text:p>
      <text:p text:style-name="P6"><text:span text:style-name="T11"/></text:p>
      <text:p text:style-name="P6">非常有道理。以后如果有八杆子打不着的人突然莫名其妙的对你造谣污蔑，这实际上透露的更多是他那边的信息。</text:p>
      <text:p text:style-name="P6"><text:span text:style-name="T11"/></text:p>
      <text:p text:style-name="P6">遇到瓶颈之后，还有个更简单的处理方法：健身，睡觉。然后过段时间有新的更好的东西出来了，然后发现让你陷入瓶颈的东西根本不值得浪费时间，直接放弃就好了。</text:p>
      <text:p text:style-name="P6"><text:span text:style-name="T11"/></text:p>
      <text:p text:style-name="P6">過度追求某個看似正確的職業或學術路徑，忽略了個人的興趣和能力，後來出走發現並沒有所謂正確這回事。 這世界的本質是價值交換及是否可以解決問題，僅此而已。没有所谓正确这回事，这世界的本质是价值交换和解决问题。解决问题了，交换价值了，自然会有兴趣，自然培养了能力，自然也就正确了。</text:p>
      <text:p text:style-name="P6"><text:soft-page-break/><text:span text:style-name="T11"/></text:p>
      <text:p text:style-name="P6">做无意义的难题彰显自己的地位，和马戏团杂技一样无聊。 自己成了小丑还不觉知，至少职业小丑是有人付钱的。</text:p>
      <text:p text:style-name="P6"><text:span text:style-name="T11"/></text:p>
      <text:p text:style-name="P6">我们习以为常的事物，很多实际上存在也没有多久。ETF 的普及，也就二十几年的历史。区块链，16年。LLM， 不到三年。事物都是变化的。它们还会继续改变。</text:p>
      <text:p text:style-name="P6"><text:span text:style-name="T11"/></text:p>
      <text:p text:style-name="P6">诚实分两个层次，字面意义上的诚实，和知识诚实 （intellectually honest）。 知识诚实远比诚实更有价值。不知识诚实的例子是： 某某人复盘历史，张三如果提早三天发动进攻，就不会输了！ 实际情况是张三和对手实力差了几个数量级，即使提早几天进攻，赢了某个战役，必将遭到对手更强烈的反弹，还是最终必然输掉。 另一个例子是，某某人总是说，我如果当时没有卖某某股票，现在就发财了！ 实际情况是，即使当时没有卖，现在靠运气发财了，以后仍然还是会靠运气亏光。 知识诚实是让人能够真正进步的一个重要态度。即使犯了错误，有暂时挫折，知识诚实的人大概率能够迈过这些坎。反之，知识不诚实的人即使暂时没出问题，但终究无法逃脱客观规律的惩罚。 和知识诚实相关的一个重要概念是知识懒惰 （intellectually lazy）。 意思就是轻易接受大众媒体传播的叙事和观点，而没有主动的，批判性的进行信息过滤和甄别。知识懒惰的后果就是被别人的虚假叙事牵着鼻子走，忙忙碌碌，肉体极为辛苦，然后就变得更加知识懒惰。</text:p>
      <text:p text:style-name="P6"><text:span text:style-name="T11"/></text:p>
      <text:p text:style-name="P6">让自己运气更好的关键，是增加自己的可组合性。让更多潜在合作者看到你，通过合作创造新的可能，以此为依托进一步接触更多的潜在合作者，不断螺旋式上升。 运气更好永远是个层层迭代的过程。以为孤注一掷，一锤子买卖，守株就能待到兔，是痴心妄想，浪费生命。</text:p>
      <text:p text:style-name="P6"><text:span text:style-name="T11"/></text:p>
      <text:p text:style-name="P6">人和公司的发展，都受限于他自身的结构和分发渠道。任天堂 （Nintendo） 以前靠卖纸牌发家，后试图进入大米，出租车，情侣酒店等业务，都没有成功。最后还是利用其零售店分发网络，卖街机游戏，还有便携式游戏机，获得成功。没把自己的结构和分发渠道优势搞清楚，就盲目开发产品，大概率是重大资源的浪费。</text:p>
      <text:p text:style-name="P6"><text:span text:style-name="T11"/></text:p>
      <text:p text:style-name="P6">和一个朋友交流某个成功人士的经历，总结了两点： 一点是，很多大富翁 99%的资产都是在突破某个瓶颈之后的井喷时赚到的。突破瓶颈之前的积累漫长，平淡和枯燥，但非常必要。事后看，关键点是在最困难的时候如果你没有完全放弃，还在局中，那么新的时代浪潮来临时，因为别人都关门离场了，只有你在，捕捉新的增长机会易如反掌。多读各种历史，可以感受到在井喷之前的各种枯燥，挣扎和绝望，理解促进井喷的一两个反直觉的关键要素，可以培养自己在这方面的敏感度和想象能力。 第二点是，是如果自己的日常业务感觉就像个有趣的电子游戏，非常沉迷，那么自然有动力做的比别人好，也更不容易出局。</text:p>
      <text:p text:style-name="P6"><text:span text:style-name="T11"/></text:p>
      <text:p text:style-name="P6">一个东西如果可以精确测量，那么就更容易优化。人的行为模式，很大程度上是潜意识在优化那些容易测量的指标。 比如说以前没有时钟，大家对时间的概念非常模糊。随着钟表的出现和普及，并越来越精确，浪费时间这个概念就越来越强烈。 钱是最容易测量的，所以鼓励大家赚钱也好理解。很多人已经对于赚钱形成一种条件反射似的执念，无时无刻都要去思考对它最大化。 但如果要优化身体健康，那么可测量的指标是什么呢？一个角度是优化大脑的健康。什么才算大脑健康？可以定义为每天早上起来，主观感觉特别清醒，对看到的听到的东西反应都特别快，人觉得特别舒服。 但这个东西又怎么精确测量呢？目前的技术手段，尚不支持去对大脑内部的细胞，血管进行精确测量。无法测量可以看成是优化大脑健康的一个重大障碍。 另一个角度，就是大脑健康和心肺功能强相关。和心肺功能相关的一个重要指标是 vo2max。 Vo2max 直接测量比较麻烦。一个间接测量的方法是看 12 分钟可以跑多远，如果 12 分钟可以跑 2520 米，那么对应你的 vo2max 是 45。 就算还不错。但这种间接测量方法还是麻烦。而且你跑的快，并不完全等价于你今天休息的好，大脑很健康。 如果有新的技术手段能够简单测量大脑健康程度，这将是极其革命性的发明。也许要看 neuralink 出点什么新东西了。 在此之前，也就只能多睡觉，每周测一次 12 分钟跑了。甚至可以把很多人的失败的本质原因，归咎于不知道如何用近似的指标，去测量那些最重要的事情，因此行动上根本就是隔靴搔痒，危险很接近了仍然无动于衷。</text:p>
      <text:p text:style-name="P6"><text:span text:style-name="T11"/></text:p>
      <text:p text:style-name="P6">公元 948年 17岁的后汉隐帝刘承祐 （931-951） 登基时，21岁的赵匡胤还只是郭威手下的一个跟班。 一千多年后大部分人只知道黄袍加身的赵匡胤，而根本不知道之前的只有四年历史的短命王朝后汉。 公元 926年皇甫晖在邺都发动兵变，并直接导致同年李存勖的灭亡时，赵匡胤的老爹赵弘殷是李存勖的禁军护卫之一。三十年后的 956年，赵匡胤代表后周，经过苦战，生擒了投靠南唐的五十多岁的皇甫晖。 每个人都有属于自己的增长曲线和它带来的势能。积累和珍惜自己的势，不要盲目羡慕他人虚幻的泡沫。</text:p>
      <text:p text:style-name="P6"><text:span text:style-name="T11"/></text:p>
      <text:p text:style-name="P6">稍微多拐一道弯的事物，大部分人不管怎么解释，还是很难真正理解。 比如久期长一点的国债，利息涨，则价格跌；利息跌，则价格涨。就这么十分简单，但多拐了一道弯的概念，很多行外的，很聪明的人还是容易搞糊涂，每次都要重新反复解释一遍。 对于更复杂一点的概念，可想而知，大部分人完全稀里糊涂，很容易被一些空口白牙的说辞带到沟里去。这就是数学的必然。对于重要的事情，不要怕麻烦，不要怕多拐两三道弯，因为那里可能存在让你轻松获利，同时又顽固存在 （而非转瞬即释） 的机会。</text:p>
      <text:p text:style-name="P6"><text:span text:style-name="T11"/></text:p>
      <text:p text:style-name="P6">Shane Parrish 的年度复盘清单值得下载，研究一下。关于国债的拐的第二道弯：票面利率 （coupon） 和到期收益率 （yield to maturity）。这两个利率常被混淆。 关于国债的拐的第三道弯：美联储控制的短期利率，和由市场决定的长期利率。二者的关系非常复杂。美联储加息，长期利息可能涨，也可能跌。 当一个概念的深入理解，需要至少拐三道弯的时候，已经把 99.9%的人挡在可以深入沟通的门外了。同时也可以肯定，大众媒体上关于它的讨论，有很多微妙而且顽固的错误。你困惑的问题，很多其他人都会遇到。一些可以提升自己的小技巧，方法论，你想到的，和没想到的，大概率别人早就总结好了。没有必要重新发明轮子。</text:p>
      <text:p text:style-name="P6"><text:span text:style-name="T11"/></text:p>
      <text:p text:style-name="P6">绝大部分外人制作的娱乐活动 （电影，电视，各类演出，等等） 是一种分散消耗你的注意力的事情，应当严格限制在上面花费的时间。实际上如果你摸清更多世事的底层运作机制后，会自然把自己的活动的主线，打造出一种类似电子游戏的感觉，那么应当对于绝大部分娱乐活动就完全没有兴趣。</text:p>
      <text:p text:style-name="P6"><text:span text:style-name="T11"/></text:p>
      <text:p text:style-name="P6">所谓的躺平，其实是找到了最小阻力之路。眼见是什么都不做，其实是背后建立了系统，系统打造完，一切只是水到渠成。不要对所谓的暴富躺平者愤恨，剖析他们的底层逻辑，质疑他们，理解他们，成为他们。不能躺平的人，最不愤的地方是，凭什么有些躺平者回报远大于没有躺平而忙忙碌碌的自己？事实真相是，市场只会奖励那些大部分时间克制，偶尔发力时用力精准的人。如果谁用力最大，获得的奖励最多，那么世界统治者应当是大力士。</text:p>
      <text:p text:style-name="P6"><text:span text:style-name="T11"/></text:p>
      <text:p text:style-name="P6">机构资金的黑色幽默。排行第三的可转债基金，回报为零。排行第一的回报为 4%。这甚至不如短期国债利率。这也验证了一个简单而普遍的事实：就是大部分人的思维模型单一而肤浅，任何骗局稍微包装一两层后，就不可救药的如飞蛾扑火般落入陷阱。</text:p>
      <text:p text:style-name="P6"><text:span text:style-name="T11"/></text:p>
      <text:p text:style-name="P6">很多事情的真相极为简单，但被太多噪音给掩盖了。 比如一些人年纪不大就得了癌症，一个根本原因是睡眠不足，工作太累了，自己不严格遵守作息制度，免疫力自然变弱，于是疾病自然趁虚而入。但没有看到医学研究者有跟踪病人每天的睡眠状况，整天在一些非本质的因素上隔靴搔痒。 肥胖的本质原因就是吃的太多了，而且吃饭时间不严格限制。如果每天严格限制进食时间在一个十个小时的时间窗口内，每天称重，超重哪怕是 0.1 kg 后立刻开始断食，问题自然解决。不管吃什么都不会胖。如果交友不慎，跑去用 ambien 甚至 ketamine 这些药物，就会形成较强的依赖和各种复杂的负面反应，难以摆脱。另外一个例子就是演艺界最核心最赚钱的业务，拆开层层洋葱皮后，发现还是世界上最古老的职业。表面的各种精美包装都是忽悠外围群众的。 所以电影戏曲看多了，会把表层的包装当成实质，深信不疑，不可救药的变得弱智。这种现实又会导致一种荒谬的情况： 一是媒体过度夸大某些风险。比如得癌症和肥胖相关的慢性病的风险，对于有充足睡眠和节制饮食的人，基本不存在。但不明真相的小天真，会被这种过度夸大吓唬，杞人忧天。 二是在极度夸大这些风险的同时，媒体又会传播一些驴唇不对马嘴的药方，治标不治本，让真正有风险的群体反而无法迅速有效的摆脱困境。 类似荒谬情况在医疗健康领域之外，也广泛存在。</text:p>
      <text:p text:style-name="P6"><text:span text:style-name="T11"/></text:p>
      <text:p text:style-name="P6">对冲基金的商业模式的最大问题是：类似打猎，打一枪击中猎物就跑了。长期看这还是属于一种金融民工的劳动密集型商业模式。 对冲基金 starboard 大概在 2013年买了英伟达的接近 8%的股票，要求积极干预公司的运营战略。后来英伟达承诺开始回购十亿美元的股票。过了几个月股价涨了 20% 然后 starboard 就跑了！ Starboard 2017年一月又购买了芯片网络通讯公司 Mellanox 11%的股份 （大概每股成本低于 76美元），要求董事会进行整改。2019年三月 mellanox 被英伟达以每股 125美元，总共 69亿美元的现金收购。Starboard 赚了一点小钱又跑了。然而 2024年 mellanox 一年的收入就超过 120亿美元。</text:p>
      <text:p text:style-name="P6"><text:span text:style-name="T11"/></text:p>
      <text:p text:style-name="P6">cuda 从 2006年十一月推出，到 2012年真正被市场理解，花了六年时间。前面四年花了接近五亿美元的研发费用支持 cuda， 直接导致 2010年财政年度的毛利率比 2008年下降了 10个百分点。英伟达目前三万亿美元的市值，大概 90%要归功于 cuda 构建的复杂开发者生态，否则和 amd 也差不了多少。</text:p>
      <text:p text:style-name="P6"><text:span text:style-name="T11"/></text:p>
      <text:p text:style-name="P6">幸福来自持续增长。 好的关系，本质是因为可以彼此给对方带来持续的增量。 所以不必刻意去维护某个关系或者讨好对方。只要你能增长，能给对方带去新的价值，关系自然稳固。 自己的增长，又依赖于开放的心态，开放的信息渠道，让你有能力吸取新的能量。之后一切都是自然而然。</text:p>
      <text:p text:style-name="P6"><text:span text:style-name="T11"/></text:p>
      <text:p text:style-name="P6">以后谁再对你忽悠某某事情是一辈子一次的机会 （once in a lifetime opportunity），记住，所谓一辈子一次的机会，一般来说每两到四年就至少来一次。所谓，三日一小宴，五日一大宴。上马一锭金，下马一锭银。 或曰：两年一小熊（市），四年一大熊。小熊一锭银，大熊一锭金。</text:p>
      <text:p text:style-name="P6"><text:span text:style-name="T11"/></text:p>
      <text:p text:style-name="P6">和很多人竞争某个演员的角色，很困难，千里挑一，总是被拒绝，很不爽。但如果你写出好的独特的剧本，让剧本里的角色为自己量身定做，那就没有人和你竞争。这就是 Matt Daemon 试图打入好莱坞圈子，总是失败，后来依靠写 Good Will Hunting 剧本而获得奥斯卡奖的经历。 研制火箭，去和别人竞争有限的卫星发射市场，障碍很多，业务有限，很痛苦，不爽。但如果你直接开辟卫星通讯业务，自己成了自己最大的客户，形成良性循环，那么在卫星通讯和火箭发射上，最终都没有人和你竞争。这就是 starlink 和 spacex 发展的启示。 不断研究市场运作的底层机制，不断逼近价值链的源头，这样就不会被一些中间人阻拦，避免浪费大半生而不得其门而入的悲剧。</text:p>
      <text:p text:style-name="P6"><text:span text:style-name="T11"/></text:p>
      <text:p text:style-name="P6">感觉投资是一个很有意思的领域，一方面投资是一个相对复杂的领域，需要了解的知识点是比较多的，知识点之间的关联度也是有的，有些知识是需要了解前置知识才能了解。但是相对于物理学， 数学，工程学这些领域，投资需要的知识的关联度又没有那么高，定量和计算的比例又要少很多。因此并不需要系统的训练才能掌握。普通人如果掌握好主体阅读的技巧，是完全可以自学的。而且由于投资具备复利，附带着导致对投资知识的学习也是有复利的，很适合作为第二职业来投入时间。不过我没太想清楚的是主动投资相对于被动投资实际上效果到底能好多少，毕竟统计规律包括巴菲特的赌约表明投资并不是一个很容易就能做好的领域，大多数普通人主动投资的结果是比简单的被动投资是差的，不知道如何来思考这个悖论。可以这么看：短期应当被动，避免参与自己没有优势的，回报递减的竞争；长期保持主动，在没有竞争的时候可以出手。很多所谓专业投资者，因为短期业绩的压力，被迫一窝蜂进行这种回报递减的竞争，其实活得并不开心。</text:p>
      <text:p text:style-name="P6"><text:span text:style-name="T11"/></text:p>
      <text:p text:style-name="P6">让人感到非常年轻的一个关键是： 到处都是发财的机会，几乎没人和你竞争。这两个要素缺一不可。 所以在熊市突然降临时，手上还有大量现金，并且有认知可以把握住机会，可以让人长寿。</text:p>
      <text:p text:style-name="P6"><text:span text:style-name="T11"/></text:p>
      <text:p text:style-name="P6">柏林墙倒塌的表面原因，是 1989年四月匈牙利因为经济原因，拆除和奥地利之间的电网，开放边境，更多东德人通过匈牙利，奥地利再辗转移民到西德，最后人流根本挡不住，东德政府就被迫把柏林墙也给拆了。但更深层次更本质的原因，是当时的苏联财政吃紧，有求于西方，也没有财力和人力来强行维持东欧各国的现状。 同理，拜登政府这次输掉选举，表面原因可以说很多，比如说马斯克收购了推特，等等；但更深层次更本质的原因，是没有很好的抑制通货膨胀，很多选民感觉四年后生活质量有下降，那么别的地方做再多欺骗性宣传也没用。</text:p>
      <text:p text:style-name="P6"><text:span text:style-name="T11"/></text:p>
      <text:p text:style-name="P6">人工智能就像你发现了一个新大陆，上面有一百亿人愿意为你免费工作。 这是一个值得激动的事情。但不要成为免费工作的那个人。要注意谁能在价值链上真正高效捕捉主要价值。</text:p>
      <text:p text:style-name="P6"><text:span text:style-name="T11"/></text:p>
      <text:p text:style-name="P6">理解底层机制，和不理解底层机制的人，遇到新情况，反应会不一样： 不理解底层机制的人，会直接照搬过去的习惯和处理方式，或者追随多数人的应对方式，这样实际上人为的把自己的操作范围和方法限死了，不知道/不敢/没想到/没自信去突破那些不假思索给自己设定的限制。 理解底层机制后，就意识到很多限制实际上只存在于大脑的观念之中。一是很多习俗在新情况下根本可以放弃/拒绝/无视，反而活得更好；二是有些边界你敢于去突破，敢于去要，敢于去制订规则，就真的能办到。而且突破自我设限这种事情也要常常复盘反思，也会复盘出经验来，知道哪些方向应该去大胆突破限制，哪些方向则需谨慎缓慢一些。</text:p>
      <text:p text:style-name="P6"><text:span text:style-name="T11"/></text:p>
      <text:p text:style-name="P6">见证特斯拉股票过去十几年的各种花式大起大落，慢慢理解了人性确实会因为认知失调 （cognitive dissonance） 而进入一种近乎歇斯底里的疯狂状态。 我对特斯拉股票的信心曾经在 2018年下半年的某一天一度开始动摇，因为那个下午马斯克发推痛骂证监会是 Shortseller Enrichment Commission。 当时对他发这个推感到震惊，以为他疯了。 第二天发现啥事没有，然后慢慢意识到我的信息源里被太多 drama king， drama queen 所污染。 又过了几年后再反思，觉得其实还是自己经历的太少。对各种 drama queen 的真正免疫方式，不是完全屏蔽她们，而是见了实在太多，大脑的神经网络参数自然会慢慢降低其可信度的权重。</text:p>
      <text:p text:style-name="P6"><text:span text:style-name="T11"/></text:p>
      <text:p text:style-name="P6">在研究增长机会，识别是骗局还是非骗局的一个方法是： 时间。 在你无法立刻判断时，可以先设立一个心理预期，就是这个东西几个月之后，某些可以公开衡量的东西的指标会是什么样子。 如果过了六个月，发现情况还是比较模糊，无法判断，甚至更糟，那就不要碰。这是大多数情况。 如果过了六个月，发现情况比你预期好很多，甚至是以一种你从未想过的方式变得更好，这时就要大力跟踪关注了。 没有通过时间沉淀来做跟踪比较，而强行试图立刻做判断，等价于强行让自己更容易上当受骗。</text:p>
      <text:p text:style-name="P6"><text:span text:style-name="T11"/></text:p>
      <text:p text:style-name="P6">Paul Krugman，Jim Cramer， Yuval Noah 还有很多主流媒体推出的代言人，其关键问题是，说了很多理论，局部看起来似乎有些道理，但如果你真诚努力的学习这套理论而去实践的话，发现没啥鸟用，无法赚钱，甚至在关键时刻被其话术驱赶，悲催的成了炮灰。</text:p>
      <text:p text:style-name="P6"><text:span text:style-name="T11"/></text:p>
      <text:p text:style-name="P6">提高对自己的要求，和提高对外人和环境的要求，应当齐头并进。 提高对外人的要求，意味着拉黑的标准越来越严格，可以很早就根据一些端倪，把那些麻烦的人，麻烦的事预防性的隔断，让它根本不可能对你产生影响。 而恰恰是这样，可以让你有时间精力，提高对自己的要求。 只严于待人，而宽于待己，那是痴心妄想，德不配位。 只严于待己，而宽于待人，那是大傻瓜。 严于待己，严于待人，生活枯燥，简单而轻松。</text:p>
      <text:p text:style-name="P6"><text:span text:style-name="T11"/></text:p>
      <text:p text:style-name="P6">我感觉用芒格经常提到的经济学理论的机会成本考虑您所说的赚时间和赚钱更容易理解，我们应尽量去做机会成本更高的事情，不断提高自己的机会成本，放弃机会成本过低的事情。 可以给自己设定一个时薪，严重低于时薪的事情尽量外包出去，从而让自己去做机会成本更高的事情。这个话没错，但隐含的假设还是赚钱比赚时间更重要。但实际上有大把时间，钻研自己有兴趣的课题 （不一定是直接赚钱），可以让人极为愉快，而且不妨碍长期赚大钱。因为如果你足够知识诚实，你感兴趣的课题一定会很有价值，你迟早有办法轻松的把它换成钱。</text:p>
      <text:p text:style-name="P6"><text:span text:style-name="T11"/></text:p>
      <text:p text:style-name="P6">满足温饱之后，人应当以赚时间而不是赚钱为目的。 这个赚时间有两个维度，一个是投资身体健康，争取健康的活到一百多岁。 另一个维度就是不断审视日常做的事，看看是否有办法减少在它上面消耗的时间。要以豌豆公主隔了二十层棉被还能感知到那颗豌豆的极端敏感度，审视日常的活动，凡是那些让你感到有一丁点时间压力，不能慢悠悠闲庭信步的按照自己节奏来做的事情，要么出钱外包，要么考虑放弃。 线上可以搞定的，就不要线下跑老远，专门浪费时间去扯淡。能够做一次视频或者写一篇文章把问题讲清楚的，就不要巡回和多个主持人宣讲内容雷同的podcast。能够一次把外包流程做好，交给别人办理的，就不要每次都亲力亲为。 长期看，如果时间赚到后，实际上钱就更容易赚。比如很多好的投资机会，它的降临事前无法预测。真正机会来的时候，很多人一是没有弹药，二是忙于日常的各种琐事，平时根本就没有时间关注，更谈不上在关键时刻有精力出手了。 以赚钱为导向的人，势必把自己的时间冗余压榨到极致，不仅危害健康，而且常常处于一种心急火燎的精神状态，日常体验并不开心，会影响体内激素平衡，睡眠不好，心血管疾病风险也更大。 以赚时间为导向，因为日常的注意力是处于一种极为富余的状态，每天心情相对愉快放松。虽然为省时间要支付一些代价，但因此在健康上获得的回报和富余时间带来的更大接触面的潜在利益，可以高出好几个数量级。 所以要慢慢养成一个习惯，每天不是看又赚了多少钱，而是先自省，有那些地方又做了改进，赚了更多时间？</text:p>
      <text:p text:style-name="P6"><text:span text:style-name="T11"/></text:p>
      <text:p text:style-name="P6">如果你删减掉一些东西，但没有后来发现必须把它加回来的体验，说明删得还不够。（同义的原话出自马斯克） 因为实际操作上，人们总是因为怕删得过多，而保留了太多不必要的东西，造成巨大浪费。 类似的，如果你拒绝掉很多人很多事情，但没有后来必须腆着脸回去再找那个人，做那件事的体验，说明拒绝得还不够。</text:p>
      <text:p text:style-name="P6"><text:span text:style-name="T11"/></text:p>
      <text:p text:style-name="P6">这位哲学家没有愤世嫉俗的抨击腐败，而是在 polymarket 下注腐败将要发生，因此赚了二十多万美元。</text:p>
      <text:p text:style-name="P6"><text:span text:style-name="T11"/></text:p>
      <text:p text:style-name="P6">Howard Marks 曾提到某个基金每年的回报业绩都在同行的中位数附近，但十几年下来回报在同行中间排名前 5%以内。 每个季度，每一年都要和别人攀比争先，是封闭系统，资源匮乏，随时面临死亡危机的环境内，待久了之后形成的一种本能的病态。 处于这种病态下的人，精神高度紧张，容易被外在噪音和诱惑打乱自己的长期计划，不顾自己具体的实际情况，频繁透支体力精力，浪费大量资源追逐热点。 这种急性子的病态，本质却是一种慢性病。 悟性好的，在和现实撞击若干次后，才可能意识到需要冷静下来，慢慢摆脱这种病态。悟性不好的，只能自求多福了。以前觉得从业内人那里了解一些公司内部信息可以获得一些edge，后来逐渐意识到这样的信源信噪比非常低，我认为有这些原因： 大部分员工就是做自己的一亩三分地，即使title说出来有点唬人的也一样，对公司的整体战略和发展瓶颈并不真正清楚。当然你可以说是因为不认识公司的最高层，但真正掌握这些信息的人也不会跟人分享了。 越是优秀公司里的员工（包括最当红的startup），越有可能是川主描述的这类急性子病患者，擅长在资源匮乏的红海卷。而同时，因为长期在细节中搏斗厮杀，体会到的是各种公司病、资源抢夺、问题重重。他们体验的固然没错，但是每个公司都会有这样的问题，而它们并不是公司能否快速成长的决定因素。关注点错了就无法做出正确的价值判断。如果把一个公司看成一个大树来观察，那么内部员工看到的很多内部信息，往往都不是在主干上的，因此实际价值接近于零。 即使是主干上的内部信息，也有时效性，大树在成长，主干本身也常会变化和迁移。绝大多数员工在公司内部的地位属于免费搭车者，有没有他，对公司其实无所谓，要换人也很容易。但在流动性过剩的时期，他拉着公司的虎皮出去宣传，圈钱，确实会有人买单，或者说买单者是想借他拉的虎皮出去圈更多的钱。所以这对他而言，是阻力最小的一个发展出路。</text:p>
      <text:p text:style-name="P6"><text:span text:style-name="T11"/></text:p>
      <text:p text:style-name="P6">现在还有人误以为，ipo了很多员工就自由了，其实最近上市的几家最近几年的投资人和员工都亏了。用小马智行举个例子： 2020年11月B轮，估值53亿 2022年3月D轮，估值85亿 2024年3月，估值90亿上周收盘后，市值45亿听一些员工说，同事很优秀很卷，就是没赚到钱。在公司学习成长，是常见的洗脑说辞，为了让你感觉好接受更少的工资。 之前很多上市就自由的，挣的是流动性的钱，和公司厉害不厉害关系不大，但当时媒体带来的深刻印象还在影响着很多人。调整认知，做垄断性稀缺资产的shareholder才是正道。大部分做媒体的人，主要都是抄袭洗稿，做一些人云亦云的事情。但凡有深刻高价值洞见的人，都会迅速脱离此行谋生。但这也意味着，依靠传统媒体为信息渠道的人，会被错误肤浅的思维框架所浸透，被混淆视听，而且极难摆脱。</text:p>
      <text:p text:style-name="P6"><text:span text:style-name="T11"/></text:p>
      <text:p text:style-name="P6">世界的黑色幽默在于，源头的分赃机制已经变成一个笑话，下游经过层层分流后沾到一点毛毛雨的人，还会把它当成身份炫耀的宝贝和指引自己行为计划的明灯。</text:p>
      <text:p text:style-name="P6"><text:span text:style-name="T11"/></text:p>
      <text:p text:style-name="P6">Howard Marks 曾提到某个基金每年的回报业绩都在同行的中位数附近，但十几年下来回报在同行中间排名前 5%以内。 每个季度，每一年都要和别人攀比争先，是封闭系统，资源匮乏，随时面临死亡危机的环境内，待久了之后形成的一种本能的病态。 处于这种病态下的人，精神高度紧张，容易被外在噪音和诱惑打乱自己的长期计划，不顾自己具体的实际情况，频繁透支体力精力，浪费大量资源追逐热点。 这种急性子的病态，本质却是一种慢性病。 悟性好的，在和现实撞击若干次后，才可能意识到需要冷静下来，慢慢摆脱这种病态。悟性不好的，只能自求多福了。</text:p>
      <text:p text:style-name="P6"><text:span text:style-name="T11"/></text:p>
      <text:p text:style-name="P6">以太坊过去五年的回报比特斯拉更好。但乌合之众仍然对以太唧唧歪歪，骂骂咧咧，这是为什么？最近一年涨得多的 token， 下一年落后时，又会被乌合之众大骂。被骂是宿命。正如瑞典有谚语云，不管你如何转身，你的屁股总是对着一群人。</text:p>
      <text:p text:style-name="P6"><text:span text:style-name="T11"/></text:p>
      <text:p text:style-name="P6">肥胖，秃头，身高只有一米六八的丘吉尔，在 1940年之前还只是一个为人诟病的落魄政客。1929年在股市巨额亏损之后，他不得不跑到美国四处演讲卖书来赚钱。1931年在曼哈顿穿越第五大道时，他遭遇车祸，差点丧命。但他之后建立的功业和虚拟财富，远远超过当年在股市破的那点财。虽然长期抽烟喝酒，而且晚年多次中风，但因为强大个人意志，而且依靠写作 （他是1953年诺贝尔文学奖得主） 和画画的习惯，老头居然活了九十岁。</text:p>
      <text:p text:style-name="P6"><text:span text:style-name="T11"/></text:p>
      <text:p text:style-name="P6">市场有些盯着波动率的资金，当波动率降低到某个水平以下时，就跑去加杠杆加仓，进一步降低波动率，然后吸引更多买家入场。这个策略会有效一段时间。但这些人也注定成为熊市突然爆发时的炮灰。很多公司的 cfo 无法躺平，被迫要花钱追逐机会，最终结果就是和同行一起热热闹闹的亏损。</text:p>
      <text:p text:style-name="P6"><text:span text:style-name="T11"/></text:p>
      <text:p text:style-name="P6">理解事物的真实机制，包括并不限于：根据外在表现形式，推测大致底层真实状态；根据外在宣传的内容和前台跳得很高的演员，推测背后真实的动机和推手；根据现阶段格局，推测未来演化的趋势，知道要关注哪些转折点。理解事物的真实运作机制后，会有一种看万物如插标卖首之平静。 如果不能平静，本质就是你还不理解其底层的真实运作机制。</text:p>
      <text:p text:style-name="P6"><text:span text:style-name="T11"/></text:p>
      <text:p text:style-name="P6">欧洲股票虽然看上去便宜，但没有增长预期。</text:p>
      <text:p text:style-name="P6"><text:span text:style-name="T11"/></text:p>
      <text:p text:style-name="P6">人决定头衔的分量，而不是头衔决定人的分量。</text:p>
      <text:p text:style-name="P6"><text:span text:style-name="T11"/></text:p>
      <text:p text:style-name="P6">和陌生人接触时如果一开始表现友善，容易被误解为软弱和无能。如果你先展示你冷酷的一面，并且可以碾压阻碍你的反对力量，但仍然选择友善，人们就会对你另眼相看。</text:p>
      <text:p text:style-name="P6"><text:span text:style-name="T11"/></text:p>
      <text:p text:style-name="P6">演员只要还依赖卖艺为生，不控制自己的传播渠道，他就永远无法拥有独立人格。因此对任何演员对各类议题的公开表态，可以先默认为垃圾，默认忽略。</text:p>
      <text:p text:style-name="P6"><text:span text:style-name="T11"/></text:p>
      <text:p text:style-name="P6">就业加薪，和失业降薪，本质是流动性溢出和流动性逃离的滞后几个月到两三年的的体现。和具体技术能力关系不大。和观察并预测流动性迁移的方向大有关系。 在流动性逃离时，还想通过提升自己的技术能力来提高就业机会，完全是驴唇不对马嘴的极为可悲的反应。</text:p>
      <text:p text:style-name="P6"><text:span text:style-name="T11"/></text:p>
      <text:p text:style-name="P6">二级市场的买卖，实际上是一种抽象度更高的磋商谈判行为。因为有统一规范的清算机构，所以谈好条款后，执行起来不会有问题。 等待就是只和极少数万里挑一的对象进行磋商谈判，而且即使是和这些对象过招，绝大部分时间也不接受对方的条款，就躺平干耗着，看谁耗得过谁。 市场上有不少叫人如何磋商谈判的书籍，但很少有教人等待的书籍。 因为买卖股票看似门槛极低，所以普通人会误以为西装革履和人谈生意，是个很高大上的行为。但实际上从扩展性和执行的精确度而言，这比二级市场交易要落后多了。</text:p>
      <text:p text:style-name="P6"><text:span text:style-name="T11"/></text:p>
      <text:p text:style-name="P6">Your first $1，000 is from work Your first $10，000 is from saving Your first $100，000 is from investing Your first $1，000，000 is from doing nothing。 越到后面，做得越少，赚得越多</text:p>
      <text:p text:style-name="P6"><text:span text:style-name="T11"/></text:p>
      <text:p text:style-name="P6">实物抵押贷款业务开展，贷款去买别的风险资产，风险资产价格慢慢上涨，更多人去拿实物抵押贷款跟风炒作，信贷扩张导致各种风险资产价格暴涨，抵押贷款被打包分层转卖给远方的各种机构投资者，所有人都在不劳而获的大赚特赚，价格涨幅慢慢减缓，突然有一天风险资产价格暴跌，债主卖抵押品，抵押品价格下跌，连环爆仓，某对冲基金爆仓关门，债主也因资不抵债而垮掉，若干实体申请破产保护，破产律师大赚， 深度价值投资者慢慢入场，美联储紧急降息，美联储 QE， 国会制订新的投资者保护法案， 大家都会有美好的未来。</text:p>
      <text:p text:style-name="P6"><text:span text:style-name="T11"/></text:p>
      <text:p text:style-name="P6">一个人突然对外反常的公开释放美德信号 （virtue signalling），多半是因为在别的地方遇到了大麻烦。</text:p>
      <text:p text:style-name="P6"><text:span text:style-name="T11"/></text:p>
      <text:p text:style-name="P6">既然是躺赢，那就必须在某个环节付出别人不愿意付出的代价。这个代价就是等待和忍耐。买入要等很久。卖出要等更久。等待的时候积攒硬实力，按照自己的节奏做研究；硬实力积累，研究深入之后才有底气和信心去做更高级别的等待和忍耐。 所以这时最不需要，也最有害的品质是和别人共情。一旦共情，你就被外人的节奏所裹挟了，在他们激动的时候跟着头脑发热，他们害怕的时候跟着惊慌失措，自己也成为经济领域的情绪传递的牛鞭效应的受害者。换句话说，躺赢的代价必须是无情和绝情，把外界的嘲笑打击或者吹捧鼓舞的情绪传递的影响降到最低，只根据各种硬实力的客观数据来做分析决策。</text:p>
      <text:p text:style-name="P6"><text:span text:style-name="T11"/></text:p>
      <text:p text:style-name="P6">马斯克用两百亿美元自已的钱 （其余来自贷款和其他股权投资者） 收购了推特，掌握了大媒体平台，对帮助特朗普胜选起了决定性的作用，并且让自己获得对于每年六万亿美元联邦预算的重大的话语权。这就是一块钱撬动了至少三百块的杠杆。这就是四维的象棋。回头看，斤斤计较收购推特的短期财务亏损，是极为短视和可笑的。</text:p>
      <text:p text:style-name="P6"><text:span text:style-name="T11"/></text:p>
      <text:p text:style-name="P6">msnbc 的甩卖，说明很多媒体，还有包装光鲜有着巨大光环的媒体从业者，本质就是狐假虎威的泡沫。</text:p>
      <text:p text:style-name="P6"><text:span text:style-name="T11"/></text:p>
      <text:p text:style-name="P6">币圈的一个好处是，政府不会救市，熊市的时候垮得干净利落，毫不拖泥带水，这样反而有可能超低价买入优质资产。而且两三年后就可以获得巨大回报。 而传统行业遇到熊市时，一旦政府干预救助，垃圾资产长时间悬浮在高价位，有价无市，并不利于真正的新生和有机成长。</text:p>
      <text:p text:style-name="P6"><text:span text:style-name="T11"/></text:p>
      <text:p text:style-name="P6">很多人和事，孤立的判断好和坏，容易有偏差。但样本多了，见过类似的人和事多了，判断和筛选就会越来越利索，标准自然越来越高。 所以当你在纠结某个人或者某个事的时候，你实际上是在解决错误的问题，因为可以接触和选择的样本太少。 选择太少，就会潜意识放松标准，并且将其合理化。 正确的问题，是要不断增加自己可以接触和选择的机会，把机会扩大十倍，百倍，千倍。然后之前的纠结，迅速变成伪命题。</text:p>
      <text:p text:style-name="P6"><text:span text:style-name="T11"/></text:p>
      <text:p text:style-name="P6">市场不会考虑， 也根本不在乎参与者的心理体验。情愿体验很差/撕心裂肺的赚大钱，也不要岁月静好的把裤子输光。</text:p>
      <text:p text:style-name="P6"><text:span text:style-name="T11"/></text:p>
      <text:p text:style-name="P6">衍生品，衍生品的衍生品，在流动性上升期间回报巨大，会让操盘者产生一种无所不能，在歧视链顶层的幻觉。 流动性突然收紧时，操盘者则可能瞬间从天堂被打到地狱。</text:p>
      <text:p text:style-name="P6"><text:span text:style-name="T11"/></text:p>
      <text:p text:style-name="P6">让自己每天更幸福开心的一个方法，是书面列出最困扰你的，让你最头疼的三个问题，然后钻研解决问题的方案。 有的时候，表面上困扰你的问题，解决之道不在表面，而在于底层绕了几道弯之后的别的地方。 比如说，有些人睡眠质量不好，吃药也不管用或者有各种副作用。仔细深挖之后，发现解决问题的方法在于：足够强度的运动，尤其是力量训练；白天（最好在上午）在户外至少有一个小时以上 （多多益善）的活动，接触到足够多的阳光，晚餐时间至少比睡觉时间早三个小时，等等。睡眠更深后，发现其它一些问题也自然消失。比如有些人半夜要起来两三次上厕所，实际上是因为睡眠太浅，因此膀胱稍微感受点压力就会被惊醒，睡眠深了后这些问题自然消失。 有的问题，最好的解决方案不是在问题本身，而是寻找新的回报更大的问题去解决，这样原来的问题就变得毫无意义。这时候你就会意识到高质量的信息管道何等重要，它可以帮助你发现以前完全不知道的新的选择，把旧的问题轻松绕过去。 解决问题的过程，常常会遇到各种信息迷雾，风险和不确定性。一个乐观主义者应当把破解信息迷雾，驾驭不确定性和风险的过程，当作上天给你一个学习机会，学会通过不断行动和测试来破解信息迷雾，丰富自己克服挫折的情绪记忆，并乐在其中。 披头士的 John Lennon 曾说，生活就是你忙于制订其它计划时，发生的事。 可以类似的说，开心，就是当你一步步分拆，化解那些让你不开心的问题的过程。</text:p>
      <text:p text:style-name="P6"><text:span text:style-name="T11"/></text:p>
      <text:p text:style-name="P6">大选年之外的时间，有的月份 70%的广告来自制药公司。因此普通人在服药的问题上不可避免的被彻底洗脑。尤其是很多问题其实稍微克制一下，养成良好生活习惯，一分钱不花，即可彻底治本。</text:p>
      <text:p text:style-name="P6"><text:span text:style-name="T11"/></text:p>
      <text:p text:style-name="P6">戴维斯双击的机会要在时间跨度超过三年以上的视野里寻找，才能有比较高的正确率，而且这时根本没有竞争者。否则没机会/需要等待的时候还要跳得很高，只是一厢情愿的自我合理化，白白耗费能量。等真正的好机会来的时候，已经没有弹药，也没有勇气了。躺赢的一个关键是关注和等待各种戴维斯双击的机会，而警惕避开各种戴维斯双杀的陷阱。一旦你用戴维斯双击 / 双杀的角度来观察金融资产的价格变化，你就再也不会回到之前的单一维度的一根筋的思维模型了。</text:p>
      <text:p text:style-name="P6"><text:span text:style-name="T11"/></text:p>
      <text:p text:style-name="P6">一个人如果还比较年轻，思维还比较简单化，不必说服他，因为他缺乏知识和阅历，说了他也很难真正理解。 另一方面，如果一个人年纪大了，思维比较僵化了，不必说服他，因为他的一些习惯和偏见很深，外人根本无法改变。 真正志同道合者无需说服，只需要一点点催化剂来打通其思维模型中的最后一小块盲区，一切都是自然而然，毫不费力。</text:p>
      <text:p text:style-name="P6"><text:span text:style-name="T11"/></text:p>
      <text:p text:style-name="P6">牛市加杠杆的人，熊市时会被迫恐慌抛售，他们就是导致熊市的催化剂，就是熊市时的耗材。 只要市场允许各种明的或者暗的加杠杆，牛市和熊市的大起大落就永远存在，只是转折的时机无法提前预测。但总有高杠杆的投机者自作聪明，拿着前几次熊市的交易数据， 翻来覆去做 curve fitting， 真诚的以为自己可以全身而退。加杠杆就意味着自己必须随时监控仓位的风险，顿时增加了很多精神压力。本来可以舒舒服服的做哲学家，但硬要逼自己成为一个劳动密集型的金融民工。</text:p>
      <text:p text:style-name="P6"><text:span text:style-name="T11"/></text:p>
      <text:p text:style-name="P6">巴菲特：牛市就像做爱一样，就在结束之前，感觉最好。</text:p>
      <text:p text:style-name="P6"><text:span text:style-name="T11"/></text:p>
      <text:p text:style-name="P6">2017年初孙正义一度有英伟达接近 5%的股份。因为不愿也不能躺平，2018年下半年就匆匆全部卖掉了。此刻他的心在滴血。孙正义在 2017年初买了大约 5%的 Nvidia 股票，当时的价格大概在 2.5 到 2.8 美元一股。但他是加了杠杆买股票的，所以没有办法持有太长时间，遇到大幅价格回撤的时候，很容易因为恐慌或者 margin call 的压力而卖掉。 记得以前看到别的报道说他是 2018年十月左右卖掉的，基本就是翻了一番小赚一笔就跑了。卖掉一半，留一半这个选择对他也不存在，因为他的基金结构就是要用 margin， 永远不会给自己留太大的余地。否则大概会被后面的出资者质问，为什么拿着钱不投出去。 最终对于成功的投资，看准一家好公司是第一步，有能力重仓是第二步，重仓而不用杠杆能够承受各种价格回撤是第三步，能够持有很长时间享受潜在指数增长带来的不对称的正向惊喜是第四步。（至少十年甚至二十年以上）</text:p>
      <text:p text:style-name="P6"><text:span text:style-name="T11"/></text:p>
      <text:p text:style-name="P6">很多创业的计划，拆开包装看细节，底下干的都是一些劳动密集型的苦活，并没有真正的独门绝技。 创业者的潜意识，还是想通过精美的包装，最终到资本市场圈钱套现。 计划虽然很美好，怕的是，上了劳动密集这条贼船，就很难下来。套现的美梦还未实现，人就在劳动密集的道路上累垮了。深度思考的一个角度是，不断检讨自己的哪些行为模式，本质属于劳动密集型的行为。各种短线交易和高频操作，线下一对一的各种交谈，虽然短时间内有些小利和满足感，但这些行为一是消耗时间，二是劳动密集起来容易出错，三是没时间思考更大更长远的问题，所以要不断权衡割舍这些劳动密集型的行为模式，才能更好更轻松的躺赢。一级市场投资，包括天使投资，vc， pe； 二级市场的高频交易，等等；投资银行业务，房地产交易，销售，等等，本质都还是劳动密集型的体力活。但因为这些体力活外在看上去在劳动，所以会给人一种本该如此的天经地义的感觉，而从来不去思考是否可以改进甚至彻底摒弃这种模式。真正的劳动，是让本来劳动密集的活动不再需要那么密集。</text:p>
      <text:p text:style-name="P6"><text:span text:style-name="T11"/></text:p>
      <text:p text:style-name="P6">牛市时保持高度克制和纪律性，严格执行自己之前的书面计划，不去攀比，拒绝任何劳动密集型的折腾，可以避开很多熊市时的烦恼和精神压力，也可以在真正的好机会浮现之时，从容不迫的把握住。</text:p>
      <text:p text:style-name="P6"><text:span text:style-name="T11"/></text:p>
      <text:p text:style-name="P6">cnn 这三位大牌主播的收入加起来一年也就不到三千万美元，而且自己缺乏创作的自由度，随时可能被平台老板解雇。Joe Rogan 一个人来自 spotify， 卖广告，脱口秀表演，等等，一年收入估计有一亿美元。而且自己拥有充分的创作自由，和独立的品牌，总统候选人都得乖乖的到他的演播室来做访谈。这是社交媒体碾压传统媒体，超级个体碾压传统机构的大好新时代。</text:p>
      <text:p text:style-name="P6"><text:span text:style-name="T11"/></text:p>
      <text:p text:style-name="P6">walmart创始人的自传里提到公司1970年上市，如果持有股票20年，回报1800多倍。他写道： 有件事情一直让我觉得很有趣，刚开始的时候，除了在我们公司工作的人，本地，也就是阿肯色州西北地区的人，对我们的股票反应很是冷淡。我一直有种感觉，就是这些地方的人对我们的印象，还停留在我们只拥有一家店、三家店的时候，或是只记得我当扶轮社主席以及商会会长那档子事，他们不知怎么地，觉得我们的成功是因为玩了些不可告人的花样，他们认为我们只是运气好而已，而这种好运气不会一直延续下去的。我觉得这一现象倒不是这个地区独有或是针对我个人的。我想这就是人的本性吧，当某个跟你天天抬头不见低头见的家伙发达了，有时候正是他的街坊邻居最后才意识到呢。</text:p>
      <text:p text:style-name="P6"><text:span text:style-name="T11"/></text:p>
      <text:p text:style-name="P6">人的直觉是，对于躺平若干年，什么都不做，居然回报远超自己其它外表非常努力的行为这种现象感到不可能，因此不会花时间认真书面复盘，去研究其底层机制。这让人想起一百年前某个工程师，被客户请去修机器，最后在某个地方画了一个圈，说把这个地方弄一下，就好了。后来他给客户开出一百美元的帐单，客户嫌贵，要求他提供收费的明细表。他的回复是，知道在哪里画圈，99美元。画一个圈，1美元。同理，知道在哪个点以什么姿势躺平，价值亿万美元。躺平本身，一美元。</text:p>
      <text:p text:style-name="P6"><text:span text:style-name="T11"/></text:p>
      <text:p text:style-name="P6">阻止多数人采用这个策略的障碍是： 一本金太少，五年甚至十年也很难见到明显的效果； 二总是常常有看似更好的短期机会，引诱或者刺激你不躺平，去拔剑而起，挺身而斗（出自苏轼留候论）。三周围一大群没有经验的人长时间对你无情的嘲笑。留候论又云：天下有大勇者，卒然临之而不惊，无故加之而不怒。此其所挟持者甚大，而其志甚远也。</text:p>
      <text:p text:style-name="P6"><text:span text:style-name="T11"/></text:p>
      <text:p text:style-name="P6">估价模式的关系。接近最终用户的产品，组合方式接近无穷的产品，估价会比紧紧嵌入漫长的产业链，被严格细分的产品估价，高很多数量级。比如脸书vs。芯片，芯片vs。EDA编译器。一旦被卡在某个细分领域，就容易被标准化，被 commoditize， 丧失定价权，沦落到食物链的底部。这就是做题家的宿命。</text:p>
      <text:p text:style-name="P6"><text:span text:style-name="T11"/></text:p>
      <text:p text:style-name="P6">有深度价值的内容往往只能通过兴趣的引导偶然发现，流行内容可以看做价值平庸的警戒信号。</text:p>
      <text:p text:style-name="P6"><text:span text:style-name="T11"/></text:p>
      <text:p text:style-name="P6">Grayscale 有个基金，代码是 gsol， 里面都是 solana， 之前一直有四倍多的溢价， 一直居高不下。 随着这两天市场对于新的 sec 未来将批准 solana etf 批准的信心增加，gsol 的溢价突然萎缩，gsol 的市价从一周前的 368下跌到今天的 128， 下跌了将近 65%。而基金底层的资产 solana， 其实过去一周还涨了接近 20%。 机构资金，大部分也是无脑的傻钱，或者说崽卖爷田心不疼，这就是残酷的现实。散户误以为机构投资者有什么独门绝技，就好像普通人当某个富二代在挥霍家产时误以为他真的很厉害，然后认真而虔诚的效仿，真是天大的误会和黑色幽默。</text:p>
      <text:p text:style-name="P6"><text:span text:style-name="T11"/></text:p>
      <text:p text:style-name="P6">寻求被别人喜欢，本质是一种封闭或者半封闭环境内涌现出来的太监修养学。 但如果寻求真相和寻求被喜欢发生冲突时，因为软弱而选择背离真相，寻求被别人喜欢，就会让自己越来越软弱，从而越来越依赖别人的喜欢。 坚持寻求真相，寻求事物的真实运作机制， 这样才能最终让自己更强大，让自己被尊重，也就更不在乎别人是否喜欢你了。</text:p>
      <text:p text:style-name="P6"><text:span text:style-name="T11"/></text:p>
      <text:p text:style-name="P6">选举赌博市场所反映的信息，比传统电视媒体至少领先一到两个小时。 电视媒体的观众，主要也就是老头老太了，同时再卖一些治阳痿和忧郁症的广告来谋生。可悲！</text:p>
      <text:p text:style-name="P6"><text:span text:style-name="T11"/></text:p>
      <text:p text:style-name="P6">很多创业的计划，拆开包装看细节，底下干的都是一些劳动密集型的苦活，并没有真正的独门绝技。 创业者的潜意识，还是想通过精美的包装，最终到资本市场圈钱套现。 计划虽然很美好，怕的是，上了劳动密集这条贼船，就很难下来。套现的美梦还未实现，人就在劳动密集的道路上累垮了。</text:p>
      <text:p text:style-name="P6"><text:span text:style-name="T11"/></text:p>
      <text:p text:style-name="P6">观察 fsd 如何进步，对于思考自己如何进步，非常有指导意义。在学校或者其它单一环境里待太久的人，对于他人制定的规则，会执着僵化的理解和执行，因此在现实世界中常会碰壁。僵化和愚蠢的差距，只有一步之遥。 高阶的智能，在于理解各种复杂的 context， 不再惧怕打破前人设定的规则，随着经验积累能够越来越自信的以新的策略灵活应对新的复杂场景。人的僵化之一，是以为财富自由一定需要稳定现金流。实际情况是，因为信贷萎缩和扩张的不可预测性，不稳定的现金流才是常态，能够接受并顺应三年不开张，开张吃三年的现实才更容易赚大钱。盲目追求稳定现金流反而容易跌入庞氏骗局的大坑。人的僵化之二，是以为锻炼身体时，指标越高越好，力气越大，跑得越快越好。实际情况是，体能指标过了一个阈值后，盲目追求更好的指标，除了满足虚荣心外没有太大价值，会大大增加身体受伤的风险，反而有损健康。人的僵化之三，是在某个时间点发表过某个观点，做出某个表态或者承诺后，因为自我一致性的需求，即使时局发生重大变化，继续保持原来的表态或者承诺会对自身利益造成重大损失，也仍然不去改变。人的僵化之四是，即使自己的经历认知有很大进步或者变化，仍然试图维持多年前的同学同乡同事的关系。即使因为认知差距和沟通障碍的扩大，这种交往变成一种高消耗的行为，也不愿果断放弃。</text:p>
      <text:p text:style-name="P6"><text:span text:style-name="T11"/></text:p>
      <text:p text:style-name="P6">做地产经纪一般开始风险较小，现金流更好。但大地主最终资产会远超大的地产经纪公司。 物理世界如此，虚拟世界也一样。</text:p>
      <text:p text:style-name="P6"><text:span text:style-name="T11"/></text:p>
      <text:p text:style-name="P6">智能的一个表现就是有很长的 context window， 可以根据 t = 0 的时候发生的事情预测和准备 t = N 年时的事情。缺乏长期记忆，比如记吃不记打，就是典型的智障的表现。</text:p>
      <text:p text:style-name="P6"><text:span text:style-name="T11"/></text:p>
      <text:p text:style-name="P6">普通人不可能三角：普通人/好事/没门槛一窝蜂参与的事意味着是普通人+没门槛肯定没好事。在股市，耐心就是普通人能够拥有的门槛，在熊市拥有耐心，在牛市才能收获，不然就是牛市蜂拥而至高位接盘。让自己成为一个不普通的人，本质就是通过提升自己的技能/知识/网络，使得对于普通人有门槛的事情，对于自己而言，门槛越来越低。这样你可以接触到的真正的没门槛的好事越来越多，也就很难陷入低级的圈套。</text:p>
      <text:p text:style-name="P6"><text:span text:style-name="T11"/></text:p>
      <text:p text:style-name="P6">softbank 前 cfo 出了一本新书。一个有趣的细节：如果在高档酒店有美女主动和你搭话，百分之百是个陷阱。千万不要自作多情以为遇上好运气了。morgan stanley 1999年的时候因为担心公司内部雇员跳槽去做 vc 或者加入 startup， 因此出钱让内部资深员工开了一个高科技投资基金。高科技泡沫破灭后，该基金亏掉 90%本金。</text:p>
      <text:p text:style-name="P6"><text:span text:style-name="T11"/></text:p>
      <text:p text:style-name="P6">永远优先选择那些即使不给钱，也会主动去创新创造的人。他们的内驱力远远大于纯粹金钱驱动的雇佣兵。这相当于你获得了一个 free option， 这是传统 cfa 无法通过计算 discounted cash flow 所能识别的巨大价值。 美国股市是个神奇的场所，你可以自由的筛选出世界上最优秀的企业家/发明家/工程师为你勤奋的打工。这不是千里挑一，万里挑一，而是可以达到十亿里挑一的级别。 回报不高，只能怪自己不够挑剔。如果连挑剔这种事情都要犯懒，那就只能收获和自己德性匹配的下场了。</text:p>
      <text:p text:style-name="P6"><text:span text:style-name="T11"/></text:p>
      <text:p text:style-name="P6">electrek 的 Fred Lambert 做了十几年的电车媒体工作，但因为离特斯拉太近，所以特斯拉的各种缺点和问题，在他的认知框架中被无限放大，这就是典型的灯下黑。 因为一些具体细节问题和马斯克意见不一致，发生争吵，积累出怨恨，因此不能从更完整的角度来客观分析特斯拉。今年九月 Fred 在 230 美元左右卖掉了所有的特斯拉的股票，并且洋洋洒洒写了一篇小作文，历数特斯拉的若干罪状。 媒体人的一个幻觉是，因为习惯每天很轻松的处于评论他人/指点江山的位置，享受一种处于主角光环下的位置的幻觉，不能感受真正干活的人受到的约束和痛苦，所以误以为自己比真正下地干活的人高明很多，遇到不同意见会本能的一触既跳的情绪化的反驳，因为别人的驳斥是对其主角光环下的位置的直接威胁。还包括各种原因离开特斯拉甚至依然在职的员工，无限放大自己了解的所谓内幕信息，一言不合就清仓。很多这些人的内幕消息，本质上是一种局部的挫折感的体现，就好象摩尔定律的发展中，某个具体技术路径走到了尽头。但是这些井底之蛙的致命错误在于，没有理解特斯拉是一个多线程/多条创新路径齐头并进的公司，一条路不通，并不意味着要完蛋，公司还会找到新的解决方法绕过去。就像摩尔定律的底层机制是几百个不同的创新路径在同时竞争，一条技术路径不通，还会有新的技术路径涌现，替代。 对他们只能默默说，have fun stay poor， have fun stay poor。</text:p>
      <text:p text:style-name="P6"><text:span text:style-name="T11"/></text:p>
      <text:p text:style-name="P6">onlyFan 创作者 corinna kopf 三年赚了六千七百万美元后，宣布退休。这个收入已经超过大部分 nba 球员，还没有受伤的风险。这是一个属于真正原创者的好时代，不再受销售渠道的层层盘剥和各种鸟气。</text:p>
      <text:p text:style-name="P6"><text:span text:style-name="T11"/></text:p>
      <text:p text:style-name="P6">在重要的事情上专注，不合群，懒得对外人解释，远处看和自闭症没有太大区别。或曰武器级别的自闭症。</text:p>
      <text:p text:style-name="P6"><text:span text:style-name="T11"/></text:p>
      <text:p text:style-name="P6">反过来想，培养一个有松弛感的孩子，在东亚社会，是一件非常值得做的长期主义的事。松弛感不是培养出来的，而是说你见过更好的，就对次好的东西一点没兴趣了。没有松弛感的本质原因，是无法理解，无法想象，未来还有比现在好得多的东西，自己实际上可以用极小的代价获得。</text:p>
      <text:p text:style-name="P6"><text:span text:style-name="T11"/></text:p>
      <text:p text:style-name="P6">躺平的一个巨大障碍是和错误的人为伍。如果周围都是猴急的人，那么各种攀比的压力，注定会赶着你把自身资源在错误的时间投放到错误的地方。</text:p>
      <text:p text:style-name="P6"><text:span text:style-name="T11"/></text:p>
      <text:p text:style-name="P6">重要的东西常常被刻意隐藏，因此缺乏关键信息的人们，根本就没有素材去总结经验教训。 更糟的是，他们往往根据无关紧要的一些明面上的信息，总结出错误的因果关系和经验教训，然后实践中一次次跌入大坑。</text:p>
      <text:p text:style-name="P6"><text:span text:style-name="T11"/></text:p>
      <text:p text:style-name="P6">所有的东西最终都是复利的积累。金钱的复利只是行动和思考的复利的积累的滞后的体现。如果只关注金钱的复利而不关注更本质的行动和思考，就好像 95%的精力在关注血压血糖的测量，而只把 5% 的精力用于关注锻炼，睡眠和饮食。而实践上如果你主要关注锻炼，睡眠和饮食，你听到其他人讨论血压血糖痛风失眠的烦恼时，自然产生一种不知有汉，无论魏晋的滑稽感。 否则，你将被这些人的讨论带歪，把主要的精力放在操控粉饰滞后的指标，而没有在源头真正改造自己，让自己越来越强大。</text:p>
      <text:p text:style-name="P6"><text:span text:style-name="T11"/></text:p>
      <text:p text:style-name="P6">基金经理因为结构性约束，短期内被迫跟风，被迫支付看似荒谬的高溢价，否则就会被客户抛弃。</text:p>
      <text:p text:style-name="P6"><text:span text:style-name="T11"/></text:p>
      <text:p text:style-name="P6">芒格之所以买阿里的股票，大概是因为发现 costco 的一件 49美元的衬衫，在 aliexpress 上 34美元可以买两件。但买阿里股票亏掉的钱，远远超过这个数字。</text:p>
      <text:p text:style-name="P6"><text:span text:style-name="T11"/></text:p>
      <text:p text:style-name="P6">人的行为模式很大程度上是被维持在自己圈子内的社会地位所驱动的，是一种无意识的默认心理模式。要真正摆脱在乎周围人的评价的潜意识，不是喊一两句口号就可以完成，而需要： 一，自己加入新的能够帮助你进步的圈子，甚至亲自创造构建全新的圈子，把旧圈子的人的噪音屏蔽掉。 二，要有成功力排众议，不在乎他人评价，而获得最终胜利的经验。这样遇到新的困难时，就有更大的信心，无视他人短视的观点，迎来新的更大的最终胜利。</text:p>
      <text:p text:style-name="P6"><text:span text:style-name="T11"/></text:p>
      <text:p text:style-name="P6">很多对冲基金建立了全面，丰富和实时的信息系统，每一天都很充实，满满的成就感，就是为了比 sp500 每年跑输八个百分点。</text:p>
      <text:p text:style-name="P6"><text:span text:style-name="T11"/></text:p>
      <text:p text:style-name="P8">Palantir 居然拥有 Faraday Future 的 8.7%的股份，因为后者支付 $pltr 的服务时现钱不多，只能部分以股票补偿。 按照我的计算，即使 $pltr 未来十年每年的收入都能增长 27% （这是今年的增长率）， 假设成本每年增长 6%，假设十年后 pe 比是 30，那么股价有可能到 160， 也就是现在的不到四倍左右。这是比较乐观的情况。 $pltr 现在年化收入大约 27亿美元，但市值已经被炒到 970亿美元。显然我在别的地方可以找到综合风险和回报看，更好的选择。乃记之而去。</text:p>
      <text:p text:style-name="P6"><text:span text:style-name="T11"/></text:p>
      <text:p text:style-name="P8">实际上被动指数基金如 $spy 是完全不做回撤管理的，最多就是定期把一些相对较差的公司踢掉，换成一些更好的公司。仅此而已。因此长期回报秒杀 95%以上的基金经理。而且管理费只有 0.15%。回撤管理的意思是大家都恐慌的时候，我一定要严守纪律，跟着恐慌，不管三七二十一卖掉。虽然总是有例外，但这种管理方法，会毫无例外的，把所有涨几十倍甚至百倍的资产，过早卖掉，卖光。定期的轻微调仓，维持现金水平的安全红线非常有必要。但实践上，大部分基金回报平庸的一个根本原因，还是把自己碰到的最好的投资，卖得过早。</text:p>
      <text:p text:style-name="P6"><text:span text:style-name="T11"/></text:p>
      <text:p text:style-name="P6">怎样判断自己的长期thesis是否正确呢，dot com bobble 之后拿20年 Intel不是很悲催。如果做了极深的研究，N 分之一的投资 20年后涨了几十倍，N 《《10， 那么其它投资全部亏光也无所谓。知识体系越丰富，N 就越小。如果做不到，那就是知识体系还太薄弱，研究不够深。</text:p>
      <text:p text:style-name="P6"><text:span text:style-name="T11"/></text:p>
      <text:p text:style-name="P6">很多机构投资者的问题是，遇到某只股票价格回撤过了某个临界点就必须卖掉一部分，遇到某只股票涨得太猛就必须再平衡而过早卖出。这样必然导致市场大跌时因为恐慌而割肉，真正遇到某个优质资产暴涨时又过早离场。 这种结构性的问题，导致其长期回报注定平庸。 ’回撤管理’这个提法本身就反应了一种投机者的心态。</text:p>
      <text:p text:style-name="P6"><text:span text:style-name="T11"/></text:p>
      <text:p text:style-name="P6">新手操作时，想迅速接近成功，因此追求形似，刻意模仿前一波成功者的无关紧要的外在特征，或者错把这些不重要的外在特征作为筛选标准，而不理解神似才是最重要的。 去最热闹的赛道就是追求形似，去寻找有不错增长但估值不高的强垄断者才是神似。</text:p>
      <text:p text:style-name="P6"><text:span text:style-name="T11"/></text:p>
      <text:p text:style-name="P6">房子拿了二十年再卖很正常，可能是因为身边人都能做到（多条锁链阻止人们不卖），都能做到的事为啥要惊讶？ 股票拿二十年不卖，身边的人很难做到。当你做到一件身边人都做不到的事情时，人们就容易对你另眼相看。 反过来可能也一样，如果多数人都能拿住股票二十年不卖，我想大家也不会震撼。 可能不是房子和股票的问题，而是因为你是少数做到的那个人。所以这世界上有一些行为上简单，心理上困难， 因为很少人能坚持所以觉得很惊讶， 但积累长时间可能有巨大收益的事情。把好的股票或者资产拿稳二十年历经各种熊市而不卖是一类。</text:p>
      <text:p text:style-name="P6"><text:span text:style-name="T11"/></text:p>
      <text:p text:style-name="P6">投资 （主要是二级市场投资） 和做实业的一个重大差异，是对时间的控制。 投资的功力主要在于日常的研究，和漫长的等待。买入的时机需要耐心等待。买入后，期望投资自然有机成长几十倍，更需要长期和耐心的等待。但研究是可以随时随地，有电脑上网就可以做的，累了就休息好了，不会有外人打搅，自己完全控制日常的安排。把底层机制弄清楚了，等待更是根本无所谓的事情，正好在等待时锻炼身体，多睡觉。 而做实业则完全不同。日常需要被迫和各种人打交道，各种完全无法事前想象的情况总是会冒出来，需要去救急，很难控制日程的安排。有时即使很累，但身不由己，也必须硬着头皮坚持工作。这样积累下来，身体不出毛病才怪。 如果不理解这两种选择的本质差异，为了追求虚幻的荣耀而去做实业，换来实质上对于自己时间控制权的放弃，而且陷得越深，就越难放弃，实在是一个悲剧。抬杠者会说，如果大家都不去做实业了，那投资者如何获得收益？ 其实，大可不必担心，这世界永远不缺想大刀阔斧做实业来获取财富荣耀的人，就像这世界永远不缺贪财好色的人一样。但你可以做出一个刻意的选择，就是坚决不放弃自身的时间自由，通过研究和等待，以较小代价在复杂世界里获得较大利益。大刀阔斧者所到之处，必然会拉高所争夺资源的价格，压低其所出售的资源的价格，产生他自己也无法控制的复杂的牛鞭效应 （bullwhip effect），创造出上行的收益远大于下行的风险的短暂时间窗口，被有心人把握住。</text:p>
      <text:p text:style-name="P6"><text:span text:style-name="T11"/></text:p>
      <text:p text:style-name="P6">幸福感不是一个依赖于外部事件的被动状态，也不是我们个性的结果 （天生如此）。 幸福感需要对于未来预期的一个刻意的调整：乐观而不是悲观，希望而不是绝望。当你因为一个外部事件而焦虑时，并不是事件本身让你焦虑，而是你对它的评估。你可以随时 （通过调整这种评估） 而把焦虑抹去。</text:p>
      <text:p text:style-name="P6"><text:span text:style-name="T11"/></text:p>
      <text:p text:style-name="P6">成功来自于对不确定性和机会的反应。ikea 开店当天顾客太多，服务人员不够，被迫放开仓库，让顾客自己取货。创始人意识到客户其实是不怕麻烦，愿意自己动手的，于是演化出现在的商业模式。</text:p>
      <text:p text:style-name="P6"><text:span text:style-name="T11"/></text:p>
      <text:p text:style-name="P6">不要因为暂时赚得不多，就心猿意马，盲目羡慕别的行业，而对自己所在的行业妄自菲薄。要对所在行业里的某个细分市场里的事实垄断，高毛利率的公司保持高度敏感。 尤其是你在行业内部，可以近距离观察并深刻理解：为什么他能保持事实上的垄断地位，为什么他的毛利率这么高，为什么他还会有巨大增长潜力。 这种深刻理解力对于少数投资者而言，可以兑换成几十倍的回报，可以彻底改变一个人，一个家庭，一个家族的命运。一个案例：美股某传统行业的公司虽然收入增长并不快，过去十年也就翻倍 （年化不到 8％），但因为经营杠杆高，经营毛利率翻倍，利润四倍以上；因为连年股票回购，流通股数减少，每股利润是十年前的接近七倍；同时因为市场预期更加乐观，PE 比值是十年前的两倍多。这就造成收入仅仅翻番，但股价 20倍的现象。让人敏感的几个发财关键词：垄断，高毛利率，高经营杠杆，高经营利率，股票回购，PE 比不高，高增长。</text:p>
      <text:p text:style-name="P6"><text:span text:style-name="T11"/></text:p>
      <text:p text:style-name="P6">关于 oracle （甲骨文） 公司的财务数据： 2024年五月底的财政年度，收入 52.9 B， diluted eps = $3.71， 五月底股价大约 119， pe 比值 32。 收入和前一年相比增长 6%，利润增长 20%。 2019年五月底的财政年度，收入 39.5 B， eps $2.97， 股价 53， pe 比值 18。 收入和之前的一年比较，基本持平。 2004年五月底的财政年度，收入 10.16 B， eps $0.5， 股价 11.4， pe 比值 22， 收入和之前比较增长 7%。 2000年五月底的财政年度，收入 10.13 B， 比前一年增加了 15%， 但有一笔因为 oracle japan 上市带来的 64亿美元的多出来的资本增值。eps $1.05 （已经把分股因素考虑进去了） 股价 41 （是 1999年同期股价的接近六倍）， pe 比 39。 几个有趣的观察视角： oracle 的收入从 2000 年财政年度到 2004年财政年度是持平的，但同期股价下跌了 72%。 2019年的收入是 2000年收入的接近四倍，但十九年后股价只涨了 29%。 主要是因为 pe 比被压缩到了 18。 2024年的收入比 2019年增加了 33%， 但股价增长了 120%。 主要来自 pe 比值的扩张。 最近一个季度的利润比去年同期增长 20%， 股价现在 166美元，比五月底又增长了接近 40%， pe 比达到 40 左右。 深刻理解基本面是必须做的功课，但是孤立的一两年的基本面数据意义不大，要放在几十年的历史长河里，才能看清楚所在的位置，才能理解股价涨跌的动力 （尤其是市场对基本面的预期的变化，和相应的 pe 比值的变化），和应该选择的策略 （包括根本不参与的选择）。有些东西拉长了三十年以上就更容易看清楚起作用的关键的大逻辑，这样遇到不干扰大逻辑的小事就可以完全不在意，接着躺平，睡得很香。 另一方面，查询历史资料可以排除一些事后诸葛亮的偏见，理解决策者当时仅有的信息，从而更准确的判断哪些因素有预测力，哪些根本没有。比如，如果仅仅看某个图，发现某个公司的股价过去二十年相比于最低点，涨了一百倍。但是如果回去看二十年前的那份财报，才会意识到当时公司负债累累，亏损很大，股价低是因为破产风险也大，所以在股价最低点的时候实际上根本没有足够信息和信心入场。 但是，如果再仔细看，发现这个公司虽然短期有亏损，但毛利率一直很高，高于 40%；过了某个季度后，裁员彻底结束，收入开始增长，毛利率也上涨，亏损基本快消失了，这个时候才能有信心入场。按照越过这个临界点后的股价，推算到现在，才是你有可能捕捉到的收益。 这种细节的情绪记忆多了，对不同场景下的收益和机会成本的计算，会有大致的良好直觉。大部分的假机会可以迅速过滤掉，也更容易捕捉到真正的好机会。再比如，你错过了某一个涨了几十倍或者百倍的事后看非常明显的机会，复盘的时候，发现当时这个机会浮现时，有几个标志性的大新闻，但你当时对此新闻嗤之以鼻，不愿意顺藤摸瓜寻找相关的公司，深入去读财报，或者是，相关调研要花 10-20 个小时的时间，一犯懒就错过了。 复盘彻底理解之后，一是对类似性质的大新闻非常敏感，这类新闻成为未来寻找发财机会的触发器 （trigger）； 二是想想可能带来潜在几十倍的回报，也就不怕麻烦，愿意投入十几个小时去调研，研究底层技术逻辑，底层商业模式等等； 三是会寻找更多工具和方法，提高调研的效率和有效性，这样也会降低内心对做调研的抵触情绪，和犯懒的可能性。</text:p>
      <text:p text:style-name="P6"><text:span text:style-name="T11"/></text:p>
      <text:p text:style-name="P6">现年 34 岁的小孩。2019年从八万八千美元本金开始做特斯拉期权，最高到 2021年 11月账户到四亿美元。然后归零。然后起诉券商说其风险管理的建议不力。不禁让人流下鳄鱼的眼泪。</text:p>
      <text:p text:style-name="P6"><text:span text:style-name="T11"/></text:p>
      <text:p text:style-name="P6">每天着急想出风头，想不平庸的人，很容易透支自己，长期必然平庸。</text:p>
      <text:p text:style-name="P6"><text:span text:style-name="T11"/></text:p>
      <text:p text:style-name="P6">巴菲特和芒格在六十年代还有第三个合伙人， Rick Guerin （1929-2020）。 Guerin 非常聪明，但急于求成，不愿躺平发财，杠杆率高。1974年的大熊市中，股市连续两年阴跌了 70%， Guerin 因为 margin call 被迫把手上的 Berkshire 股份，以每股低于 40美元的价格 （现在每股 68万美元） 卖给巴菲特。假设那时他手上的股份值一百万美元的话，现在价值就有 170 亿美元。也许精神和身体状态因此会更好，仍然健在，名气和芒格一样大。</text:p>
      <text:p text:style-name="P6"><text:span text:style-name="T11"/></text:p>
      <text:p text:style-name="P6">Curtis Priem 是英伟达的联合创始人之一。他早在 2003到 2006年之间就把所有英伟达股份卖掉，给自己的大学母校捐了两亿多美元，自己的净资产只有三千万美元 （恐怕很多英伟达雇员的资产都超过这个数目）。 不知道 Priem 当年全部卖掉的动机是什么，但如果至少留一半股份，享受潜在的指数增长的福利，那么到现在至少手上还有三百五十亿美元。</text:p>
      <text:p text:style-name="P6"><text:span text:style-name="T11"/></text:p>
      <text:p text:style-name="P6">躺平是表象，背后的实质还是要求自己的信息系统和情绪记忆更加全面丰富，机会成本越来越高，自然走向躺平的选择。</text:p>
      <text:p text:style-name="P6"><text:span text:style-name="T11"/></text:p>
      <text:p text:style-name="P6">很多做题家出身的创业者， 最大的问题是，根本没有高效的销售分发渠道，以为把题 （产品） 做好就能赢。即使想用心做产品，没有越过销售渠道的临界点，产品根本无法到达潜在客户面前，无法获得反馈，无法改进和迭代，天天累得要死，绝大部分努力都是白费，非常可惜。 而如果控制销售渠道，产品做得烂也可以慢慢改进，变得越来越好，或者直接低价把别人的好产品买下，自己再分发，捕获主要价值。 再换个角度，有了这些体验，对那些控制销售和传播渠道网络的公司或实体，就会非常敏感，就能给予足够的尊重，就可以帮助自己在投资上把握相关的机会，躺平，躺赢。</text:p>
      <text:p text:style-name="P6"><text:span text:style-name="T11"/></text:p>
      <text:p text:style-name="P6">有些技能或者伎俩，虽然可以得逞一时，占到一些便宜，但不 scalable， 因此长期看就像大海里的一滴水，多一滴少一滴，根本无所谓。 能够 scalable 的技能，或者资产，才能让你笑到最后，并且有能力完全无视那些以前觉得重要，现在根本无所谓的得失。有扩展性的技能，从 1 到 10，从 10 到 100， 一万到十万，一亿到十亿，你所需要花的力气是一样的。 比如经营人际关系，在有限场景下是有用的，但扩展性较差。即使在这方面钻营到极致，收益也有天花板。 远不如去研究和寻找让自己可以 scale 的新天地。从零到一的创业，实际上非常辛苦，风险也很大。真正轻松的发财方法是，在某个东西实现了零到一的突破之后，可以看到它从一到一千甚至一万的远景； 可以基于自己丰富的经验和对各种关键细节信息的收集，判断这个远景的可能性； 在大家尚不完全理解的时候，以不太高的溢价获得其股份； 然后躺平五年，十年，甚至二十年，三十年，坐享其成。这个技能的好处有两个维度： 一是可能回报 scale 上百倍，甚至上千倍； 二是有很多抽象的经验可以跨行业，可以迅速在别的行业识别类似的机会，而很多在某个行业掌握具象知识的专家反而因为灯下黑，在重要的抽象层面对巨大的机会熟视无睹，非常迟钝甚至抵触。阻止多数人采用这个策略的障碍是： 一本金太少，五年甚至十年也很难见到明显的效果； 二总是常常有看似更好的短期机会，引诱或者刺激你不躺平，去挺身而斗。三周围一大群没有经验的人对你无情的嘲笑。</text:p>
      <text:p text:style-name="P6"><text:span text:style-name="T11"/></text:p>
      <text:p text:style-name="P6">有趣的是，Duggan 在 2004年最后一笔发家的交易，是把自己投资的公司卖给 Intuitive Surgical （$ISRG）， 自己还一度是 ISRG 的董事会成员。 2004 年时他的资产是六千五百万美元。如果按照 2004年七月一号 ISRG 的股价两美元来计算，过去 20 年回报 244 倍。换句话说，如果他什么都不做，2004年就把资产全部放在 ISRG 股票里面，完全躺平，现在的总资产也有将近 160亿美元，并不比自己辛苦劳作二十年，成功投资和运营两家医药公司的业绩更差！</text:p>
      <text:p text:style-name="P6"><text:span text:style-name="T11"/></text:p>
      <text:p text:style-name="P6">宁要枯燥等待时的虚幻 （但实际上可以调控的） 的心理痛苦， 也不要被迫干活时的实实在在的肉体痛苦。心理痛苦可以通过调整思维模型来化解和适应，肉体痛苦则完全无法躲过。 成功的投资者就是有能力承受别人无法承受的心理痛苦，以避开别人被迫承受的肉体痛苦。 这实际上是一笔非常划算的买卖。但需要无穷的勇气，不怕麻烦，持续深刻解剖，修正自己的各种错误思维模型。</text:p>
      <text:p text:style-name="P6"><text:span text:style-name="T11"/></text:p>
      <text:p text:style-name="P6">一些有关投资的大会， 参加者越多，就越容易跌入高位接盘的陷阱。比如说，没有人会组织邀请你在 2002年参加一个欢庆亚马逊五毛钱一股的抢购大会，或者欢庆微策略一块钱一股的认购大会，即使有，也会因为人气不旺而被你嗤之以鼻，断然拒绝。 参与大会，主要是满足人们心理上的安全感，归属感和存在感，可以替代严肃的筛选和枯燥乏味的等待，但对于长期投资赚大钱，基本是负的价值。</text:p>
      <text:p text:style-name="P6"><text:span text:style-name="T11"/></text:p>
      <text:p text:style-name="P6">世界各地的慈善机构的内部腐败，大概远超私营公司。因为慈善机构的问责机制非常弱或者没有，因此阻力最小的演化方向就是越来越腐败。与其捐款慈善机构，不如对身边的各种服务人员多付一些小费。</text:p>
      <text:p text:style-name="P6"><text:span text:style-name="T11"/></text:p>
      <text:p text:style-name="P6">Larry Ellison 1989年一度因为股票大跌而临近 margin call 的边缘。他在大众媒体中的曝光频率远低于比尔盖茨。现在其个人资产接近两千亿美元，比盖茨还要高大约 50%。 而且精气神也明显全面超过比他小 11 岁的盖茨。 很多经验教训值得学习。</text:p>
      <text:p text:style-name="P6"><text:span text:style-name="T11"/></text:p>
      <text:p text:style-name="P6">资本市场有时是很迟钝的。对于好的事情，可以说是不见兔子不撒鹰； 反过来，对于坏的事情，可以说是不见棺材不落泪。</text:p>
      <text:p text:style-name="P6"><text:span text:style-name="T11"/></text:p>
      <text:p text:style-name="P6">增长的预期，是估值很重要的一部分。 如果把人当股票来看，二十多岁人算潜力股，虽然现金流不高，估值可能远大于现金流好的九十多岁的人。 但是，如果突然出现高科技的魔法，部分人可能活到 150岁以上，那个九十多岁的人估值又可能突然暴涨。而那个二十多岁的人，如果不爱惜身体，患上绝症，估值也可能突然暴跌。 理解这个游戏的底层逻辑，方能游刃有余。人们对于财富的理解，一般只限于 book value （账面价值）， 就是资产减掉负债。 但长期暴富的另一个重要秘诀，在于通过建立稳定和增长的预期，获得来自外界的高昂的流动性溢价；然后把流动性溢价带来的金钱再投资，建立更稳定和更多新的增长预期。如果你没有能力和精力去亲自建设， 至少需要有能力去识别什么网络有长期稳定和增长的预期， 并能在合适的价格点参与其中，分一杯羹。建设长期稳定和增长的预期，比吭哧吭哧一单单的做生意更重要。</text:p>
      <text:p text:style-name="P6"><text:span text:style-name="T11"/></text:p>
      <text:p text:style-name="P6"><text:span text:style-name="T11"/></text:p>
      <text:p text:style-name="P6">商业模式 （business model） 就是一种重要的权术。权术很多时候比技术更重要。浏览器的技术虽然很复杂，但很难赚钱，netscape 的浏览器最终被微软的 internet explorer 所碾压。类似的，很多做大语言模型的创业公司，因为无法找到可以盈利的商业模式，而最终不可避免的会倒闭。</text:p>
      <text:p text:style-name="P6"><text:span text:style-name="T11"/></text:p>
      <text:p text:style-name="P6">从艺术上也可以看出，刚建立的王朝艺术往往都是粗犷简约，发展停滞的王朝喜欢干shi上雕花，繁复无比的细节。投资也要找那些简单的领域，过于繁复是停滞的一个重要信号。</text:p>
      <text:p text:style-name="P6"><text:span text:style-name="T11"/></text:p>
      <text:p text:style-name="P6">长期观察的一个经验： 即使很多所谓成功人士，做决策也主要是靠朋友介绍，而不是自己真正严肃的独立思考和推演。很多人在一些人生大事上，靠朋友推荐介绍，给自己带来虚假的安全感，而不愿多花几个小时反复推敲。这样很容易陷入大坑，甚至之后几年十几年都会为这种跟风推荐的错误决策而痛苦不已。 反过来说，产品的推广，很少是主要靠产品的硬实力，而大多是靠朋友圈的推广和攀比。这也是销售的时候必须尊重的事实。</text:p>
      <text:p text:style-name="P6"><text:soft-page-break/><text:span text:style-name="T11"/></text:p>
      <text:p text:style-name="P6">所以资本市场一般对于可以给予稳定预期的事物，以较高的估值。在现实世界中，一方面必须要对给自己不稳定预期的人，保持高度警惕；一方面要给合作伙伴以稳定预期，这样才能降低长期合作成本。</text:p>
      <text:p text:style-name="P6"><text:span text:style-name="T11"/></text:p>
      <text:p text:style-name="P6">金本位时代，哪里发现新的黄金了，哪里就会有新的能量输入，就会产生经济繁荣和经济泡沫。比如 1849年的加州和澳大利亚，和 1871年获得法国的黄金赔款的统一德国。金本位的反面是央行无法随意增加货币供应 （没有新的能量输入），刺激经济，所以连环通缩时非常痛苦。美国股市，是一个将耗散结构理论应用于实践的巨大试验场。维持一个耗散结构，需要一个开放的环境，和外界巨大的能量输入。 美联储目前就是这样一个能量输入的源头，所以才能维持各种远离热力学平衡态的有序结构（各种高估值的公司）。 别的国家的股市的能量输入，远远比不上美联储的能量输入。资本市场开放程度，也远远比不上美国。所以就没有像美国这样极为丰富和多样化的股市造富机会。 开放，是产生正反馈循环的必要而非充分条件。巨大能量输入，再加开放，就大概率可以产生正反馈循环。 古代农民起义的涌现，一个重要诱因是饥荒产生大量流民，流民组织串联起来造反，抢劫官府的资源，吸引更多流民，产生正反馈循环，越滚越大，也是一个耗散结构 （如黄巢，李自成，红巾军，等等）。 要在源头镇压遏制农民起义的发生，就必须严格管制流民的自由迁徙的能力，让其根本无法串联，无法产生正反馈循环。如果农民起义成型了，就必须用各种方法，坚壁清野，分化瓦解，尽量限制其获取外界能量输入的能力，这样正反馈循环的泡沫最终会破灭。 即使美联储这个机构消失了，只要深刻理解了耗散结构这个理论，就可以迅速发现新的时代的最开放的环境和能量输入最猛烈的地方，在那里轻松把握住最大的机会。</text:p>
      <text:p text:style-name="P6"><text:span text:style-name="T11"/></text:p>
      <text:p text:style-name="P6">和别人频繁的做实时攀比，恰恰会阻碍自己采用有效的长期策略。攀比的背后是嫉妒，嫉妒的底层机制还是恐惧。恐惧的本能，只能不断一次又一次的用理性的书面分析，来慢慢抑制。你真正理解透了，对有些东西不再恐惧了，相关的嫉妒和攀比的情绪自然弱化甚至彻底消失。 比如你可能爱和别人攀比跑步的成绩，但后来意识到如果不注意控制跑量和休息，容易受伤 （膝盖，腰部，足底），就不再重视成绩，而更加注意其健康效果。 当你进一步研究，发现很多长跑运动员因为运动过量，睾酮浓度下降，而导致性功能严重下降后，再听到周围人攀比去跑马的时候，就不禁哈哈大笑。实时攀比中最可笑可悲的一个心魔就是，任何时候都要和世界上冒头出来的最高调的势力攀比。这样做的问题是，一是不知道冒头的东西的真假；二是不知道他付出的代价，所冒的风险，背后的约束；三是完全不顾自己目前的实际状态和资源。</text:p>
      <text:p text:style-name="P6"><text:span text:style-name="T11"/></text:p>
      <text:p text:style-name="P6">zoom 虽然现金流很好，没有债务。但第一个大问题是几乎没有增长了。第二个问题是每个季度都有两亿多美元的成本用于给员工的股权激励，这样会增加流通股的数目，即使花钱回购了股票，流通股的数目还是比去年同期增加了 11 mln 股。 按照通用会计准则来计算，本季度每股利润只有 71 美分，按照 68美元的股价来算，pe 比值是 24。 对于一个业务单一，没有增长的公司而言，这个价格不能算便宜。 cathie wood 在 280块时买 zoom， 显然没有考虑到竞争者 （比如 microsoft team） 对其市场份额的挤压，过高估计了其产品的垄断性和增长速度，付出了惨重的代价。</text:p>
      <text:p text:style-name="P6"><text:span text:style-name="T11"/></text:p>
      <text:p text:style-name="P6">很少买生物制药公司，因为觉得太难评估风险。为了增加情绪记忆，买了一点 exelixis 的股票。此公司过去六个月运营现金流 1.88亿美元，pe 比值大约 15，现金加短期投资十亿美元，没有债务。过去六个月运营利润率高达 28%， （因为有一笔较大的 licensing 收入） 管理层过去一年回购了三千五百万股股票，相当于去年六月底总共股票数目的 11%左右。并且宣布下半年还要继续回购五亿美元的股票。 放三年后再评估。非投资建议。</text:p>
      <text:p text:style-name="P6"><text:span text:style-name="T11"/></text:p>
      <text:p text:style-name="P6">慢慢积累的人很难暴富，因此在积累早期，一般很难进入媒体报道的视野。 而一百个激进的赌徒中一般总是有一小撮暴富，只不过今天暴富的这一小撮，明天可能悄悄破产。而明天暴富的一小撮，和今天的是完全不同的一群人。 但媒体会把注意力持续放在不同时期涌现出来的赌徒上面，给不经世事的观察者一个错误的印象，以为这些冒头的赌徒占据的是一个高大上的生态位，然后真诚的去模仿他们的策略，但实践上往往是每次看上去很热闹很接近，然后又频频碰壁被打回原形。复利不是说我喊个口号，我要复利！，它就来了。复利的第一个关键，是永远不把自己置于毁灭性风险之下。第二个关键，是尽量把自己置于一个潜在回报远远大于潜在风险的定位上。但很多人凭直觉决策时，心理上喵定于某个自我欺骗的叙事基础之上的潜在回报 R，而完全不考虑这背后的风险。这样实际操作时，R 成了封顶的上限，而下限往往是彻底亏完。所以每次觉得自己会有复利，但总是定期把之前 N 年的积累突然全部亏光。可复合增长的慢慢积累的更大神秘之处不在于它最终导致巨大的数字，而在于它在最初很长一段时间内不会导致巨大的数字。</text:p>
      <text:p text:style-name="P6"><text:span text:style-name="T11"/></text:p>
      <text:p text:style-name="P6">价格容易产生大起大落的商品一般都有两个特点： 一商品的生产和销售过程中，各个环节之间存在较大的延迟。 二生产者缺乏或者根本不可能掌握，对于商品的全局供需关系的可靠的实时信息，因此只能依赖局部供需信息来决策。 因为延迟和缺乏准确全局信息，每个环节上的参与者都会在局部缺货的时候义无反顾的增加订单，造成上游的更多的缺货，更多价格上涨，和更多投机者的义无反顾的涌入。而一旦供给远远超过需求时，大家不断砍订单，甩卖存货，反向的价格下跌，投机者破产的现象又会层层向下传播，把价格推向另外一个极端。 这又导致另外一个反直觉但是有趣的现象，那就是： 这类商品在价格高点的时候，生产这类商品的公司利润极高，但 pe 值往往并不高，看上去像是一个好的价值投资。但其实此时风险极大。因为一旦商品价格大跌，原来的利润很快会萎缩，甚至变成亏损，那么原来的低 pe 值没有意义。 反过来，在价格历史低点的时候，对于还活着的生产这些商品的公司而言，可能利润极低，甚至略有亏损，pe 值看上去过高，公司估值看起来也比较高，但实际上此时主要风险已经反应到股票价格上了，利润不大可能往下挤压了，此时入场的胜算反而更大。 大宗商品，某些房地产，某些硬件公司，某些半导体行业公司，都存在类似的现象和规律。这个规律对软件公司不适用，因为软件不存在缺货，或者存货过剩的问题，因此价格会更加稳定。</text:p>
      <text:p text:style-name="P6"><text:span text:style-name="T11"/></text:p>
      <text:p text:style-name="P6">权力斗争的一个基本常识是，不能在任何一个环节过分依赖某一个人，某一个客户，某一个承包商。否则很容易被架空， 在最困难的时刻被迫支付最高昂的代价。</text:p>
      <text:p text:style-name="P6"><text:span text:style-name="T11"/></text:p>
      <text:p text:style-name="P6">成功的演员，背后往往有巨大的精神压力。一个重大风险因子是这个圈子里面酗酒和吸毒的风气是家常便饭，很难根治，因此导致连环的健康问题，被病痛长期困扰后又会进一步导致抑郁症。抑郁症可以用 ketamine 缓解症状，但治标不治本，而且容易因用药过量导致死亡。</text:p>
      <text:p text:style-name="P6"><text:span text:style-name="T11"/></text:p>
      <text:p text:style-name="P6">Brock Pierce 试图在波多黎各投资，有点类似 Tony Hsieh 试图重振拉斯维加斯 downtown。 这两个人的经历还有一个类似之处，是第一桶金来得太容易。很多人去波多黎各的重要动机，是可以免除联邦税。拉斯维加斯的一个优点是没有州税。但是这两个地方都缺乏相应的丰富的经济生态。真正发大财是要依靠在一个增长的丰富生态里面顺势而为，在生态匮乏的地方折腾很容易耗尽自身资源。为了省 25 %的税而放弃了潜在的 100%的增长机会，长期看，完全得不偿失。 但第一桶金来得太容易后，人容易产生自己无所不能的幻觉。而是对于稍微有些痛苦枯燥的事情就不再愿意去做，习惯性用粗暴的砸钱来解决自己遇到的所有问题，这样周围就会慢慢环绕一些为了骗你钱的阿谀奉承的小人，对自身缺点就会视而不见，和世界慢慢脱节。Tony Hsieh 就是因此最终吸毒过量而亡。</text:p>
      <text:p text:style-name="P6"><text:span text:style-name="T11"/></text:p>
      <text:p text:style-name="P6">垃圾食品的害处，关键的危害不在食品本身，而是其上瘾的特性。 食品精加工后会产生好吃的味觉记忆，不断产生想多吃的欲望，因此很容易过量，积累一段时间就会有各种涉及新陈代谢内分泌的慢性疾病。 同理，娱乐至死的各种垃圾信息，危害不在于信息本身，而在于其让人上瘾的特质，让接收者变成完全丧失判断力，任外界摆布操纵其情绪的行尸走肉。积累一段时间后，就不再有任何耐心去做稍微复杂一点的理性思考。意识到对垃圾食品，或者信息垃圾的一种可能比较有效的免疫方法，是近距离观察它在后台是如何被制造出来的，和最底层让人上瘾的机制。 比如你和某个专门写爽文，策划拍爽剧的人近距离接触，听他详细解释这个东西的制作流程和细节，如何迎合观众读者上钩的技巧，那么你对它的观察体验角度就和普通消费者完全不一样，就更难落入上瘾的陷阱。 上瘾的一个必要元素是放任大脑对看不见的那部分东西去做脱离现实的想象，而如果能够从头到尾全部看得清楚，思维模型自然改变，不会有错误虚空的想象，觉得无非如此，也就自然不会上瘾。</text:p>
      <text:p text:style-name="P6"><text:span text:style-name="T11"/></text:p>
      <text:p text:style-name="P6">分析和研究问题的时候，要对软弱， 傻b， 英勇，靠谱等标签化的用词保持一定警惕。这种标签式的描述方法，迎合了一些人的底层情绪，但隐含假设是所描述的人和事一成不变，这个标签要跟着他一辈子，而且假设个体的能力能够扭转能量比其高若干个数量级的复杂系统的格局。这显然不符合世界的实际运作机制。 同一个人，在不同的环境和场景；甚至同一个人，同一个环境，在不同的时间段，表现和结局都可能完全不一样。 成败更多是复杂系统的各个元素之间博弈出来的势的产物。对势的变化保持敏感，尊重和顺应，是一种更重要的能力。 比如某个将军，几年前还在疆场上所向披靡，战功累累，威名远扬；几年后就因为补给突然被切断，资源耗尽， 误入埋伏等等原因而被迫投降；或者小人进谄，一个太监或者文官带着诏书就可以突然把他拿下，变成毫无抵抗力，屈膝求饶的可怜虫 （如高仙芝，邓艾）。 微策略在2000年曾经是互联网行业炙手可热的公司，后来因为会计方面的丑闻股价一度下跌 99%以上。之后二十年公司管理层想尽办法发展业务，收效有限。直到 2020年八月开始以收购囤积大饼为主业，才重新开始高速增长。二十多年来，还是同一个 ceo， 不同阶段不同的势，就获得不同的效果。 用标签化的方法理解世界，在形势变化的时候还沿用旧的标签，就会做出错误的预测，采取错误的行动，到时候损失的还是自己。不深刻理解这种标签的陷阱，在事业低谷期，容易因为被外人贴标签而被激怒，要去证明自己，然后匹夫见辱，拔剑而起，挺身而斗，在不利的情况下去逆势消耗自身资源，这样越来越糟。</text:p>
      <text:p text:style-name="P6"><text:span text:style-name="T11"/></text:p>
      <text:p text:style-name="P6">walmart 的经营利润率 （operating margin） 只有 3%左右，私企的经营利润率中位数不到 7%。但公众的错觉是大部分企业的利润率是 36%。 遇到一个真正高利润率，有增长，又便宜的企业，要珍惜。</text:p>
      <text:p text:style-name="P6"><text:span text:style-name="T11"/></text:p>
      <text:p text:style-name="P6">寻求突破的一个关键是寻找关于未来的一个非共识的机会。寻找非共识的机会的一个关键是，观察早期客户在使用产品时的习惯，有哪些地方让你感到惊喜，这就是调整策略适应客户需求的切入点。Intuit 创始人 Scott Cook 八十年代的时候，要求员工经常到客户家里或者办公室，观察客户如何使用产品，寻找那些出乎意料的细节。$INTU 1995年一度收到微软收购公司的 offer， 但因为反垄断的原因未能成交。尽管如此，$INTU 股票过去三十年涨了大约两百倍。变得更好，对于初创企业来说没有意义。因为所谓更好，是现状的一种延伸。更好，意味着你认为未来是现在的延伸，只是略有差别。初创企业要成功，必须非常激进的不同 （radically different）。 初创企业完全避开了比较的陷阱，才能赢。</text:p>
      <text:p text:style-name="P6"><text:span text:style-name="T11"/></text:p>
      <text:p text:style-name="P6">这个访谈应当是 2010年巴菲特收购 BNSF 时候做的。当时收购价是 260亿美元。现在北美最大的独立铁路公司 UNP 市值是 1460亿美元。bnsf 和 unp 目前每年的收入都在 240亿美元上下。二战结束的时候，美国铁路行业有一百万以上的从业者，现在只有二十多万人，但运输的货物量则要多很多。</text:p>
      <text:p text:style-name="P6"><text:span text:style-name="T11"/></text:p>
      <text:p text:style-name="P6">投资银行的管理者经常会面临一个又想当 bz，又想立牌坊的困境。就是说又想在熊市里只收咨询费没有本金的风险，又想在牛市里能够获得资产的大幅升值。但实际操作上往往是立了牌坊后羡慕当 bz 的，当 bz 后羡慕立牌坊的，对外标榜两个的好处都可以拿到，最后两个的坏处都被砸到。 前有 barings bank， bear stearns， lehman brothers。 今有所谓精品投资银行 B Riley，因为一个不良贷款的问题，股价今年下跌了 85%。</text:p>
      <text:p text:style-name="P6"><text:span text:style-name="T11"/></text:p>
      <text:p text:style-name="P6">很多时候你最终会意识到，你苦等的外在条件，实际上是你的大脑给自己虚构的一个限制。不要盲目相信外面传播的价值观。很多价值观的宣传，本质是想借各种偷换概念的诡辩，用泡沫，空气，时间差等等来偷换你的真金白银和血汗。价值观的第一性原理是只相信硬实力，对于任何减弱自身事实上的硬实力的诱惑保持高度警惕。同时对于可以长期有效增长自身硬实力，但并不为外人所理解，甚至被嘲笑的行为可以安之若素，甘之如饴。</text:p>
      <text:p text:style-name="P6"><text:span text:style-name="T11"/></text:p>
      <text:p text:style-name="P6">paycom 的毛利率是 83%，operating margin 40%， 目前 pe 比只有 14， 无债务，最近一个季度收入比去年同期增长 9%，还在回购股票。payroll 软件管理这个领域更换 vendor 还是有点麻烦的。83%的毛利率超过绝大部分高科技公司。在 156块买了一点点。过三年后再看看。</text:p>
      <text:p text:style-name="P6"><text:span text:style-name="T11"/></text:p>
      <text:p text:style-name="P6">生活不能每天都很新奇和刺激，否则很容易把自身资源耗尽。 50%以上的时间是枯燥和平淡，这才是常态。 高调的人大家都看得见，但高调背后付出的代价，和精神压力，则不是所有人都能理解和承受。就像运动员获得金牌大家都很羡慕，但运动受伤和病痛则是家常便饭。 不尊重这个现实，该平淡的时候耐不住寂寞，要去跳得老高，就会把自己置于完全没有必要的风险之下。 很少有人知道，蔣介石的（养）女婿陆久之活了 106岁。</text:p>
      <text:p text:style-name="P6"><text:span text:style-name="T11"/></text:p>
      <text:p text:style-name="P6">youtube ceo Susan Wojcicki 不幸因肺癌去世，只有 56岁。他的儿子前不久因为服用 fentanyl 过量而 19 岁就去世。即使身价八亿美元，也无法改变这个英年早逝的悲剧。 猜测她这么早就去世和过量工作，长期压力过大，而休息睡眠不够有关。 而且很多人遇到健康问题的时候，总是选择吃药这种治标不治本的方法。并且理直气壮的把吃药当然天经地义的解决方案。 少吃，多睡，适度锻炼，不过度工作，不给自己太大精神压力，可以赶走绝大部分疾病。susan 的妹妹 anne 就是 23andme 的创始人，一个通过检测 dna 来进行疾病预测，和个性化健康管理的公司。susan 和儿子的过早离世，只能说明 dna 检测这些东西，远不如健康生活习惯来得重要。</text:p>
      <text:p text:style-name="P6"><text:span text:style-name="T11"/></text:p>
      <text:p text:style-name="P6">吃喝玩乐亏不了多少钱。亏钱最快的方式，是追逐权力的泡沫，而不是权力的实质。</text:p>
      <text:p text:style-name="P6"><text:span text:style-name="T11"/></text:p>
      <text:p text:style-name="P6">openai 虽然在 LLM 有开创性的地位，但正如微软 CEO 所说，openai 即使明天消失，也没有关系。我们有人，有算力，有数据。我们在他们上面，下面，和周边。 sam altman 虽不是技术开发者，也号称没有其股份，但利用 openai 影响力去全世界融资做别的项目，发币 worldcoin， 也赚得盆满钵满。 其他技术人员如 Ilya， Greg， 在技术开发和部署上，做出了重大贡献。但在科技圈之外，在真正出钱的那些土豪圈里，又有谁知道他们呢？</text:p>
      <text:p text:style-name="P6"><text:span text:style-name="T11"/></text:p>
      <text:p text:style-name="P6">高科技带来的权力结构的改变，很多看起来很热闹，但转瞬即逝 （ephemeral）， 非常不稳定。 技术本身没有那么重要，技术背后的权术，才是关键。这个权术，在于理解足够多关键技术细节，可以把权力结构中稳定甚至不断强化的那部分，和大部分昙花一现的表象区分出来。 懂再多技术细节，但不关注权力结构，无法把权力结构搞清楚，本质就是浪费时间学了很多驴唇不对马嘴的东西，这样看似兢兢业业，忙忙碌碌，但在工作中，市场中，投资中始终处于食物链下端。技术是让你知道怎么移动一块石头，权力结构是让你知道移动哪块石头。技术是知道如何做某件事； 权力结构是知道必须做哪些事才能移动到食物链的高端； 权术就是寻找权力结构对自己有利的切入场景发力，避免在对自己不利的场景做低效或无用的消耗，持续迁移到食物链的高端。邓艾知道偷渡阴平拿下成都的硬核技术，为魏国拿下蜀国立下汗马功劳； 钟会知道更高层的权力结构，通过挑拨司马昭和邓艾的关系，欲贪功为已有； 卫瓘的权术又高一层，成功摆平邓艾和钟会，自己全身而退。 但 27年后因为大意，卫瓘又在八王之乱中被害。</text:p>
      <text:p text:style-name="P6"><text:span text:style-name="T11"/></text:p>
      <text:p text:style-name="P9">以前看财报的几个误区： 只看一年的，没有和五年前，十年前对比着看； 只看市盈率， 没有关注 gross margin毛利率， net margin净利率， return on equityROE， operating leverage经营杠杆，等等； 只看利润，没有看 capital expenditure资本开支， free cash flow自由现金流， stock repurchase股票回购， dividend股息， etc。 只关注增长，没有关注债务负担的增长，和相关突然死亡的风险。 等等，等等。毛利率 （gross margin） 高于 30%， 经营利润率 （operating margin） 高于 15% 的公司，只要没有太多负债，一般很快可以从短期挫折里爬出来。如果这类公司有十年以上运营历史，一般意味着生意模式比较稳固。如果年均收入增长超过 5%以上，利润增长可能超过 10%以上，再加上 pe 比值的扩张 （假设在 pe 值低于 20的时候入场），其股票长期回报不会比 sp500 差。 毛利润率和运营利润率是筛选掉劣质公司的一个简单粗暴，而高度有效的标准。很多公司本质是牛市时投机跟风的产物，没有定价权，宏观经济稍微萎缩一点，经营利润率就变成负数，甚至严重亏损， 破产。所以要看到十年以上的运营历史，才能给自己增加很大的安全边际。 这个筛选标准也可以用在朋友和合作伙伴上。没有十年以上的，互惠互利的合作历史，不要 commit 太多。比如 supermicro 上季度的 gross margin 只有 11%， 上季度是 14%。 明显有巨大价格竞争压力。对于有更好选择的投资者而言，没必要趟这摊浑水。</text:p>
      <text:p text:style-name="P6"><text:span text:style-name="T11"/></text:p>
      <text:p text:style-name="P6">zerohedge 90%以上的文字和 tiktok 短视频一样，看上去刺激好玩，玩世不恭，但实际不增加什么价值。玩世不恭的风格，年轻时容易在周围的玩伴中哗众取宠，而且没有什么成本。但曲终人散后，会发现长期唯一可靠的还是硬实力。</text:p>
      <text:p text:style-name="P6"><text:span text:style-name="T11"/></text:p>
      <text:p text:style-name="P6">读过很多撰写关于个人成长 （personal growth） 的作者的书籍，有些内容文笔相当不错，感同身受。 但是一旦这些作者 （有些算是本行业的大师） 把内容转移到投资，交易方面的时候，马上就发现他开始胡扯了。因为过去三十年各种风格的投资，交易的方法都见过，知道各种微妙复杂的潜在风险和局限性。越通俗的读物，越难把这些微妙的东西讲清楚。或者从他的文字可以迅速看出来，他根本不理解这些风险和局限性，也更谈不上敬畏了。</text:p>
      <text:p text:style-name="P6"><text:span text:style-name="T12"/></text:p>
      <text:p text:style-name="P6"><text:span text:style-name="T11"/></text:p>
      <text:p text:style-name="P6">确实短视，比如17年Intel眼红Nvidia开始自己做GPU招了不少人，加州新开了一个大office专门给GPU 仅仅一年半不到两年，GPU没那么风光了就开始大砍GPU项目，包括GPU这个大office整个site全部砍光 22~23年LLM火了又开始大招人做GPU，折腾移动端/ARM错过，10nm延期，BK在任真是啥都没做成。短视的本质原因，似乎是公司缺乏一个强势， 有 vision， 有威信的领导。真正可以见效的长期策略至少需要四五年时间，董事会如果没有耐心和信心支持领导层熬过爬坡期，就会导致一个首鼠两端的下场：钱花出去了，还没见效果就提前砍掉了，把 ceo 解雇，然后换人继续砸钱到一个新项目上，但只给新的 ceo 两三年时间，不断重复花冤枉钱， 直到公司最后现金枯竭，被别的巨头廉价收购。</text:p>
      <text:p text:style-name="P6"><text:span text:style-name="T11"/></text:p>
      <text:p text:style-name="P6">核心业务不能外包。外包的后果，就是相关的重要的业务知识和关系，都在承包商那里积累，这样自己会慢慢陷入一个越发弱势而被架空的地位。军阀不亲自下场和强敌对垒，就像纨绔子弟把家庭财富外包给投资经理管理，自己却懒得过问一样。</text:p>
      <text:p text:style-name="P6"><text:span text:style-name="T11"/></text:p>
      <text:p text:style-name="P6">胆怯和勇气是一个硬币的两面。决定你选择哪一面的关键，在于信息的不对称性。 信息越全面丰富，勇气就越足，自然会奇怪周围其他人为何如此胆怯。 反过来，市场上有些玩家对于神秘感的执着，本质是一种自我保护机制。否则草台班子的内核一旦公示，底下喽罗，合作伙伴和竞争对手不再胆怯，没有敬畏，自己很容易就垮掉。所谓赌徒，就是没有信息优势的时候，强充好汉要做勇士。</text:p>
      <text:p text:style-name="P6"><text:span text:style-name="T11"/></text:p>
      <text:p text:style-name="P6">union pacific 是北美最大的铁路公司之一，税后利润占收入的比例高达 26%。 过去三十年股票回报接近 25倍，超过同期 sp500 的回报 （不到 13 倍）。我的理解是这些火车公司对于其运载的路线，有垄断经营权， 没有直接竞争者。union pacific 2023年财政年度的营运利润率 operating margin 高达 37%。而大部分高科技公司 operating margin 低于 30%。即使是微软，上个季度 operating margin 只有 43%。 铁路运输还有个好处，基本不存在公路运输堵车的问题，或者说其运力还有很大潜力可以挖。即使无人车，遇到 rush hour公路上塞车，也只能干瞪眼。</text:p>
      <text:p text:style-name="P6"><text:span text:style-name="T11"/></text:p>
      <text:p text:style-name="P6">看了一下 40多页的诉状，大意就是 bill hwang 先生的基金杠杆率一般在四倍到七倍，到 2021年三月的时候仓位三百多亿美元。其中一个重仓的股票 viacom 在 2021年三月底时发行新股，次日股价下跌 10%以上，于是导致黄先生的仓位连环 margin call， 几天内就破产，同时借钱给他的投行也蒙受重大损失。 总结一下就是： 对冲基金因为杠杆率高，迟早成为大号的韭菜。 人没钱的时候，会厚颜无耻的撒各种慌去借钱。就像瘾君子的毒瘾来临的时候，会慌不择路的做各种下贱的事情去筹钱买毒品。 很多时候价格的变化和基本面毫无关系，就是傻逼在买或者傻逼在卖。总是有朋友来问我某某东西的价格为什么突然涨了，为什么突然跌了，感觉很烦。以后统一回答是： 就是傻逼在买，傻逼在卖。 而且这个回答往往就是最接近真相的答案。 可以参见下面黄先生的案例。</text:p>
      <text:p text:style-name="P6"><text:span text:style-name="T11"/></text:p>
      <text:p text:style-name="P6">我学CFA到目前为止最大的收获就是看财务报表永远不可能算出来特斯拉值多少钱。学 cfa 有点类似学习八股文。落地书生 （如黄巢，洪秀全） 造反阶段性成功后，收到一大堆前朝文人上表劝进的感觉，类似于创业者阶段性成功后，雇了几个 cfa 帮助其包装估值模型去上市融资。聪明绝顶，功勋累累的郭崇韬，其下场和七百年前的邓艾非常相似，可见人类很难吸取历史教训。</text:p>
      <text:p text:style-name="P6"><text:span text:style-name="T11"/></text:p>
      <text:p text:style-name="P6">過度追求某個看似正確的職業或學術路徑，忽略了個人的興趣和能力，後來出走發現並沒有所謂正確這回事。 這世界的本質是價值交換及是否可以解決問題，僅此而已。从小被教导人应该互相帮助，以前总是乐于助人，浪费了大量时间精力。后来明白了其实应该不愤不启，不悱不发，学会了用关我屁事来启动思考衡量，更专注提升自己，不轻易助人不仅是对人的一种尊重，更是对自己时间精力的拯救。所以不要抱怨什么世态炎凉，而是要研究自己在什么地方可以创造什么价值，可以解决什么问题，可以在什么样的市场寻找可以交换价值的对象。这里面市场其实最重要，市场越大，问题越多样化和复杂化，你可以创造价值的方式方法也多样化。</text:p>
      <text:p text:style-name="P6"><text:span text:style-name="T11"/></text:p>
      <text:p text:style-name="P6">从人类简史中学到的：信息的传播也遵循自然选择的原理，一个信息能够存在并传播到被你我所知，并非因为它的正确性，而是因为它对环境的适应：对符合大部分人利益或期望，易于理解，看起来正确的信息，大部分人就更愿意去传播它，也就更可能被我们看到。比如说：朋友多了路好走，世界还是好人多！吃苦可以让人成功、近视是因为玩手机。有了这个思想，我对于很多主流观点就有了更充足的怀疑和批判的信心，因为这解决了批判时常常遇到的一个很棘手的问题：假如这真是错的，那为何人人都这样说？别人都是傻吗？</text:p>
      <text:p text:style-name="P6"><text:span text:style-name="T11"/></text:p>
      <text:p text:style-name="P6">曾经认为学好技术很重要，技术很好是一个人牛逼的资本，因为很多人被夸被推崇的时候都说是技术优秀。 其实技术只是know how，被推崇的核心应当是know why维护既有的利益体系/创造更多增量价值/掌握破坏力，而各种体系只是用技术等细枝末节来避开核心利益，用话术来漂白让大家都好看又专业。这个角度很好。 know how 容易帮助你更好的理解 know why， 但知识体系狭隘的人容易沉浸于 know how， 拒绝质疑和分析 know why， 这样容易沉入食物链下端而不自知。</text:p>
      <text:p text:style-name="P6"><text:span text:style-name="T11"/></text:p>
      <text:p text:style-name="P6">你所看到的世界都是被安排让你看到的，大部分表面光鲜亮丽的人其实都是经过精心包装的普通人，你我本无别。passion不是找出来的，passion是每个人与生俱来的；人与人的天差地别，本质上是把passion资源注入了不同的东西：绘画、运动。金钱物质层的外驱力不可持续，内生驱动力可持续再生。</text:p>
      <text:p text:style-name="P6"><text:span text:style-name="T11"/></text:p>
      <text:p text:style-name="P6">高层政治生活完全不值得羡慕。 因为无法控制自己的时间安排，被迫要处理很多堆积如山的琐事。最关键的，是必须要绞尽脑汁应对很多自己完全无法预测控制的，有很多客观约束的紧急新情况，没有办法当甩手掌柜，没法每天睡到自然醒。</text:p>
      <text:p text:style-name="P6"><text:span text:style-name="T11"/></text:p>
      <text:p text:style-name="P6"><text:span text:style-name="T11"/></text:p>
      <text:p text:style-name="P6">家长总是教育孩子去刻苦学习卷各种技能性知识，觉得拿到证书，就能出人头地赚大钱。从来不去教孩子怎么去销售。 学校里教的作文就是用华丽的词藻，写一篇空洞的文章。从来不去教学生如何用通俗易懂的文字把想要传递的信息表达清楚。无脑爱国（初中读了一本清代的通史后醒了）；不明所以，糊里糊涂的与人为善（工作头几年为此消耗大量时间精力）；金融是投机，是罪恶（远离投资市场直到35岁后）你受到的教育，你在social media和 news上看到的大部分叙事，都是被筛选过的。 我们从小到大读的故事都是那些非常极致的人以非常极致的态度/渴望达成了非常极致的成就。 历史和社会由一小部分人推动，却又被剩下的所有人学习。 大部分人要接受自己不是outlier，不要一直问自己人生的意义。 保证自己的身心健康，维护好你的亲密关系和人际关系，有足够的经济支持，再去追求理想。 你得过上幸福的人生，才是一切的起点。被告知学校里老师教的都是知识。其实很多老师水平都很差。 被告诉要听父母长辈领导的话。很多父母长辈领导可能水平都很有限。 总之，世界是一个巨大的草台班子。在巨大信息量的今天能独立辨别信息，将会是一件难而正确的事。</text:p>
      <text:p text:style-name="P6"><text:span text:style-name="T11"/></text:p>
      <text:p text:style-name="P6">一般来说，只有和在某些地方水平比自己高的人交谈，而且他可以用你能理解的语言把你的困惑解释清楚透彻，这样的交谈才会感觉特别愉快。这种感觉，一天如果能有个一分钟，就非常了不起了。 如果双方知识体系差距太大，或者他无法把他已经默会的各种知识和你完全交代清楚，那么你无法立刻理解他的高明，有眼不识泰山，这样的交谈还是无法愉快。 如果你明显看出他的水平比较差还不自知，这种交往就进入垃圾时间了。 线下寻找到那种愉快体验，如缓慢的在大海上捞针，很困难。 在书籍和社交媒体上搜索，效率要高很多。所谓听君一席话，胜读十年书应当反过来，变成广读十年书，胜听多席话。</text:p>
      <text:p text:style-name="P6"><text:span text:style-name="T11"/></text:p>
      <text:p text:style-name="P6">与其设立目标，不如搭建实现目标的系统。 没有系统，必定在现实和目标相距较远的时候，忍受不住煎熬，病急乱投医。 急的后果一般是高价去买包装精美的假货，或者低价把自己的宝贝贱卖。</text:p>
      <text:p text:style-name="P6"><text:span text:style-name="T11"/></text:p>
      <text:p text:style-name="P6">宗教的一个作用，就是用比较模糊但斩钉截铁的语言，来解释很多问题，给困惑的人们带来心灵上的 closure。所以很多人遇到较大挫折和痛苦时，投入宗教的怀抱，是阻力很小，非常自然的选择。</text:p>
      <text:p text:style-name="P6"><text:span text:style-name="T11"/></text:p>
      <text:p text:style-name="P6">人年轻时都有这个误会。都以为靠能力能解决很多问题，对于权利顶端都是老家伙这种现象却视而不见，会误以为越老越能力强。越老关系网越厚重，而且各种经验也越丰富，这里面也有一个复利效应。当然前提是你必须是权力游戏的利益相关者 （stakeholder）， 而不是一个缺乏网络连接，随时可以被替代的螺丝钉，或曰 NPC （Non Player Character）</text:p>
      <text:p text:style-name="P6"><text:span text:style-name="T11"/></text:p>
      <text:p text:style-name="P6">投资的两个关键是选择标的，和持有时间；健身的两个关键是合理锻炼， 和恢复时间。 多数人过于关注第一点，而忽视了第二点。这导致投资上每天看似忙忙碌碌，但稍微有点利润就过早离场，最后手上长期持有的都是一些垃圾股；类似的，运动上过于强调大运动量，休息不够，睡眠不深，激素失衡，恢复缓慢，虽然花了很多时间锻炼，但伤病累累，事倍功半。浅薄者，则会因为这种现象，而沾沾自喜道：投资太难了，还不如钱存银行！ 锻炼太麻烦了，我什么都不练也很好！</text:p>
      <text:p text:style-name="P6"><text:span text:style-name="T11"/></text:p>
      <text:p text:style-name="P6">早期投资项目一般风险极大，很难评估，默认都是草台班子，赚钱的概率大概低于百分之一。 但有一个简单办法可以过滤，就是如果某个资产经过一次熊市洗礼后，能够反弹，并且价格创新高，那说明这个资产背后的网络或者团队有一种相对反脆弱的特性。经过这个方法过滤之后，再挑选，就容易很多。如果没有公开交易的价格，那就需要公开可以独立验证的财务数据。如果这些都没有，那就只能先默认是草台班子而放弃。 不采用这种严格但简单的过滤标准，一般很快就会遭受客观规律的严厉惩罚。 类似的，和不熟的人打交道，无法评估其能力和信用，不要一开始就太近。要给几年的时间观察，如果此人能够以一种你想象不到的方式持续成长，而且可以独立验证，那就值得更深度的交往合作。否则不必浪费时间去纠缠。 面对面的交谈，一般价值不大。因为交谈者都是在释放一些成本几乎为零的信号。因为成本极低，即使谈话者主观认为自己是真诚的，这种信号没有背后的硬实力支撑，客观上往往是夸大和不诚实的。 naval ravikant 曾经提过，如果智能是非线性分布，那么普通人是比较愚蠢的。 再推导一下，如果在交友上不能刻意保持以头部 1%甚至 0.1%的水准要求，那么势必被一些损友潜移默化的拉到比较愚蠢平庸的水平上。 而用上面这种几年后是否创新高的标准来过滤筛选，就可以避开很多麻烦。</text:p>
      <text:p text:style-name="P6"><text:span text:style-name="T11"/></text:p>
      <text:p text:style-name="P6">每个人买在和他德性匹配的价格和仓位，也卖在和他德性匹配的价格和仓位。 不要把运气坏的说辞当成是对自己德性不足的遮羞布。不断打破砂锅问到底，层层追溯错误决策的原因，追溯四五层后，最终都会归咎于德性不足。</text:p>
      <text:p text:style-name="P6"><text:span text:style-name="T11"/></text:p>
      <text:p text:style-name="P6">残酷的现实：如果智力和认知是非线性分布，那么普通人是比较愚蠢的。 再推导一下：如果在交友上不能刻意保持以头部 1% 甚至 0.1%的水准严格要求，那么自己势必被潜移默化的拉到比较愚蠢的水准上。</text:p>
      <text:p text:style-name="P6"><text:span text:style-name="T11"/></text:p>
      <text:p text:style-name="P6">在金融行业有个常用来欺骗外人后来也欺骗自己的一个概念，IRR （internal rate of return）。这个概念的致命弱点是： 1。 时间很短。 这个时间是指以某个 IRR为基础，用来复合增长的时间，能有三到四年就顶天了。偶尔有个 50%以上的 IRR 的成功项目，就到处宣传。 2。 因为增长的时间太短，导致增长倍数和仓位实际上不大。 3。 因为仓位始终不大，因为总幻想每年至少 50-100%的回报，看不起长时间年化 20-30%的复合增长，也不愿意耐心等待长时间增长，所以始终发不了大财。 只宣传 IRR， 不提时间和仓位，本质都是耍流氓。</text:p>
      <text:p text:style-name="P6"><text:span text:style-name="T11"/></text:p>
      <text:p text:style-name="P6">高科技领域，是唯一的年轻人无需论资排辈，有可能通过走后门超过老人的领域。当然，只是说可能，如何钻研找到后门，大家其实都不清楚，需要保持灵活的头脑，准备根据新的信息随时调整。</text:p>
      <text:p text:style-name="P6"><text:span text:style-name="T11"/></text:p>
      <text:p text:style-name="P6">注意到好几个案例，就是如果某个相对年轻的人经常在传统媒体上发表一些倾向性和情绪性比较强，但缺乏客观数据和严谨分析的肤浅观点，而且这些传统媒体居然也长期给他/她提供平台发布这些 （被证明是错误的） 愚蠢的观点而不解雇他/她，此人大概率是靠父母的关系上位，被安插到这么一个轻松的职位，给父母和家族以及背后的利益团体当传声筒而已。</text:p>
      <text:p text:style-name="P6"><text:soft-page-break/><text:span text:style-name="T11"/></text:p>
      <text:p text:style-name="P6">胜利者都是先学会妥协 （和苟且） 以求胜利，（过程可能极为狼狈不堪） 胜利之后再对外编故事，宣传自己如何一直神勇，从不妥协。 可怜的是一大群不经世事的傻 x， 真诚的相信了胜利者宣传的往事，飞蛾扑火般毫不妥协的走上自我毁灭之路。投资的本质是漫长的等待入场时机，入场之后又是漫长的枯燥的持有等待。 创业的本质是999死一生，最后的成功者都是在巨大的不确定和煎熬中获得了成功生存的机会。</text:p>
      <text:p text:style-name="P6"><text:span text:style-name="T11"/></text:p>
      <text:p text:style-name="P6">硅谷银行 （$sivbq） 1987年上市的时候股价只有 63美分，到 2021年最高的时候超过 700美元，涨幅超过一千倍。但因为资产和负债的久期错配而在 2022年突然死亡归零。 所有的银行和依靠大幅度增加负债来增长的机构都有巨大的突然死亡的风险，不管之前股价增长有多好，都不值得你去冒这个风险。除非银行是你自家开的。</text:p>
      <text:p text:style-name="P6"><text:span text:style-name="T11"/></text:p>
      <text:p text:style-name="P6">Munger在视频中提到不建议大家用杠杆时，说了一个金句： Young man knows the rule，old man knows the exception。 有点意思。 用币圈的话翻译下，就是： 新韭菜做合约分析K线、使用各种指标头头是道，理论一套又一套；但老韭菜知道总有黑天鹅会把合约党一波带走。这个总结可以应用到很多领域。换个角度，你知道某个领域通用的规则，相对价值有限；但你如果知道通用规则什么场景下不再适用，这里就有金矿。比如说，通常零售商不是好的投资，但亚马逊并不是纯粹的零售商，他还有高增长的云计算业务，他是一个 exception； 但当很多未经考验的南郭先生标榜自己是下一个亚马逊，要烧很多钱去增长的时候，你又要小心了。</text:p>
      <text:p text:style-name="P6"><text:span text:style-name="T11"/></text:p>
      <text:p text:style-name="P6">最可靠的三件事是： 钱 （Liquid cash）+ 健康 （Health） + 智慧 （mental model） 人情，人心是善变和比较不可靠的。理解，尊重这个事实，然后就不用在此浪费时间。人情人心不可靠的几个底层逻辑： 第一，人际关系必须以持续利益交换为基础，但往往大家价值观不一样，都认为自己的付出比对方更多，但实际上你在意的东西，对方往往真诚的认为没有价值。反之亦然。所以很难维持，容易心生怨念。 第二，生米恩，斗米仇。付出太多，对方无法回报，反而会把怨恨作为内心平衡的一块遮羞布。 第三，嫉妒，恨人有，笑人无，是人性深入骨髓的本能，只不过多数时候被按在水下掩盖住而已。就像水下的鳄鱼鲨鱼一样，你看不到，并不意味着危险不存在。 第四，杀人放火金腰带，修桥补路无尸骸。英文有谚语：No good deeds go unpunished。 不管你主观如何好意的去做什么事，被某一群人误解，怨恨，甚至遭到莫名其妙的攻击，是常态。</text:p>
      <text:p text:style-name="P6"><text:span text:style-name="T11"/></text:p>
      <text:p text:style-name="P6">让资产长期升值的本质动力之一是资产背后的利润增加 （暂不考虑利率和其它因素）。利润本质是外界对你的产品有真实需求，愿意支付的代价超过你的维护成本。所以判断某个资产升值潜力有这么几个角度： 1。 真实需求是否持续增加，可以不断衍生出新的应用和新的需求。如果你还能洞察别人暂时看不到的潜在的真实需求，那就离发财不远了。 2。 这个真实需求很难在别的地方找到替代解决方案，因此潜在用户几乎没有砍价的能力。 3。 资产背后的应用维护成本低，甚至随着用户的增加，而单位维护成本越来越低，和潜在竞争者差距越来越大。要注意，成本是个多维度的东西，获客成本，运维客服成本，还有从用户角度感受到的，使用方便角度的隐性成本。 4。 上面三个因素不能局限于静态的观察。如果能够彼此互相推动，自我强化，那比孤立的单个因素的优势要重要得多。 注意，这里没有任何现金流的讨论。现金流也是一个表象，是真实需求溢出，而体现于外表的东西。现金流也可以造假。有些拥有上面四个要素的资产，乍一看，现金流很差，甚至没有现金流这个概念，但不妨碍其真实价值仍然增长迅速。 以上四点的框架，也对个人成长建设有指导意义。而普通人常常落入的投资陷阱是： 财务数据造假； 单位运营成本因为某个资源瓶颈不能因规模变大而减少，导致利润有上限； 资产没有垄断性，竞争者一来价格就垮了； 应用单一而无法自发演化增长，等等。</text:p>
      <text:p text:style-name="P6"><text:span text:style-name="T11"/></text:p>
      <text:p text:style-name="P6">长期投资者拥有一个创业者/企业家不具备的奢侈品，那就是： 长时间什么都不做的等待。 因为有资源有能力等待，所以可以牢牢把握自己的节奏，不被外界的噪音和干扰打乱。这样往往长期回报反而更高。所以也就较少产生心理和生理上的疾病。投资的术与道。当然不同性格和资金体量的都有适合自己的投资逻辑，想挣周期的大钱，普通人选择道要比术更合适，方向要赌对，还要赌上足够的筹码。至于做交易，就当买彩票，用闲暇的心情和小资金玩一玩就好。除此之外，生活的重要性是最高的，要学会挣钱，更要学会生活。</text:p>
      <text:p text:style-name="P6"><text:span text:style-name="T11"/></text:p>
      <text:p text:style-name="P6">绝大多数技术的领先性都不足以成为行业进入的壁垒，也不足以形成公司的护城河。 能建立行业壁垒的只能是经济壁垒： 1。 对销售和传播渠道的控制。 2。 生产的规模效应：具备越大的生产规模，单位生产成本越低。竞争者没法短期内获得足够大的生产规模，产品的成本高导致竞争者亏本不可持续。 3。 产品构建起的网络效应：越多的人加入网络，网络越安全，网络的价值越大，每个单位使用的网络成本越低。 4。 政府从国家利益角度提供的保护措施，比如烟草专卖，军工企业等具备垄断优势。</text:p>
      <text:p text:style-name="P6"><text:span text:style-name="T11"/></text:p>
      <text:p text:style-name="P6">资治通鉴里有一个共同的特点，所有出阴招的，所有的大案，全都是熟人干的。现在发现洞悉人性，与人保持安全的距离。遵循游戏规则的，都是明智的人。</text:p>
      <text:p text:style-name="P6"><text:span text:style-name="T11"/></text:p>
      <text:p text:style-name="P6">郭宇：1。AI是一个比移动互联网更大的机会，有机会买到 2000年的亚马逊，所以早点开始学习。Crypto也是类似。2。投资小盘股，20%是逻辑，80%都是心理。建立自己的mindset是最重要的。3。关于收益率：不要跟大盘和指数比，把目标设定为cover生活支出，更能获得内心的平静。4。关于波动率：时间越久，你对波动的承受能力会越强。5。AI赛道的某种终局：世界上遍布机器人，2 个大国之间的竞争。6。如何做出正确的选择：非常难。更可行的方法是远离你不喜欢的事情。6。用投资结果来验证自己的想法，是一种高级的乐趣。7。一手信息很重要。8。非常同意「通过投资实现自给自足，而不是跟别人比」和「远离你不喜欢的事情」。</text:p>
      <text:p text:style-name="P6"><text:span text:style-name="T11"/></text:p>
      <text:p text:style-name="P6">别总想着靠人脉走捷径，真正的人脉是建立在自身价值之上的。你没有足够的实力，认识再多的人也没用。专注提升自己，让自己变得优秀，自然会吸引到有价值的人脉，为自己的发展助力。</text:p>
      <text:p text:style-name="P6"><text:span text:style-name="T11"/></text:p>
      <text:p text:style-name="P6">等待本身就是一种力量。等待好价格买，等待好价格卖。挑选最优质资产对于投资收益的作用应当低于 30%。 其余主要来自等待。 但很多人实际操作搞反了，把 90%以上的精力用于研究选择投资标的，然后着急买入。这样往往买入价过高，但因为主观判定自己能以更高价卖出，所以不在乎。着急买入如果几个月内不能赚钱，甚至亏损，就着急卖出。然后继续循环。这样忙忙碌碌，迟早亏死，累死。</text:p>
      <text:p text:style-name="P6"><text:span text:style-name="T11"/></text:p>
      <text:p text:style-name="P6">做题家从来没有制定新规则的意识，只有从小被驯服去遵守别人制定的规则的本能。偶尔会因为耍小聪明，钻规则的空子占点小便宜而沾沾自喜。悲哀啊！</text:p>
      <text:p text:style-name="P6"><text:span text:style-name="T11"/></text:p>
      <text:p text:style-name="P6">李嘉诚今年97岁，依然身体健朗，思维清晰，神采奕奕。相比香港同期的其他几大家族一代，李嘉诚不仅是企业经营与传承的佼佼者，也是身体健康的佼佼者，其他几位即便也长寿，但生存质量远不如李嘉诚，如赌王何鸿燊，晚年受病痛折磨，长期住院。 之所以会有这么大的差别，主要是源于李嘉诚是一个极度自律、自我管控极强的人。眼光足够长远，很多事情提前谋划布局，所以会特别在意短期因素对长期结果产生的影响，对于日常的小事，尤其是生活起居，作息，饮食健康、锻炼等，很认真，也很坚持。 正是这个长达几十年的极度自律的生活，让李嘉诚获得了更好的工作状态、决策质量以及更健康更长寿更有活力的身体状态。李嘉诚习惯早睡早起，每天大概9点左右就睡，第二天凌晨5点就起，数十年如一日，雷打不动。充沛的体能精力，高效地工作，学习和处理各项事务。当人们在七八点醒来、八九点出门准备去上班工作时，李嘉诚已经学习和工作了三四个小时了。 但李嘉诚的这种自律而高效的作息习惯，并不是一开始就是这样的，他也交了学费，付出过昂贵的代价。只是他吸取教训，知错就改了，并且保持再也没犯同样的错误。 早年间，李嘉诚因为工作繁忙，常常熬夜，一段时间后，肺部出现疾患，长期不适，经过一番寻医问药后，终于把病治好。此后李嘉诚就再也没熬夜了，把作息强制调整为了早睡早起模式。这样，才有了后面如此漫长而高效的可持续，和轻松健康的持续生活状态。 仔细去研究李嘉诚的人生，会自然地联想起另一位传奇人物，巴菲特。几乎是在同一时期，东西方出现了两位高度相似的商业传奇。人类的人格中，对于商业的理解，对于大道的践行，对于伟大、财富与自由快乐的执着追求是可以跨越种族、地域和文化的。牛人总是相似的，因为他们都是在道上行走，都在按规律办事，而庸人的不幸却各有各的不同，因为无道不尊重规律。 巴菲特今年95岁，他也是数十年如一日的自律，极其专注和沉浸在自己的工作与兴趣之中。也同样地在意作息，始终确保每天拥有充沛的精力，高效地学习和工作，极其痴迷和热爱自己的工作。他们都是人类商业史上的奇迹，同时也是五福人生的践行者与达成者，非常伟大，值得人们永远敬仰与效仿。</text:p>
      <text:p text:style-name="P6"><text:span text:style-name="T11"/></text:p>
      <text:p text:style-name="P6">我也是计划最近几周带着家人一起去体检。肠胃镜几年前做了，胃镜前两周又做了。后面加上这个MRI和MRA。主要大项是肝功、肾功、肺部ct、心脏检查、五脏六腑的彩超、血检（常规、血压、血糖、血脂六项）。</text:p>
      <text:p text:style-name="P6"><text:span text:style-name="T11"/></text:p>
      <text:p text:style-name="P6">从这个打败赌场的人身上，我们能学到什么？ 每个系统都有漏洞：庄家不可能永远赢；心理战胜技巧：人总是只相信他们以为看到的东西；不要太显眼：真正厉害的手法，都是在没人注意的时候完成的；见好就收：越贪心，越容易败在最后。</text:p>
      <text:p text:style-name="P6"><text:span text:style-name="T11"/></text:p>
      <text:p text:style-name="P6">韩国狠人儿现任三星掌门人李在镕。 懂得隐忍，做事果断决绝，为达目的不择手段，狠起来自己都可以拿来做筹码，即使服刑期间也丝毫不自我懈怠，朝着目标奋力前进。 一个财阀家庭需要这样的继承人。</text:p>
      <text:p text:style-name="P6"><text:span text:style-name="T11"/></text:p>
      <text:p text:style-name="P6">给散户提供 dna 测试服务还是摩擦太大，单位成本太高，无法盈利。23andme 折腾十九年了，其实这个商业模式很早就应当放弃，有这精力，把当年创业的钱还是放在谷歌的股票里就舒服多了。Anne Wojcicki 的姐姐 Susan前两年因为癌症 56岁去世，Suan 的一个儿子不幸因为吸毒过量十九岁去世。躺平休息最要紧，创业这事不可入戏太深。youtube ceo Susan Wojcicki 不幸因肺癌去世，只有 56岁。他的儿子前不久因为服用 fentanyl 过量而 19 岁就去世。即使身价八亿美元，也无法改变这个英年早逝的悲剧。 猜测她这么早就去世和过量工作，长期压力过大，而休息睡眠不够有关。 而且很多人遇到健康问题的时候，总是选择吃药这种治标不治本的方法。并且理直气壮的把吃药当然天经地义的解决方案。 少吃，多睡，适度锻炼，不过度工作，不给自己太大精神压力，可以赶走绝大部分疾病。susan 的妹妹 anne 就是 23andme 的创始人，一个通过检测 dna 来进行疾病预测，和个性化健康管理的公司。susan 和儿子的过早离世，只能说明 dna 检测这些东西，远不如健康生活习惯来得重要。健康四宝：睡眠、运动、饮食、心情八字箴言：少吃、多动、早睡、静心。</text:p>
      <text:p text:style-name="P6"><text:span text:style-name="T11"/></text:p>
      <text:p text:style-name="P6">历史经验和社会经验表明，凡是某人突然放弃外人看来明显要到手的巨大利益，而对外宣称因为某种情怀要去转做别的利益很小的事情，背后都有难言之隐。 这种难言之隐可以是，那个要到手的巨大利益是假的，他受到了无法公开的严重的打击或者威胁，自己那边有无法公开的家丑，等等。 以这个态度解读历史和时事，很多看似莫名其妙的事情就豁然开朗了。</text:p>
      <text:p text:style-name="P6"><text:span text:style-name="T11"/></text:p>
      <text:p text:style-name="P6">以前以为皇帝的妃子应该是绝色美人，后来看到一些清末王妃的照片却大失所望。后来意识到皇后和王妃的安排，本质上是一种权力交易的结果，和相貌/气质/身材等关系不大。就好像华尔街真正的肥缺，都是给关系网里的自己人，和申请者的学校/学位关系不大。越老关系网越厚重，而且各种经验也越丰富，这里面也有一个复利效应。当然前提是你必须是权力游戏的利益相关者 （stakeholder）， 而不是一个缺乏网络连接，随时可以被替代的螺丝钉，或曰 NPC （Non Player Character）。平民子弟误以为去好学校读个金融专业镀金，就可以自动占据华尔街生态链的上端，就像以为绝色美人就能自动成为皇妃贵妇一样，真是个天大的误会。人年轻时都有这个误会。都以为靠能力能解决很多问题，对于权利顶端都是老家伙这种现象却视而不见，会误以为越老越能力强。越老关系网越厚重，而且各种经验也越丰富。</text:p>
      <text:p text:style-name="P6"><text:span text:style-name="T11"/></text:p>
      <text:p text:style-name="P6">一日必须按时按点三餐吃饭。 后来逐步给自己引入轻断食，多餐少食的概念，体重轻而易举掉了15斤，并且人更有精力，状态更好了。</text:p>
      <text:p text:style-name="P6"><text:span text:style-name="T11"/></text:p>
      <text:p text:style-name="P6">你受到的教育，你在social media和 news上看到的大部分叙事，都是被筛选过的。 我们从小到大读的故事都是那些非常极致的人以非常极致的态度/渴望达成了非常极致的成就。 历史和社会由一小部分人推动，却又被剩下的所有人学习。大部分人要接受自己不是outlier，不要一直问自己人生的意义。保证自己的身心健康，维护好你的亲密关系和人际关系，有足够的经济支持，再去追求理想。 你得过上幸福的人生，才是一切的起点。</text:p>
      <text:p text:style-name="P6"><text:span text:style-name="T11"/></text:p>
      <text:p text:style-name="P6">无脑爱国（初中读了一本清代的通史后醒了）；不明所以，糊里糊涂的与人为善（工作头几年为此消耗大量时间精力）；金融是投机，是罪恶（远离投资市场直到35岁后）</text:p>
      <text:p text:style-name="P6"><text:span text:style-name="T11"/></text:p>
      <text:p text:style-name="P6">股票是非常危险的（实际是普通人享受行业和公司成长门槛最低的方式），区块链是骗局（实际上主权货币长期稳定通胀，BTC是去中心化反脆弱的价值储存所在）</text:p>
      <text:p text:style-name="P6"><text:span text:style-name="T11"/></text:p>
      <text:p text:style-name="P6"><text:span text:style-name="T11"/></text:p>
      <text:p text:style-name="P6">2023年美国金融市场发生的几个意想不到的事件： 1。 硅谷银行一度濒临破产，颇具讽刺意义的是，因为此事 usdc 价格一度跌破 0.9 usdt （后者一般被认为缺乏严格审计，账本不透明，风险比前者要大）。比特币先跌到两万美元，美国财政部决定救助接管硅谷银行之后，一个月内又涨回到三万美元。 2。 九月份美联储暗示大家要接受长时间的高利息状态，三十年国债利息一度达到 5.1%，为十六年来最高。媒体充斥各种唱高利率，梦回七十年代高通胀的叙事，JPMorgan CEO更是表示预计国债利率要达到 7%。两个多月后美联储又预计 2024年可能要降息，三十年国债利率又跌回 4.0%，和去年年底水平差不多。 3。 灰度对于美国证监会的诉讼八月底被三名法官一致判决胜诉，十月十三号 SEC 放弃对法院判决上诉，从此开启了整个加密市场的狂欢。 4。 nvidia 五月24日财报中，预计二季度收入要比一季度增长 50%以上，次日股价大涨，目前股价是年初的 3.4 倍。 世界常会发生事前无法预测的非线性突变，需要准备足够多的弹药，坦然面对和接受不确定性，迎接和拥抱不确定性。 凡是加杠杆不给自己留余地的人，本质都是主观要和这种不确定性做对，迟早会摔得粉身碎骨。</text:p>
      <text:p text:style-name="P6"><text:span text:style-name="T11"/></text:p>
      <text:p text:style-name="P6">Munger在视频中提到不建议大家用杠杆时，说了一个金句： Young man knows the rule，old man knows the exception。 有点意思。 用币圈的话翻译下，就是： 新韭菜做合约分析K线、使用各种指标头头是道，理论一套又一套；但老韭菜知道总有黑天鹅会把合约党一波带走。零售业无法躺平，可能暂时会有一段时间盈利不错，股票暴涨，然后竞争者抄袭你，稍不注意就开始亏损，甚至滑向破产。要更多关注那些一生只需聪明一次 （然后就可以躺平） 的生意。这个总结可以应用到很多领域。换个角度，你知道某个领域通用的规则，相对价值有限；但你如果知道通用规则什么场景下不再适用，这里就有金矿。比如说，通常零售商不是好的投资，但亚马逊并不是纯粹的零售商，他还有高增长的云计算业务，他是一个 exception； 但当很多未经考验的南郭先生标榜自己是下一个亚马逊，要烧很多钱去增长的时候，你又要小心了。</text:p>
      <text:p text:style-name="P6"><text:span text:style-name="T11"/></text:p>
      <text:p text:style-name="P6">Danaher， 1983年的时候股价八分钱，现在 261 美元。四十年如一日持续积累。</text:p>
      <text:p text:style-name="P6"><text:span text:style-name="T11"/></text:p>
      <text:p text:style-name="P6">有些微妙的情绪记忆，很有意思。比如你错过了某个重大的机会，或者犯了某个大的错误，在此转折点之前你感受到的各种信息碎片，会留在你的脑海里，这样会给你这方面高度敏感的直觉。下次再感知到类似的信息，和之前的记忆接近，你就会突然十分兴奋或者警觉，这样就有更大概率抓住机会，或者避开陷阱。要多复盘研究你曾经错过某个机会的当时的很多细节，这样可以反思为什么错过的底层机制，自己下次遇到相关线索会非常敏感。一般人最多会反思干了什么的错误 （Error of commission）， 而不去调查反思没干什么的错误 （error of ommission）。但其实这里面有宝藏。如果不复盘，情绪记忆没有更丰富，那么依旧是傻瓜。</text:p>
      <text:p text:style-name="P6"><text:span text:style-name="T11"/></text:p>
      <text:p text:style-name="P6">股市投机者，有可能因为反馈快，而学得快，进化快。 运营企业的问题是反馈慢或者缺乏有效反馈。重资产的企业，转身更慢，成本更高，极为痛苦。当然做企业的好处，是有可能在一线看清楚并且提前看到外人看不懂的机会。一出道，就赚了某个行业早期一波红利的企业家，和一出道就在牛市早期赚了一大票的投机者，本质是一样的。内心深处都坚信自己的操作手法可以继续无往而不胜。其认知可能需要十到二十年以上的反复折腾折磨才能真正丰富和成熟，这还属于幸运的。</text:p>
      <text:p text:style-name="P6"><text:span text:style-name="T11"/></text:p>
      <text:p text:style-name="P6">所以一般来讲投2C比投2B的标的容易很多，基本2B，我个人不太看。来自企业客户的收入可以通过各种贷款和关联交易造假，比较隐蔽，很难分辨。如果收入来自个体消费者，造假难度就要高一些。</text:p>
      <text:p text:style-name="P6"><text:span text:style-name="T11"/></text:p>
      <text:p text:style-name="P6">非常好的投资一般都有两三个极为简单粗暴的逻辑。如果你要反复推敲权衡半天，那么大概率是： 这不是一个好的投资。 或者极小的概率是： 它的一两个简单粗暴的点，你没有看到或者看懂。 研究者应当把精力放在探索寻找简单粗暴的逻辑上面，而不是挖空心思按照做题家的身体习惯，在螺丝壳里做道场。追寻简单粗暴的逻辑，并不意味着行动的莽撞，恰恰相反，实际操作上要极为挑剔和耐心，如果看不到简单粗暴的逻辑，就必须习惯等待和忍耐。除非有巴菲特一样的商业智慧，才能如此。而大多数人大多数情况下，都是要老老实实看财报、理解生意模式、调研，不用推敲半天就能推断的好生意，很大概率是运气，或者说是赌博，而不是投资。</text:p>
      <text:p text:style-name="P6"><text:span text:style-name="T11"/></text:p>
      <text:p text:style-name="P6">定期的轻微调仓，维持现金水平的安全红线非常有必要。但实践上，大部分基金回报平庸的一个根本原因，还是把自己碰到的最好的投资，卖得过早。</text:p>
      <text:p text:style-name="P6"><text:span text:style-name="T11"/></text:p>
      <text:p text:style-name="P6">对投资的分析判断，最好不要离创始人太近，因为你和公司创始人近距离接触，得到的一些情绪上的感受，往往和产品在市场上是否成功没什么关系，甚至会误导你。 我自己以前做生意时，一个明显体会是，我实际上没有能力预测市场未来的变化，甚至连一两个月之后的变化也无法准确预测。我的悲观/乐观的态度，实际上没有任何信息价值。经营者能够做到最好的，就是机会来的时候，有能力去捕捉它； 机会枯竭的时候，有资源可以熬过去而已。</text:p>
      <text:p text:style-name="P6"><text:span text:style-name="T11"/></text:p>
      <text:p text:style-name="P6">这点还挺反直觉的，我猜想背后的原因是不是因为川主关心的都是二级市场的大猩猩标的，这些标的强是因为他们客观上具备强者恒强的特点，反而对人的依赖没那么强，甚至像巴菲特说的那样，你要寻找傻子都能管好的公司。但是如果是早期的企业，除了商业模式之外，创始人的能力和为人还是挺重要的。好多做一级的朋友说他们在投资时候还是蛮看重团队，尤其是创始人的能力的。甚至如果是自己创业，大部分时候合伙人也是从熟人里面找的。另外一个角度是二级市场的标的没有利益损害的问题，就是创始人作为实控人比较难在收益分配时候侵吞小股东权益，但是这种现象在非上市公司中是很常见的。最后一点很重要。一级市场里创始人侵犯小股东利益的事情比比皆是，很难制衡。是啊，人性是经不起大钱的考验的。我现在的感觉是当投资额超过了一定规模，投二级要比一级好的多。其实看很多公司内部高管，股票解禁之后都处理不好卖的时间就明白了： 离消息那么近的人都没有预测能力，我们凭什么能？</text:p>
      <text:p text:style-name="P6"><text:span text:style-name="T11"/></text:p>
      <text:p text:style-name="P6">冷冰冰的数字，和直观感受还是有较大差别。 比如有人做过研究，美国股市 smallcap 小市值股票里面平均大约 2.4% 才能做到十年后年均回报超过 20%。这就是大概四十分之一。 但是我去参加某个集体健身课，超过十个人后，要想记住每个人的相貌，就感觉很困难了。人要再多，很容易被周边的人挡住视野，然后觉得差不多就这样了，要去找更多的样本太麻烦了，就放弃了。 对应到股票投资研究上，如果没有严格要求自己一步步落实的话，实际搜索空间往往不到真实空间的五十分之一。 你如果不能精确的一步步写出你的搜索和筛选步骤，那么大概率还是不经大脑依靠直觉，搜索空间和挑剔程度远远不够。那么回报平庸也就是数学的必然了。所以大猩猩投资法，投一些赛道的龙头兼顾胜率和赔率，其实长期来看EV更高。</text:p>
      <text:p text:style-name="P6"><text:span text:style-name="T11"/></text:p>
      <text:p text:style-name="P6">电影看多了，人容易变得弱智。 很多事情的演化极为复杂迂回，大部分现场的实际体验是枯燥，单调，无聊，长期间缺乏有效反馈，和各种挫折。 电影因为时间限制，必须在最短时间内把最戏剧性的核心场景表现出来，所以基本上容不得任何枯燥。 因此，沉迷于电影戏剧的人，不理解也不尊重长时间枯燥的积累和等待，才是生活的真谛这个基本事实，频繁给自己加戏，在对自己一厢情愿的幻觉的顽强追求中，迅速的耗费掉自己的宝贵资源和精力。</text:p>
      <text:p text:style-name="P6"><text:span text:style-name="T11"/></text:p>
      <text:p text:style-name="P6">Operating leverage （营业杠杆） 是个非常重要的概念。好的公司，为了支持 N 倍的客户需求，后台固定成本增加并不需要 N 倍，因此利润增长幅度会大于收入增长幅度。 一般来说，软件公司的营业杠杆要比硬件公司大。 再仔细想，区块链上少数几个主流公链的营业杠杆为无限大，商业模式又更高一筹。外面人要上链，所有成本全部自己出，token 持有者基本就是坐享其成。</text:p>
      <text:p text:style-name="P6"><text:span text:style-name="T11"/></text:p>
      <text:p text:style-name="P6">事后看某个资产的几年间的价格曲线在某个区间来回波动，然后说，我可以做波段！， 这种说法完全错误，根本做不了。因为价格在高点时，必定在当时有各种好消息推动其上涨，你在当时也并不知道未来的坏消息会什么时候又导致其股价下跌。价格在低点的时候，也必定有各种坏消息，让人们看不到希望。 但是如果一个资产十几年，二三十年一直在波动中上涨，这里面，肯定有复杂的底层结构性的因素，在推动其增长。即使是事后研究，理解这些底层因素，对于未来趋势的判断，仍然有一定价值。</text:p>
      <text:p text:style-name="P6"><text:span text:style-name="T11"/></text:p>
      <text:p text:style-name="P6">感觉言语中凡是透露出一点点自命不凡，怀才不遇的口气的人，后来无不跌入各种急功近利的大坑里，无一例外，包括从前的自己。所有翘一点点尾巴的人，都会落入这个俗套。一旦心态上进入怀才不遇模式，就有强大动力迅速证明自己，给自己完全不现实的时间压力，开始违反客观规律蛮干。这时候遇上某个包装精美的骗局来迎合鼓励其怀才不遇的情绪，很难不上钩。遭遇损失后会更加怀才不遇，只有全部资源耗尽才能真正冷静下来。</text:p>
      <text:p text:style-name="P6"><text:span text:style-name="T11"/></text:p>
      <text:p text:style-name="P6">国家之间，竞争者之间一个行事的大忌： 在对手真正遭到失败之前就一厢情愿的急于显示自己的宽大。 这样做的恶果一是对方毫不领情，误以为这是你虚弱的表现，甚至会坚持认为你在火中取栗而心存怨恨；二是自己实际上会为此支付过大的代价。</text:p>
      <text:p text:style-name="P6"><text:span text:style-name="T11"/></text:p>
      <text:p text:style-name="P6">正现金流这个概念， 只有在不用花任何时间，没有灾难性风险的前提下才有意义。 很多包装成正现金流的业务， 要花无数时间打理各种无法预测的琐事，而且还有各种潜在的责任风险，是巨大的坑。 只提正现金流，不提负时间流和责任风险，是认知低下的体现。</text:p>
      <text:p text:style-name="P6"><text:span text:style-name="T11"/></text:p>
      <text:p text:style-name="P6">Spotify 全球付费用户一点八亿，Linkedin 付费用户估计也有一千万到两千万之间 （2022年营收一百三十八亿美元，最便宜的付费计划月费 40美元）。 推特的活跃度远高于 LinkedIn， 可挖掘的潜在增值的新功能也非常多。比如支付。如果蓝标用户达到一千万，年收入接近十亿美元， 足够实现正现金流了。</text:p>
      <text:p text:style-name="P6"><text:span text:style-name="T11"/></text:p>
      <text:p text:style-name="P6">积累分几个层次： 可积累可持续积累更快的持续积累很难被破坏的，更快的持续积累这里面最重要的是很难被破坏，其次是可以持续，第三才是更快。可持续积累是指你积累的资源具有极好的扩展性，以至于几十年前你掌握的某种能力，资源，等等，现在仍然可以被利用，产生效益。</text:p>
      <text:p text:style-name="P6"><text:span text:style-name="T11"/></text:p>
      <text:p text:style-name="P6">Enphase 股价过去六年涨了将近两百倍，是做太阳能板系统交直流电转换的 Microinverters的。貌似它有一种外界不了解的垄断性，另外也受益于太阳能行业的过去几年的迅速增长。虽然此行业极其内卷，但是产业链上仍然有玩家可以捕捉丰厚的利润。就像旅游业虽然高度内卷，priceline （booking） 作为中介，仍然可以在价值链顶端做到千亿美元市值。 任何高度内卷的行业，大概率在邻近产业链上下游的某个环节，存在可以捕捉主要利润和价值的垄断者。研究，寻找并入股垄断者，是从他人内卷中获益的一个思路。</text:p>
      <text:p text:style-name="P6"><text:span text:style-name="T11"/></text:p>
      <text:p text:style-name="P6">要想获的10倍或者100倍的回报，需要寻找可能持续多年的盈利，且PE可能倍数上升（现阶段PE不那么高）的股票。需要有持有五年甚至十年以上的耐心。更重要的是，要有大部分市场参与者所不拥有的洞见，甚至是那种即使明白告诉他，他仍然激烈反对的洞见。深刻的洞见太重要了，特别是颠覆式创新产品刚出来时大家都看不懂，看不明白，没法从旧的思维中转换过来，比如BTC，ETH，还有特斯拉。</text:p>
      <text:p text:style-name="P6"><text:span text:style-name="T11"/></text:p>
      <text:p text:style-name="P6">阻止多数人采用这个策略的障碍是： 一，本金太少，五年甚至十年也很难见到明显的效果； 二，总是常常有看似更好的短期机会，引诱或者刺激你不躺平，去拔剑而起，挺身而斗（出自苏轼留候论）。三，周围一大群没有经验的人长时间对你无情的嘲笑。留候论又云：天下有大勇者，卒然临之而不惊，无故加之而不怒。此其所挟持者甚大，而其志甚远也。</text:p>
      <text:p text:style-name="P6"><text:span text:style-name="T11"/></text:p>
      <text:p text:style-name="P6">观察过一些朋友，创业折腾二三十年下来还是在原地打转，操作的方法和规模没有本质的变化，或者遇到某个瓶颈，卡壳了，就很多年无法进步。他们在思路上有个严重的误区，就是： 从来没有思考过自己在哪里可以建立起某种可以不断积累的结构性优势。 然后在自己没有任何结构性优势的情况下，不断幻想可以靠蛮力，超越其它竞争者，获得超额的回报。每次失败遭遇损失后，认为是自己蛮力用得不够，然后下次用更大的蛮力在新的没有明确优势的地方继续下注。最后年纪大了，累了，身体不行了，就放弃认命了。 这里的关键词是结构性优势和可不断积累。每个人可以建立结构性优势到切入点都不一样，要从自己的微小兴趣和特长开始，哪怕是再微小，只要有优势，只要优势可积累，就能在自己选择的战场上，不断积小胜为大胜，而且到后面越来越容易。任何一个雄心勃勃的创业者或者投资者，都应当依照第一性原理，以一种极为残酷的诚实态度，不断剖析自己，制定一个可以最终比肩，甚至超越巴菲特或者 Elon Musk 的五十年发展计划。 这个计划的目标很可能无法达到。但是实践这个计划本身，会是一个有价值并充满乐趣的事情。一旦有了这样的计划，从五十年后倒推到今天，你日常决策和思考的参照体系会马上改变：它会强迫你挖掘出最大的潜能，而不是被动的毫无觉知的在环境中随波逐流。 你在战略高度上会非常挑剔也非常现实：你拒绝参加任何没有结构性优势的赌博；你会更加果断并习惯，去定期淘汰自身的过时的行为模式或者业务。每一个落后习惯的迅速纠正，都意味着更大的结构性优势和更快的积累速度。用这种态度去实践，你会发现战术上越来越容易了，因为你是用指数级别积累的结构性优势，不断去碾压以前以为高不可攀的困难和障碍。</text:p>
      <text:p text:style-name="P6"><text:span text:style-name="T11"/></text:p>
      <text:p text:style-name="P6">最可靠的三件事是： 钱 （Liquid cash）+ 健康 （Health） + 智慧 （mental model） 人情，人心是善变和比较不可靠的。理解，尊重这个事实，然后就不用在此浪费时间。健康、财富、智慧，这三个排序应该是智慧，健康，财富。有了智慧，获得健康和财富仅仅是时间的问题。如芒格所言：一生醉心于智慧。 看到身边各种钻营人际关系的同学，一次组织调整换一个领导，费劲心思的钻营全部白费功夫，形成不了复利的积累。人情人心不可靠的几个底层逻辑： 第一，人际关系必须以持续利益交换为基础，但往往大家价值观不一样，都认为自己的付出比对方更多，但实际上你在意的东西，对方往往真诚的认为没有价值。反之亦然。所以很难维持，容易心生怨念。 第二，生米恩，斗米仇。付出太多，对方无法回报，反而会把怨恨作为内心平衡的一块遮羞布。 第三，嫉妒，恨人有，笑人无，是人性深入骨髓的本能，只不过多数时候被按在水下掩盖住而已。就像水下的鳄鱼鲨鱼一样，你看不到，并不意味着危险不存在。 第四，杀人放火金腰带，修桥补路无尸骸。英文有谚语：No good deeds go unpunished。 不管你主观如何好意的去做什么事，被某一群人误解，怨恨，甚至遭到莫名其妙的攻击，是常态。</text:p>
      <text:p text:style-name="P6"><text:span text:style-name="T11"/></text:p>
      <text:p text:style-name="P6">多看财报 （annual report） 有助于打破自己的错误的成见，建立起其更准确的直觉，更丰富的关联和想象能力。功夫一定要下，不能偷懒。 实际上如果平均每天花一两个小时看一下某个公司的财报，尤其是把过去十年的数据变化对比着看，常会有新收获，马上就意识到自己以前分析研究时陷入了什么样的思维误区。 一年覆盖三百个公司，各个行业的垄断者和领先者差不多都看过了，自然会比没下功夫的人洞察力强，强太多了。第二个好处是，花时间看财报，就可以抑制自己想去做各种 （长期回报为零） 的短线交易的冲动。而且因为大脑建立起几百个投资对象的更精细的认知图景，会把自己的机会成本提得越来越高，自然对绝大部分所谓的机会无动于衷。财务报告，本质是资本主义世界权力架构的精细的图谱。看同一个公司财报数据的几十年的变迁，多比较行业竞争者的财务数据，比较产业链上合作者的财务数据，就能更好理解权力变迁的规律，对权力未来的走向更加敏感。以前看财报的几个误区： 只看一年的，没有和五年前，十年前对比着看； 只看市盈率， 没有关注 gross margin， net margin， return on equity， operating leverage，等等； 只看利润，没有看 capital expenditure， free cash flow， stock repurchase， dividend， etc。 只关注增长，没有关注债务负担的增长，和相关突然死亡的风险。 等等，等等。研究财务报告，尤其是美国资本市场上的财务报告，本质就是研究权力的游戏。因为里面都是真金白银的大家在市场上博弈出来的数字，数据大而翔实，真实性比较高。 即使是财务造假，造假本身也有成本，造假最终会露馅，露馅之前财务报告里有各种蛛丝马迹可以提前感知。 而不仔细研究财务报告，天天看新闻报道里各种缺乏数字，缺乏或者歪曲 context， 断章取义，信口开河，吹牛没有后果的文宣，变成傻逼是个自然的结局。深入研究财报之前，最好先确认一下公司生意的垄断性。如果能作为客户直接感受，那就更好。如果没有确认生意的垄断性而耗费大量时间研究财报，突然有一天公司丢了一个大单给竞争者，或者被迫大幅度杀价，之前的各种研究就全部浪费了。要对日常接触的各种消费中，能够不断涨价而你还得被迫付钱的商家，极为敏感。这里面可能有发大财的线索。</text:p>
      <text:p text:style-name="P6"><text:span text:style-name="T11"/></text:p>
      <text:p text:style-name="P6">很多读史的人会有主角带入，指点江山的幻觉。但实际上在残酷的博弈中活不过第一集。成济是司马昭手下的部将，遇上天子曹髦造反，不知该怎么办。贾充冷冰冰的说，主公把你们像畜生一样养，就是为了今天 （公畜养汝辈，正为今日耳。） 成济干了脏活，反手就被司马昭当替罪羊灭族。 教训一：普通人 99.9999%以上的概率都不可能是主角。 教训二：当你被畜养，日子很舒服的时候。要思考一下潜在风险，想想成济的教训。 贾充的女儿就是贾南风，八王之乱的导火索。学习历史，我觉得有个比较有帮助的视角： 1、尽可能地从多方面了解当时的历史环境和事情的来龙去脉； 2、把自己代入到其中一个人的身份中； 3、给自己提出问题：如果我处在当时的环境中，我应该怎么办？（自己在头脑中演练）</text:p>
      <text:p text:style-name="P6"><text:span text:style-name="T11"/></text:p>
      <text:p text:style-name="P6">深度思考，如果用对了方向，产生了突破，把某个事情的从头到尾的底层机制彻底搞清楚了，会有一种深深的类似心流 （flow） 的巨大满足感。但问题是你不可能一开始就知道那个方向能够产生突破，所以只能够这里碰一碰，那里摸一摸，积累很多素材，突然有一天感觉快要把它们串起来了，就会特别激动。这本书 Deep work 部分原则我同意，但是对于 quit social media 的建议我不赞同。正确的利用 Social media， 可以帮你加速深度思考，发现新的连接和方向，避免在死胡同里纠缠浪费时间，好处是很多的。</text:p>
      <text:p text:style-name="P6"><text:span text:style-name="T11"/></text:p>
      <text:p text:style-name="P6">意识到存在一个很有意思的心理现象： 当某个人顺风顺水赚大钱的时候，他倾向于以乐观的态度来判断分析他所接触的所有事物，会不断给自己以乐观的暗示，自作多情的对很多事情幻想，容易低估风险， 反之，当他的事业遭遇崩溃性挫折的时候，他会以极为悲观的态度看待一切事情，对自己所有接触的东西都加上悲观的暗示，甚至进入迫害狂的妄想状态。 如果冷静分析的话，很多事情，尤其是离你很遥远的事情，和你目前微观上的心理状态没有任何关系。风险大的不会因为你今天心情好而风险变小，风险小的不会因为你心情糟而风险变大，很多决策一半以上都是自己在给自己加戏。 不知道有没有心理学家全面总结分析过这个现象，和预防缓解的方法。只有赚过大钱也亏过大钱的人会更有体会。 赚大钱的时候，很容易继续加注，并在类似路径上亏钱。 亏过大钱时，则容易缩手缩脚，错过机会。 如何抽离出来，在赚大钱时保持平常心，在亏大钱时能重振旗鼓，保持理智很重要。</text:p>
      <text:p text:style-name="P6"><text:span text:style-name="T11"/></text:p>
      <text:p text:style-name="P6">长期主义的一个要素是尊重第一性原理的常识。比如三个人徒手大概率可以打赢一个人，占领市场 50%份额的公司大概率可以碾压只有 10%份额的公司。但很多人，正是因为本钱细微，所以很容易被以少胜多的各种快速致富的神话所迷惑，无法坚守常识，落入各种陷阱。</text:p>
      <text:p text:style-name="P6"><text:span text:style-name="T11"/></text:p>
      <text:p text:style-name="P6">美国资本市场少数小企业的股价十年增长十倍的大致框架是这样的： 1。 每年营收增长 10%， 2。 因为固定成本增加非常少，虽然营收增长 10%，但实际利润可能每年增长 20% 3。 债务水平很低，每年省下的自由现金流超过市值的 1%，可以用于股票的回购或现金分红。 4。 一开始市盈率可能只有 25 或更低，等到慢慢被市场发现，更多投机者涌入，市盈率被推高，比如到 38，这就是 1.5 倍的涨幅。 1.21^10 = 6.73， 6.73*1.5 = 10.1 股价涨十倍就是这么出来的。 为了筛选出这种潜在目标，必须做到： 第一，可能看到公司年收入增长 10%的前景 （等价于十年 2.6 倍）。 要避免那种收入和利润随行业周期变化波动极大的公司。要能看到公司在行业拥有一定的竞争壁垒，和潜在的增长超过十年三倍的路径。有些新兴细分行业的早期的事实垄断者，往往有这种潜质。因为投资者对其潜在市场和市场的体量缺乏理解力，会因为单个季度收入增速变缓，而提早抛售，把股价压低。 第二，要警惕那些要把大部分盈利拿去还债，或重新投入购买各种器材和重资产，而实际自由现金流很少的公司，除非有 compensating factor， 否则不能碰。 第三，市盈率高的公司，只有在相应的更高的收入增速支持下，才有意义。否则如果如果购买了一个 PE = 40 的公司，之后公司即使利润持平，但因为增长停滞，PE 减半，那么你收获的将是股价的减半。这里面最重要的一点仍然是对新兴细分行业的事实垄断者的判断，每个公司做到垄断 （或者 duopoly 也成） 的姿势和方法各不相同，但近距离观察都是一些朴实简单好理解的东西。</text:p>
      <text:p text:style-name="P6"><text:span text:style-name="T11"/></text:p>
      <text:p text:style-name="P6">无限游戏和有限游戏的一个区别是，前者没有唯一的标准的精确答案，而可以有很多适合不同人的个性化玩法。 和一个朋友某次交流投资问题时，总觉得说话很吃力，后来意识到他是执着的想寻求某个最优化的精确答案，然后不断把思路朝这个方向上引，这在开放系统里是个不可能的任务。 联想起 1890年到1914年德国的外交风格，就是不断以工程师的思维，想寻求对方精准的承诺，甚至一厢情愿的为了获得对方的精准承诺，而过早的猴急的做出不必要的让步。这在私下遭到英国外交官的无情嘲笑。 无限游戏里，战略布局上保持一定模糊，是一种艺术，也是最大化自身选择权的必要。</text:p>
      <text:p text:style-name="P6"><text:span text:style-name="T11"/></text:p>
      <text:p text:style-name="P6">某个资产长期大幅度增值的一个重要推动力，来自于新业务的不断涌现和增长，而且这种增长最好是没有被大家预料到的 （否则早就会反应到资产价格上）。 超高额回报，只能来自于提前看到了别人看不到的东西。 新业务的涌现来源有几类； 一类是公司的 CEO 创新能力极强，有成功开拓有机的高价值新业务的长期纪录 （而不是靠简单粗暴的举债收购，打肿脸充胖子式的增长）； 二是资产本身抽象度和复杂度极高，能够不断找到新领域上的高价值的应用。而且最好是外面的开发者源源不断的不请自来，创立以其为基础的应用。 要对有这两类特征的资产保持一定敏感度，这是值得进一步调研的重要线索。业务单一的公司，其重大缺点是缺乏这种无中生有的增长，未来的增长往往已经充分反映到股价上了，因此长期投资价值比较低。看得到别人看不到的东西，不是一个凭空拍脑袋就产生的能力。一方面来自于长期积累的见多识广，因此联想能力和觉知力丰富； 另一方面因为以前看走眼的失败经历积累多了，所以一旦直觉上觉得有看走眼的风险，就更有动力多走几步，多看几眼。</text:p>
      <text:p text:style-name="P6"><text:span text:style-name="T11"/></text:p>
      <text:p text:style-name="P6">某个长期绝对安全/不会损失本金的优质资产，如果利息从 4%涨到 4.8%，那么理性的策略应当是继续加仓；但短视或面临短期压力者，往往因为恐惧利息还要涨，而割肉卖出去，造成永久性资本损失。 如果在长期绝对安全的资产上，都按奈不住要亏钱，可以想象在风险和波动更大的资产上，这些人会有什么表现。 避免投资失败的一个重要因素，是能够完全无视短期压力。</text:p>
      <text:p text:style-name="P6"><text:span text:style-name="T11"/></text:p>
      <text:p text:style-name="P6"><text:span text:style-name="T11"/></text:p>
      <text:p text:style-name="P6"><text:span text:style-name="T11"/></text:p>
      <text:p text:style-name="P6">生活工作中有这样一个有意思的现象： 比如说找工作面试的时候，雇主可能见面第一分钟就已经决定不招你了，但并没有马上给你拒绝的信号，这样你之后几天几周还一直有虚假的希望，不断和对方联系，寻求回复，但对方一直不给明确的回复，最后就不了了之。 甚至有人后来会提示你，有的工作根本就是假的，招聘的面试是走过场给其它人看的，这时你会有一种被愚弄的深深恼怒的感觉。 类似的情况在项目招标，和男女约会上也很普遍，就是项目方一直不给承诺，不断提出一些莫名其妙的要求向你要更多资料，要你做更多事情，但本质是把你当备胎，拖时间，拿你来压竞争者，等等。但选择权较少的人，会主观的忽视很明显的线索，而继续心甘情愿不断投入资源追求那微小的理论上的可能性。直到若干年后，才被其他人提示，原来项目方一开始就是打算把你当备胎的，在你面前挂些小胡萝卜晃晃，只是为了继续糊弄你给他当备胎。 这种现象还可以推广到更长的时间段，更多更复杂的场景里： 本质上就是对方已经在 N 年前就决定了，把你利用到某个时刻就抛弃，但表面还维持一个温和的，友好的，模糊的面纱；但你还傻乎乎的过度投入资源，心甘情愿被利用 （因为缺乏更多的选择权）， 并且不断拿童话故事骗自己。直到 N 年以后，才意识到自己很傻。 N 越大，对当事人刺痛感越强。当然还存在另外一种情况，就是 N 足够大的时候，当事人会编故事自己骗自己，self rationalize， 那就是另外一个话题了。其实投资选标的我们即是手里有资金还算有选择权的投手，也是傻傻的分不清楚被愚弄的蒙骗对象。 由于事物是动态发展的，一个阶段我们是优势投手，第二个阶段就成为了被蒙骗对象。 所以我们唯一能依靠的就是对标的和局势的分析： ①对标的就是动态分析其投资价值，有非共识的投资洞见； ②对局势很多时候投资赚钱不一定需要提高认知，而是你持续领先于你的对手盘，但这并不容易。</text:p>
      <text:p text:style-name="P6"><text:span text:style-name="T11"/></text:p>
      <text:p text:style-name="P6">生态和关系网复杂的玩家，有这样一个优势： 就是不需要在任何单笔交易的毛利润率 （Gross margin） 上锱铢必较，而可以用相对慷慨的条款与很多潜在合作伙伴结盟，因为这种结盟可以给他带来长远的，持续的间接好处，比如降低单位获客成本，提高实际运营利润率 （operating margin）。 更重要的是，这种潜在优势会随着其生态规模扩大而增加，强化。怎么定义生态网复杂呢？条条大路通复杂：一个角度，你的创作成果可以不断被很多人重复引用，甚至在此之上迭代出新的产品。</text:p>
      <text:p text:style-name="P6"><text:span text:style-name="T11"/></text:p>
      <text:p text:style-name="P6">观察过一些朋友，创业折腾二三十年下来还是在原地打转，操作的方法和规模没有本质的变化，或者遇到某个瓶颈，卡壳了，就很多年无法进步。他们在思路上有个严重的误区，就是： 从来没有思考过自己在哪里可以建立起某种可以不断积累的结构性优势。 然后在自己没有任何结构性优势的情况下，不断幻想可以靠蛮力，超越其它竞争者，获得超额的回报。每次失败遭遇损失后，认为是自己蛮力用得不够，然后下次用更大的蛮力在新的没有明确优势的地方继续下注。最后年纪大了，累了，身体不行了，就放弃认命了。 这里的关键词是结构性优势和可不断积累。每个人可以建立结构性优势到切入点都不一样，要从自己的微小兴趣和特长开始，哪怕是再微小，只要有优势，只要优势可积累，就能在自己选择的战场上，不断积小胜为大胜，而且到后面越来越容易。每个人的结构性优势形成的路径不一样，这里非常忌讳的是，因为羡慕嫉妒别人的优势，急躁的想要简单模仿获取跟别人一样的能力和优势。这种思维实践起来很费力，往往走不通。 真正的优势，都是根据自己在局部的具体实际情况和自己的兴趣，一点一滴的摸索积累出来的，有自己的特色的优势。有没有优势，自己最清楚，优势越大，积累就越快，进步就越快。可积累的结构性优势中，可积累更重要。本来平淡无奇的东西，你积累几十年，别人过几年就因为各种意外因素被迫中断放弃，后面再推倒重来，你的资源自然更多，碾压对手。类似，很多技术产品本质是若干模块的组合，你在每个模块上都没有资源短板，自然相对于各方面捉襟见肘的对手有结构性优势。</text:p>
      <text:p text:style-name="P6"><text:span text:style-name="T11"/></text:p>
      <text:p text:style-name="P6">胜利者不仅会书写历史，他们还会改写历史。 谨慎对待你阅读的所有历史，质疑很多不符合实践常识的神话。对于那些想获取权力，尤其是处于弱势地位但想获取权力的人，打破规则，是唯一的理性的，可能的选择。同样的一段国共内战的历史，在大陆，台湾，美国三个国家描述出来差异很大。 开阔眼界之后，逐步具备全球视野，回头再来看小时候的历史教育课，各种历史剧，荒唐的地方很多。</text:p>
      <text:p text:style-name="P6"><text:span text:style-name="T11"/></text:p>
      <text:p text:style-name="P6">长期投资者拥有一个创业者/企业家不具备的奢侈品，那就是： 长时间什么都不做的等待。 因为有资源有能力等待，所以可以牢牢把握自己的节奏，不被外界的噪音和干扰打乱。这样往往长期回报反而更高。所以也就较少产生心理和生理上的疾病。比如某个人有很好的东西，但传播渠道/销售渠道被堵塞了，这时要捕获价值必须专注在打开渠道，但渠道不是你想打开就打开的，时机不成熟的时候生硬的想去打开渠道，会严重损耗自身宝贵资源。 等一段时间，甚至几年，会发现通往新的蓝海市场的渠道在别的地方自然浮现，这时候再下功夫易如反掌，势如破竹。最近一个很深刻的感受是做到真的不容易。 我目前思考可能有2点： 1-起码经历过2轮牛熊周期，赚到过大周期的大钱，不做短期捡芝麻丢西瓜的事儿； 2-明白守正不出奇，等待那个流动性枯竭的时刻，这样如果是资管就提供流动性，如果是个人资金就好价格买入优质资产。 真的：知不易，行更难。投资的术与道。当然不同性格和资金体量的都有适合自己的投资逻辑，想挣周期的大钱，普通人选择道要比术更合适，方向要赌对，还要赌上足够的筹码。至于做交易，就当买彩票，用闲暇的心情和小资金玩一玩就好。除此之外，生活的重要性是最高的，要学会挣钱，更要学会生活。</text:p>
      <text:p text:style-name="P6"><text:span text:style-name="T11"/></text:p>
      <text:p text:style-name="P6">聊聊正股的分配，24年一月我开始部署 crypto 股票，主要选了四支 MSTR COIN MARA 和 CLSK，前两者是流动资金各 2M 做 T，后两者各 1.8M 逢低建仓放着，有时会拿 1-3% 的仓位做做 MSTX 和期权。今年一年大家看到适合长期持有的其实只有 MSTR，所以回报反而是不如全部长期持有 MSTR 的，不过我长期持有矿股的逻辑也非常简单，大饼流动性在慢慢减少，美元流动性在缓慢增加。长端利率高企的时间里，大部分 buying power 都在债券里锁住，在这个故事的转换中核心逻辑是美元的崩溃（相对于资产而非其他货币）如果这个故事成立，大饼会涨到我们难以理解的价格，按动态 PE 计算，目前矿股的价格都非常便宜，这也是许多机构持续建仓的原因之一。逻辑分析完了不代表持仓能立马挣钱，实际上这一年来我们看到美元指数延续强势，长端利率居高不下，所以持股体验是不好的，不过这就是一个心理学问题了，投资有一半都是关于心理学的，建议大家放松心态，亏的时候肯定是我亏的更多</text:p>
      <text:p text:style-name="P6"><text:span text:style-name="T11"/></text:p>
      <text:p text:style-name="P6">起床吃早茶。昨晚做梦梦到期权被行权，起来一看果然到了行权价格，很神奇。这周交易结束，周线来看，MARA/CLSK 涨 9% 左右，MSTR 26%，COIN 13%，我自己利润周一大幅上涨120万刀后一周回撤100万刀，算是大起大落的一周，很有交易乐趣。 今天聊聊我为什么选择不长期持有 MSTR 的原因，这两天在长桥评论区看到很多朋友建仓了矿股感觉十分难受，哈哈算是感同身受了我这一年的心路历程，在这里先建议大家选择适合自己 mindset 的股票，不然再多逻辑支持也是拿不住，只会徒增烦恼。 说回 MSTR，不用大仓位持仓 MSTR 的原因其实蛮简单，就是我觉得不安全。从2013年4月开始买大饼以来市场上每隔几个周期就出现左脚踩右脚「盈利模式」的投资标的，虽然外在看起来不一样，核心模式都是将长期债务视为资产负债表利润，而非创造现金流。这些标的在一段时间里都涨幅惊人，被视为最佳的 crypto proxy，但最后的结果都很相似，因为债务总会因为某些原因产生连环清算，只是每次的清算原因不同。 矿股的波动极大，而且并非紧跟大饼走势，主要原因是不同周期中 hashrate 的累积节奏不同造成盈利并不紧跟大饼走势，长期来看，矿股在缓慢形成规模效应，在大饼上升到本周期的顶部（个人认为20–30万美元）时应该能形成可观的规模利润，并且矿工是区块链不可或缺的一环，不可能有资产安全问题。 矿股最合适的投资周期，是在 hashrate 快速增长后同时大饼价格暴增的前期累积（正是现在）在大饼价格上升到稳定周期后获得盈利。我们可以很简单跟踪 hashrate 的增长，但不确定何时大饼价格能上升到产生规模利润的程度，所以这种投资标的需要明确的逻辑和长久的耐心。</text:p>
      <text:p text:style-name="P6"><text:span text:style-name="T11"/></text:p>
      <text:p text:style-name="P6">很多投资者抱有一个朴素的哲学：投资的目标是挣钱，无论白猫黑猫能挣钱都是好猫。我觉得挣钱（或者赔钱）是投资的结果，不是目的，人为什么要参与交易，就像登山爱好者为啥要登山一样，是自发性的迎接挑战的人性使然。你说挣钱改善生活，生活中真的需要花那么多钱吗？更多的是虚幻的欲望，我觉得一个合格的投资者要了解钱在哪里，钱会流向哪里，但是不能做虚妄之欲的奴隶，否则就是买椟还珠，舍本求末，当然这番话要在挣了钱的基础上说出来，不然大家都会觉得你是大傻子，而这也是人性中最难规避的东西：仰慕强者而忽略弱者。</text:p>
      <text:p text:style-name="P6"><text:span text:style-name="T11"/></text:p>
      <text:p text:style-name="P6">读这篇文章的第一印象是里面提到拿破仑有严重的痔疮，外人看他在马背上指挥战争很神气，但长时间肛门的疼痛无法言说。不要羡慕拿破仑。走自己的路。文中提到的 Wilbur Wright （1867-1912）是发明飞机的莱特兄弟之一，但 45岁就因为猩红热而去世。莱特兄弟发明飞机后，长期和竞争者打专利官司，商业运作上缺乏技巧。后来波音因为一次大战，获得国防部的大单，成为捕获价值的最终胜利者。</text:p>
      <text:p text:style-name="P6"><text:span text:style-name="T11"/></text:p>
      <text:p text:style-name="P6">人性的本质就是幕强和逐利，这种潜意识在很多细微行为中都暴露得淋漓尽致，必须高度尊重。 对外人需要高度警惕的是：狐假虎威式的假强和实为陷阱的假利。 对自己需要注意的是：做个有用的人，始终能有效抗击外界的潜在侵害。从人的本性逐利这个角度来看，怎么才能说服一个人，要从他人的利益出发来说服他，这样会更有效。 在管理一个团队时，经常会遇到需要说服和激励一个人去做出改变，去共同完成某件任务，这个时候你就需要从他个人利益的角度出发，告诉他这么做对他个人发展前途有什么好处。 在团队合作时，也经常会出现需要说服别的团队来配合做某些事情，需要从对方团队的利益角度出发来说服他们。 在生活和工作中可以有意识的利用人的逐利的天性来说服别人。</text:p>
      <text:p text:style-name="P6"><text:span text:style-name="T11"/></text:p>
      <text:p text:style-name="P6">在金融领域， 就个体而言，美国的骗子和中国的骗子是一样多的，人性的贪婪本质是一样的。但美国的优越性在于整体制度的先进，骗子相对而言更容易也更快受到惩罚而不是保护。这样优胜劣汰的秩序，时间长了，自然形成欣欣向荣的生态。旁观者最大的认知误区，是把制度的先进，和个人的品德操守混为一谈。</text:p>
      <text:p text:style-name="P6"><text:span text:style-name="T11"/></text:p>
      <text:p text:style-name="P6">假设普通人从 23岁工作开始慢慢积累财富，头部 1%的人的财富跃迁往往发生在第 12-17年。没有至少十年以上的积累，99%的人都无法真正突破。媒体传播的少年得志的故事，基本都是不到万分之一的特例。刚毕业的前十年，大多数人的认知都不支持积累大的财富，认知不够的情况下意外获得大的财富，德不配位，大概率也守不住。 毕业的前十年这一方面要想办法积累第一桶金，另外一个方面也持续提升认知，抓住大的时代机会，才有可能实现财富积累的第一步大的跃迁。 持续的财富跃迁需要有持续的认知系统升级</text:p>
      <text:p text:style-name="P6"><text:span text:style-name="T11"/></text:p>
      <text:p text:style-name="P6">在漫长的人生中，你只要培养自己的智慧，抓住一两次大的的机会，就能赚许许多多的钱，总而言之之，冲浪是一个非常强大的模式。 所谓的冲浪，就是在科技变革或者是新的行业出现的时候，做为先行者能够冲上浪尖，站在海浪的最前沿，人生可以走冲浪模式，一旦站到了浪尖，就有可能获得巨大的财富。 用好冲浪的模型，时刻关注技术的变革，在大的变革期能抓住时代的红利，当前最大的机会在AIGC和crypto，时刻关注这两个行业的发展，思索其中可能的获利的机会，个人要是不能参与其中获利的话，要思考那些公司最有可能从中获利，购买相应公司的股票或者代币，也可以从中获益。人的一生中只需要抓住几次大的机会就可以，能识别科技革命范式转移的转折点是关键。</text:p>
      <text:p text:style-name="P6"><text:span text:style-name="T11"/></text:p>
      <text:p text:style-name="P6">胜利者都是先学会妥协 （和苟且） 以求胜利，（过程可能极为狼狈不堪） 胜利之后再对外编故事，宣传自己如何一直神勇，从不妥协。 可怜的是一大群不经世事的傻 x， 真诚的相信了胜利者宣传的往事，飞蛾扑火般毫不妥协的走上自我毁灭之路。投资的本质是漫长的等待入场时机，入场之后又是漫长的枯燥的持有等待。 创业的本质是999死一生，最后的成功者都是在巨大的不确定和煎熬中获得了成功生存的机会。投资的本质股市不是完全有效的市场，时常会出现定价错误的时机。我们要做的就是工作，工作再工作，去寻找定价错误的时机，碰到这样的时机就要狠狠的下注，其它时间按兵不动，一生能看准这样的机会10次就够了，不需要太多次。</text:p>
      <text:p text:style-name="P6"><text:span text:style-name="T11"/></text:p>
      <text:p text:style-name="P6">1982年斯坦福大学校园里有五千多台电脑，大部分无法直接沟通。思科 （Cisco） 就是在这样一个环境里产生，由一对夫妇 Sandy Lerner 和 Leonard Bosack 创立，他们建造的路由器可以让局域网之间直接沟通。 后二人离开斯坦福创业，为此摊上了高额的房贷和信用卡债务。他们的产品受到了市场的欢迎，但是很长时间里在非常拥挤的环境日夜劳作，极为辛苦。 1986年这对夫妻创业者寻找投资时，被七十五家风投公司拒绝，因为当时大部分主流 VC 对个人电脑行业更感兴趣，觉得路由器市场太小。后来他们获得红杉资本三百万美元的投资，换得三分之一的股份。 思科 1990年上市，股价一路上扬。但两位创始人因为和管理层的矛盾，上市当年就离开了，并且把自己的三分之二的股份全部卖掉，套现一点七亿美元。 但思科从上市到2000年最高点，股价上涨了将近一千倍。即使按照 2024年的估值，不考虑三十年来被稀释的因素，三分之二的股份相当于一千两百亿美元。 假设三十年来股权被稀释了一半，他们卖掉的一点七亿美元的股票，现在也价值六百亿美元，这是三百五十倍的差距。 1990年思科的商业机会非常有限，客户主体是政府和教育机构。互联网早期一直在美国国家科学基金会控制下，94年才开始私有化以鼓励商业应用竞争。同期的互联网浏览器出现，给了思科以爆发式的市场增长机会。虚无主义者总可用事后诸葛亮的说辞来搪塞，因此永远不会注意那些潜在有用的市场信号。 这里面最大的教训和矛盾是这样的： 一般创业公司成功的概率是非常非常低的，但是如果盈利并且上市，尤其是在一个高速增长的新兴行业，很多时候创始人自己也无法想象未来市场可能有多大。 创始人在里面每天看到的是各种辛苦，各种十万火急的琐事，各种内部矛盾和不如意，客户的各种抱怨和催促，每天心里火冒三丈。因为沉浸在这种痛苦烦心的环境里，所以完全丧失了更远的视野和理性思考能力。 熬了怎么多年终于出头了，想想过去几年吃了多少苦，想想公司现在这些烦心的烂人烂事，这时候如果把股票能够卖个高价，超过普通人资产的几百倍，就很容易选择这条路。 但是指数增长的好投资，最大的回报往往是在后面几年。如果要套现，至少也应当取个折中的选择， 留一半！ 留一半！ 留一半！ 这样才可能享受潜在的未来指数增长的红利。 市场上指数增长的机会凤毛麟角，错过一个之后要再抓住下一个不是那么容易，要靠机遇，认知和漫长的等待。关键时刻要忍住，不能因为任性而把前面几年积累的大好基础自愿放弃。 指数增长的客观规律，拥抱它你就牛逼，即使你以前经常 SB； 不尊重它你就是 SB， 即使你以前曾经牛逼。李泽楷也卖腾讯了，二级市场对创业者、大财团可能没有那么明显的目标。盈利，卖掉，是大多数人的行为模式。 我觉得留10%就好。</text:p>
      <text:p text:style-name="P6"><text:span text:style-name="T11"/></text:p>
      <text:p text:style-name="P6">投资和创业本质都是涉及资金的有效分配。 投资占一点优势是：可以退后一步，思考整个行业趋势和商业世界的有效或无效之处。置身其中很多时候反而看不清。 这个世界上好的机会非常稀缺，一旦看准这类大猩猩，无论是创始人，还有持有股票德员工，抑或是投资者，长期持有这种公司的股票获得的收益将是巨大的，最起码持有到大的范式转移走完S曲线。 类似思科处在80-90年代个人电脑朝互联网范式转移大趋势中，同时思科也是也是在这场范式转移中脱颖而出的大猩猩。</text:p>
      <text:p text:style-name="P6"><text:span text:style-name="T11"/></text:p>
      <text:p text:style-name="P6">关注市场周期走到极端的绝佳机会我们不要过于关注短期市场的上涨或下跌，把精力集中在可能一生只有一次的周期走极端的情况。这种情况大约每十年会碰到一次，但是一旦碰到这种周期走到极端的机会就是绝佳的机会。 能感知到市场走到极端，能充分利用市场走到极端的时机，就会有大的投资机会。前提是我们对周期要有深入的理解，要有洞察力，对金融和科技历史很熟悉，沉着且有等待的耐心。</text:p>
      <text:p text:style-name="P6"><text:span text:style-name="T11"/></text:p>
      <text:p text:style-name="P6">我们不要过于关注短期市场的上涨或下跌，把精力集中在可能一生只有一次的周期走极端的情况。这种情况大约每十年会碰到一次，但是一旦碰到这种周期走到极端的机会就是绝佳的机会。 能感知到市场走到极端，能充分利用市场走到极端的时机，就会有大的投资机会。前提是我们对同期要有深入的理解，要有洞察力，对金融和科技历史很熟悉，沉着且有耐心。 要想精确的区分周期的位置是很难的，没有人能做到精确的区分。但是我们在周期走到最极端的情况下来做判断，使自己判断成功的概率增大，只有在极端周期情况下，才有更大概率取的成功。 参考霍华德的《投资备忘录》，理解周期，判定周期走到极端的情况，寻求最大的投资机会。</text:p>
      <text:p text:style-name="P6"><text:span text:style-name="T11"/></text:p>
      <text:p text:style-name="P6">周期周而复始，永不停歇，投资只要能很好的理解周期，利用周期，就能找到挣大钱的机会。 1996年很多经济学家和企业家都预测周期波动不会有了，经济只会持续的增长，但是到2001年出现了第一波衰退，2008年出现了更大的一波衰退。 这次不一样是投资界最危险的五个字，每次周期走到极端时，说这次不一样的人会特别多，但是周期循环一定会继续，会连续不断。 在做分析时，心理和情绪会起作用，导致投资人反应过度和反应不足，从而导致了周期的波动，情绪会放大客观因素的力量，导致周期走向极端，周期性偏离趋势线是人的过度行为走向极端后的修正行为。 坚信周期的延续性，在周期的钟摆摆到极端的时候，一定会朝回摆动，这是万事万物的规律。</text:p>
      <text:p text:style-name="P6"><text:span text:style-name="T11"/></text:p>
      <text:p text:style-name="P6">市场的周期在资本市场上资产价格受到大众情绪波动的影响，周期表现的格外明显。在市场悲观的时候，下跌的幅度会超出预期。在市场狂热的时候，上涨的幅度也会超出预期，投资要利用好周期性才能挣到大钱。 最好的买入机会发生在市场血流成河，所有人都极度悲观的时刻，资产价值被严重低估，这个时候手持现金入场就是最好的时机。 最好的卖出机会发生在市场达到最高点，所有人都极度狂热的时候，要静悄悄的卖出。 每一笔投资买入或者卖出时要思考当前周期的位置，识别到周期的底部要果断投入，识别到是市场周期的中上部要避免投入，耐心的等待下一次周期底部的机会。</text:p>
      <text:p text:style-name="P6"><text:span text:style-name="T11"/></text:p>
      <text:p text:style-name="P6">在资本市场中预测是很难的，但是有一个铁的定律就是一定会存在周期，这个周期在crypto市场会更加明显，趋势到了一定阶段，一定会反转，我们要保持耐心，耐心等待趋势反转之后，到达低点再介入才是合理的时机，时刻观察市场的水温，了解我们处于周期的位置，这样对我们操作才有指导意义。 我们不能预测周期的波动的时间和幅度，但是弄清楚我们处于周期的那个阶段对我们的操作指导意义很大。 避免向群体行为看齐，比如在市场的高点疯狂涌入，在市场的低点疯狂抛售。</text:p>
      <text:p text:style-name="P6"><text:span text:style-name="T11"/></text:p>
      <text:p text:style-name="P6">等待对于喜剧演员很重要。Pause for effect （暂停以达到效果） 就是一个非常重要的技巧。销售时，一定不要打断客户的表达，要耐心等他说完，要鼓励他多说。在更长的时间段里，世俗的成功大多是等出来，熬出来的。等待和耐心，在投资上也是最重要的品质。 在全球市场上越来越多的人参与投机，做短期交易，导致短线交易收益逐步降低，把高额回报的机会留给了长期投资者。 我们要做一个有耐心冷静的旁观者，利用短线交易者的恐惧和贪婪造成的市场的巨大波动来寻找合适的入场点，做理性的决策，长期有耐心持有优秀的投资标的，在等待中赚取巨额收益。咱们需要的不是大量的行动，而是需要极大的耐心，坚持自己的投资原则，等待大的机会的来临。买到伟大的公司，就可以安心躺下来了。</text:p>
      <text:p text:style-name="P6"><text:span text:style-name="T11"/></text:p>
      <text:p text:style-name="P6">诚实的赚钱，是最好的慈善。因为这意味着市场承认你的价值。从最近涉及各种 ngo 的新闻来看，慈善业充斥了各种腐败，甚至可以默认很多慈善机构就是腐败窝点。李录在《穷查理宝典》序言说写过，他刚开始跟芒格认识时，给他带来最大的震撼是： 芒格可以靠自己的智慧在市场上干干净净的挣钱。既不用靠内幕消息，也不用靠官商勾结和利益输送。</text:p>
      <text:p text:style-name="P6"><text:span text:style-name="T11"/></text:p>
      <text:p text:style-name="P6">芒格：这个世界的进步，不是靠欲望驱动的，而是由妒忌驱动的。 获得幸福感最重要得是管理好自己的自己的期望值，收到超出自己的期望值的收益，就有了幸福感。 幸福 = 能力 - 期望，差值越大，幸福感越强。</text:p>
      <text:p text:style-name="P6"><text:span text:style-name="T11"/></text:p>
      <text:p text:style-name="P6">芒格：我参与赛马和股市最明智的方法，是等待具有最佳赔率的良马出现。当我们有极大赢面时，我们就要下重注，其它的时间就是等待。 寻找良马：找到符合自己要求的优质标的，持续关注标的情况。 找到最佳赔率：需要等待，持续的等待，在最佳赔率的位置买入，在最佳获胜率的位置卖出。 1。 计算概率，自己选择的标的，跑赢大市的概率是多少？ 2。 等待最佳赔率的位置，当你有一个很好很大的安全边际时，在股市上安全边际就是你买入的价格远远低于内在价值时，就是好的买入时机。 3。 根据最新信息动态做出调整，公司管理层是不是瞎折腾，行业是否有新的竞争对手，护城河是不是足够的宽，根据这些信息可以对持仓做对应的调整。</text:p>
      <text:p text:style-name="P6"><text:span text:style-name="T11"/></text:p>
      <text:p text:style-name="P6">如何判断一个人牛不牛？ 不要看他的穿衣打扮，不要看他的身份，不要看他的工作，要看他的讲话水平，有没有耳目一新的观点，以及超出常人的判断力，一般层次高的人，都拥有「一针见血」的洞察力！ 这类人情绪稳定，往往喜怒不形于色，所以，观人观心，要直击灵魂。</text:p>
      <text:p text:style-name="P6"><text:span text:style-name="T11"/></text:p>
      <text:p text:style-name="P6">健康、财富、智慧，这三个排序应该是智慧，健康，财富。有了智慧，获得健康和财富仅仅是时间的问题。如芒格所言：一生醉心于智慧。 看到身边各种钻营人际关系的同学，一次组织调整换一个领导，费劲心思的钻营全部白费功夫，形成不了复利的积累。没有智慧但撞大运获得了财富的人，失去财富也只是时间问题。比如买彩票中大奖，虚拟货币做合约蒙对了一次大的，最后结局都是竹篮打水一场空。 没有健康但有财富的人，被各种病痛折磨，早逝，也没法享受财富带来的快乐。 这三者是缺一不可。</text:p>
      <text:p text:style-name="P6"><text:span text:style-name="T11"/></text:p>
      <text:p text:style-name="P6">发财需要耐心而充分的利用戴维斯双击 （davis double play） 的现象， 就是在某个有增长潜力的优质资产市盈率比较低的时候购买，几年后利润涨了 N 倍，而因为更乐观的预期，市盈率可能涨了三四倍，这样实际的收益会达到 3N 或者 4N。 而大部分求快，贪多的赌徒，不研究市盈率和增长预期，盲目往里冲，还要加杠杆，这样就会遇到反向的戴维斯双击 （davis double play in reverse）， 俗称戴维斯双杀。加了杠杆后就会变成戴维斯三杀。资产在很短时间内缩水 90%以上也就是必然的了。十倍或百倍股的两大引擎： 1。 寻找一家有高投资回报率的企业，并且利润能够再投资年复一年赚取高额收益。假如企业增产年投资回报率是20%，10年就是6倍增长，假如能找到投资回报率是30%的企业，10年就是14倍增长。 2。 能以较低的市盈率买入，假如买入市盈率是20，高速增长预期被投资者发现，市盈率可能增长到40，就是1倍的增长。 10年之后投资回报就达到12倍-28倍。</text:p>
      <text:p text:style-name="P6"><text:span text:style-name="T11"/></text:p>
      <text:p text:style-name="P6">百倍股的引擎： 1。 寻找一家有高投资回报率的企业，并且利润能够再投资年复一年赚取高额收益。 2。 能以较低的市盈率买入。</text:p>
      <text:p text:style-name="P6"><text:span text:style-name="T11"/></text:p>
      <text:p text:style-name="P6">波斯地毯占地面积不大，存储成本低，看样子利润率高；风投支持的 AI 公司肯花钱在娱乐和对外装逼上，但风险是可能突然就没钱了，然后赖房租。 换个角度看，一般肯花大钱对外装逼的，花的大概率不是自己挣的钱。装逼的目的是为了对外套更多的钱。一个简单粗暴的逻辑： 1。 硬件产品（比如地毯，电脑，日用品）主要看毛利率，毛利率持续很高产品反映了产品对用户提供的价值。 2。 虚拟产品（软件，互联网）主要看生态系统和网络效应，网络效应越强的产品越值得关注，比如twitter YouTube Microsoft 亚马逊等。</text:p>
      <text:p text:style-name="P6"><text:span text:style-name="T11"/></text:p>
      <text:p text:style-name="P6">我经历过312，519，84，1220，英国脱欧，luna暴雷，三箭资本暴雷，ftx顶流崩盘，各大交易所清退，矿机清退，十部委发文，十二部委发文禁止，美股熔断，乌克兰战争，中东空袭，灰度砸盘，美国政府砸盘，德国政府砸盘，旷工、巨鲸砸盘，美联储持续加息，日股熔断，韩股熔断。总之，我所经历的是你小说都写不出来的剧情，别人一生都没有我短短几年过的精彩。所以，你这小小的跌幅还吓不到我，也许这就是人生的意义，一直在崎岖不平的路上前进，只要不倒下，就一定会到终点</text:p>
      <text:p text:style-name="P6"><text:span text:style-name="T11"/></text:p>
      <text:p text:style-name="P6">Ftx创始人，Sbf被捕入狱。 Luna创始人Dk捕入狱。 三箭资本Su zhu 被捕入狱。 曾经在2021年牛市币圈叱咤风云的人物，如今沦落如此。 人一辈子命很重要，赚钱赚踏实的钱，如果赚的钱你自己承受不了这个福气，会被反噬的，况且赚的钱都是资本市场血腥的钱。 积累福报，否则赚钱也无福消受</text:p>
      <text:p text:style-name="P6"><text:span text:style-name="T11"/></text:p>
      <text:p text:style-name="P6"><text:span text:style-name="T11"/></text:p>
      <text:p text:style-name="P6">不要追逐所谓的热门，而要追求自己真正感兴趣的事情。如果在追随好奇心和求知欲的过程中又满足了社会需求，你就能得到优厚的经济回报。 复制边际成本为零的产品是最值得研究的杠杆，也是最重要的杠杆。这是一种全新的杠杆形式，问世仅几百年。 编程、写书、录播客、发推特、拍视频这些事情不需要经过任何人的许可。无论处于人生的哪个阶段，努力的目标都是不断提高自己的独立性，而不是升职加薪。拥有独立性，为自己独特的产出成果负责（而不是像打工一样为投入的时间负责），这才是最理想的状态。</text:p>
      <text:p text:style-name="P6"><text:span text:style-name="T11"/></text:p>
      <text:p text:style-name="P6">人的很多公开行为模式，背后的真实动机都是彰显自己的社会地位 （social status），这样最终可以获得更多钱和性。甚至很多人就是本能的这么做了，但自己都不理解是潜意识里追求社会地位才这么做。社会地位的追逐中，总是会涌现出人为制造的稀缺品。如纳瓦尔所言： 不要追求社会地位，追求社会地位是一个零和游戏。 要追求财富，追求财富的增长是一个正和游戏。这里似乎有个矛盾，就是社会地位的稀缺性，以及伴随的权力和垄断性是否值得追求？ 10x is easier than 2x 提到成功的企业家会去追求freedom to do thing， 其中一个很重要的维度就是 freedom of relationship。包括这次musk 通过赞助trump竞选，获得了社会地位巨大的提升，好象对tesla帮助也很大。 不过这条路对于普通人来说，确实很难走，一方面会缺乏必要的思维模型和资源，另外一方面竞争确实很残酷，人与人的斗争，免不了勾心斗角。哪怕强如musk，卷入之后，也会伴随着巨大的争议和负面评价，甚至被暗杀的风险，不知道川主如何评价，是应该彻底放弃追求社会地位还是有更好的做法？ 我在想对于普通人来说，类似在网上输出，提升影响力是不是相对来说是一种收益最高，负面影响最小的追求社会地位的做法。</text:p>
      <text:p text:style-name="P6"><text:span text:style-name="T11"/></text:p>
      <text:p text:style-name="P6">代码和媒体是不需要许可就能使用的杠杆。 这两个杠杆是新富阶层背后的杠杆。 你可以创建软件和媒体，让它们在你睡觉时为你工作。 如果不会写代码，那就出书、写博客、做视频、录播客。 世界上没有快速致富的教程。即使有，那也只是提供教程的人想从你身上赚钱。</text:p>
      <text:p text:style-name="P6"><text:span text:style-name="T11"/></text:p>
      <text:p text:style-name="P6">如纳瓦尔所言，这个时代快速致富需要依赖杠杆，把个人产品化。 传统的杠杠是资本，劳动力，信息时代的杠杆是代码，媒体，媒体是所有普通人都能使用的，不需要准可。 要想靠媒体杠杆致富，需要做下面三件事： 1。 你要进入信息可以转换为货币的系统，那就是我们现在看到的各种网络平台，比如推特，微博，YouTube等。 2。 你要有能够获取人们注意力并易于传播的信息，图像、视频或者你的作品、产品等； 3。 你需要长期不懈在上面的系统里，发射出你独特的信号，构建个人IP品牌。 每个人都可能获得信息网络带来的意外的好运气。它就像抽奖大转盘，你每向网络中发射一次信息，都获得一次抽奖的机会。你不知道哪一次会开到大奖。如果你不下注，你就不会赢。</text:p>
      <text:p text:style-name="P6"><text:span text:style-name="T11"/></text:p>
      <text:p text:style-name="P6">旺盛好奇心你必须有浓厚的兴趣去弄明白正在发生的事情背后的原因，如果你能够长期保持这种心态，你关注现实的能力将会逐步提高，如果你没有这种心态，即使你有很高的智商，也会失败。 要有旺盛的求知欲，对新事物保持好奇心，要有浓厚的兴趣去弄明白当前发生的事情的背后原因，长期保持持续学习的心态有利于我们的成长。 对科技的发展趋势要对刻关注，了解科技发展将后的原因和发展的动力，积极识别范式转移时可能的市场赢家，找到潜在的投资机会，比如说最近几年涌现出来的BTC和ETH， chatGPT。</text:p>
      <text:p text:style-name="P6"><text:span text:style-name="T11"/></text:p>
      <text:p text:style-name="P6">等待对于喜剧演员很重要。Pause for effect （暂停以达到效果） 就是一个非常重要的技巧。销售时，一定不要打断客户的表达，要耐心等他说完，要鼓励他多说。在更长的时间段里，世俗的成功大多是等出来，熬出来的。等待和耐心，在投资上也是最重要的品质。 在全球市场上越来越多的人参与投机，做短期交易，导致短线交易收益逐步降低，把高额回报的机会留给了长期投资者。 我们要做一个有耐心冷静的旁观者，利用短线交易者的恐惧和贪婪造成的市场的巨大波动来寻找合适的入场点，做理性的决策，长期有耐心持有优秀的投资标的，在等待中赚取巨额收益。</text:p>
      <text:p text:style-name="P6"><text:span text:style-name="T11"/></text:p>
      <text:p text:style-name="P6">每当你要加杠杆时，市场就会给你当头棒喝。 如果说投资只有一个最重要的原则，那就是：永远不要加杠杆！第二个重要原则是：学会等待。 1。 买入时需要等待，再好的投资目标也要等到合适的买点。 2。 卖出时也需要等待，有持有十年等待的耐心和决心。</text:p>
      <text:p text:style-name="P6"><text:span text:style-name="T11"/></text:p>
      <text:p text:style-name="P6">为什么以前牛逼的大佬那么多，现在你在看看活下来的却寥寥无几，因为他们经历不了一轮牛熊的考验，很多人在牛市确实抓住机会了，最终还是没熬过熊市，只有活下来才能再次创造财富。守富和致富一样难，致富和守富需要完全不同的技能。 致富需要冒险精神，乐观和放手一博。 守富需要谦逊和永葆敬畏之心，认识到自己的财富很大一部分是有运气的成份，不要指望无限复制过去的成功路径。 无论是投资，还是个人发展，要玩无限的游戏，让自己能生存下去，不要被市场淘汰才是最重要的。 没有任何收益，值得你冒失去一切的风险。只有财富年复一年的稳定增长，才能发挥复利的威力。 比起巨大的回报，财富的安全最重要，只要你能有稳定的回报，年复一年的坚持，复利会创造奇迹。 在1929年10月，美国股市大崩盘时，利弗莫尔挣到了几十亿美金，成为了当时世界上最富有的人之一，在1929年的大发成功之后。利弗莫尔有了极大自信，在股市中下注越来越大，在投资上冒进又让他倾家荡产，最后自杀。 富布斯全美富豪榜每年都有20%的从榜单消失。 高安全边际，节约的预算，弹性思维，宽松的时间安排。 均衡心态，用短期警觉让自己生存下来，可以看到长期的回报。 人类的发展是短期看有小的损失而长期看增长的路径。</text:p>
      <text:p text:style-name="P6"><text:span text:style-name="T11"/></text:p>
      <text:p text:style-name="P6">无处不在的幂律定律： 生物进化：生物进化过程中，大多数的变异都是对生物体有害的，会被自然选择淘汰掉，但是偶现的对生物体有利的变异，会产生进化的重大突破，比如生物进化出眼睛。 重大科技突破：每一项科技的关键性突破都是一群人前赴后继，自下而上不停的尝试和实验，失败无数次偶现的一次实验突破就能带来巨大的进步。比如弗里茨·哈伯做了无数次试验从空气中成功提炼氮制作氮肥，爱迪生在前人基础上做了无数次实验制作了电灯泡。 风险投资：大多数风险投资都是失败的，但是少数投资成功了，由于幂律定律获取巨额收益，类似进化中的反复尝试，一次突破赢一个大的。 个人发展：用80%时间聚焦到我们工作生活目标上，留出20%时间，去尝试一些新的东西，去了解学习最新的科技进展，反复尝试一些新奇的产品，由于幂律定律，可能会产生意向不到的收获。 投资：一大群人进行多种尝试，通过一个个不断尝试，失败，偶尔产生突破的进化体系，团队会比个人进步的更快。在投资中我们需要做的最重要的事情：想办法捕获进化过程中产生重大突破的科技产品带来的价值。比如生成式AI（openAI），自动驾驶（Tesla），自主机器人（Tesla），虚拟货币（BTC ETH）等。长尾的胜利在艺术收藏，商业和投资领域都是如此，少量的低概率，高影响力的事件成了决定结果的主要因素。 从几千几万个事件中脱颖而出的尾部事件具有低概率但有强大的影响力。 艺术收藏家们会收藏大量的艺术品，但是只有极少数会成为价值连城的艺术品，大多数艺术品最终都没有价值，只有持有时间足够长，少数价值连城的艺术品也会给收藏家带来巨大收益。 迪士尼早期拍了几百部电影，只有《白雪公主与七个小矮人》带来了巨额利润，靠着这部电影迪士尼活了下来。 风险投资行业只有1%的项目获得了超额回报。 罗素3000指数中只有7%的企业投资会带来回报，绝大多数企业生存时间只有几年，但涌现出了微软和沃尔玛。 做为投资者，你的大多数收益来自你一生中几天内做的决定，只占你一生中小于1%的时间，99%时间都在等待。 商业、投资、金融领域都是尾部事件驱动一切。大多数领域，我们只看到了最终成功的产品，却看不到尾部产品成功时那些失败的产品产生的损失。 大型公司项目也是尾部事件驱动，亚马逊每年都会启动大量的研发项目，基本都会失败，极少数成功的项目带来了超额利润。 网飞每年也投资很多影视作品，大多数都是失败的，涌现出少量经典影视作品。</text:p>
      <text:p text:style-name="P6"><text:span text:style-name="T11"/></text:p>
      <text:p text:style-name="P6">不同人的投资周期和投资目标不同。当目标和周期不同时，在一个人看来不合理的价格在另外一个人看来是合理的。投资者们总是天真地向那些情况和自己不一样人的学习投资经验。同样是投资谷歌，30年期，10年期，还有1年期看问题的角度，可以给出的购买价格是不一样的。 30年期的目标，对现金流折现进行分析，得出一个合理的价格，在这个合理价格内投资。 10年期的目标，要分析行业的发展前景，还有谷歌的战略，谷歌管理层对战略达成的可行性。 1年期的目标：需要看 google当前产品的销售情况，还要短期内熊市的可能性。</text:p>
      <text:p text:style-name="P6"><text:span text:style-name="T11"/></text:p>
      <text:p text:style-name="P6">投资者必须承受的代价：股价波动，面对大跌的恐惧，对自己持仓的怀疑，未来的各种不确定性。 网飞股价从2002-2018年，翻了350倍，但94%的时间，交易价低于此前的最高点，很少有人能坚持下来。 波动会频繁发生的，有人试图逃避波动，频繁的买入和卖出，最后竹篮打水一场空。 正确的应对波动和不确定性，理解它是物超所值的，是我们投资时必须支付的入场券。</text:p>
      <text:p text:style-name="P6"><text:span text:style-name="T11"/></text:p>
      <text:p text:style-name="P6">理性的观点是：你对投资标的不能有感情，但是现实情况是如果你对标的没有感情的话，在熊市中很可能坚持不住，如果有感情的话，可能会坚持住。 任何能让你留在投资中的方法都会增加你获胜的概率。 有数据分析影响投资收益的一些关键因素时，一个影响比较大的因素是在市场不景气时能坚持自己的投资策略，而不是被迫在市场低点出局。 从美股投资时长对投资收益影响的数据分析来看：一天的投资有所收益的概率是50%，一年的投资有所收益的概率是68%，十年投资有所收益的概率是88%，二十年的投资有所收益的概率接近100%。</text:p>
      <text:p text:style-name="P6"><text:span text:style-name="T11"/></text:p>
      <text:p text:style-name="P6">投资中变和不变变化的是行业，趋势，市场等。随着科技经济范式的转移，变化的速度越来越快。 我们对投资史追溯的越久远，看到的规律越不适用今天的世界，近期的历史对未来发展才有重大指导意义。 具体的科技趋势，行业发展，市场都是学习近期历史会有帮助。 不变的是人性，比如人性的贪婪和恐惧，人面对压力时候的处理问题思路。 由于生物进化速度的限制，几千年都不会有太大的变化。</text:p>
      <text:p text:style-name="P6"><text:span text:style-name="T11"/></text:p>
      <text:p text:style-name="P6">留有冗余投资是不确定性的游戏，任何时候，玩家都不可能有100%的把握确认投入自己的的全部筹码能获胜。要承认投资的不确定性，随机性。要为错误留有余地，冗余是保证安全的唯一办法。 为什么我们不愿意有冗余？从人的本性来看，承认未来的不可知会让我们不舒服。我们都认为自己可以预测未来，可以掌握未来。 任何会让你倾家荡产的风险都不值得去冒险，比如玩俄罗斯轮盘赌，借钱做高风险投资，加杆杠玩合约。 采用杠铃策略配置资产，一端极端低风险的现金（美债），一端是高风险的股票或者虚拟货币。</text:p>
      <text:p text:style-name="P6"><text:soft-page-break/><text:span text:style-name="T11"/></text:p>
      <text:p text:style-name="P6">1。 牛市中留有适度现金，看似是一种低效的行为。但是持有足够的现金可以更加坚定持有的更加从容，面对牛市中可能的大幅回撤更加淡定。 2。 我们把自己的日程表压缩的很紧，就不能留出足够的冗余时间来思考对人生真正重要的事情，很多奇思妙想都是在散步或者休假时从脑子中冒出来的。 3。 加杠杆看似是一种高效的行为，但在面对突然来的巨大波动可能让你损失本金，最后一蹶不振。 4。 树木可以长得很高，接收更多阳光，但是需要面对风的摧残的代价，树木在进化中也需要寻找平衡。 5。 追求极致效率的企业，在面对意外黑天鹅事件时，可以会很脆弱。</text:p>
      <text:p text:style-name="P6"><text:span text:style-name="T11"/></text:p>
      <text:p text:style-name="P6">智慧和财富的积累早期财富积累：工作的早期，最重要的任务是在工作岗位上不断的提升自己，持续的提高自己的收入，把钱能存下来。早期钱比较少的时候，财富积累跟你的投资回报关系不大。 智慧积累：持续的阅读，读各种自己感兴趣的书籍，养成阅读的习惯。 中期财富积累：财富是收入减去支出剩下的部分，即使你收入很高但是存不下来也没有用，没法有效的积累。当我们收入到了一定阶段之后，人们的追求会上一个层次，很多消费会变成炫耀性消费，我们要控制欲望，减少开支，积累更多的财富。 积极探索适合自己的可长期迭代的投资策略，刚开始投资时，一定要留足现金防止意外。 智慧积累：有一定的初期财富积累之后，可以让自己有更多的选择权，花更多时间学习一项新的技能，跟踪最新科技的发展，持续迭代自己的思维模型，持续的阅读，写作，分享。</text:p>
      <text:p text:style-name="P6"><text:span text:style-name="T11"/></text:p>
      <text:p text:style-name="P6">看了《大空头》电影之后觉得自己也能把握住一场金融危机的朋友们有福了，现在又回到了2007年。当世界出现重大经济，政治，军事动荡时，所谓的黑天鹅出现时，可能孕育着重大的投资机会，要把握住这种大的投资机会。 在2020年新冠疫情刚爆发的时候，比特币价格快速下跌，美股市场也快速下趺，这个时候最大的投资机会就摆在面前。 在2008年全球金融危机最严重，全球资产价格疯狂下跌，也出现了最近几十年最好的投资机会，这种投资机会可能每十年左右就有一次，一生中只要抓住几次类似的机会，收益率就会很高，一定要抓大机会。</text:p>
      <text:p text:style-name="P6"><text:span text:style-name="T11"/></text:p>
      <text:p text:style-name="P6">特斯拉自动驾驶 FSD 目前有一个缺陷： 就是在上下高速时过于保守，不够果断。比如要下某个出口的时候，会因为右边匝道突然挤上来一辆车，反应太慢，下高速的时间窗口转瞬即逝，然后就会活生生的被逼着到下面一个出口再寻找机会出去。 但他有另外一个优点，就是可以整合实时的路况数据，实时计算出耗时最少的路线，实时调整。有好几次自动驾驶显示的路线貌似是弯路，我不信邪，按照老的经验走，就会遇上各种意外的堵车，非常难受，所以慢慢倾向于尊重自动驾驶实时选择的路线，尤其是到稍微远的地方。 这隐藏着一个生活的隐喻： 就是在局部行事果断利落的人，往往因为精力和思维的限制，缺乏也不重视对于长远大局的信息收集和感知力，短期看似乎很机智，但迟早会遇到长期的重大瓶颈，让他的机灵果断丧失意义。 反过来，过度关注长远的人，因为注意力的限制，短期内表现有时会显得笨拙迟缓，但并不影响其最终长期发展的步伐。 能不能长期和短期两全？ 只能不断接近，但仍然必须先保证正确的长期方向，再在资源允许的情况下适度优化短期的表现。但完美是不太可能的，也不一定有必要。喜欢和习惯做各种套利交易的人，一般都会完美错过一些长期的，史诗级的机会。注意力的尺度被固化了，因此对更大尺度上的机会，要么视而不见，要么有心无力，总之是完美错过。</text:p>
      <text:p text:style-name="P6"><text:span text:style-name="T11"/></text:p>
      <text:p text:style-name="P6">FTX 的教训是，所有的交易所都有侵吞客户资金的嫌疑，和倒闭的风险。交易所高管如果高调炫富，嫌疑和风险更大。 有监管的交易所风险小一些。有监管的，公开上市的交易所，风险又更小一些。侵吞客户资金往往是个渐进的过程。管理层甚至一开始主观上并没有这种想法，但是在交易所运营过程当中，因为各种原因资金出现小的缺口，而暂时侵吞客户资金填补窟窿，就成为阻力最小的选择。但除非交易所运营出现奇迹，这个窟窿默认会越来越大，后来交易所高管发现，这是唯一迅速致富的有效手段，也不再有负罪感，胆子也越来越大，为了吸引新的客户资金也会做出更多没有底线的事情。最后的倒闭，往往是来自某个突发的市场事件，流动性突然消失，部分客户撤资，市场突然意识到交易所资不抵债，然后就发生交易所突然死亡的事件。</text:p>
      <text:p text:style-name="P6"><text:span text:style-name="T11"/></text:p>
      <text:p text:style-name="P6">Ftx 出事本质是因为十一月一号，其资本负债表的信息被公开披露；这些信息之所以被披露，本质是因为它在九月底寻求一轮新的融资。而它之所以需要融资，本质还是因为钱不够了。</text:p>
      <text:p text:style-name="P6"><text:span text:style-name="T11"/></text:p>
      <text:p text:style-name="P6">因为 ftx 导致的恐慌，市场上的有些 fud 开始变得越来越离谱，和违背基本常识。反转的一个典型迹象是，虽然新闻头条的坏消息不断接踵而来，但连续几个月市场价格却越来越高。牛市是在绝望和做空者的咒骂中悄悄涌现的。时机无法提前预测，但过度情绪化的一边倒，无法在资本市场长久生存。</text:p>
      <text:p text:style-name="P6"><text:span text:style-name="T11"/></text:p>
      <text:p text:style-name="P6">虽说傻逼的共识也是共识，但这是暂时的，不可持续的；其中隐含的假设，是没有外界更强的共识去对傻逼的局部共识釜底抽薪。 要把资源始终配置在全世界最强的共识上，才能避免成为泡沫的牺牲品。</text:p>
      <text:p text:style-name="P6"><text:span text:style-name="T11"/></text:p>
      <text:p text:style-name="P6">施瓦辛格的新书， 有个感悟很有道理： 靠彩票或者遗产致富的人，得抑郁，自杀或者滥用毒品的比例超过中产。靠自己的奋斗一步步获得财富，其心理的满足感是继承遗产者无法享受的。前者好比自己徒步登上珠峰，后者好比乘坐直升机直接空投到珠峰顶点。前者可以持续自发成长，后者则容易丧失前进的自我驱动力。 不必羡慕施瓦辛格的事业成功，他迄今为止做了至少三次心脏手术，其中的风险和痛苦普通人无法领会。</text:p>
      <text:p text:style-name="P6"><text:span text:style-name="T11"/></text:p>
      <text:p text:style-name="P6">这个世界上有很多很低调但是很富有的人，也有很多看起来很有钱但是生活在破产边缘的人。 真正富有的人是花自己已经有的钱，而不是去花还不属于自己的钱，富有的前提是克制。 财富不是我们看到外在的部分，经常看到有人贷款买一辆豪车，贷款买一座豪宅，实际上他们生活在破产的边缘。</text:p>
      <text:p text:style-name="P6"><text:span text:style-name="T11"/></text:p>
      <text:p text:style-name="P6">勇气应该是不确定能不能成的时候依然选择做？类似信仰。积累知识获得的应该是信心？信心和信仰的区别大概是知识抽象层级的区别。比如各种勤杂工的杂活做多了，对装修工作就有信心，但对别的领域仍然两眼一抹黑。但如果涉猎多个领域，经历了多次从新手到老手的过程，能够提炼出很多不同领域事物的底层共性，就拥有了信仰，也就拥有探索全新领域的勇气。</text:p>
      <text:p text:style-name="P6"><text:span text:style-name="T11"/></text:p>
      <text:p text:style-name="P6">按照比特币的设计思想来规划自己的行为准则：第一： proof of work。 和外界贸易交换的时候只能真金白银一手交钱一手交货，不赊账，不相信别人讲的故事。只看真正做了多少功。（每个区块） 谁做的功 （能量） 最大，就用谁。不相信眼泪，煽情，名气，和其它虚幻或者可能造假的东西。 第二，加密算法的不对称性。加密算法中私钥解密的成本大到不可能完成，因此物理世界的弱者也可以轻松保护自己的权益不被强者侵犯。映射到现实中就是始终把自己置于一个易守难攻的位置上。 第三，去中心化的清算。可以有多条路径和外界进行贸易交换。保证自己任何时候，都不被任何单一的瓶颈卡住。 第四，流动性最大的网络。要在流动性最大，最开放的网络上寻找机会。这样长期看成本最低，收益最高。 第五，稀缺性。时间，精力和资源有限，只能用在最重要的人和事上面。而且这种对于重要性的过滤标准要不断定期提高。（类似于比特币每四年的减半） 第六，公开性，和不可篡改性。不可篡改的公开记录是完全真实，无法造假的。可以从里面学到很多有价值的东西，也可以依托这些真实的记录去客观的规划未来。大部分人实际上常被一些无法验证的虚假故事误导了大半生，脑子里装着错误的叙事，错误的逻辑，每天 24小时忙忙碌碌进行着错误的折腾。</text:p>
      <text:p text:style-name="P6"><text:span text:style-name="T11"/></text:p>
      <text:p text:style-name="P6">Cz 的这种经历实际上非常普遍。所以不要让未经筛选的陌生人随意接近你的世界。否则这些陌生人在背后对你的评论，传到你的耳朵里，会让你有种啼笑皆非，恶心和吃了只苍蝇的感觉。因为他们的评论，往往是其小人之心度君子之腹的可笑世界观的折射。底层的思维模式不同，对相同的信息自然有不同的处理和应对的模式，最终导致完全不同的结果。和思维模式差异很大的人接触的风险是特别巨大的，他们轻者让你不快，重则可能带来伤害，最恶劣的甚至会危及你的生命和财产安全。远离那些三观不同的人，cz可能太长时间没有接触到这种人了，所以还特地发个帖子。</text:p>
      <text:p text:style-name="P6"><text:soft-page-break/><text:span text:style-name="T11"/></text:p>
      <text:p text:style-name="P6">宏观经济很难准确预测。 1。 每个人都在准备应对上一次经济危机。2。 即使正确预测新的危机，很难预测美联储和财政部的反制措施。3。美联储和财政部的反制措施，本身也会不断根据形势变化而改进。宏观经济的过度研究是浪费时间，一个原因是，宏观经济的各种发展，必定会遇到美联储的相应的政策反制而最终抵消。这样即使正确预测了短期发展方向，也对长期投资获利用处不大。</text:p>
      <text:p text:style-name="P6"><text:span text:style-name="T11"/></text:p>
      <text:p text:style-name="P8">YouTube 上的 westudybillionaires 的频道很有价值，最近几个和 Chris Mayer 的访谈信息量比较大，极力推荐。昨天看了@Svwang1推荐的Chris Mayer视频，非常棒，几点Take aways： 1，投资股票收益核心3要素：1）return on equity， 2）company growth rate； 3） purchase price 2，Sosnoff 法则：买的股票的表现和你研究它的文件夹厚度成反比；文件夹越厚，对应所买的股票表现经常越差；而越薄，股票表现倒越好；这只是第一步的筛选标准，还有更多细节。而且每个标准都可能找到少数反例和特例。比如亚马逊整体的 ROE 并不高，大概 5%，但并不妨碍他有很好的市值。还有某些金融股 ROE 不错，但是负债很高，资产流动性不好，有发生被挤兑而随时破产的风险。初筛后要花大量精力读财报了解商业模式+企业文化，使公司持续积累；Chris也特别强调要落到具体公司，细致调研筛出的企业。反对由统计数字或宏观叙事推出的简单抽象。访谈里他有句话非常经典：If you keep in mind the abstractions， most of the serious business of the world seems portentous。他这套方法论对普通人而言很难实践：第一是短期内 （两到三年，甚至更长） 看不到明显效果； 第二是遇到宏观经济变坏时，也必然会受到负面影响；但长期看，大概率会以一种事前意想不到的方式给你带来惊喜和高回报 （比如你按照这个体系建立的投资组合中 20%的股票给你带来极高的回报，而剩下 80% 则相对平庸）。而言之，普通人跌入的投资大坑是：第一，追逐短期表面的热点而不理解资本市场的反身性。第二，试图预测宏观经济，而不理解美联储的货币政策，政府的财政政策，和宏观经济数字的复杂互动关系。第三，一厢情愿的规划投资的回报率，不理解高净资产收益率 （ROE），高增长的底层动力从何而来。</text:p>
      <text:p text:style-name="P6"><text:span text:style-name="T11"/></text:p>
      <text:p text:style-name="P6">对于资产的垄断性的感想： 1。 如果不知道是否垄断，那就不垄断 2。 要从买家的角度，深刻理解具体为什垄断 3。 可以不断涨价是识别垄断的一个简单角度 4。 垄断背后的推动力和源泉，比垄断本身还重要 5。 不断自我强化的垄断，远胜于静态的垄断 6。 多个点的全面垄断，远胜于单点的垄断 7。 垄断并且还在增长，远胜于垄断但没有增长 8。 对没有垄断性或垄断潜质的资产，定量分析大概率是白忙一场。mark一下，垄断的推动力和源泉这个感觉有点像垄断动力学，搞清楚这个可以帮助想清楚从不垄断到垄断的路径，从而在更早期就能识别出来垄断。识别的越早， 就可以参与的越早，回报就更丰厚。 从数学上来讲，垄断是个低概率事件。 从不垄断到垄断是个用一系列的正反馈来对抗市场竞争、组织墒增等一系列负反馈的过程。垄断的推动力就是很多小地方有着微小的结构性优势，然后越滚越大，过了临界点后就形成碾压性的优势。对自己知识诚实，是识别垄断，走向垄断的第一步。垄断背后的推动力和源泉，比垄断本身还重要这点是《从0到1》的核心思想。 专利也是一种垄断保护，这是推动创新力的极好机制。</text:p>
      <text:p text:style-name="P6"><text:span text:style-name="T11"/></text:p>
      <text:p text:style-name="P6">对所有人一视同仁地温和，无异于对所有人不加区分的冷漠。 一个人珍视之深浅，不仅仅要看其所接近的，还要看其所远离的。 但人们自以为的敢爱敢恨，往往只是自我为中心的双标罢了。 要像康德提倡的那样，你对待他人的标准，也应该是希望他人对待你的标准。 我并不总是温和而宽容地对待他人，我希望你也对我这样。人一定要亲疏有别，否则必然被潜在充满敌意的环境所反噬。核心和外围的区别。 就像公司的资金来源，有股东和债权人的区别。 不同的层次，整合力度和交易模式是不一样的。股东是荣辱与共，债权人是锦上添花。 kk也说过100万粉丝不如12个爱你的人。 很多人的错误是轻易用核心资源交换外围资源，而且交易的汇率极度失衡。最后一句话是关键，小白们被道德和情怀的说辞所忽悠或绑架，拿自己的核心资源 （要么是父母的血汗钱所以不在乎，要么是自己的血汗和青春以为可以取之不尽） 以极便宜的汇率置换外围的资源，很久之后意识到上了大当，已经太晚了。</text:p>
      <text:p text:style-name="P8">人际交往的三大黄金定律：1）永远不要让身边的任何人知道你在靠啥赚钱，做什么赚钱了，不要想着去带带身边的亲戚、朋友和同学；2）说实话是要人命的，不要亮底牌，人家知道你手里没有米的时候，连鸡都不会来；3）人生最大的荒唐，就是在烂人、烂事上纠缠，它能耗光你所有正能量。遇到烂人，只有及时抽身。</text:p>
      <text:p text:style-name="P6"><text:span text:style-name="T11"/></text:p>
      <text:p text:style-name="P6">扎克伯格训练 mma 把膝盖的前交叉韧带给扭伤了，看样子伤势还不轻。运动受伤好比投资遇到了 Margin call， 严重的要好几年才能恢复元气，甚至伤痛要伴随一生。防止运动受伤是个重大课题：接触性的运动受伤概率最大，运动时间过长，过量，强行拼成绩都会受伤。为什么人们说，slow is smooth， smooth is fast。？因为慢的时候，随时可以控制动作，发现危险马上可以撤回来，就不容易受伤。各种运动整体看，还是游泳，太极拳，走路，受伤的概率最小。但为了保持身体素质的全面均衡，其它运动如跑步，举重，瑜伽等，仍然要在避免受伤的前提下坚持锻炼。我认识几个原来热爱运动并且保持很好身体状态的人，都是运动受伤之后整个人的状态就急转直下，给我的感觉就好像衰老效应一直被压抑，然后等到你犯错误之后倾泻而下。所有运动爱好者都应当对潜在受伤的风险充满敬畏，否则后悔药的价格将高到无法承受。</text:p>
      <text:p text:style-name="P6"><text:span text:style-name="T11"/></text:p>
      <text:p text:style-name="P6">三箭资本犯了两个经典的错误： 1。 加杠杆套利交易。（gbtc premium vs nav） 2。 套利交易亏钱后不收手，饮鸩止渴去加杠杆做另外一个更危险的套利交易。（TerraUSD） 资本市场没有新鲜事，以后还会有很多赌徒继续重复这些经典错误， 因为刚开始的时候账面上的利润很诱人，但最终无法摆脱爆仓归零的命运。</text:p>
      <text:p text:style-name="P6"><text:span text:style-name="T11"/></text:p>
      <text:p text:style-name="P6">只有在出现重大违约事件后，人们才会追捧没有交易对手风险 （counter party risk） 的资产。 与其相信人，不如相信系统和数学。 王直相信了胡宗宪的承诺，即使和对方交换了人质，仍然无法避免被砍头的下场。 平时要经常思考一下，谁是你的交易对手，你是否低估了他违约的风险？</text:p>
      <text:p text:style-name="P6"><text:span text:style-name="T11"/></text:p>
      <text:p text:style-name="P6">一个应当视为基本常识的第一性原理是： 多胜少，平台和系统轻松碾压个体或小团体。 任何广泛传播的以少胜多的故事，要么是瞎吹牛想要忽悠你去做无谓的消耗，要么就是在局部仍然是以多胜少。 深刻理解这个第一性原理后，一方面要始终最大程度借助各种平台和系统的力量，一方面要不断去创新和构建自己特有的系统，这样在各种对外博弈中掌握不公平的优势，每一次博弈胜出后的积累又可以进一步巩固自己的优势。 而在没有局部优势的时候，尽量脱离接触，尽量拒绝硬碰硬，尽量减少可能的损失，直到环境的变化和你的站位让你重新获得局部优势。普通人失败的根本原因是： 没有看明白强弱关系的时候就去硬拼，不把自己资源消耗光，绝不会思考和研究； 决定强弱和成败的关键因素，要么在自己视线之外，要么被对手刻意隐藏，要么在不同阶段会有各种矛盾的表现形式。而挖掘理解关键底层要素耗时耗力，自然会被各种表面的一步登天的神话所诱惑。</text:p>
      <text:p text:style-name="P6"><text:span text:style-name="T11"/></text:p>
      <text:p text:style-name="P6">在市场上，你百分百会亏钱的原因之一是，股票大部分时间的走势跟基本面没有关系。一只股票的走势，1/3归因于基本面，1/3归因于它所处的行业，1/3归因于整体市场环境。 你选择的股票基本面都很好，但是碰到不可预测的黑天鹅事件时，也会遭遇重大波动，会流血，比如2019年新冠疫情爆发时，S&amp;P 500指数下跌34%，uber下跌45%，Expedia下跌58%，微软股价下跌26%，Akamai股价下跌16%。</text:p>
      <text:p text:style-name="P6"><text:span text:style-name="T11"/></text:p>
      <text:p text:style-name="P6">低毛利的公司不是一个好的公司，一个公司在市场上建立了垄断地位，就能维持一个比较高的毛利率，比如google， 微软，英伟达。 如果一个公司毛利率比较低，要么是公司没有建立起垄断优势，要么就是处在一个比较卷的行业。</text:p>
      <text:p text:style-name="P6"><text:span text:style-name="T11"/></text:p>
      <text:p text:style-name="P6">性格一根筋的人容易被别人利用此性格，忽悠鼓励去当炮灰。而且即使你当面提前指出他处于炮灰的生态位的时候，他不仅不感激，还会恼羞成怒，一是因为沉没成本太大；二是因为他只能感受到现实的短期利益，无法理解后面才会浮现的巨大风险。</text:p>
      <text:p text:style-name="P6"><text:span text:style-name="T11"/></text:p>
      <text:p text:style-name="P6">2023 年最具讽刺意义，也是最意想不到的一个事情，是因为硅谷银行要倒闭， usdc 面对兑付的危机，一度有几个小时价格 《0.9 usdt。 这种剧本，再有想象力的编剧年初的时候也写不出来。保持谦卑和冗余，为各种奇怪的市场现象做准备，总是没错的。</text:p>
      <text:p text:style-name="P6"><text:span text:style-name="T11"/></text:p>
      <text:p text:style-name="P6">基因力量很强大，但是基因的力量不容易被改变，有利的环境中特别有利，不利的环境中就非常不利，所以需要把注意力集中到能发挥自己专长的领域。 想找到自己专长的领域，就要采用试错法，花80%时间在当前已经有成果的领域继续精进，花20%时间继续探索可能的领域。 在精进过程选择难度适中的项目，大难或太简­单都不利用自己的坚持，太简单会感觉到无聊，太难的话，我们会有失败感，所以要选择在拉伸区最合适。</text:p>
      <text:p text:style-name="P6"><text:soft-page-break/><text:span text:style-name="T11"/></text:p>
      <text:p text:style-name="P6">老人言：第一句话，成年人最幼稚的行为就是交心；第二句话，你说出多少秘密，就有多少危险在等着你；第三句话，不要和任何人走的太近，因为你根本就不知道什么时候会反目成仇；第四句话，能置于你死地的都是最了解你的人。</text:p>
      <text:p text:style-name="P6"><text:span text:style-name="T11"/></text:p>
      <text:p text:style-name="P6">AI 的世界末日论者，和量子计算要摧毁加密货币论者，有几个类似的特点： 第一，他们喜欢用一种非常模糊的，还有很多年才有可能实现的工程技术能力，来支持其确信的，马上就要发生的世界末日要到来的观点。 第二，他们假设其想象中的的工程能力，被攻击一方完全呆若木鸡，只能被动挨打，无法有效变通和抵御攻击。在其立论框架中，自己的遥远的模糊的工程能力，始终是确定的； 而对手完全僵化和无力还击，也是确定的。这样在任何辩论中，他始终假定自己很强大，假定对手是 sb，所以总是能赢。 第三，一旦他有预设立场，他不看好的事物，在发展试错过程中出现任何挫折，马上会被其作为证据，支持其观点。如果风波过去，挫折被克服，他就会继续挑下一个毛病，等待别人下一次试错中出现新的挫折，再跳出来继续宣传其末日论。鼓吹这些话的人大多是生意和话术，他们自己心里明白得很，也很知道如何让韭菜们相信。可悲的是是懂非懂被他们忽悠的人，被卖了还帮着数钱。 上一个成功的类似的营销话术是 2000年问题/千年虫</text:p>
      <text:p text:style-name="P6"><text:span text:style-name="T11"/></text:p>
      <text:p text:style-name="P6">斯坦福大学校长 Marc Tessier-Lavigne 因为涉嫌伪造论文数据今年被迫辞职。哈佛大学校长 Claudine Gay 被指控多处论文涉嫌抄袭，也面临辞职的巨大压力。 不要太把这些名校校长当回事，炫目光环之下，可以挑的毛病太多了。 从另一个角度看，如果这两位全部的问题仅仅是抄袭和造假，那可能还不算太糟。还有很多身居高位，问题更大的人，只是背后的丑闻永远没有被揭穿而已。哈佛大学和很多其它有名的官僚机构一样，就是一个亮闪闪的牌子，后面有着无数官僚和南郭先生期望靠着这块牌子混饭吃。而且牌子后面的人员流动频繁，当机构需要有人挺身而出为一个错误决策承担责任时，很少有人愿意这样做，基本都是口惠而实不至。 与其给学校或其它机构 （本质是一些你不认识以后也很难有交集的陌生人） 捐款，不如对你身边给你各种服务的人慷慨一些。做诚实的商业，如果你赚的越多，就意味着你对社会的贡献越大。对于看到的任何人，最理性的心态是质疑、观察、调查和验证，尤其是那些有光环的，靠立IP吃流量饭的人。这种人拥有最强烈的道貌岸然的虚伪造假动机。政客普遍如此，各种所谓老师普遍如此，宗教大师国学武术禅宗师普遍如此。 这就是英美文化里反复强调的Critical Thinking。中国人普遍欠缺这一点，两脚羊是绝大多数的绝大多数。缺乏这种思维，就容易被骗子的镰刀无情反复收割。 世界的真相是草台班子，你能看到的在很多时候是那些在这个位子上的人希望你看到的。 很多能看到，摸得到的东西，其实是幻觉，是人家刻意营造和包装的。小到各种讲课老师，教授等网红知识分子的人设，大到信用货币制度、产业政策，幻觉充斥着这个世界。 追求真理的人永远是极度稀少的，大道从来不会拥挤。因为人性的黑暗是本能，要抵抗这种黑暗需要极度的自律，这很难。人性经不起考验，只有成本能够约束行为。 要想让自己处于低风险安全的处境下，最好的方法就是识别和避开那些有强烈诈骗违约动机收割巨大利益的人。前者之所以会有强烈违约诈骗动机，是因为违约诈骗的成本很小，但收益却巨大。给学校或其它机构捐款的人，其内心深处还是希望未来能够从此机构的网络中获得某种潜在回报，扩大自己的影响力。但实践上有操作瓶颈，而且你在别人建立的网络中，可以制定规则和挑选的余地并不大。 社交媒体和主权个人时代，意味着你可能绕过这些传统网络，自信的建立自己的新网络，并且精准高效的把你的慷慨送给开放世界里那些配得上的人。</text:p>
      <text:p text:style-name="P6"><text:span text:style-name="T11"/></text:p>
      <text:p text:style-name="P6">大部分信托产品，本质就是一坨狗屎，外面裹了一层薄薄的包装纸，让你闻不到里面的臭味，看不到里面的糜烂，但外观给你足够的安全感，让你相信它可以支付许诺的利息，直到它违约的那一天。人们以为自己在投资，他们其实在消费叫做安全感的商品。不理性的人会把大部分积蓄消费在安全感上。</text:p>
      <text:p text:style-name="P6"><text:span text:style-name="T11"/></text:p>
      <text:p text:style-name="P6">如果只是为了最终赚钱而不享受过程的话，很多人面对各种意想不到的挫折，根本无法坚持下去。能够坚持下去的东西，本质都是过程当中有些难以描绘的细节，让你感到鼓舞，让你获得乐趣，而恰恰就是这些细节让你能够有远超常人的长时间坚持，最终在意想不到的地方获得突破，赚大钱只是一个附带的自然的产物。每个人的知识结构和兴趣都不一样，因此能够推动他们持续向前走的路径都不一样。相信自己的好奇心引导的路径，不要盲目模仿 （很可能被媒体严重扭曲和夸大的） 他人的路径。</text:p>
      <text:p text:style-name="P6"><text:span text:style-name="T11"/></text:p>
      <text:p text:style-name="P6">公司的股价长期看是跟公司价值是一致的，跟公司的盈利率是一致的，短期来看会有错配。 一个公司最大的风险不是股价的波动，而是将来的增长和利润率不及预期，这才是真正的投资风险，而不是短期股价波动。 投资最重要的一点是要关注这个企业的真实价值，以及未来可能的利润率和成长性，股价的短期波动反而不值得关注，短期的价格波动只是用于入场的一些好的时机选择。</text:p>
      <text:p text:style-name="P6"><text:span text:style-name="T11"/></text:p>
      <text:p text:style-name="P6">一家优秀的企业应该在没有负债的情况下，也能创造良好的回报，那些依靠高杠杆负债而产生回报的企业令人担心。 有些公司看着净资产收益率很高，可能是靠高杠杆负债获得的，这种企业一定要警惕，在市场环境不好的情况会变得很脆弱。 关注那些负债率很低，但是净资产回报率也很高的企业，这类企业往往有比较高的毛利率。 提前准备好现金射中罕见的快速移动的大象，你必须时刻带着猎枪。</text:p>
      <text:p text:style-name="P6"><text:span text:style-name="T11"/></text:p>
      <text:p text:style-name="P6">普通人避免旁氏骗局的方法： 1。 任何承诺固定收益大于5%保本产品都不要碰： 比如恒大财富，各种银行理财，前几年各种P2P，各种基金。 2。 任何拉着政治人物站台，拼命靠近政治宣传的产品不要碰： 比如恒大大肆宣扬登上天安门城楼来掩盖高负债的困境。 3。 任何产品爱国的旗号发行的产品不要碰： 比如某家的手机，以爱国的名义割韭菜。 4。 任何拉人头传销的发行的产品不要碰： 比如天狮，权健等。 5。发行的基金是低流动性平台的产品不能碰：比如国内的北交所产品，新三板产品 6。凡是和传统文化出家修行有关的产品不要碰：比如深圳鼎益丰。 旁氏骗局是通过金字塔式扩张，不断地吸收后来者本金，伪装成先入者的收益，不断滚雪球，俗称拆东墙，补西墙，直到整个系统崩溃。 经济上的常见的旁氏骗局：P2P，银行各种高息理财，集资入股，各种花样，你想要的别人的利息，别人想要你的本金。 政治上常见的旁氏骗局：各种暗示宣传跟某人物有关系，暗示有政治特权和身份，挂羊头卖狗肉，为自己经济上的骗局做掩护。</text:p>
      <text:p text:style-name="P6"><text:span text:style-name="T11"/></text:p>
      <text:p text:style-name="P6">只有搞钱才能让一个人通透，才会对这个世界的认知更加深刻，才会真的了解这个社会的运转机制。 爱不需要钱，但证明爱需要钱。财富不仅是生活的工具，更是深入理解世界的一把钥匙。通过它，我们能更全面地体验和认识生活的各个层面。</text:p>
      <text:p text:style-name="P6"><text:span text:style-name="T11"/></text:p>
      <text:p text:style-name="P6">商界有一种很荒谬也很普遍的现象： 每个人都只愿意把自己最光鲜的表象，夸大无数倍展示与人，到处宣传，把风险和家丑深藏起来； 这些人的朋友和合作伙伴，因为现实利益和自抬身价的需要，也乐于参与这些公开吹捧，再加一把火； 这导致所有人都产生一种强烈的幻觉，就是其他人比自己成功很多，感觉自己一定是某些地方做错了，或者做得不够，强大的 fomo 情绪，容易把这些人推向狂热的投机和冒险。 这些投机和冒险者真正入局后，慢慢发现事情不是像外面宣传的那样，慢慢发现里面巨大的风险，发现偷鸡不成还蚀把米，但自己已经投入太多，身不由己了，含着泪也要继续对外装逼，保持一个成功的形象，这样继续误导外界更多不明就里的投机者往坑里跳。 最后的坍塌往往是极为突然，和猛烈的。但投机者的遮羞布是，因为有很多人陪着他一块跳进了这个大坑，所以他可以解释说这个悲惨的结局不是自己的愚蠢，而是大的环境不好，等等。 但他和周围的人实际上根本没有，也不愿吸取教训，他们犯的愚蠢可耻的错误很快被掩盖和忘却。如果给他新的机会，他照样会原封不动的把这些荒谬重复一遍。</text:p>
      <text:p text:style-name="P6"><text:span text:style-name="T11"/></text:p>
      <text:p text:style-name="P6">不管做什么事，一开始用力过猛的人，注定会走不太远。 极强的责任心和控制欲，会让人过度专注于结果，每个细微的障碍会极大影响心境，从而产生内耗！ 慢慢来，懒懒散散地干，反而容易坚持下去， 战术上要身入其中，战略上要置身事外；方法上要身入其中，心境上要置身事外。 慢慢来，比较快。事事从容，步步从心。在冷静中筑就坚实，慢慢来，方能更快到达。</text:p>
      <text:p text:style-name="P6"><text:soft-page-break/><text:span text:style-name="T11"/></text:p>
      <text:p text:style-name="P6">投资是不确定性的游戏，任何时候，玩家都不可能有100%的把握确定投入自己的的全部筹码能获胜。承认投资的不确定性，随机性就要为错误留有余地，冗余是保证安全的唯一办法。 为什么我们不愿意有冗余？从人的本性来看，承认未来的不可预知会让我们觉得不舒服，我们都认为自己可以预测未来，可以掌握未来。 任何会让你倾家荡产的风险都不值得去冒险，比如玩俄罗斯轮盘赌，借钱做高风险投资，加杆杠玩合约。 采用杠铃策略配置资产，一端极端低风险的现金（美债等），一端是高风险的股票或者BTC ETH。 容错空间，一方面可以帮助你达到预想目标可能性，另一方面可以预防未知的风险带来的伤害。巨额收益发生的概率极低，一是因为不经常发生，二是需要时间积累产生复利，有了容错空间，你就可以花足够长时间等待低概率事情发生在你身上的概率。 任何事物都有发生问题的那一天，我们要避免单点故障。普通人的单点故障是开支完全依赖工资收入，没有储蓄。一旦出现意外（失业，生病等），就会让自己处于破产的边缘。一边需要增加现金储蓄，可以预防意外。一边需要增加自己的可选择性，构建多元化的收入来源。</text:p>
      <text:p text:style-name="P6"><text:span text:style-name="T11"/></text:p>
      <text:p text:style-name="P6">就如芒格所说：如果我知道我会死在那里，我永远也不会去那里。 投资的第一步是需要思考那些事情不能做，制定一个说不的清单： 1。 借钱投资不能做。 2。 高杠杆炒合约不能做。 3。 短线炒作股票，炒作小币不能做。 只做确定性最高的投资，打造稳赢慢富的人生。</text:p>
      <text:p text:style-name="P6"><text:span text:style-name="T11"/></text:p>
      <text:p text:style-name="P6">即使我们选到了好股票，比如选到了google，Facebook和网飞，任然会遭到市场的大幅波动，有时候甚至下跌40%或者更多，极端情况会出现在一年内大幅下跌两次。即使是同类中最好的股票，也会遭遇到市场的大范围抛售。 亚马逊，Google，Facebook和网飞过去三年，五年，十年，十五年，是表现最出色的股票，耐心持有的投资者获得了丰富的回报，但是在持有的过程中，他们也要经受短时间的大幅度回调，耐心和信心会受到很大的考验。</text:p>
      <text:p text:style-name="P6"><text:span text:style-name="T11"/></text:p>
      <text:p text:style-name="P6">看到陈菜根同学的朋友圈： 投资太反人性了，买好的，过滤掉99%的人，买的便宜，再过滤掉99%，拿得住，再过滤掉99%，真是百万里挑一。 可以再加一句： 重仓，再过滤掉 90%的人。所以就是千万里挑一。 全世界八十亿人，也可以挑出八百位这样的成功者。 这个东西虽然反人性，但有一个重大好处： 可以绝大部分时间躺平，读书，锻炼身体，非常养生。 这样一方面至少给自己六七十年的时间复合增长，一方面在这六七十年内可以从容不迫的发掘很多高质量机会，重复上述操作。</text:p>
      <text:p text:style-name="P6"><text:span text:style-name="T11"/></text:p>
      <text:p text:style-name="P6">真理是个理想假设，更多是不同视角，其次是立场，然后情绪贯穿全过程。偏见是对上述要点的熵增。所谓叙事，就是把不同时间段的某个视角剪裁挑选出来，再组合一下，编出一个自洽的故事，让很多人相信并投入。加入的人越多，叙事就越强大。多种叙事可以长期并存，井水不犯河水。有些叙事也会随着时间流逝，信众的数目萎缩到最后被彻底遗忘。 在同一个叙事框架里带着情绪争对错，还属于比较低层次的斗争。能够在新的视角涌现后，提前看到新的叙事，并提前布局和控制新叙事中的稀缺资源，是一种真正有价值，而且可能杠杆率极大的能力。</text:p>
      <text:p text:style-name="P6"><text:span text:style-name="T11"/></text:p>
      <text:p text:style-name="P6">世界上很多广为流传的叙事本质就是所谓的 （给点钱就争先恐后的） 急切的文人，在从未发生的事件上构建出的情感的超级结构。George Orwell 1936年被苏联人的宣传忽悠到马德里前线当炮灰，被残酷的现实教育后才慢慢醒悟。虚假宣传的成本无法就是一些纸张和印刷机，但帮助斯大林用一些二手劣质武器换来西班牙第二共和国的五百一十吨黄金，成为西班牙内战的最大赢家。</text:p>
      <text:p text:style-name="P6"><text:span text:style-name="T11"/></text:p>
      <text:p text:style-name="P6">下跌趋势，15%首付买房子什么概念？意味着你需要本金开6.6倍杠杆去买房子。房价下跌超过15%你就穿仓了，穿仓大概率还不能平价止损，不一定有对手盘流动性给你平仓。后续亏损状态你需要一直付融资利息，一直付到你付不起以后强制破产，穿仓部分变成固定债务。然而这些从一开始用买房会产生的一小部分融资利息，就可以解决租房问题了。毕竟生老病死、人什么也带不走的，而且还是70年产权。顺其自然，有钱买着玩就买，过于艰难就不要碰了。有类似感受：懂crypto市场的血淋淋赤裸裸的真相，会让人更快看穿传统金融的各种精致伪装陷阱。</text:p>
      <text:p text:style-name="P6"><text:span text:style-name="T11"/></text:p>
      <text:p text:style-name="P6">道理听了没用，自己经历才懂。 都知道币圈极端行情频发，黑天鹅是常事。 21年519，我没法从币安提u到链上，面临大量eth可能被清算，当时整个人都麻木了，甚至连慌乱都感觉不到。 幸亏孙哥当时把liquity质押的eth补了u，没把他清算。否则就跟孙哥一起阵亡了。 切身感受，才懂什么叫极端行情。这种事情，我当初也经历过，不过不是519，而是更早时期。 当初还是EOS时期，bitfinex交易所里面，一个大佬上亿美金级别的仓位被爆了，然后发生了连环爆仓。 连累了一大批人，集体爆仓，然后还有钱的人，立马补仓。 没钱的人，就直接归零了。 我是看客，补仓的、归零的都是身边的人。</text:p>
      <text:p text:style-name="P6"><text:span text:style-name="T11"/></text:p>
      <text:p text:style-name="P6">技术进步如此之快，以至于现在最佳的策略，恐怕默认是以躺平，养好身体，等待为主。否则你拼死拼活积攒的那点资源，很可能过几年， 就因为技术因素而一钱不值，但你的健康则是切切实实损失掉了。这个 Wait equation 相关的概念，值得好好研究。</text:p>
      <text:p text:style-name="P6"><text:span text:style-name="T11"/></text:p>
      <text:p text:style-name="P6">新技术进步不用每天追，每个月看一下整体进展就好了。技术进步每天都发生，某个行业最多只需关注头部百分之一的公司。而即使是那头部百分之一的公司，也只需要关注它的最重要的一两个产品就好了。 如果相关信息，不能马上为自己所用，提高日常的效率，或者对自己躺平发财看不出什么价值，默认应当先放一放，再等一等。真正的好东西，晚几个月，晚几年上车也没事的。巴菲特在乔布斯死了五年之后，2016年才上了苹果的车，照样赚了一千多亿美元。 过度追各种高新科技的各种细节，就意味着浪费大量时间关注那 99％的非头部公司，关注大部分无关紧要的产品功能，不仅没有效益，而且把自己搞得像个日内交易者一样焦虑。焦虑一圈下来后更加心穷，时间穷，腰包穷。</text:p>
      <text:p text:style-name="P6"><text:span text:style-name="T11"/></text:p>
      <text:p text:style-name="P6">段永平也提到，巴菲特和芒格做决策也是很慢的，一家公司/一个行业，他们要看很久，要想很久，等真正想明白、看懂了，才下手。行业的增长机会是几十年期的，更别说是新兴科技行业，完全看懂后再上车，依然会有10倍20倍的增长。回头看苹果、亚马逊、微软、谷歌这些公司，都是例证。 但很多人往往是火急火燎，怕错过，急着决策，导致在没看懂的情况下持仓和重仓，于是注定拿不住，沦为短期交易，在波动中，往往以亏钱或小赚短暂出局。不仅没占到早期优势，连中后期的稳定增长也错过。很多人的BTC故事即如此。</text:p>
      <text:p text:style-name="P6"><text:span text:style-name="T11"/></text:p>
      <text:p text:style-name="P6">GPU 提供的应用服务价值长期看，远大于 GPU 市场本身；这正如军火商直接入股军阀，获取的利益远大于只做军火商。GPU的价值，在应用层得到几何倍数放大，前提是需要赌对。这就像台积电和英伟达的区别，台积电只产芯片，而英伟达将芯片组合成了GPU，并规范了应用的护城河CUDA。</text:p>
      <text:p text:style-name="P6"><text:span text:style-name="T11"/></text:p>
      <text:p text:style-name="P6"><text:span text:style-name="T11"/></text:p>
      <text:p text:style-name="P6">看到 Nvidia 股票大涨后，普通投资者应当避免因为羡慕嫉妒，而去参与自己不熟悉的股票投机。 但这个时候如果投资斯坦福大学为中心周围 30 公里以内的好学区的房产，五年后大概率可以跑赢 Nasdaq 指数。 原因很简单： 第一， 半导体和 AI 领域不管谁赢了，赢家主要都是在硅谷南湾，斯坦福大学周边的公司，发了财的人第一笔大的消费就是买好区的房产。 第二，股票可以不断增发，芯片和软件都会有新的竞争者涌现，但核心区的房产供应，很难增加和替代。</text:p>
      <text:p text:style-name="P6"><text:span text:style-name="T11"/></text:p>
      <text:p text:style-name="P6">股票投资会强迫你对简单因果关系的推论保持谨慎态度，成为一个认知学的专家 （否则就会亏钱）。 一个例子：即使你在 2006年就知道金价五年后会涨三倍，2006年一月投资世界第二大金矿开采公司 Newmont Mining 的股票，五年后股价反而跌了 5%。（后记，17年后，newmont 股价下跌了 37%，考虑到每年有 4%的 dividend， 实际年化收益大概 1.5%左右。但 2006年金价不到 600美元，现在接近 1900美元）</text:p>
      <text:p text:style-name="P6"><text:span text:style-name="T11"/></text:p>
      <text:p text:style-name="P6">耐心的最大挑战是来自周边所有人的一致嘲笑，打击和不理解。对嘲笑和打击的免疫力，随着自身实力，经验，知识，信息网络的发展，和一次又一次的最终胜利，而不断增强。从而有底气以更大的耐心，我行我素，平静的等待新的更大的胜利。</text:p>
      <text:p text:style-name="P6"><text:span text:style-name="T11"/></text:p>
      <text:p text:style-name="P6">实际上有时间。比如说，有的事情只能等 20年才能做到，但因为不甘心觉得自己一步可以登天，怕过了这村没有那个店，于是铤而走险，孤注一掷，最终满盘皆输，然后发现 30年也拿不到了。滑稽的是，真正等 20年做到后，发现 20年前十分纠结的目标现在唾手可得，已经完全无感或者不屑了。这就是事物发展的矛盾真相。</text:p>
      <text:p text:style-name="P6"><text:span text:style-name="T11"/></text:p>
      <text:p text:style-name="P6">1。 通货膨胀可以摧毁黄金和法币，比特币没有通货膨胀，一共2100万枚，1BTC=1BTC，比特币数量是数学上正确的，用比特币的基础协议和工作量证明来保证。 2。 难以没收，基于密码学的私钥是人类历史上最强大的产权，你真正拥有的最难被剥夺的财产只有比特币。法币，房产，黄金，土地都有交易对手，容易被没收，房产和土地也容易被征税。股票，债券等证券是法币的衍生品，会受到法币通胀的影响，有交易对手，容易被冻结。从技术上讲，比特币是最难被征税，最难销毁，最难扣押，最难减值的资产。 3。 财产权是资产所有者和资产之间的排他性关系，在历史上一直需要政府作为第三方来认证和保护财产权。比特币是可以自我保护的财产权，不需要政府的强制执行，独立于政府。 4。 比特币可以改变暴力的经济逻辑，在国家之间发起战争，你可以抢走对方国家的土地，黄金，工厂，但是你很难抢走对方的比特币，这就留给了双方谈判的机会。你可以使用基于比特币多重签名来立遗嘱，资产继承人不敢拿你怎么样。 5。 高效的产权认证，如果你购买一个房产或者一块土地，你需要花费一段时间去做产权认证，确认产权转移到你名下的合法性。但是比特币采用加密技术来解决认证的问题，持有私钥的人就是比特币的持有人，认证速度非常快。 6。 跨越政治管辖区的快速移动能力，你可以把价值100万美元的BTC在全球任意有网络接入的地方转移到另外一个地址上，不受政治管辖区的限制。如果你想把100万美元的法币转移到某些政治管辖区是非常困难的，需要用银行作为交易对手。如果你想转移价值100万美元的黄金会更难，在很多政治管辖区几乎不可行。 7。 比特币几乎可以无限细分，但是想分割黄金是很难的，法币是可以分割的，但是也有最小单位的。在互联网上有大量的邮件或者垃圾信息的欺诈，可以使用经济证明的手段，每发一封邮件或者DM消息，收取几美分，可以减少大量的网络垃圾信息，把比特币融入到每一笔网络交易中，不需要通过银行或者信用卡公司，可以净化网络空间。</text:p>
      <text:p text:style-name="P6"><text:span text:style-name="T11"/></text:p>
      <text:p text:style-name="P6">比特币网络的价值取决于下面四个方面：BTC 的价格 = f（采用率上升）x f（可用性）x f（通货膨胀）x f（生产力提升）。 采用比特币作为资产储备的个人和实体资产有多大，比特币的网络价值的规模就有多大。这个网络最终的价值有多高，取决于有多少资产储备到比特币网络中。如果30万亿美元的资产储备到比特币网络中，它的价值就是30万亿美元。采用比特币作为自己的资产储备的HODLers们，就是比特币的公民。你把你多余的资产储备到比特币中，就是对未来不确定性的一种保险，这种保险是没有交易对手风险的。如果你在保险公司买一份保险，可能由于各种原因没法得到赔付。 稀缺性赋予事物市场价值。稀缺性是市场价值的驱动力，难以获得且具有实用性的东西才具有市场价值。比特币只有2100万枚，这是数学上的不可改变，具有稀缺性。 反脆弱性：比特币可以从市场中吸收竞争对手的特性。比特币可以自我修复或改进，使其比原来的形式更加强大。 不可改变性：卡尔-施密特曾经说过：谁能决定例外，谁就是主权者。在这个世界上，我们都需要遵守规则，谁能打破这个规则就拥有真正的权力。比特币一个深刻的特点是，这个世界上没有任何人可以单独打破他的规则，他是一种例外的货币体系。法定货币是可以被小团体打破规则的，法币的通胀是不可避免的。 抗通胀：没有足够可靠的价值存储，个人和实体都被迫使用杠杆。我们都有了举债的动机，因为随着时间的推移债务会被通货膨胀稀释。但是过多的债务会让你暴露在风险之中，一旦收到外界风险的冲击，你的资产可能归零，是脆弱的。货币是能源的承载方式，向法定货币注入通胀，就像对自己身体注入过多的糖分一样，会产生胰岛素抵抗，最后患上糖尿病心脑血管疾病死亡。各国央行的刺激政策越来效果越差，类似于患上了胰岛素抵抗。注入太多的货币，就会产生恶性通货膨胀。 网络效应：有人加入，价格就会上涨，加入的人就会获利，获利之后就会有更多的人加入，形成一个正反馈的网络效应。慢慢的一些大型组织加入进来，比如基金，上市公司，主权国家等。如果有1000家主体投入10亿美元资金买比特币作为价值储备，比特币网络的价值就会增加1万亿美元。 可用性：高频率的价值存储和低频率的交易媒介是比特币网络的价值特征。 高频率的价值存储：任何人都可以花一秒钟买了100万美元的比特币，保管好你的私钥，没有交易对手，他在未来100年内不会被通膨，不会被偷窃，就像把食物装进了真空密封袋一样。真正的价值存储会受到很多的攻击，比如说通胀，被交易对手没收抢走。比特币可以完美的解决这些问题。 低频率的交易媒介：你可能偶尔需要移动它，从一个硬件钱包转移到另外一个硬件钱包，你可能把它分配给你的子女，转移到子女控制的硬件钱包里。你会每年拿出1%的BTC转成法币，用于日常消费。用比特币作为固定资产借贷，比特币平均每年上涨30%，你可以以5%的利息借法币，每年套利25%，卖掉它没有任何意义。 个人或者社会生产力的提升，可以给社会创造更多的财富，chatGPT的出现，极大地提高了生产力。更多的社会财富流入比特币网络中，网络的价值就会升高。 比特币成功不需要通货膨胀，就像苹果，google公司的成功不需要通货膨胀一样，他是更好的价值储备技术，但是10%的通货膨胀会让比特币的价值每年加速10%。如果某些司法管辖区出现了恶性通胀，会刺激人们买入更多的比特币，比如阿根廷。</text:p>
      <text:p text:style-name="P6"><text:span text:style-name="T11"/></text:p>
      <text:p text:style-name="P6">spy 这个 ETF 从 1993二月创立开始到现在回报 11.3 倍，如果加上每年 2%左右的 dividend， 实际年化回报 10% 左右。 而巴菲特的 brk。a 从 1993年二月到现在回报 48倍，年化回报率 13.3%，三十一年下来，还是大幅度跑赢 spy 指数的。 大部分人是即想要巴菲特的长期回报率，又假设自己能在 brk。a underperform 指数的时候能够坚守若干年，实际上根本做不到。 如果不能从第一性原理深刻理解某个长期策略的优缺点和局限性，一般人会在策略暂时表现不好的时候跳槽，而这种墙头草的本性，恰恰是导致长期无法跑赢指数的本质原因。 世间很多烦恼原因是即要。 又要，即想当。 又想立。，这样往往全部落空。如果坦然接受了不同阶段必须果断坚决做取舍的残酷现实，反而会发现路越走越宽。长期看，标准普尔指数上涨=GDP上涨+通货膨胀，GDP上涨2%，通货膨胀上涨7%，标准普尔指数会上涨9%。这些公司大多数都是市场化的，激烈市场竞争下的公司。 标准普尔指数中领先的科技公司会是5倍，10倍的上涨，落后的公司会被无情的淘汰。如同红皇后效应，只有拼命奔跑，才能保持在原地，这也是人类前进的动力。</text:p>
      <text:p text:style-name="P6"><text:span text:style-name="T11"/></text:p>
      <text:p text:style-name="P6">指数增长的特点是，一旦走上指数发展的正道，最后一年发展的增量会超过之前几十年积累的总和。这个曲线的陡峭程度远超人的直觉所可以理解。 智人存在 20万年，但文字的涌现也就大约五千多年的历史 （位于现在伊拉克的古代苏美尔人）， 这是 40： 1 的比例。 而这五千年来真正科技突飞猛进，1840年大概是个分水岭，火车，电报，照相这些技术的商业化都是在1840年前后开始， 也就是不到 200 年。这是大概 25： 1 的比例。 而这过去两个世纪里，全球化的迅猛发展的一个转折点是 1993年 world wide web 的涌现，也就是三十年的历史。 转折点之后的人，看转折点之前的人的生活工作状态之落后，会有一种极为惨不忍睹的感觉。 转折点之前的人们，按照自己的认知和习惯去计划未来，如果没有考虑到高科技的指数发展，最终都会被证明是荒谬的，无效的，驴唇不对马嘴的，可悲的。 如果说有什么教训可以吸取，那就是： 1） 高科技发展会导致未来很多事物在一年的时间的增量，超过之前的几十年，几百年，几千年的积累 2） 这个现象会在很多不同领域持续，重复发生。 3） 这意味着多活几年的价值在未来可能会有决定性的意义，因为那几年在某些技术领域涌现的增量，决定你是否能够跃迁到一个现在无法想象的新世界，在新的技术条件下把自我意识以一种现在无法理解的方式保存/复制/传播/组合，等等。传说中的龟兔赛跑，兔子输了的原因是它在睡觉，然后乌龟慢慢超过了它。 真实世界中的龟兔赛跑的结局：兔子最终输了，恰恰是因为它用力过猛而睡觉睡得太少。兔子开始屡屡得手，遥遥领先，结果有一次因为 fomo 而买在高点，遭遇了 margin call， 被迫割肉在低点。兔子每天忙忙碌碌，心急火燎，伤害了健康。乌龟虽然比较慢，每天大部分时间在睡觉和锻炼身体，起初落后兔子一大截。但兔子被强行平仓之后，就突然悄悄消失在乌龟的视野中。某一天乌龟想起当年见过的兔子好久没消息了，查了一下才发现他早已英年早逝。巴菲特在1991年股东信上写的这句话有类似的观点：我们以不变应万变的做法主要是反应我们把股票市场当作是财富重新分配的中心，而钱通常由好动的投资人流到有耐心的投资人手中。 这种慢就是快的行为背后的耐心很反直觉。</text:p>
      <text:p text:style-name="P6"><text:span text:style-name="T11"/></text:p>
      <text:p text:style-name="P6">实力决定意图，以提升自己实力为本位，实力增强了，就能做更多更好更大的事情，当初纠结死磕的问题也就成了伪命题。 随着时间的流逝，目标很容易变得一文不值，但实力却会不断复利。是的，很多痛苦本质上是短期欲望远远超过现阶段的实力。把问题想清楚了，以老老实实提升实力为本位，一下子就释然了。</text:p>
      <text:p text:style-name="P6"><text:span text:style-name="T11"/></text:p>
      <text:p text:style-name="P6">普通人对创业有几个误解或者说是幻觉： 一是误以为产品做出来，客户自然会接受买单； 二是误以为客户有兴趣和意愿，就自然会老老实实痛痛快快按照自己的要价付钱； 三是误以为有付钱的客户了，会长时间没有竞争，或者自己可以随时轻松化解竞争压力。 这种幻觉，常常会在资本市场，因为过剩的流动性，被推波助澜，到集体魔怔而丧失基本理智的程度。商业世界是达尔文式的竞争，永无止境的优胜略汰。 创业公司在残酷的市场竞争中生存下来是个极低概率的事情，但是一旦活下来，占据了生态位的关键位置竞争压力会变小，收益巨大。 最终胜出来的一家公司，会有同一时期同一类型的1000家得死掉，10年前智能手机的千机大战，千团大站，再到今天的千模大战，初创的电动车自动驾驶大战，百分之99会死掉，能活下来的这家原因也是多方面的。 作为普通投资者要思考的是，最后能剩下来可能垄断这个市场得会是哪家？安静的站在旁边等着最后胜利的这一家演化出来，买入它的股票来捕获价值。世界实际主流运作方式，和创业者的想象相反： 1。 因机缘巧合，你占据或参股了某个垄断性平台，在这个位置上，你提供的任何产品服务，面临外来竞争压力会很小。 2。 选择利润最高客户付钱痛快的增值服务。 3。 把真正做产品的苦活外包给技术人员。 在这个框架里，技术人员在食物链上始终处于相对较低的位置。而研究如何让自己成为各类垄断平台的产权或关键稀缺资源的拥有者控制者，才是让人受益终身的最重要的学问。技术创业和做其它领域的商业的本质没有任何区别。 除了最基本的产品能够用户的问题，更重要的我觉得是要问问自己： 1、这个项目占据了什么样的生态位？ 2、怎么样形成竞争难以模仿的优势？（渠道？核心技术？更懂行业？能否引导用户自发形成独特的UGC？…） 懂写代码这样的具体技术不是重点，但对技术的边界要有掌控。</text:p>
      <text:p text:style-name="P6"><text:span text:style-name="T11"/></text:p>
      <text:p text:style-name="P6">人工智能专家 Rich Sutton 2019年曾有雄文痛苦的教训 （The bitter lesson），总结七十年来人工智能的研究历史的教训，其核心观点是： 算力的大规模进步会碾压各种局部算法的改进，但研究者往往会假设算力不会改变太多，用自己主观经验和局部知识去改进 AI， 短期内会收获一些进步，研究者会有成就感，但这些改进一般最终遭遇瓶颈，在 10-20年后被以高几个数量级的计算蛮力为基础的通用型的方法完全替代，导致之前努力全部白费，因此这些研究者会很痛苦，很纠结。然后新一代 ai 研究者又会本能的重蹈前人之覆辙。 因此，躺平，不耗费精力纠结于短期的改进，这样好给自己争取更多的时间，自动收获算力增长带来的长期进步的丰硕果实，非常重要。有一本书专门讲这个adjacent possibilities的，书名是《where good ideas come from》</text:p>
      <text:p text:style-name="P6"><text:span text:style-name="T11"/></text:p>
      <text:p text:style-name="P6">有一种很少遇到但是极为强大的体验，就是有极少数人，能够把一个你不熟悉的行业的关键逻辑，用行外人也能听懂的语言几分钟讲清楚。这种人要持续关注，他讲的事情如果能理解，可能有赚大钱的机会。 Michael Saylor 2012年讲述为什么要投资苹果股票的逻辑，就非常简单，清晰和有力。</text:p>
      <text:p text:style-name="P6"><text:span text:style-name="T11"/></text:p>
      <text:p text:style-name="P6">2012年观摩过一些天使投资项目的推介的会议，创业者们的商业计划书都是说，我要做这个 app， 我要做那个 app， 等等。如果看懂了这里的权力架构，就知道应当闭着眼睛买移动互联网上的两大平台， aapl， goog， 躺赢。可惜那时年少无知，黄金就在眼前而不知捡起。 2023 年观摩各类天使投资项目，看看哪个领域最火热，思考他们拿到投资后钱主要花在哪里，也自然可以找到躺赢的线索。 赚想赚钱的人的钱相对更容易，如果他们都挤在某一个领域，那么该领域的价值链上必定有一个甚至多个环节存在躺赢/捕捉价值的能力。 与其直接做天使投资/风险投资，不如通过对其持续观察，提前发现市场需求的新变化，从容在别处布局。</text:p>
      <text:p text:style-name="P6"><text:span text:style-name="T11"/></text:p>
      <text:p text:style-name="P6">观察到一个行业的有趣现象： 网络安全的硬件公司 netscreen 1997年成立， 2001年上市，后来被 Juniper network 收购，Juniper 现在市值只有九十亿美元。 netscreen 的联合创始人 2000年出来自己创立了 fortinet， fortinet 现在市值是五百亿美元。 后来 netscreen 的两名员工 2005年跳出来创立了 palo alto network， PANW 现在市值接近一千亿美元，是 Juniper 市值的十倍。 这里有意思的现象是，都在在网络安全行业，创始人是同一个源头，但后来成立的公司，市值反而大大超越资历更早的公司。 另外一个类似的现象，就是 zoom 的创始人出自 webex， 但是 zoom 是移动端的产品，市值是两百多亿美元，而 webex 是桌面产品，2007 年被思科的收购价是三十亿美元 （思科股价是 2007年的两倍，即使把当年收购价翻倍，市值仍然只有 zoom的 30%）。 和一个朋友讨论起这个现象，猜测一个可能的解释是这样的： 一个公司的产品特性，很大程度上必须和同时代他的客户的基础设施合拍。这也意味着，他的产品基因，容易固化于那个时代的技术生态。 这样当技术生态改变迁移的时候，老公司的产品默认很难迅速变化，容易被适应新技术生态的新产品替代，新产品后面的公司收入增速和市场前景可能超过老公司，因此市值也就终将超过老公司，后来居上。 如果这个逻辑成立，palo alto network 迟早也会被后来者超越。被超越不是因为自己不够努力，而仅仅是因为后来者没有包袱，更容易找到和新的技术生态合拍的产品而已。 再把这个逻辑推广，随着 AI， 区块链等新技术生态的涌现，各行各业都会涌现出适应于 AI 和区块链技术生态的新产品服务，这些产品后面的公司，其市值也势必会超越甚至碾压行业原来的龙头老大。 所以机会总是有，根本不必懊悔错过，因为随着技术进步，不断会有新的后来者居上。哀叹自己出生晚了，错过当下的机会，纯粹是无知弱者的无病呻吟。 Fortinet 从 2009年上市第一天，到现在股价涨了 34倍。PANW 从 2012年上市第一天，到现在涨了接近 15倍。如果说外行无法判断，那么 netscreen 原来的创始人，在这两个公司上市第一天 （等价于越过某个临界点），应当有能力洞察和重仓这两个机会。这比自己出去在不熟悉的领域做 VC 要稳健轻松多了。 如果你是某细分市场专家，如果新的技术范式涌现后，在你的细分市场出现了结合此技术范式的新产品新公司，你一定要敏感。第一要关注新公司之中的龙头老大，第二要关注其收入增长速度，第三不能因为某些新产品早期有各种缺陷就草率否定贬低，第四如果发现自己判断错误，严重低估了，意味着马上改错，马上 180度大转身，就可能发大财！ 人之所以往往事后诸葛亮，事前猪一样，就是因为习惯只看表象，被一些暂时的缺陷和问题迷惑了认知，没有意识到在一个迅速增长的蓝海市场里，很多表面的缺陷和问题都是暂时的，给点时间迭代几次就可以纠正。而看似完美的东西，如果没有高速增长和想象空间，并没有什么鸟用。</text:p>
      <text:p text:style-name="P6"><text:span text:style-name="T11"/></text:p>
      <text:p text:style-name="P6">拜登 2012年辩论时看上去健康状况还不错，口齿清晰，思路敏捷。十二年之后老年痴呆就很明显。工作压力太大，睡眠不足，缺乏锻炼应当是主要原因。</text:p>
      <text:p text:style-name="P6"><text:span text:style-name="T11"/></text:p>
      <text:p text:style-name="P6">SNPS 2013年底的时候 PE 比值大约 24， 现在是 67。 过去十年的股价十倍增长里面，大约有将近三倍来自于 PE 比值的扩充。这也意味着它有一个潜在风险：一旦增长停滞，即使利润不变，股价也可能因为 pe 比值回归均值，而下跌 60%以上。Cadence 的数据没有仔细看，但应当也有类似的风险。PE 比值的扩张对于股价上涨的推动力，被很多幼稚投资者所忽略。可口可乐 1997年全年每股利润 EPS = $0.835， 1998年七月股价最高到 41， PE 比值 = 48。 （KO 2012年有过一次一比二的分股，查询之前的财报时需要把老的 EPS 数据除以二） 2022年，eps = $2.2， 但现在股价只有 58， PE 比 = 26。 换句话说，25年后，利润是原来的 2.6 倍，但股价只有原来的 1.4 倍。（当然 KO 还有每年约 3%的股息，实际回报稍微高一些。） 但 1998年买可口可乐的投资者，实际体验，要糟糕很多。2004 年全年，可口可乐 EPS = $1， 而 2005年三月时 ko 的股价只有 $20 美元，比 1998年腰斩 （尽管同期利润增长了将近 20%！）。 而可口可乐的股票已经算是一个相对不错的结局了。更多的股票，其价格在过去几年内有高速增长，但价格的增长里面包含对未来持续增长的高预期。而如果高增长的预期遭遇到利润的下滑，那么资产价格下跌70， 甚至 90%以上， 也就是可以预见的结局了。 只有当某个资产的长期增长速度远超市场预期时，投资者才会获得巨大的奖励。如果没有特别的洞见而冒然入场，亏钱，亏很多钱，应当是默认的结局。Costco 现在的 PE 比值，大约是 41。 2015的时候是 26。 过去八年收入增长 95%， 每股利润增长了 145%， 股价增长了三倍 （2015年九月的 140 到现在的 562），但如果没有 PE 比值的扩张，实际股价增长应当只有 1.5 倍左右。换句话说，未来如果 Costco 增速放缓， PE 比值回落到 26， 有可能出现虽然利润增长，但股价不升反降的尴尬状况。最强劲的股价上涨往往出现在盈利持续上升同时PE同步上升的时间段。PE的提升往往也伴随着公司盈利的快速增长。要想获的10倍或者100倍的回报，需要寻找可能持续多年的盈利，且PE可能倍数上升（现阶段PE不那么高）的股票。</text:p>
      <text:p text:style-name="P6"><text:span text:style-name="T11"/></text:p>
      <text:p text:style-name="P6">明斯基认为，金融危机其实是我们这个时代的一个不治之症。 信贷的扩张和收缩，和经济的繁荣衰退，会互相加强，互相作用。所以，信贷生产、消费会形成一个螺旋式上升和螺旋式下降的趋势。 在这个过程中，繁荣和衰退、扩张和收缩又会影响到市场上人的预期，会把这个螺旋加强，推到一个极端，使得繁荣变成泡沫，收缩演变成危机。经济周期就是信贷周期，是央行资产负债表扩张和收缩周期。</text:p>
      <text:p text:style-name="P6"><text:span text:style-name="T11"/></text:p>
      <text:p text:style-name="P6">中央银行这个东西的涌现，本质是因为很多人无法承受不可预测的，但迟早会出现的信贷萎缩的冲击，尤其是信贷萎缩到极点，经济极度萧条时，呼吁中央银行出手，人为操控信贷扩张的群体政治压力非常大，变得不可阻挡。这也给靠近中央银行的一大群权力寻租的人们以可乘之机，以极低的代价来攫取和稀释那些真正辛辛苦苦靠劳动创造价值的人的财富。 新技术，给人们更多的选择。让喜欢中心化的人继续中心化，不喜欢中心化的人去中心化吧。</text:p>
      <text:p text:style-name="P6"><text:span text:style-name="T11"/></text:p>
      <text:p text:style-name="P6"><text:span text:style-name="T11"/></text:p>
      <text:p text:style-name="P6">读历史书看当事人的决策过程，意识到有这么一个常见的问题： 当事人把不同选择的各种变量摆到桌子上，静态的对比权衡。但关键问题在于，变量本身会变，有的未来会变得比现在好十倍，有的未来会变得比现在坏十倍。而这种变化不可能事前准确预测。太多人被眼前的高官厚禄的许诺所诱惑，但一旦入了局，交了投名状，路径锁死，无法抽身，外表光鲜，实则内心有苦说不出，但还要继续对外表演。读历史，如果不了解军阀斗争背后各派的财政结构，只是看面上的张三和李四的争斗，基本就是白读了。 如果只是看一些某某如何诡计多端，某某如何英勇，如何高尚，如何卑鄙，等等，被这些不涉及问题本质的表象特征充斥了头脑，基本就会不可救药的成为一个 sb。</text:p>
      <text:p text:style-name="P6"><text:span text:style-name="T11"/></text:p>
      <text:p text:style-name="P6">要想对一个行业有比较接近真相的认知，一个角度是把相关领域的重大丑闻和骗局的书籍和传记读一遍。比如说金融领域，查一下历史上最大的几个破产案，以此为线索搜救书籍；关注一些比较知名的丑闻缠身的企业家和金融家的传记。有关丑闻和骗局的书籍出版，需要很大勇气。尤其是很多当事人可能还在世，要么不敢发声，要么还存在巨大的力量阻止相关资料外泄。读完这些书籍后，再和一些成功者的传记对比一下，会慢慢形成一个完整全面的认知。一方面对于各种造假和骗局的蛛丝马迹比较敏感，另一方面对各种没有说出来的弦外之音可以迅速提取判断。这类书籍，至少要读三四十本以上，才敢说稍微摸出一点门道。否则实际操作上基本是见光死。太近的历史 （过去十年内） 有时不一定准确，可能某个泡沫尚未破灭，某个丑闻还未暴露，存在大量以讹传讹/文过饰非的虚假宣传，只有一次惨烈的大熊市才能真正揭开其本来面目。有些跨越若干年的关键逻辑和一些关键细节，只有在书中才能找到。亲临现场往往感受的是一些不着边际的噪音。这些关键逻辑和细节积累多了，很容易立体的迅速连成一串，形成较好的直觉。</text:p>
      <text:p text:style-name="P6"><text:span text:style-name="T11"/></text:p>
      <text:p text:style-name="P6">读一些历史人物事迹的时候，发现一个有趣的事情。比如十九世纪六十年代，商界会有各种风云人物，尤其是铁路行业，各种发大财的传奇轶事，但这些人，很大比例在 1873年全球经济大萧条的时候严重亏损，甚至破产，从此一蹶不振。就是说不管之前他们跳得有多高，只要过不了 1873年这个坎，人生基本在此划了一个句号，后面就是穷困潦倒，苟延残喘，混吃等死了。而且往往是 1873年之前跳得越高，1873年之后垮得越快。 1873年的全球大萧条的背景是 1871年普法战争结束，普鲁士拿了法国的战争赔款，开始疯狂的信贷扩张，投机的泡沫迅速传导到欧洲和美国。最后 1873年五月奥地利股市的崩溃引爆了长达四年的全球大萧条。 类似的，很多人在二十世纪二十年代发了大财，但躲不过 1929-1932年的大萧条。著名的 Vanderbilt 家族，崛起于十九世纪末的镀金时代，但其后裔就是在1929年的大萧条期间，亏损掉大部分财富，以至于几十年后家族成员聚会，没有一个人是百万富翁。 从这个角度看，长远计划中，应当包含对某个模糊，无法在时间上精确定位的未来的全球性的金融灾难做一些预防性的准备。否则你的各种短期投机行为，即使暂时有很多利润，未来遇到那个过不去的坎的时候，会意识到全是枉然。</text:p>
      <text:p text:style-name="P6"><text:span text:style-name="T11"/></text:p>
      <text:p text:style-name="P6">所以这里面有个矛盾的事情，就是吃亏要趁早，早吃亏是好事，这样才能有丰富的情绪记忆，提高抗风险能力；但这个亏不能太大，导致自己彻底毁灭。唯一可以弥补的方法是多读书，读历史，读各种传记。同时要对未来的不确定性保持敬畏。</text:p>
      <text:p text:style-name="P6"><text:span text:style-name="T11"/></text:p>
      <text:p text:style-name="P6">最近突然发现，好像身边学历高，智商高的人，很多都容易高估自己的判断力，用各种模型量化分析去玩杠杆/合约类交易，或者波段交易，最后亏的一塌糊涂。 这些人中，很多不乏是名校背景的。 其实人类的智商在复杂的市场面前，如果想精准的预测， 其实就如盲人摸象一般不靠谱。 我怎么知道的？ 有些是他们私下告诉我的。 还有些名校背景的，好面子不会说自己的投资失败，但当他们亏的太多后，他们妻子私下找我诉苦说的。</text:p>
      <text:p text:style-name="P6"><text:span text:style-name="T11"/></text:p>
      <text:p text:style-name="P6"><text:span text:style-name="T11"/></text:p>
      <text:p text:style-name="P6">抗战时期，中共团结各阶级共同抗战，大家相处得很好。 不止一次，中共在根据地开会筹款，邀请住在城市里的大商人和大地主参加，他们瞒着日本占领军前往，要粮出粮，要钱出钱，中共对他们亲切友善，而且满口赞许。 抗战胜利，日军撤走，共军前来接防，都变了。 这位长者说，他百思难解，昨天共同抗战，今天怎么就反目成仇？</text:p>
      <text:p text:style-name="P6"><text:span text:style-name="T11"/></text:p>
      <text:p text:style-name="P6">很多貌似很难理解的社会现象，背后都是因为有些人拿了钱，因此有动力去持续推进，而且拿了钱的人，有极大动力刻意隐瞒这个关键环节。现象越顽固，背后拿的钱肯定越多。批评现象的不合理性，而不去挖掘/理解背后的金钱传递机制，基本就是浪费时间。 类似的，两个团体长期竞争博弈，最终胜利者一定是激励机制 （或曰分赃机制） 更合理的一方。草原游牧民族能够击败农耕民族，本质也是因为分赃机制更合理，权责对等，击败的降将也更愿意投靠加入。军事技术方面的差别反而是表象。游牧民族的忽里台大会选出新的继承人，显然要比农耕民族的继承方法更有生命力，否则很容易在开放的大草原上被新的挑战者迅速击败。 解决问题，如果不从激励机制上着手，只讨论具体的表象的技术问题，往往导致真正干活但拿钱少的人，要不断给不干活又拿钱多的人擦屁股，这样的机构迟早被外来的效率更高的竞争者淘汰。不合理现象持续越久，背后拿钱的利益集团的人数就越多，就越难直接扭转这种不合理现象。要么这个利益集团最终把其宿主拖垮，要么反对者最终建立人数足够多的同盟来扭转。巴菲特在激励机制的管理方面有个方法可以借鉴： 比如说他以 preferred stock 入股某公司时，会要求公司高管五年内 （或者巴菲特套现之前） 卖出的公司股票不能超过其实际拥有总数的 10%。 这比直接劳心劳力干预公司具体运营政策要简单也有效得多。</text:p>
      <text:p text:style-name="P6"><text:span text:style-name="T11"/></text:p>
      <text:p text:style-name="P6">union pacific 2023年财政年度的营运利润率 operating margin 高达 37%。而大部分高科技公司 operating margin 低于 30%。即使是微软，上个季度 operating margin 只有 43%。 铁路运输还有个好处，基本不存在公路运输堵车的问题，或者说其运力还有很大潜力可以挖。即使无人车，遇到 rush hour公路上塞车，也只能干瞪眼。</text:p>
      <text:p text:style-name="P6"><text:span text:style-name="T11"/></text:p>
      <text:p text:style-name="P6">看了一下 40多页的诉状，大意就是 bill hwang 先生的基金杠杆率一般在四倍到七倍，到 2021年三月的时候仓位三百多亿美元。其中一个重仓的股票 viacom 在 2021年三月底时发行新股，次日股价下跌 10%以上，于是导致黄先生的仓位连环 margin call， 几天内就破产，同时借钱给他的投行也蒙受重大损失。 总结一下就是： 1。 对冲基金因为杠杆率高，迟早成为大号的韭菜。 2。 人没钱的时候，会厚颜无耻的撒各种慌去借钱。就像瘾君子的毒瘾来临的时候，会慌不择路的做各种下贱的事情去筹钱买毒品。3。 很多时候价格的变化和基本面毫无关系，就是傻逼在买或者傻逼在卖。总是有朋友来问我某某东西的价格为什么突然涨了，为什么突然跌了，感觉很烦。以后统一回答是： 就是傻逼在买，傻逼在卖。 而且这个回答往往就是最接近真相的答案。</text:p>
      <text:p text:style-name="P6"><text:span text:style-name="T11"/></text:p>
      <text:p text:style-name="P6">過度追求某個看似正確的職業或學術路徑，忽略了個人的興趣和能力，後來出走發現並沒有所謂正確這回事。 這世界的本質是價值交換及是否可以解決問題，僅此而已。所以不要抱怨什么世态炎凉，而是要研究自己在什么地方可以创造什么价值，可以解决什么问题，可以在什么样的市场寻找可以交换价值的对象。这里面市场其实最重要，市场越大，问题越多样化和复杂化，你可以创造价值的方式方法也多样化。</text:p>
      <text:p text:style-name="P6"><text:span text:style-name="T11"/></text:p>
      <text:p text:style-name="P6">万一官司上身，推给部下承担，只要部下说一句这是我干的，上司不知道，上级顺水推舟，贪官金蝉脱壳。 东方文化有替死的传统，首长平时注意物色人选，以备不时之需。如果有一个年轻人，朴实率真，讲忠讲义，没有才能见异思迁，有一点把柄可以掌握胁持，首长就拔擢这个人，把他放在他自己不能达到的位置， 由他感恩图报，火中取栗。如果首长该坐牢，他也该坐牢，他一人坐牢可以大事化小，首长还可以照顾他的家小，供应他在狱中的需要，安排他出狱后的工作。</text:p>
      <text:p text:style-name="P6"><text:span text:style-name="T11"/></text:p>
      <text:p text:style-name="P6">高科技带来的权力结构的改变，很多看起来很热闹，但转瞬即逝 （ephemeral）， 非常不稳定。 技术本身没有那么重要，技术背后的权术，才是关键。这个权术，在于理解足够多关键技术细节，可以把权力结构中稳定甚至不断强化的那部分，和大部分昙花一现的表象区分出来。 懂再多技术细节，但不关注权力结构，无法把权力结构搞清楚，本质就是浪费时间学了很多驴唇不对马嘴的东西，这样看似兢兢业业，忙忙碌碌，但在工作中，市场中，投资中始终处于食物链下端。有不少于23人在爱迪生之前发明出了某种形式的白织灯泡，有另一个叫格雷的人和贝尔是在同一天申请的电话专利。这样的例子还有很多，说明即使技术到了爱迪生和贝尔的水平，也是很容易被取代的。 所以相信天才发明技术改变世界是被媒体为了讲故事卖书卖报纸洗脑之后的结果。从发明，到产品化，到大规模推广盈利，还有很多路要走。</text:p>
      <text:p text:style-name="P6"><text:span text:style-name="T11"/></text:p>
      <text:p text:style-name="P6">投资高科技不等于发大财，散财的几率其实超过 90%。只有在高科技可以让极少数公司获得全面的垄断性时，这才可能发财。 津津乐道高科技，而不讨论它是否以及如何能带来权力和垄断，那就是连错都谈不上 （not even wrong）。</text:p>
      <text:p text:style-name="P6"><text:span text:style-name="T11"/></text:p>
      <text:p text:style-name="P6"><text:span text:style-name="T11"/></text:p>
      <text:p text:style-name="P6"><text:span text:style-name="T11"/></text:p>
      <text:p text:style-name="P6">长期观察的一个经验： 即使很多所谓成功人士，做决策也主要是靠朋友介绍，而不是自己真正严肃的独立思考和推演。很多人在一些人生大事上，靠朋友推荐介绍，给自己带来虚假的安全感，而不愿多花几个小时反复推敲。这样很容易陷入大坑，甚至之后几年十几年都会为这种跟风推荐的错误决策而痛苦不已。 反过来说，产品的推广，很少是主要靠产品的硬实力，而大多是靠朋友圈的推广和攀比。这也是销售的时候必须尊重的事实。感觉一方面成功人士通常都善于合作和获取信息，所以对这种推荐方式有路径依赖；另一方面相信自己的朋友圈高大上，推荐靠谱。结果是普通朋友圈普通亏，高大上朋友圈大亏。尤其是投资这种事情，跟风的人越多，策略失效的越快。</text:p>
      <text:p text:style-name="P6"><text:span text:style-name="T11"/></text:p>
      <text:p text:style-name="P6">观察过一些朋友，创业折腾二三十年下来还是在原地打转，操作的方法和规模没有本质的变化，或者遇到某个瓶颈，卡壳了，就很多年无法进步。他们在思路上有个严重的误区，就是： 从来没有思考过自己在哪里可以建立起某种可以不断积累的结构性优势。 然后在自己没有任何结构性优势的情况下，不断幻想可以靠蛮力，超越其它竞争者，获得超额的回报。每次失败遭遇损失后，认为是自己蛮力用得不够，然后下次用更大的蛮力在新的没有明确优势的地方继续下注。最后年纪大了，累了，身体不行了，就放弃认命了。 这里的关键词是结构性优势和可不断积累。每个人可以建立结构性优势到切入点都不一样，要从自己的微小兴趣和特长开始，哪怕是再微小，只要有优势，只要优势可积累，就能在自己选择的战场上，不断积小胜为大胜，而且到后面越来越容易。看的案例多了，结论是顶级成功者的最关键还是长期不被破坏的积累。在微观或者短期内观察那个成功者，常觉平淡无奇，他没有三头六臂的神功，也常犯低级错误。但若只去看一些具体的技巧方法论，是把宝贵注意力用错了地方。更重要的视角，应该是研究防范和突破那些限制和破坏自身积累的瓶颈和外因。</text:p>
      <text:p text:style-name="P6"><text:span text:style-name="T11"/></text:p>
      <text:p text:style-name="P6">强者都有一种顶级心理，叫做不入局。人与人之间绝非关系这么简单，而是时间、精力、量子物理的纠缠，一旦出现势能的牵扯、纠缠和消耗，低级的消耗是嫉妒，终极的消耗是陷害，高级的消耗就是PUA。一切纠缠逃脱的唯一办法就是不理睬，不受力，不入局，一旦理会，你就开始了量子的纠缠，专注自己真实的内心，做事心无旁骛，不入局，你就做到了如水一般顾及于道。</text:p>
      <text:p text:style-name="P6"><text:span text:style-name="T11"/></text:p>
      <text:p text:style-name="P6">Bob Duggan 1944年出生，曾就读加州大学圣巴巴拉分校，后来为了躲避被征召去越南战场服兵役，大四时退学又去 UCLA 读了两年书。他很早就开始各种生意的创业，六十岁的时候身价还只有六千五百万美元。他的儿子 26岁的时候不幸因脑癌去世，因此对医药行业产生兴趣。2004年开始累积投入五千万美元购买 Pharmacyclics 股票，此公司 2015年被 AbbVie 收购，Duggan 最初的投入回报七十倍。Duggan 2020年开始担任 Summit Therapeutics ceo， 当时股价只有一点五美元，过去一年涨了超过十倍，现在已经突破二十美元。福布斯估计 Duggan 现在身价大约 160亿美元，换句话说，他的 99.5%的财富是六十岁之后挣的。财富随着本金，经验和网络的积累，有可能越滚越大，达到当初难以想象的高度。他的故事可以参见 Nathan Vardi 的 2023年的书，For blood and money有趣的是，Duggan 在 2004年最后一笔发家的交易，是把自己投资的公司卖给 Intuitive Surgical （$ISRG）， 自己还一度是 ISRG 的董事会成员。 2004 年时他的资产是六千五百万美元。如果按照 2004年七月一号 ISRG 的股价两美元来计算，过去 20 年回报 244 倍。换句话说，如果他什么都不做，2004年就把资产全部放在 ISRG 股票里面，完全躺平，现在的总资产也有将近 160亿美元，并不比自己辛苦劳作二十年，成功投资和运营两家医药公司的业绩更差！ Intuitive surgical （就是那个做达芬奇机器人的公司） 2003年全年收入 $91 mln， gross margin 48%， 当年还有亏损接近一千万美元，年底股价 1.88 美元； 2012年全年收入 $2.17 Bln， gm 72%， operating margin 40%， 税后利润六点五亿美元，年底股价 55 美元； 2023年全年收入 $7.1 Bln， gm 66%， om 24%， 税后利润十八亿美元，年底股价 322 美元。 换句话说，从 2012年到 2023年，收入接近 3.5倍，利润不到 3 倍，但股价接近六倍。50%的股价收益来自 pe 比的增长。 另外一个角度，2023年收入是2003年收入的 78倍，但股价是 171倍。 2003年公司还在亏损的时候，一般人很难有能力看那么远，可以想象到未来生意规模化后，利润的增长，和 pe 比的扩张，对股价的双重影响。这需要阅历和情绪记忆的丰富积累。</text:p>
      <text:p text:style-name="P6"><text:span text:style-name="T11"/></text:p>
      <text:p text:style-name="P6">读 simon bolivar （1787－1830） 和 Jose san martin （1778 - 1850） 的传记有这样一个感想：普通观察者以为是成功的将军或者政客塑造了历史，有些当事人也有幻觉似乎他们掌控了历史，但实际上大家都是在被历史绞肉机推动的昙花一现的演员，偶尔在舞台上亮相几分钟只是因为自己的位置和形势的契合。一旦形势变化，如果还要顽固维持自己的幻觉，轻则筋疲力竭客死他乡，重则跌入深渊万劫不复。 研究这些演员的传记，而不理解背后推动他的各种势力；就好像只看股票价格， ceo 的花边新闻，而不研究公司背后的各种基本面数据。</text:p>
      <text:p text:style-name="P6"><text:span text:style-name="T11"/></text:p>
      <text:p text:style-name="P6">有些技能或者伎俩，虽然可以得逞一时，占到一些便宜，但不 scalable， 因此长期看就像大海里的一滴水，多一滴少一滴，根本无所谓。 能够 scalable 的技能，或者资产，才能让你笑到最后，并且有能力完全无视那些以前觉得重要，现在根本无所谓的得失。有扩展性的技能，从 1 到 10，从 10 到 100， 一万到十万，一亿到十亿，你所需要花的力气是一样的。 比如经营人际关系，在有限场景下是有用的，但扩展性较差。即使在这方面钻营到极致，收益也有天花板。 远不如去研究和寻找让自己可以 scale 的新天地。从零到一的创业，实际上非常辛苦，风险也很大。真正轻松的发财方法是，在某个东西实现了零到一的突破之后，可以看到它从一到一千甚至一万的远景； 可以基于自己丰富的经验和对各种关键细节信息的收集，判断这个远景的可能性； 在大家尚不完全理解的时候，以不太高的溢价获得其股份； 然后躺平五年，十年，甚至二十年，三十年，坐享其成。这个技能的好处有两个维度： 一是可能回报 scale 上百倍，甚至上千倍； 二是有很多抽象的经验可以跨行业，可以迅速在别的行业识别类似的机会，而很多在某个行业掌握具象知识的专家反而因为灯下黑，在重要的抽象层面对巨大的机会熟视无睹，非常迟钝甚至抵触。阻止多数人采用这个策略的障碍是： 一，本金太少，五年甚至十年也很难见到明显的效果； 二，总是常常有看似更好的短期机会，引诱或者刺激你不躺平，去挺身而斗。三，周围一大群没有经验的人对你无情的嘲笑。</text:p>
      <text:p text:style-name="P6"><text:span text:style-name="T11"/></text:p>
      <text:p text:style-name="P6"><text:span text:style-name="T11"/></text:p>
      <text:p text:style-name="P6">巴菲特和芒格在六十年代还有第三个合伙人， Rick Guerin （1929-2020）。 Guerin 非常聪明，但急于求成，不愿躺平发财，杠杆率高。1974年的大熊市中，股市连续两年阴跌了 70%， Guerin 因为 margin call 被迫把手上的 Berkshire 股份，以每股低于 40美元的价格 （现在每股 68万美元） 卖给巴菲特。假设那时他手上的股份值一百万美元的话，现在价值就有 170 亿美元。也许精神和身体状态因此会更好，仍然健在，名气和芒格一样大。苹果当时也有第三个联合创始人：罗纳德·杰拉尔德·韦恩（Ronald Gerald Wayne）。 在加入第11天时，卖出了他持有的10%公司股份，得到了800美元。Curtis Priem 是英伟达的联合创始人之一。他早在 2003到 2006年之间就把所有英伟达股份卖掉，给自己的大学母校捐了两亿多美元，自己的净资产只有三千万美元 （恐怕很多英伟达雇员的资产都超过这个数目）。 不知道 Priem 当年全部卖掉的动机是什么，但如果至少留一半股份，享受潜在的指数增长的福利，那么到现在至少手上还有三百五十亿美元。PIMCO有一句话叫战略平庸，意思是在任何给定的一年时间里，他们很少能在同行中排名前50%，但在每10年的时间里，他们总能进入前10%，甚至前5%。在10年周期或者更长周期内着急挣钱的都死掉了。 不举债，不借钱做投资，心甘情愿的低于自己潜力方式来做投资，因为我们更要注重长久的耐心。 短期看似是一种战略上的平庸，长期看是一种战略上的胜利。</text:p>
      <text:p text:style-name="P6"><text:span text:style-name="T11"/></text:p>
      <text:p text:style-name="P6">关于 oracle （甲骨文） 公司的财务数据： 2024年五月底的财政年度，收入 52.9 B， diluted eps = $3.71， 五月底股价大约 119， pe 比值 32。 收入和前一年相比增长 6%，利润增长 20%。 2019年五月底的财政年度，收入 39.5 B， eps $2.97， 股价 53， pe 比值 18。 收入和之前的一年比较，基本持平。 2004年五月底的财政年度，收入 10.16 B， eps $0.5， 股价 11.4， pe 比值 22， 收入和之前比较增长 7%。 2000年五月底的财政年度，收入 10.13 B， 比前一年增加了 15%， 但有一笔因为 oracle japan 上市带来的 64亿美元的多出来的资本增值。eps $1.05 （已经把分股因素考虑进去了） 股价 41 （是 1999年同期股价的接近六倍）， pe 比 39。 几个有趣的观察视角： 1。 oracle 的收入从 2000 年财政年度到 2004年财政年度是持平的，但同期股价下跌了 72%。 2。 2019年的收入是 2000年收入的接近四倍，但十九年后股价只涨了 29%。 主要是因为 pe 比被压缩到了 18。 3。 2024年的收入比 2019年增加了 33%， 但股价增长了 120%。 主要来自 pe 比值的扩张。 4。 最近一个季度的利润比去年同期增长 20%， 股价现在 166美元，比五月底又增长了接近 40%， pe 比达到 40 左右。 深刻理解基本面是必须做的功课，但是孤立的一两年的基本面数据意义不大，要放在几十年的历史长河里，才能看清楚所在的位置，才能理解股价涨跌的动力 （尤其是市场对基本面的预期的变化，和相应的 pe 比值的变化），和应该选择的策略 （包括根本不参与的选择）。有些东西拉长了三十年以上就更容易看清楚起作用的关键的大逻辑，这样遇到不干扰大逻辑的小事就可以完全不在意，接着躺平，睡得很香。 另一方面，查询历史资料可以排除一些事后诸葛亮的偏见，理解决策者当时仅有的信息，从而更准确的判断哪些因素有预测力，哪些根本没有。比如，如果仅仅看某个图，发现某个公司的股价过去二十年相比于最低点，涨了一百倍。但是如果回去看二十年前的那份财报，才会意识到当时公司负债累累，亏损很大，股价低是因为破产风险也大，所以在股价最低点的时候实际上根本没有足够信息和信心入场。 但是，如果再仔细看，发现这个公司虽然短期有亏损，但毛利率一直很高，高于 40%；过了某个季度后，裁员彻底结束，收入开始增长，毛利率也上涨，亏损基本快消失了，这个时候才能有信心入场。按照越过这个临界点后的股价，推算到现在，才是你有可能捕捉到的收益。 这种细节的情绪记忆多了，对不同场景下的收益和机会成本的计算，会有大致的良好直觉。大部分的假机会可以迅速过滤掉，也更容易捕捉到真正的好机会。再比如，你错过了某一个涨了几十倍或者百倍的事后看非常明显的机会，复盘的时候，发现当时这个机会浮现时，有几个标志性的大新闻，但你当时对此新闻嗤之以鼻，不愿意顺藤摸瓜寻找相关的公司，深入去读财报，或者是，相关调研要花 10-20 个小时的时间，一犯懒就错过了。 复盘彻底理解之后，一是对类似性质的大新闻非常敏感，这类新闻成为未来寻找发财机会的触发器 （trigger）； 二是想想可能带来潜在几十倍的回报，也就不怕麻烦，愿意投入十几个小时去调研，研究底层技术逻辑，底层商业模式等等； 三是会寻找更多工具和方法，提高调研的效率和有效性，这样也会降低内心对做调研的抵触情绪，和犯懒的可能性。贝佐斯在97年第一次致股东信中调侃World Wide Web为World Wide Wait， 虽然在1995-2010年是传统PC互联网的大爆炸发展的15年，但放在一年周期看，贝佐斯也觉得互联网发展的速度太慢了。 大的科技革命在短期一年内看会觉得发展的太慢了，但是拉长10-20年在看发展结果是多么的气势恢宏。跟随科技革命的大趋势，坐好10-20年电梯，不着急不折腾是躺赢的最佳姿势。 今天看特斯拉自动驾驶也有同感，其实每一年自动驾驶技术都有重大的进步，但是在1-2年内我们任然觉得发展的太慢了，直到突然robotaix退出，大家才会恍然大悟。</text:p>
      <text:p text:style-name="P6"><text:span text:style-name="T11"/></text:p>
      <text:p text:style-name="P6">躺平者需要思考的是能量 （金钱，人才，等等） 流动的大方向，如何能在能量流向的必经之处寻找捕获能量的最佳着力点。这种思考不需要特别精确的时间上的判断，也不涉及主观的追赶和推动，对自身消耗也很小。 不愿躺平者，因为无法承受无所事事的长时间等待，因为需要立刻见效的行动以摆脱窘迫的现状，就开始主观的追赶和推进，这样很快让自己的精力和资源捉襟见肘。当主观追赶，遇到现实中越来越大的阻力时，很容易资源耗尽而情况更糟。</text:p>
      <text:p text:style-name="P6"><text:span text:style-name="T11"/></text:p>
      <text:p text:style-name="P6">很多创业的计划，拆开包装看细节，底下干的都是一些劳动密集型的苦活，并没有真正的独门绝技。 创业者的潜意识，还是想通过精美的包装，最终到资本市场圈钱套现。 计划虽然很美好，怕的是，上了劳动密集这条贼船，就很难下来。套现的美梦还未实现，人就在劳动密集的道路上累垮了。深度思考的一个角度是，不断检讨自己的哪些行为模式，本质属于劳动密集型的行为。各种短线交易和高频操作，线下一对一的各种交谈，虽然短时间内有些小利和满足感，但这些行为一是消耗时间，二是劳动密集起来容易出错，三是没时间思考更大更长远的问题，所以要不断权衡割舍这些劳动密集型的行为模式，才能更好更轻松的躺赢。</text:p>
      <text:p text:style-name="P6"><text:soft-page-break/><text:span text:style-name="T11"/></text:p>
      <text:p text:style-name="P6"><text:span text:style-name="T11"/></text:p>
      <text:p text:style-name="P6">回撤管理的意思是大家都恐慌的时候，我一定要严守纪律，跟着恐慌，不管三七二十一卖掉。虽然总是有例外，但这种管理方法，会毫无例外的，把所有涨几十倍甚至百倍的资产，过早卖掉，卖光。</text:p>
      <text:p text:style-name="P6"><text:span text:style-name="T11"/></text:p>
      <text:p text:style-name="P6">很多对冲基金建立了全面，丰富和实时的信息系统，每一天都很充实，满满的成就感，就是为了比 sp500 每年跑输八个百分点。哈哈，戳中笑点了，不过这些基金主要赚取服务费，所以态度要看起来端正！</text:p>
      <text:p text:style-name="P6"><text:span text:style-name="T11"/></text:p>
      <text:p text:style-name="P6">芒格之所以买阿里的股票，大概是因为发现 costco 的一件 49美元的衬衫，在 aliexpress 上 34美元可以买两件。：） 但买阿里股票亏掉的钱，远远超过这个数字。</text:p>
      <text:p text:style-name="P6"><text:span text:style-name="T11"/></text:p>
      <text:p text:style-name="P6"><text:span text:style-name="T11"/></text:p>
      <text:p text:style-name="P6">想想我在享受周末，而马斯克还要为我打工，不禁笑出声来。永远优先选择那些即使不给钱，也会主动去创新创造的人。他们的内驱力远远大于纯粹金钱驱动的雇佣兵。这相当于你获得了一个 free option， 这是传统 cfa 无法通过计算 discounted cash flow 所能识别的巨大价值。 美国股市是个神奇的场所，你可以自由的筛选出世界上最优秀的企业家/发明家/工程师为你勤奋的打工。这不是千里挑一，万里挑一，而是可以达到十亿里挑一的级别。 回报不高，只能怪自己不够挑剔。如果连挑剔这种事情都要犯懒，那就只能收获和自己德性匹配的下场了。</text:p>
      <text:p text:style-name="P6"><text:span text:style-name="T11"/></text:p>
      <text:p text:style-name="P6">还包括各种原因离开特斯拉甚至依然在职的员工，无限放大自己了解的所谓内幕信息，一言不合就清仓。electrek 的 Fred Lambert 做了十几年的电车媒体工作，但因为离特斯拉太近，所以特斯拉的各种缺点和问题，在他的认知框架中被无限放大，这就是典型的灯下黑。 因为一些具体细节问题和马斯克意见不一致，发生争吵，积累出怨恨，因此不能从更完整的角度来客观分析特斯拉。今年九月 Fred 在 230 美元左右卖掉了所有的特斯拉的股票，并且洋洋洒洒写了一篇小作文，历数特斯拉的若干罪状。 媒体人的一个幻觉是，因为习惯每天很轻松的处于评论他人/指点江山的位置，享受一种处于主角光环下的位置的幻觉，不能感受真正干活的人受到的约束和痛苦，所以误以为自己比真正下地干活的人高明很多，遇到不同意见会本能的一触既跳的情绪化的反驳，因为别人的驳斥是对其主角光环下的位置的直接威胁。很多这些人的内幕消息，本质上是一种局部的挫折感的体现，就好象摩尔定律的发展中，某个具体技术路径走到了尽头。但是这些井底之蛙的致命错误在于，没有理解特斯拉是一个多线程/多条创新路径齐头并进的公司，一条路不通，并不意味着要完蛋，公司还会找到新的解决方法绕过去。就像摩尔定律的底层机制是几百个不同的创新路径在同时竞争，一条技术路径不通，还会有新的技术路径涌现，替代。 对他们只能默默说，have fun stay poor， have fun stay poor。 记得 Fred 在 electrek 的老板 2020年一月前后，特斯拉大概破了 500美元以后 （相当于现在的 33 美元），就公开说自己把股票全卖掉了。作为一个长期跟踪报道特斯拉十年的媒体，收获季节降临之初，就这么早出货，功亏一篑，实在遗憾。 根据我的经验，绝大部分的事件，如果有不同角度的解读，纯属屁股决定脑袋。：） 做媒体是很难挣大钱的。如果媒体从业者可以真正把自己深入研究的洞见，知行合一的应用到自己的投资上，早就可以退出媒体业了。如果还要每天很辛苦的过分解读各种捕风捉影的信息，和很多陌生人激动的辩论对错，其实蛮可怜的。2019年一群做空者为特斯拉是否年产量可以超过 40万和支持者争吵不休，并咬定马斯克的预测是虚假宣传。 五年后再看这些争论，会觉得非常可笑。四十万， 现在一个季度的产能都不止四十万。 时间，时间的流逝，足够长的时间的流逝，终将无可辩驳的裁定谁是 SB。</text:p>
      <text:p text:style-name="P6"><text:span text:style-name="T11"/></text:p>
      <text:p text:style-name="P6">孙正义在 2017年初买了大约 5%的 Nvidia 股票，当时的价格大概在 2.5 到 2.8 美元一股。但他是加了杠杆买股票的，所以没有办法持有太长时间，遇到大幅价格回撤的时候，很容易因为恐慌或者 margin call 的压力而卖掉。 记得以前看到别的报道说他是 2018年十月左右卖掉的，基本就是翻了一番小赚一笔就跑了。卖掉一半，留一半这个选择对他也不存在，因为他的基金结构就是要用 margin， 永远不会给自己留太大的余地。否则大概会被后面的出资者质问，为什么拿着钱不投出去。 最终对于成功的投资，看准一家好公司是第一步，有能力重仓是第二步，重仓而不用杠杆能够承受各种价格回撤是第三步，能够持有很长时间享受潜在指数增长带来的不对称的正向惊喜是第四步。（至少十年甚至二十年以上） 可以再推广一下， 1。 坚持某个好习惯是第一步 （练太极拳，站桩，蒸桑拿，力量训练，游泳跑步等等） 2。 花足够多的时间坚持好习惯是第二步 （每周练两个小时以上的太极或站桩，蒸 30 分钟以上的桑拿，引体向上累计五十次以上，游泳一个小时以上，等等） 3。 花足够多时间坚持好习惯，但又注意充分休息，不受伤，这是第三步。 4。 好习惯坚持几十年，活蹦乱跳到 100岁以上，本来还想找几十年前曾打架欺负过你的同学再次对决/后来发现他衰弱得不成样子而生恻隐之心遂放弃，这是第四步。：）</text:p>
      <text:p text:style-name="P6"><text:span text:style-name="T11"/></text:p>
      <text:p text:style-name="P6">李嘉诚高效开会，外国高管瑟瑟发抖？李嘉诚的成功，给大众三点启示：1）财富是认知和机遇的回馈；2）不赚最后一个铜板，人生知取舍更知进退；3）参与政治，不和政治形成捆绑。李嘉诚家和霍英东家，两个家族已完全撕破脸皮。一方面，霍启刚炮轰李嘉诚；另一方面，李嘉诚之子李泽楷到达北京，出席高规格会议。相比李嘉诚、郑裕彤商业传奇故事，霍英东早年虽然也是靠走私、赌博和投机白手起家，但其后代未能创造新的商业奇迹，容易被认为是守成而非开拓。</text:p>
      <text:p text:style-name="P6"><text:span text:style-name="T11"/></text:p>
      <text:p text:style-name="P6">很多人在社会分工中的角色相当于硬盘或者内存， 就是知道某个局部的知识或者技能。人工智能技术将不断压低硬盘和内存的价格，因为各种局部知识将更加容易被调用。这时，扮演 cpu 和 gpu 角色的人的价值更重要。cpu 就是能够把各种不同资源结合调用，解决全新的问题。GPU 就是能够以超大规模的并行度，把各种资源同时调动起来，在更短的时间内解决某个问题。从毛利率角度看，硬盘最低，大约25到 35%；内存稍微高一些，30-40%； CPU 再高一些，45-60%；nvidia GPU 的毛利率最高，可以到 65%。当然这些数据会因为市场变化而波动，但大概顺序就是这样。Seagate 和 Western digital 在全球硬盘市场的份额加起来有 80%， 但这两家公司的市值加起来也就两百多亿美元。还不到 Nvidia 的 4%， 不到 intel 的 20%。</text:p>
      <text:p text:style-name="P6"><text:span text:style-name="T11"/></text:p>
      <text:p text:style-name="P6">每次发期权收益，都有一堆人在那说期权赚的多赔的多波动大，赚的早晚赔光。很多人都不知道我在买彩票，而不是用大仓位做复杂的策略对冲，因为越专业的交易员越看不起买彩票：彩票没有规律无法形成规模效应。但我想说，对普通投资者来说，买彩票是做期权最好的策略：早期发现的过程中，你可以用极小的本金，买到越过安全边际的期权，并在一两周内达到几十甚至几百倍的回报，然后完全 cash out，一旦压中，你可能需要几十年才能把这笔彩票赔光。最重要的是，这完全是交易的乐趣，而且市场无时不刻在为你提供这种乐趣。因为这是赌，和投资根本不沾边！是的，很有意思，而且很轻松，因为一旦成功，你会把他归结为运气好，反过来也是如此，不会对自己造成心理压力。</text:p>
      <text:p text:style-name="P6"><text:span text:style-name="T11"/></text:p>
      <text:p text:style-name="P6">It is a real weakness to want to be liked - @elonmusk。寻求被别人喜欢，本质是一种封闭或者半封闭环境内涌现出来的太监修养学。 但如果寻求真相和寻求被喜欢发生冲突时，因为软弱而选择背离真相，寻求被别人喜欢，就会让自己越来越软弱，从而越来越依赖别人的喜欢。 坚持寻求真相，寻求事物的真实运作机制， 这样才能最终让自己更强大，让自己被尊重，也就更不在乎别人是否喜欢你了。正如阿德勒说的，一切烦恼都来自人际关系，要获得自由就要有被讨厌的勇气。 而认可和喜欢的第一性原理是个体能为他人创造价值。 创造价值的前提是能解剖社会现实，发现真相。</text:p>
      <text:p text:style-name="P6"><text:span text:style-name="T11"/></text:p>
      <text:p text:style-name="P6">很多创业的计划，拆开包装看细节，底下干的都是一些劳动密集型的苦活，并没有真正的独门绝技。 创业者的潜意识，还是想通过精美的包装，最终到资本市场圈钱套现。 计划虽然很美好，怕的是，上了劳动密集这条贼船，就很难下来。套现的美梦还未实现，人就在劳动密集的道路上累垮了。想到了Scale AI，本质就是利用落后地区低成本的劳动密集型人工标注赚钱。但是越是看起来没门槛的事情门槛越高，你能干的别人也能干，那为什么能挣到钱呢？所以就是在赌没被挤垮之前套现。顺着这个思路下去，投资到资本利用率最高、效率最高的公司，才是对社会贡献最大的一种方式。嗷，太深刻了，原来在北京搞职培的时候，两家公司到最后不得不上了大量的销售同学，都是在囤能夜熬透的劳动密集型人力。然后，人又太多了，基本的管理水平又跟不上，就被累垮了。</text:p>
      <text:p text:style-name="P6"><text:span text:style-name="T11"/></text:p>
      <text:p text:style-name="P6"><text:span text:style-name="T11"/></text:p>
      <text:p text:style-name="P6">Grayscale 有个基金，代码是 gsol， 里面都是 solana， 之前一直有四倍多的溢价， 一直居高不下。 随着这两天市场对于新的 sec 未来将批准 solana etf 批准的信心增加，gsol 的溢价突然萎缩，gsol 的市价从一周前的 368下跌到今天的 128， 下跌了将近 65%。而基金底层的资产 solana， 其实过去一周还涨了接近 20%。 机构资金，大部分也是无脑的傻钱，或者说崽卖爷田心不疼，这就是残酷的现实。散户误以为机构投资者有什么独门绝技，就好像普通人当某个富二代在挥霍家产时误以为他真的很厉害，然后认真而虔诚的效仿，真是天大的误会和黑色幽默。Grayscale手上的山寨能跑过eth的都没几个。</text:p>
      <text:p text:style-name="P6"><text:span text:style-name="T11"/></text:p>
      <text:p text:style-name="P6">为什么有些人实际有条件躺平也能赢，但拒绝躺平？ 1。 个人过去成功经历的路径依赖。觉得主观行动可以加速发展。无视或者假设没有竞争，或者假设自己永远可以击败潜在竞争者。 2。 不理解加速发展是重力作用 （时代趋势合力） 的积累，自己推动永远只占较小的比例。 3。 觉得自己不推，就没有成就感。宁愿自己像 （杨志卖刀里面的） 牛二一样猛推一个不动的巨石，和静摩擦力消耗，也不愿享受巨石从山顶往下加速滚动的红利。 4。 在大趋势对自己极为有利的情况下，因为小趋势有反复和暂时的停滞，耐不住寂寞，跳入那些局部看似有短期利益，但大趋势对自己极为不利的陷阱。 5。 没有足够多的知识储备，无法想象和现在完全不一样的未来新世界。比如 1920年之前，美国的孕妇生产时的死亡率是 5%， 1980年之后低于万分之一。1920年农业人口比例大约 30%， 1980年低于 5%。 但文青们总爱错误的眷恋本质残酷艰难的旧世界，而光明美好的新世界送到面前也要吹毛求疵。6。 不理解，也不愿研究新的商业模式。成功的商业模式总是事后显而易见，和被人追捧，但事前非常模糊，和饱受争议。7。 行为模式上偏好勤奋的饿虎扑食，去捕捉自己认知范围内明确但有限的利益；而不是通过深思之后的布局，去等待不那么明确，但可能高几个数量级的利益。</text:p>
      <text:p text:style-name="P6"><text:span text:style-name="T11"/></text:p>
      <text:p text:style-name="P6">阻止多数人采用这个策略的障碍是： 一，本金太少，五年甚至十年也很难见到明显的效果； 二，总是常常有看似更好的短期机会，引诱或者刺激你不躺平，去拔剑而起，挺身而斗（出自苏轼留候论）。三，周围一大群没有经验的人长时间对你无情的嘲笑。留候论又云：天下有大勇者，卒然临之而不惊，无故加之而不怒。此其所挟持者甚大，而其志甚远也。市场上指数增长的机会凤毛麟角，错过一个之后要再抓住下一个不是那么容易，要靠机遇，认知和漫长的等待。关键时刻要忍住，不能因为任性而把前面几年积累的大好基础自愿放弃。指数增长的客观规律，拥抱它你就牛逼，即使你以前经常 SB；不尊重它你就是 SB， 即使你以前曾经牛逼。很多人之所以无法赚大钱，是因为他们总是忙于追逐眼前的小利，却忽视了那些能够带来长远回报的大机遇。只有分清本末，聚焦那些能够持续创造价值的核心资产，我们才能在长期发展中掌握主动权。然而，这一过程需要我们跳出固有的思维惯性，同时战胜内心的不安与犹疑。现在，请仔细想一想：什么才是你最重要的核心资产？你是否已经心无旁骛地守住它们了？</text:p>
      <text:p text:style-name="P6"><text:span text:style-name="T11"/></text:p>
      <text:p text:style-name="P6"><text:span text:style-name="T11"/></text:p>
      <text:p text:style-name="P6"><text:span text:style-name="T11"/></text:p>
      <text:p text:style-name="P6"><text:span text:style-name="T11"/></text:p>
      <text:p text:style-name="P6">人的直觉是，对于’躺平若干年，什么都不做，居然回报远超自己其它外表非常努力的行为’这种现象感到不可能，因此不会花时间认真书面复盘，去研究其底层机制。这让人想起一百年前某个工程师，被客户请去修机器，最后在某个地方画了一个圈，说把这个地方弄一下，就好了。后来他给客户开出一百美元的帐单，客户嫌贵，要求他提供收费的明细表。他的回复是，’知道在哪里画圈，99美元。画一个圈，1美元’。同理，知道在哪个点以什么姿势躺平，价值亿万美元。躺平本身，一美元。</text:p>
      <text:p text:style-name="P6"><text:span text:style-name="T11"/></text:p>
      <text:p text:style-name="P6">戴维斯双击一词出自美国商人 Shelby Davis （1909-1994）。 他曾在尼克松时代任美国驻瑞士大使。他发财的一个秘诀是长期投资优质保险公司，最初十五万美元的原始投资，积累接近五十年， 最后涨到两点六亿美元。 但是，他的一个最大仓位，AIG， 在 1990年价值 7200万美元，如果他延续过去五十年的经验继续持有下去，这个仓位 2008年就会归零。1990年他重仓的另一个资产， Fannie Mae， 也在 2008年破产归零。Davis 1994年去世，这些资产后来的结局如何，无从得知。 所有的经验都存在例外。必须保持谦卑和谨慎的态度，来应对潜在的例外。发财需要耐心而充分的利用戴维斯双击 （davis double play） 的现象， 就是在某个有增长潜力的优质资产市盈率比较低的时候购买，几年后利润涨了 N 倍，而因为更乐观的预期，市盈率可能涨了三四倍，这样实际的收益会达到 3N 或者 4N。 而大部分求快，贪多的赌徒，不研究市盈率和增长预期，盲目往里冲，还要加杠杆，这样就会遇到反向的戴维斯双击 （davis double play in reverse）， 俗称戴维斯双杀。加了杠杆后就会变成戴维斯三杀。资产在很短时间内缩水 90%以上也就是必然的了。戴维斯双击的机会要在时间跨度超过三年以上的视野里寻找，才能有比较高的正确率，而且这时根本没有竞争者。否则没机会/需要等待的时候还要跳得很高，只是一厢情愿的自我合理化，白白耗费能量。等真正的好机会来的时候，已经没有弹药，也没有勇气了。躺赢的一个关键是关注和等待各种戴维斯双击的机会，而警惕避开各种戴维斯双杀的陷阱。一旦你用戴维斯双击 / 双杀的角度来观察金融资产的价格变化，你就再也不会回到之前的单一维度的一根筋的思维模型了。</text:p>
      <text:p text:style-name="P6"><text:soft-page-break/><text:span text:style-name="T11"/></text:p>
      <text:p text:style-name="P6">人们常常忘记房地产价值中最重要的是位置，而花太多时间和金钱去翻新装修房子，因为房子的外观或功能，是自己能控制的具体事务。就好像一个醉汉在路灯下找丢失的钥匙，仅仅因为只有这里有光。 位置是抽象且固定的：一旦买下就无法改变。 所以人们很容易把注意力转向翻新，这个感觉是可操作的、个性化的。装修带来一种掌控感和改进的希望。 类似的，垄断和扩权是抽象的。极少数公司因为机缘巧合占据了垄断的位置。如果没有在那个位置上，大部分其它具象的行动，根本无法改变这种地位。 而人们执着的关注研究一些具体的类似装修房屋的技术细节，因为学习这些细节给自己带来一种可操作，有掌控感的希望 （或者幻觉）。所以真正有价值的投入方向是：确定当前情况下的垄断或者优势位置，未来格局的变化可能导致的垄断位转移方向，不过位置变化的最主要因素是技术变革吗？这里的关键是机缘巧合。Windows、iOS和CUDA的垄断地位都是机缘巧合下，在潜在竞争者还没意识到的时候就悄悄确立了，无法动摇。聚光灯下的必争之地，似乎难出垄断的大猩猩，比如大模型。</text:p>
      <text:p text:style-name="P6"><text:span text:style-name="T11"/></text:p>
      <text:p text:style-name="P6">今天看了Bill Gurley在BG博客中推荐的General Magic纪录片，介绍了这家超前20年在1990年代就构想智能手机的公司的故事，非常精彩。这群远见卓识的创业者虽因理念过于超前，供应链不完善，核心部件功能有限且成本过高，未能实现智能手机的大规模市场化。 但从另一角度看，General Magic实则成就非凡。从这家公司的废墟中，走出了许多科技行业大咖，堪称智能手机领域的预备黄埔军校。他们（包括iPod和iPhone的核心团队成员Tony Fadell，以及Android创始人Andy Rubin） 将积累的技术与经验带到苹果等企业，最终实现了智能手机的成功。更有意思的是，General Magic还孕育了硅谷一大批重量级人物，包括eBay的创始人、Nest的创始人，LinkedIn的CTO，以及奥巴马总统任命的美国政府的CTO等； Bill在BG播客中提到General Magic时，既佩服这些先行者的远见，又感慨他们过于超前的创新未能实现的遗憾。同时，他也联想到如今的AI创业热潮：会不会也有AI时代的General Magic呢？这些公司梦想远大，但或许超出了当前技术和生态的现实限制，最终面临类似命运？ 无论如何，越来越多的聪明大脑、远见卓识和资金涌入AI领域，催生新的范式革命只是时间问题。作为投资人，关键在于保持耐心，不被FOMO冲昏头脑，去盲目追逐下一个General Magic，而是冷静押注那些真正的胜利者（比如当年的苹果）；这才是实现长期超额收益的关键。</text:p>
      <text:p text:style-name="P6"><text:span text:style-name="T11"/></text:p>
      <text:p text:style-name="P6">如果做一个思想实验，你要把自己的净资产三十年增加一千倍。听上去目标很宏大，很难达到。但把它拆解一下，就是每十年增加十倍。（以下计算为简化的目的，不考虑税收因素）。 再分解一下，就是每五年 3.2 倍。 如何做到五年 3.2 倍？按照简单的倒推，这需要每年 26%左右的回报。但事物的发展从不是一直向前，没有波折的。实际情况是，市场常常不断在牛熊之间像个神经病一样的大幅波动。为了捕捉到大幅的回报，五年里面大部分时间需要等待，积累信息和资源，等到机会来了，在大家都恐慌和缺乏资源的时候，（在全面分析基本面的各种定性定量因素后） 觉得某个投资五年内大概率有远超 3.2 倍的回报，才出手。 理解这个逻辑框架后，就必须谢绝大部分市场上的噪音和诱惑。对绝大部分事情都说不。对外界各种试图空手套白狼的邀约和闲扯，没有确定性的短线交易，不了解的东西，调研成本太高的东西，潜在回报不能远大于下行风险的东西，没有进入一种持续自我强化的垄断性状态的东西，等等，说不。 说不之后豁然开朗。这意味着你相比之前有大把的闲暇时间，可以深入的，按照自己的节奏调研。 进一步推导，为了未来三十年还能一直享受你的劳动果实，必须以一种严谨的态度，投入大量时间和资源，保持身体的健康和自由。否则，到了七老八十，老年痴呆，体态佝偻，骨质疏松，大小便失禁，各种病痛，纵有家财万贯也是枉然。 于是，你就会有时间和兴趣努力实践太极，站桩，瑜伽，跑步，游泳，间歇性断食，并持续关注其它前沿的抗衰老技术的最新发展。市场的噪音太多，而且太多的人都太不够理性，人又是社会性的动物，很难不受影响的。未来三十年，应该还有两到三次金融危机，甚至一次美元危机。一到两次科技革命，AI与脑科学，太空采矿与核能源革命。三到五次地缘政治事件，尤其是东北亚地区。以及一次大的环境危机，可能因为核或者气温升高。hodling…。</text:p>
      <text:p text:style-name="P6"><text:span text:style-name="T11"/></text:p>
      <text:p text:style-name="P6">刚刚看了一个关于苹果的分析，所以一家企业是可以通过盈利增长，然后回购股票提高eps，然后再在流动性宽松的时候扩大pe，达到对股价三连击的。这个时候突然感觉巴菲特与段永平玩的游戏确实高很多level。</text:p>
      <text:p text:style-name="P6"><text:span text:style-name="T11"/></text:p>
      <text:p text:style-name="P6">我统计了段永平的投资操作： 段永平从2002年投资网易（收益估计1亿美金），2003年投资UHAL（收益接近8000w 美金），2003年投资fresh choice（损失100w 美金），2005年买入港股创维数码（收益7000w 美金），2007年请巴菲特吃饭，2009年投资GE（收益2亿美金），2011年投资苹果（前边投资已经全部卖出，投入苹果，目前收益20倍，预估100亿美金），2012年投资茅台（预估收益15亿美金），2013年投资黄峥（预估收益16亿美金），其实这十年期间每一两年就会有一次投资出手，以他的重仓风格，还是挺密集的。 段永平其实完美抄底了两次经济危机。第一次2001年互联网泡沫破裂，第二次08年次贷危机。15年之后就出手很少了。</text:p>
      <text:p text:style-name="P6"><text:span text:style-name="T11"/></text:p>
      <text:p text:style-name="P6">好的团队，好的价格，好的商业模式是一个成功投资中三个不变因素。 • 衡量好的团队就是看团队能不能干出一个垄断市场来。 • 好的价格在币圈就被干扰的太多，只能看相对市场情绪价格。 • 好的商业模式，公链的inflation机制其实也算不上最优。而且在产品服务链条上还不具备闭环。1。 垄断性，2。增长性。其他的都没那么重要。</text:p>
      <text:p text:style-name="P6"><text:span text:style-name="T11"/></text:p>
      <text:p text:style-name="P6">Replit CEO说，与其学编程，不如学习如何思考，如何分析问题，如何清晰地沟通和表达。 大学阶段最重要的是训练并获得强有力的自学能力，学会学习的方法，学习经济学、逻辑学、生物学、心理学和政治哲学，以学会逻辑性思考。大量的阅读，带来大量的写作，获得清晰的书面表达能力，再训练与人的对话自学能力、逻辑思考、清晰有力的书面表达和口头表达，是当今社会生存和成就一番事业的核心技能。在大学里如果没能很好地训练到，在进入社会，工作生活中，也必须要花时间来刻意练习，达标了，你就会是人群中的少数。</text:p>
      <text:p text:style-name="P6"><text:span text:style-name="T11"/></text:p>
      <text:p text:style-name="P6">上医治未病，中医治欲病，下医治已病。 多运动、多休息、多吸收优质营养、多思考、多赚钱，多心情平和。</text:p>
      <text:p text:style-name="P6"><text:span text:style-name="T11"/></text:p>
      <text:p text:style-name="P6">开始积累智慧的复利，积累财富的复利。智慧和财富的复利可以传递给下一代，下一代继续在前一代复利积累的基础上继续复利，只要复利的积累不被打断，一代就比一代强。</text:p>
      <text:p text:style-name="P6"><text:span text:style-name="T11"/></text:p>
      <text:p text:style-name="P6">这个世界，就几乎没有偏财运（靠运气赚的）这种东西。 你会发现，不管是一个月一年还是5年，如果偏财（运气）不能变成正财（实力），都会亏回去，只是过个手。有一种观点，说钱都是大风刮来的，大钱都不是靠努力得来的。 我是这么看的第一，时间维度一段时间实力和财富不匹配，很正常。 拉足够长的时间，最终都会匹配。 要么德不配位，钱亏回去了；要么实力提升，匹配了曾经无法掌握的财富。 第二，概率维度单独看每次财富获取，都有运气成分。 但人的财富是由很多次的财富博弈和决策形成的。 整体概率，很难用运气解释，多次概率拉平了是要看实力的。我比较喜欢研究一类现象， 人是如何快速跨越财富阶级，又在后面跌落的。 得出结论就是，只要拉足够长的时间看，德不配位的都会亏回去跌落，留下一句，盈亏同源。 不只是炒币，还有当年房地产行业的杠杆。 小到地方上小老板以10年为期几十亿人民币为量的暴富与破产； 大到恒大这种几十年为期几千亿人民币为量的暴富与破产。 都是一样的。 根本原因都是财富超过个人能掌握的维度了。 不要说是时代原因，那李嘉诚怎么一直稳如老狗？ 知道我为什么敬佩扫地僧了吧，他展现的是关于这个世界的终极原理之一。我对德不配位的理解是财商不配位感觉好多人暴富之后最终能亏回去都是两个经典理由 1。 喜欢All In梭哈的，可能成功就是靠一波行情All In了某个标的。就容易在未来因为某个机会，又是梭哈All In，栽大跟头。 2。 喜欢赌博喜欢用杠杆的，可能成功就是靠几次赌赢。然后未来哪个机会上带杠杆赌博，被无法预测的黑天鹅行情收了。</text:p>
      <text:p text:style-name="P6"><text:span text:style-name="T11"/></text:p>
      <text:p text:style-name="P6">AI技术发展促进的自动驾驶技术发展的真拐点到了，从今年开始每年新车提升10%的自动驾驶搭配率，到2030年覆盖50%以上问题不大，可能潜在的赢家上市公司里面： 美股特斯拉，国内的理想小鹏小米地平线值得大家关注。 类似于新能源汽车在国内的普及，从2019年开始每年10%的增长，成就了特斯拉，比亚迪和宁德时代。新增车辆全自动驾驶数量包含robotaix。 抓住了2019年到今天的新能源汽车发展红利的特斯拉比亚迪宁德时代股价都翻了十倍。从2025年开始的FSD技术的普及，潜在的几个赢家可能是谁值得大家思考？ 搭载FSD技术的汽车厂商？特斯拉理想小鹏？ Robotaix 运营商：特斯拉，百度？ 自动驾驶底层技术厂商：地平线，英伟达？投资技术革命中的科技公司，如果你选择投资了错误的公司，你会损失惨重。胜利的公司会攫取绝大多数利润，失败的公司要么艰难求生存，要么破产倒闭。IBM在大型机市场击败了竞争对手成为了猩猩公司，一旦IBM成为猩猩公司，配套的硬件公司和软件公司都接受了IBM大型机的标准。失败的几家公司要么退到一个小众市场，要么就破产倒闭了。猩猩公司的产品会成为消费者的第一选择，消费者觉得购买猩猩公司的产品不会踩坑，基本体验会有保证。 去买手机消费者选择苹果手机会觉得基本的用户体验和安全性会有保证。</text:p>
      <text:p text:style-name="P6"><text:span text:style-name="T11"/></text:p>
      <text:p text:style-name="P6"><text:span text:style-name="T11"/></text:p>
      <text:p text:style-name="P6">在不损害他人利益的基础上，一定要让自己变成一个极度自私自利的人。只有这样，人才会高度专注，才不会浪费自己的时间，才会专心致志和精进，才能摆脱一切无效和耗散心力、能量的关系与事务。实际上，大家看到的很多侃侃而谈的慈眉目善的成功者，其实都是这种极度自私自利的人，也正因为此，他们才成功。 比如巴菲特芒格，对人对事的标准极高，一般人见都不见，跟人打交道，要严格考察才能见上一面，只要发现一点点蠢和坏，立马拉黑远离，不给一丝一毫的消耗机会。而硅谷那些科技巨头的精英也一样如此，乔布斯、黄仁勋、马斯克、贝佐斯。 待人接物，标准奇高，一言不合就大骂，开除，始终专注地朝着更高更强的目标前进，并推动组织一同迈向伟大。 富有就是对过去的背叛，伟大就是对过去的背叛。一旦一个人进入到这种轨道，他就会被骂六亲不认，他就会被骂冷血无情，他就会被骂唯利是图，他就会被骂眼里只有钱和利益。因为他总是惜时，总是只知道专注和照顾自己，因为他背叛了他的过去，背叛了过往的人和社会关系。 但这是破局和成功的必经之路，只有背叛过去，才能更换心智，脱胎换骨，才能获得成功。不背叛，则始终停留在平庸愚蠢的故土网络和观念里，一辈子活在庸碌、痛苦和绝望中，最后麻木等死。</text:p>
      <text:p text:style-name="P6"><text:span text:style-name="T11"/></text:p>
      <text:p text:style-name="P6">讲一下我这个为啥专门买合约持仓量和市值比高的币，不管这些币干啥的光看合约持仓量。 1。首先合约持仓量占市值比例高的话说明多空的对手盘充足。 2。他的合约持仓量越高甚至超过市值说明庄家越强，说明庄家筹码越足，它有极强的拉盘动力。 3。因为对收盘充足一旦开始拉盘（或者砸盘），高杠杆的对手盘肯定会心慌跑路做燃料拉盘平空。 打个比方，如果你昨天25开空了auction，现在拉到28不慌不慌，你割不割肉？ 你如果割肉买入那这样高比例的合约持仓里面有无数个跟你一样这样想的人。 他们会因为一点点价格拉升而心发慌，担心利润回撤，担心亏损，担心爆仓， 然后反向走人买入作燃料。</text:p>
      <text:p text:style-name="P6"><text:span text:style-name="T11"/></text:p>
      <text:p text:style-name="P6">很多人的权势属于依附性生存的模式， 随时可能瓦解，但缺乏自知之明。</text:p>
      <text:p text:style-name="P6"><text:span text:style-name="T11"/></text:p>
      <text:p text:style-name="P6">如何发现自己的运气，而不是忙忙碌碌的盲目去寻找去试错。把时间和注意力抽离出来，有丰富的知识和能力，去发现那些跨周期的产品，要有足够的空余时间去思考。</text:p>
      <text:p text:style-name="P6"><text:span text:style-name="T11"/></text:p>
      <text:p text:style-name="P6">赚钱发财，做出一番事业，获得成功，本质上就是一个持续自我洗脑的过程。金钱本质上是思考的产物。没有钱赚不到钱，本质上就是思维上的持续懒惰，不思考，不自我洗脑，不自我突破和强化。整天吃吃喝喝，躺着刷视频，没有执行力，没有动作的本质就是洗脑不够，缺乏持续的自我洗脑。 一个处于持续不断地自我洗脑状态中的人，是截然不同的。他会有很强的自驱力，设定目标，追求真理，唯物求底，持续不断地每天如此。日复一日，月复一月，年复一年，仅仅只要三五年的时间，就足以让他在人群中耀眼，而10年20年的专注与深耕，则能让他在相关行业领域达到专家甚至伟大的程度。 那些创业的、能做事的人都有一个特点，信念极强。他们的眼神、神态、一言一行，在旁人看来就跟神经病一样。他在屁都没有的时候，他能跟几个打杂的手下说，我们会成为这个世界上最牛逼的公司，我们会垄断这个行业，我们都会成为亿万富豪。他眼神中的坚定，语气中的诚恳和真诚，你很难相信他是在骗你，但他讲出来的话又如此地荒诞不切实际，因为他的真诚和坚定，你不能说他是骗子，那就只能说他是疯子，神经病。 绝大多数人看到这种人，都会下意识地判断这是神经病，疯子，赶紧跑了，但真正顶级的创业者和牛人，在事业早期的时候，就是这种神经病状态。这是我在马斯克的故事里看到的，也是我在黄仁勋的故事里看到的，也是我在马云的故事里看到的。 有的人因为相信而看见，而大多数人是因为看见而相信。大多数人终其一生也得不到自己想要的，根本原因就是他只相信自己眼睛看到的东西，缺乏想象力，不敢想，缺乏自我洗脑。所以没有执行力，没有日复一日的专注工作，没有热爱，没有激情，没有使命。 对待工作和日常事务，没有将心注入，敷衍了事，得过且过，不求精，不求深，不求甚解，混吃等死。如此，怎么能精进，怎么能赚到钱，怎么能发财，怎么能达到更高的思想境界？不得道，不在道上行走，不将心注入，不把每天的工作和生活当作道场，去诚恳地修行，人就会自然而然地安于现状，庸庸碌碌，混吃等死。如果你真的渴望得到你心中想要的，你就要改变你的认知和行为模式。 先从思维观念开始。不断地将社会和他人塞给你的思想观念给它清除出去，聚焦学习伟人牛人的传记，比如我上面提到的马斯克、黄仁勋等人，还有我经常提的巴菲特、芒格、段永平、贝佐斯等等。 学习他们，模仿他们，每天脑子里就是想他们的事，不断地给自己洗脑，不断地一遍又一遍地强化，逐渐达到在旁人看来像是疯了一样的状态，就到位了。然后，这个人就自然而然地会有持续的执行力，会变得很勤快，很自律，很专注，而且意志力也会变得更强。就是这么神奇，这就是潜移默化的榜样力量。 不怕大家笑话，我现在就是这种状态。我每天都会在脑子里想这些人的故事和他们的样子。晚上睡觉前会自发地想下，早上醒来也会下意识地想一下，白天也会经常想，整个人被搞得像是在跟这些人交朋友，浑身充满能量，遇到什么都不怕。我也不会感到孤独，也不会想去搞女人干女人（喜欢搞女人干女人，最后就会被女人搞被女人干）。 因为我觉得我有巴菲特在陪我，芒格在陪我，段永平在陪我，黄仁勋在陪我，马斯克在陪我…。我不觉得孤独，相反我很满足很充实也很快乐。我每天有很多工作要干，我还有几百本书压在桌子上等着我去读，每个月还在不断地买书，还要学英语，还要跟进AI进展，还要写文章，还要去健身，还要管理投资持仓。 每天安静地、踏实有序地做着自己喜欢做的事，这种感觉真的很妙。我进入到这种状态应该有半年左右了，深刻地体会到了芒格所说的，他喜欢与去世的伟人交朋友之妙。这个世界上有很多活着的英雄，人类历史上也有很多已经去世的伟人，如果我们能换一种方式，通过学习来与他们对话，那不就是在跟他们神交，交朋友吗？这是一种多么奢侈和美好的享受啊，但却是每一个人都能轻而易举地获得的事情。 卓越的人生就是要与这些英雄和伟人建立连接，吸收他们的思想和能量，持续不断地给自己洗脑，在日常工作和生活中效仿他们，我们自然而然就会脱离平庸和愚蠢，就会变得与众不同，就会变得更加快乐更加自由和富有。</text:p>
      <text:p text:style-name="P6"><text:span text:style-name="T11"/></text:p>
      <text:p text:style-name="P6">你只有先自私自利地强起来之后，值得你让利、提供价值的人才会出现。而不是在自己弱鸡时就费时分散心力去筛选去利他。这其实就是纳瓦尔说的，关注和打造人际关系网络是错误的，你应该专注打造自己、打造产品，当你做好了这个，好的人际关系、牛逼的人自然就会涌现来找你。</text:p>
      <text:p text:style-name="P6"><text:span text:style-name="T11"/></text:p>
      <text:p text:style-name="P6">你高标准、专注、习惯性拒绝别人，在别人眼里你就是一个自私自利的人。另一句话，对值得的人利他本质是长远的自私。还有，无论你心里看重的是人们，还是人民，只要你这样做，都将注定是一个被耗干吃净、乱刀相向，死于非命的岳飞和袁崇焕。有丹心的人，一般都不会有好下场。</text:p>
      <text:p text:style-name="P6"><text:span text:style-name="T11"/></text:p>
      <text:p text:style-name="P6">这个问题问得很好很重要昨天纳瓦尔的podcast也谈到了。接下来，我的回答会很长很系统，也会很真诚和实战。我人生中经历过多次巨大的压力冲击，有好几次头发短时间都白了，但我就是什么都不怕。 首先要有乐观心态和顽强意志及勇气，然后是调节调理，我都在1个月左右愣是把白了的头发给它再次黑回来了。这是真的，我的亲身经历。因压力白了的头发，如果抢救及时还能再黑回来。 我觉得主要有三点，第一点心态，第二点调整方法，第三点是反思。复盘压力产生的原因和过程，学习吸取教训，严格控制和避免压力的形成。第一点跟性格有关，也跟我这篇文章里写的后天自我洗脑有关，需要持续练习。 第二点是最关键也最具技术性的，其中最重要的步骤，我之前发过贝佐斯的压力洞察，我贴在下方。 首先，找到压力源，对其进行清晰地定义和分析，立马着手处理解决它，比如止损斩仓、比如开除员工，比如辞职，比如拉黑女人，只要做了这个动作，即便问题还没解决，压力感都会骤降。 其次，调节方法上，当压力还没有影响你的睡眠时，可以通过运动跑步、健身力量训练来排解，如果压力已经持续影响到了你的睡眠，则主要通过持续间断的深呼吸、散步（花园、公园环境）、晒太阳来调节。后面这些方法在睡眠还正常时也要配合运动使用。 在调节期间，一定要加强营养，必须要大幅增加高密度营养食物的摄入量，以辅助身体对抗和战胜压力的损害，帮助身体恢复。大量吃肉，至少要再增加平时量的一倍以上，如果平时吃肉少，则要再增加两倍以上的量。鱼肉蛋奶，各类蔬菜，大量吃，丰富而充足的营养可以缩短压力对身体的持续损害和影响时间。 最后就是反思。为什么会经历这种压力冲击，我犯了哪些重大错误，我的决策系统出了什么问题，还是我的观念、思维存在重大缺陷，还是被人利用了，被迫承担了别人问题，而深陷压力。要详细复盘，找到犯错的关键原因，学习它，记住它，规避它。 压力，绝不会是好东西，那种适度的压力有利于动力的说法就是这个社会的洗脑，牛马圈套，错误的观念。压力无论大小，只有一个后果，损害身体。 动力并不靠压力，主要靠的是人的思考、自我洗脑、热爱和快乐。必须要严控压力，不要卷入别人的纷争，坚决不要让想转嫁压力的人靠近，只要感觉到立马拉黑隔绝。</text:p>
      <text:p text:style-name="P6"><text:span text:style-name="T11"/></text:p>
      <text:p text:style-name="P6">屯田哥死于军功过大，胡汝贞死于倭寇尽剿，郭居然以为通过立大军功可以获得更大的信任，其实是把自己混底层的经验拿到上层去用了，底层和上层玩法是截然不同的。郭崇韬靠立功上位，就误以为继续立更大军功可以获得更大信任；这就像做题家因为曾经把题做好而考上名校，就误以为继续做题可以获得更多富贵一样。不同阶段的玩法的维度和侧重点完全不一样，一根筋的思维会要命。</text:p>
      <text:p text:style-name="P6"><text:span text:style-name="T11"/></text:p>
      <text:p text:style-name="P6">2014年，埃隆将特斯拉的秘密赠送给宝马。 所有人都觉得他疯了。 但这个慈善行为实际上是企业历史上最无情的商业举动之一。 以下是为什么宝马完全没料到的原因：宝马本准备在欧洲电动车（EV）市场占据主导地位： 他们拥有强大的品牌。 他们拥有顶尖的工程技术。 他们拥有完美的战略。 但他们对埃隆的馈赠做出了一个致命的假设。 这一切都始于一个价值50亿美元的赌注：就在宝马忙着签署电池合同时… 埃隆宣布了超级工厂（Gigafactory）计划—一个旨在每年生产的电池数量超过2013年全世界产量的设施。 但这还不是他最大胆的举动…2014年6月12日，埃隆发表了一篇博文，标题是： 我们的所有专利都是你的他宣布特斯拉将免费开放所有专利。 汽车行业认为他已经疯了。 但这疯狂背后却隐藏着天才般的策略：要知道，特斯拉面临两个问题： - 电动车市场规模太小 - 没有人在建设充电站埃隆意识到：特斯拉无法单独取胜。 他们需要推动整个市场的增长。 于是，他做了一件前所未有的事：他将慷慨变成了武器。 通过开放专利，特斯拉： - 鼓励其他公司制造电动车 - 推动充电基础设施的扩展 - 将自己的技术变成行业标准当宝马专注于保护知识产权时，埃隆却在下一盘更大的棋：超级工厂（Gigafactory）不仅仅是为了生产电池。 它关乎规模化。 当竞争对手利用特斯拉的专利来追赶时，埃隆早已在构建一个可以以更低成本生产电池的帝国。 这个馈赠实际上是一个陷阱：特斯拉的专利吸引了其他公司向电动车技术投资数十亿美元。 但没有特斯拉的规模化能力，他们无法在成本上竞争。 宝马从中吸取了惨痛的教训： - 特斯拉的电池成本：187美元/千瓦时 - 宝马的电池成本：280美元/千瓦时这一差距只会越来越大：到2016年，特斯拉的电池生产成本比竞争对手低了60%。 这次专利赠送： - 让特斯拉的技术成为行业标准 - 促使其他公司验证了市场的可行性 - 而特斯拉则建立了无法超越的成本优势这是一场纯粹的战略杰作。 但这里有一个所有人都忽视的关键点：这不仅仅是为了击败宝马。 埃隆证明了一个更有价值的道理： 在数字时代，开放胜过保密。 今天的赢家并不是囤积技术的人…他们通过战略性地分享技术来： - 构建生态系统 - 制定行业标准 - 创造网络效应同时在规模和执行力上保持关键的竞争优势。 这就是为什么仅仅了解新兴技术还远远不够…真正的创新来源于对大局的洞察： 技术如何通过合作而不仅仅是竞争来创造价值。 我们正在进入一个这样的时代，成功源于： - 战略性的开放 - 技术服务于人类进步而不仅仅是追求效率的提升…马斯克这种事先有了研发技术，以给其他公司提供免费午餐的噱头吸引了大量资本和人员来构建了电动汽车行业，对外打着新能源，环保的幌子。群体效应规模做大就可向政府提出建立充电装置的需求，等市场转变，人们开始接受电动汽车了，他就通过他的定位和自动驾驶及电池的领先技术将其他竞争者甩到后面。特斯拉在中国建厂的原因，也在于马斯克明白，只有在中国才能实现他的目标，否则全世界的电动车都会延迟不知多少年，甚至可能永远不能像今天这样特斯拉跑遍全世界，中国帮他完成了一个巨大实验。</text:p>
      <text:p text:style-name="P6"><text:span text:style-name="T11"/></text:p>
      <text:p text:style-name="P6">长周期来看，公司股价和市值只取决于唯一一个因素：公司每年能从市场上获得的营业利润和获得营业利润的预期。</text:p>
      <text:p text:style-name="P6"><text:span text:style-name="T11"/></text:p>
      <text:p text:style-name="P6">等待之歌： 等待可以降低消耗。 等待是为了保存实力。 等待是默认的状态。 等待者不会嫉妒别人。 等待时注意锁定目标。 99%时间在等待是为了 1%时间的捕杀。 等待可以放大胜利。等待就是一种力量。沉默也是一种力量。猴急不能等，话多试图给别人解释，都是弱者的表现。</text:p>
      <text:p text:style-name="P6"><text:span text:style-name="T11"/></text:p>
      <text:p text:style-name="P6">去年发推说做投资不外乎三种方法，预测市场，跟随市场和忽略市场，每个人最终的投资风格都会倾向于符合 ta 性格的那种。恰逢市场恐慌下跌，回忆起我自己这辈子真正挣到大钱的投资，都比较符合我个人性格，总结起来就九个字：买得起，想得少，拿得住。</text:p>
      <text:p text:style-name="P6"><text:soft-page-break/><text:span text:style-name="T11"/></text:p>
      <text:p text:style-name="P6">富二代创业多离谱，不怕富二代玩物丧志，就怕富二代踌躇满志…！ 主因： 一般富二代的风控意识薄弱，执行能力缺乏，傲气满满。 经验之谈。投公司，如富二代参与，尽量做好尽职调查，做好风控，如果要投，注码少点。</text:p>
      <text:p text:style-name="P6"><text:span text:style-name="T11"/></text:p>
      <text:p text:style-name="P6">一类机会：市场出现极端情况血流成河的时候，你还有现金，可以买入自己仪的资产，今年会存在这种大机会，耐心再耐心。 一类机会：科技变革期涌现出来的技术变革期的受益者，在恰当的时机以合理的价格买入并长期持有。 今年会存在上述两类大机会结合起来的机会，在市场血流成河的时候买入科技变革的最终受益者。</text:p>
      <text:p text:style-name="P6"><text:span text:style-name="T11"/></text:p>
      <text:p text:style-name="P6">理解世界和历史的一个角度是：大家本质都是戴着面具的，从个人到机构。每个人和机构都把想要展示给外界的那一面，通过面具示与人。 有巨大价值的能力，是通过面具的特征，及早洞穿背后的本质，理解后面的风险，很早就做出正确决策，而不去浪费自身资源和时间。比如历史上很多臭名昭著的太监，刚出道时无不勤勤恳恳，办事兢兢业业，井井有条，待人接物和气得体。否则根本不可能做到后来的位置。后世名声不好，一方面有被妖魔化的原因，一方面位置变了，利益诉求变了，周围有很多他的支持者需要通过他谋求利益，因此决策行事的风格和权衡厉害的标准，势必发生变化。再比如，洞察一个人在面具背后的真实状况的一个角度，是看背后支持他的核心团队的人马的素质。如果他平时都是和一些烂人厮混，那么迟早会被这些烂人裹挟，做出一些让你瞠目结舌的事情。</text:p>
      <text:p text:style-name="P6"><text:span text:style-name="T11"/></text:p>
      <text:p text:style-name="P6">高质量的决策是建立在足够的事实上的，而收集足够的事实需要依靠long context的能力，具体来说就是你不主动搜索你几乎永远不会知道的事实。 举几个例子，今年的大学新生平均是06年的，而移动互联网时期或者说智能手机兴起于12年左右，那时候他们大概只有6岁左右刚上小学一年级几乎不会用到手机。也就是说很多功能机的特性你不主动了解就几乎再也不会知道了。类似的还有谷歌，退出的时候他们才4岁，不主动永远会出在好像听说过但从没使用过的状态。还有一个例子是看段永平的雪球提到有一个马云面对偷车贼大吼一声制止的油管视频，这个事实在今天如果不主动搜索你永远不会被被动推送到了。 如果不知道这些事实，可能在最后的判断上就会有所不同。当你读的历史越来越多，各种不同角度的细节越来越丰富的时候，context 就越来越长，就能很迅速看出自己之前缺乏正确的 context 的时候的愚蠢之处。而且这种情绪记忆的体验，随着信息量的增加，也会越来越频繁。所以拥有几个 gigabyte， terabyte 的 context 的 AI， 其智能全方位彻底碾压普通人毫无悬念。有哲学家曾说，当他说某个人是个傻逼的时候，他是有把握的，因为他从这个人身上看到从前的自己。这也是 context 更丰富后必然得出的结论。很多事情，context 长的人无法对 context 短的人解释清楚，因为对方经验太浅，解释了也不愿相信。context 长的人，容易通过和自己积累的 context 里面的过往案例进行模式匹配 （pattern matching）， 做出可信度比较高的判断。context 短的人，因为缺乏这种模式匹配能力所需要的足够长的 context， 则很容易被欺骗。context 长而丰富的一个好处，是发现一些以前不知道的某些细节之间的关联性，并总结出一般性的规律。多读各种历史细节，会意识到现在某地发生的某件事，实际上是因为很多年以前在另外一个地方发生的另外一件事，很早就锁定结局了。理解了这种长距离的关联性的规律，会给自己节省很多资源和时间。比如说，因为在 t=0 的时候观察到某个现象，知道若干年后在某个地方必然会有巨大风险，因此第一时间就避开，根本不参与。</text:p>
      <text:p text:style-name="P6"><text:span text:style-name="T11"/></text:p>
      <text:p text:style-name="P6">根据我的经验，有三种迅速致富的方法： 第一，带来财富的婚姻第二，幸运的商业点子第三，投机安德烈•科斯托兰尼德国证券界教父。</text:p>
      <text:p text:style-name="P6"><text:span text:style-name="T11"/></text:p>
      <text:p text:style-name="P6">很多亏损，在钱转出去那一刻，就已经发生了，只不过当事人没有意识到，还在自作多情的做美梦。等到几年后亏损成为无法躲避的现实，如果不去复盘反思，误以为亏损是后面才发生的事情，那么未来还会重复这类错误。 很多关系的断裂，在见面说几句话后就不可挽回，只是一方出于礼貌和体面，不愿说破，让另一方很长时间一直错误的有不切实际的幻想。如果不反思，误以为渐行渐远和关系破裂是后面才发生的，就会持续浪费很多时间在无效社交上。</text:p>
      <text:p text:style-name="P6"><text:span text:style-name="T11"/></text:p>
      <text:p text:style-name="P6">在局势对自己不利的时候能够很长时间保持隐忍，而不会因为外人的羞辱挑衅拔剑而起，挺身而斗，这种品质，在抽象上，类似耐心等待股市大跌后再去低价收购优质资产。</text:p>
      <text:p text:style-name="P6"><text:span text:style-name="T11"/></text:p>
      <text:p text:style-name="P6">Elon Musk：Without me， Trump would have lost the election， Dems would control the House and the Republicans would be 51-49 in the Senate。 主权个人，才有坚持原则，随时翻脸的勇气和底气。</text:p>
      <text:p text:style-name="P6"><text:span text:style-name="T11"/></text:p>
      <text:p text:style-name="P6">任何时候都要先想着风险管理，守住自己的下限，再去想追求上行的利益。有些教训是要有过几十年的经历后，才恍然大悟，那就是：坚持规避各类毁灭性的风险，即使表面非常枯燥，或者被人取笑，时间长了，突然发现你自然就赢了。因为路上遇到其他的各种人，即使有过短暂的风光，因为各种原因无法守住自己的下限，然后隔断时间就悄悄离场消失了。</text:p>
      <text:p text:style-name="P6"><text:span text:style-name="T11"/></text:p>
      <text:p text:style-name="P6">不健身的人，手无缚鸡之力，肌肉慢慢萎缩，活动范围缩小，各种代谢的慢性病愈演愈烈。不训练心智的人，人会变得消极，胆子越来越小，遇到挑战会选择逃避，自我麻醉，最后心安理得的接受任人宰割的宿命。</text:p>
      <text:p text:style-name="P6"><text:span text:style-name="T11"/></text:p>
      <text:p text:style-name="P6">除了睡眠和健康，其它大部分事情本质上都是幻觉，和幻觉的衍生品。睡眠和合理运动，对大脑健康的作用，是基石性的。而幻觉本质上就是大脑神经网络对客观世界认识暂时形成的一种共识，这种共识严重偏离了客观真相。为了追逐幻觉而牺牲睡眠和健康，就非常可笑了。</text:p>
      <text:p text:style-name="P6"><text:span text:style-name="T11"/></text:p>
      <text:p text:style-name="P6">有美德和善心，而无权力斗争的意识和经验，就是待宰的羔羊。弱者容易被释放美德信号 （virtue signalling） 者所道德绑架，因为这是他获得安全感的一种本能的从众反应。强者从第一性原理来理解分析安全，才能抑制各种错误的本能从众反应。</text:p>
      <text:p text:style-name="P6"><text:span text:style-name="T11"/></text:p>
      <text:p text:style-name="P6">从赚钱角度来看，技术标准的创始人和推进者的观点并不重要，甚至往往是一种有害的分散注意力和浪费时间的东西。1993年互联网浏览器出来后，研究讨论 http 协议的技术细节让人觉得自己很 cool，有做正事的感觉。之后关于 xml， semantic web 等学术讨论和夸大宣传，也让很多人有赶时髦的成就感。但其实这都不重要，过程实际上也枯燥无趣。重要的是发现行业的垄断者，1995年七月微软推出可以支持 internet 的 window 95后就买 msft 股票。然后躺平，不瞎折腾。Tim Berners Lee 发明 www 很伟大，但为其马首是瞻，对于发财和改变自己的处境基本无效。</text:p>
      <text:p text:style-name="P6"><text:span text:style-name="T11"/></text:p>
      <text:p text:style-name="P6">金融业，地产业，保险业的公司，除非是你自家开的，底层风险很难评估，坏账常常被层层掩盖，利润常常被包装粉饰，存在突然死亡的巨大风险。很多人不理解这个底层机制，去重仓这类资产，沉浸于稳定利润和收益的幻觉中，直到被突然死亡击中的那一天。</text:p>
      <text:p text:style-name="P6"><text:span text:style-name="T11"/></text:p>
      <text:p text:style-name="P6">我们对于很多事物的理解属于功能层面上的理解，而不是系统层面的理解。就像很多人知道如何骑自行车，但无法清晰解释自行车运作的原理。很多人会买卖股票，会做各种自欺欺人的技术分析，但并不理解某个证券的底层资产具体是什么东西，公司的具体盈利和资产负债表，等等。在重大问题上，不断深挖，获得系统层面的理解力，是发大财和解决问题的正道。</text:p>
      <text:p text:style-name="P6"><text:span text:style-name="T11"/></text:p>
      <text:p text:style-name="P6">海啸才是真正的阶梯。涨潮时让人暴富，退潮时让人破产。 理解海啸的关键，在于关注和观测深海的地震，而不是岸边无关紧要的波浪。关键事件的触发对投资极有价值，关键事件会带来结构性的变化，并且引起海啸。1.2022年底ChatGPT的发布，引发了各大公司疯狂购买GPU去训练大模型，英伟达股票开启了2-3年10倍增长。2.2024年1月份BTC ETF通过，BTC 在一年时间上涨3-4倍。这个海啸和地震的类比还挺有启发的和第一性原理的。除了要理解源动力的来源地震，可能海水的动力性特征也是值得关注的。</text:p>
      <text:p text:style-name="P6"><text:span text:style-name="T11"/></text:p>
      <text:p text:style-name="P6">总结下目前我认为投资大猩猩资产（高垄断，高成长）的基本方法。 1、试探阶段，如果觉得某一个资产有大猩猩资产的潜质，可以先小规模建仓，这样做的目的是先挪到屁股，可以让自己对研究这个资产的动力增强，对正面信息会更开放。 2、建仓阶段，在确认这个资产可以被认定为大猩猩资产后，加入到大猩猩资产组合中，建仓目标是和原有的大猩猩资产接近市值比例配置。 3、持仓阶段，在基本面不发生大的变化时候，以buy&amp;hold长持为主，躺平即可，这个最简单的策略已经可以贡献大部分的利润来源了。 4、策略优化，如果想在buy&amp;hold的策略做进一步优化，个人觉得有两个方向： 1、和现金做reblance，在市场情绪高涨，流动性泛滥时候，卖出不超过30%的仓位（目前实践下来，对我来说比较舒服的是分阶段，按时间定抛的方式来减），等市场情绪低落，有人被强制平仓时候再加回来。 2、事件驱动的reblance和加杠杆，当某一个大猩猩资产发生垄断被强化，地震级别的结构性变化时候（类似btc etf 通过，eth defi summer），可以考虑用两种方式应对 1、适当从其他大猩猩资产，挪一部分仓位过来（例如defi summer 开始阶段卖出btc，买入eth） 2、配置少量中期的虚值看涨期权（3-6个月，平值+20%的行权价）。 总之，长期持有是最关键的，任何和这个目标冲突的方法都需要警惕，尤其要避免会导致自己被强制卖出的场景。</text:p>
      <text:p text:style-name="P6"><text:span text:style-name="T11"/></text:p>
      <text:p text:style-name="P6">复杂行为 ≠ 复杂规则，而是 = 简单规则 × 多次迭代复杂性不是因为世界的规则复杂，而是因为简单规则在时间中展开后产生了意想不到的结构和行为。</text:p>
      <text:p text:style-name="P6"><text:span text:style-name="T11"/></text:p>
      <text:p text:style-name="P6">出卖自己的时间，就是把本来可以自由创作，复合成长，不断觉醒，奔赴未来的时间，置换成为原地踏步，缺乏灵魂，和他人的现状纠缠的时间。 成长的过程，就是把要出卖的时间，压缩到接近于零的过程。</text:p>
      <text:p text:style-name="P6"><text:span text:style-name="T11"/></text:p>
      <text:p text:style-name="P6">仇人是哪里来的？借钱借出来的，帮人帮出来的，花钱买来的，让步让出来的，善良惯出来的。</text:p>
      <text:p text:style-name="P6"><text:span text:style-name="T11"/></text:p>
      <text:p text:style-name="P6">大部分的应酬，事实上是浪费精力，招来不必要的麻烦，还不如磨剑，练内功。 - 一位朋友的总结。朋友多年前把保险代理、资管公司卖掉，高峰期，在台湾、香港、国内都有办事处，上百号员工，还没算几百个代理。 休息了几年，前年又弄一家全牌照公司，集中精力做平台，她越来越不愿意应酬，认为要学会说不，把凤巢筑好，凤凰自会飞来。 对方更相信科技、数字和长期的趋势。</text:p>
      <text:p text:style-name="P6"><text:span text:style-name="T11"/></text:p>
      <text:p text:style-name="P6">技术这个东西，大部分时间，不像外人想象那么值钱。只有说你利用技术构建出垄断型商业模式，这种特定情况下技术才值钱。 但技术人员因为在特定时期和场景下享受了流动性溢出的红利，误以为技术永远是值钱的，而不看具体市场和商业模式。这种偏见和路径依赖会跟随自己很多年，导致以后顽固的做出很多事倍功半的错误选择，让观察者唏嘘不已。研究历代宫廷政变的细节，一个关键是对禁军的控制，控制禁军的几个关键人物是否搞定，几个关键城门是否控制住，这就好比市场开拓中是否控制传播和营销渠道。 禁军士兵本身有多少狼牙棒，大刀，铠甲，枪支弹药等等这些细节，类似技术能力。 政变没有成功之前，技术能力的细节对于攻破几个关键的城门，对于成败很重要。政变成功后，大局已定，对手已经消灭，只要牢牢控制人事安排，技术细节就相对没有那么重要了。 纯技术人员要清醒的理解自己的位置，如果你的技术能力还不足以改变人事安排，不足以改变或控制传播/营销渠道，那么空谈技术细节，就是白白耗费精力，就是连错都谈不上 （not even wrong）。研究商业模式，本质就是研究权力结构。但接触的人多了，发现一个普遍的问题是，很多人缺乏对于权力结构的本质的理解，缺乏对结构变化的深入钻研的意识。基本就是看周围人做什么模式，然后照抄，然后竞争太激烈抄不下去了，被逼硬着头皮再去抄新的模式。就是说他的潜意识始终是照抄其它商业模式，默认现有的权力结构是合理的。从来不去想模式在什么情况下会改变，如何构建新的商业模式，构建对自己有利的全新的权力架构。</text:p>
      <text:p text:style-name="P6"><text:span text:style-name="T11"/></text:p>
      <text:p text:style-name="P6">威尔＊杜兰特曾说，我们是由我们反复所做之事来定义的。优秀，不是一种行为，而是一个习惯强制函数的设置，才能把习惯落实。否则默认的演化方向是放纵和散漫。反复的散漫就会分崩离析。</text:p>
      <text:p text:style-name="P6"><text:span text:style-name="T11"/></text:p>
      <text:p text:style-name="P6">某个行业的资产泡沫的后期，会有两个比较明显的现象。 一，各种赤裸裸的，无所不用其极的，侮辱人的智商的造假。造假手段会越来越粗暴，金额会越来越大。但造假还是需要发明几个高深莫测的名词来包装的，只要这些名词显得有逼格，遭遇质疑的阻力就会小很多。 二，因为资产泡沫的形成和持续，会涌现各种荒谬的估值模型，来合理化泡沫估值。合理化一段时间后，人就麻木了，会丧失基本理性，真诚的去做一些傻事。几年后时过境迁再回头看，自己都会觉得好笑。</text:p>
      <text:p text:style-name="P6"><text:span text:style-name="T11"/></text:p>
      <text:p text:style-name="P6">女人找男人要找那种能战天下的男人，能肩挑能扛事，能平事的男人，而不是只有外表，只有花言巧语，却不能战斗，了无才华的。一句话，聪明女人找的是有血性，有野心，有才华的男人。</text:p>
      <text:p text:style-name="P6"><text:span text:style-name="T11"/></text:p>
      <text:p text:style-name="P6">人为什么有钱后会飘？那是因为他驾驭不了他的财富。 德不配位的发财者，最终都会被打回原点。当一个人的认知跟不上他的财富时，这个社会有一千种方法去收割他，直到他的财富与他的认知相匹配为止。 其实大部分的人都不适合发财，因为钱的反噬力非常大，如果道德智慧（德行）跟不上，很难扛得住。</text:p>
      <text:p text:style-name="P6"><text:span text:style-name="T11"/></text:p>
      <text:p text:style-name="P6">不懂人性的人注定混的不好，尤其是需要和人打交道的工作，特别是公司的老板们，一定要注意不要相信人，要相信人性。和你翻过脸的人永远不可能再成为朋友，不管你们是什么关系。把人假设成好人，你天天受伤。把人假设成坏人，你刀枪不入。当你脑袋一热又想和别人掏心掏肺的时候，一定要记住赶紧闭嘴。身边人的意见要少听，因为他们的实力和你差不多，不然也不会和你在一起。如果有人肯拉你一把，让你不再低三下四的活着，无论以后你混的有多牛，这个人的话你得听。和周围的人搞好关系的秘诀就是不分享喜悦，不炫耀成功，不说三道四，不假装聪明。强大的雄性动物可以随意跟同类的雌性交配，其他弱小的雄性只能看着。结合现实自己认真想一想这句话，比你厉害的人，只不过是比你更懂人性罢了，懂人性的才是玩家，不懂人性的才是玩具。这就是人性里藏的太多能让你醍醐灌顶的真相。</text:p>
      <text:p text:style-name="P6"><text:span text:style-name="T11"/></text:p>
      <text:p text:style-name="P6">理解门槛高的生意才是好生意，一听就懂的生意大部分都是苦逼生意，一听就让你两眼冒光的生意大部分都是陷阱。理解门槛高，同时你又能真正理解的生意，才是属于你的好生意。 另一方面，要把那些不断给你推送苦生意和陷阱的信息源和损友，无情的屏蔽掉。</text:p>
      <text:p text:style-name="P6"><text:span text:style-name="T11"/></text:p>
      <text:p text:style-name="P6">巴菲特：牛市就像做爱一样，就在结束之前，感觉最好。 如果牛市就像做爱一样，那么各种财务造假所构建的庞氏结构的牛市，就好比西门庆服用了胡僧药，结局可以看金瓶梅第 79 回，西门庆贪欲丧命，吴月娘失偶生儿。 另外 cava 去年 11月 13日股价是 147美元，现在 67 美元。</text:p>
      <text:p text:style-name="P6"><text:span text:style-name="T11"/></text:p>
      <text:p text:style-name="P6">短线交易关注多了，很容易丧失对于长期大局的敏感度。二者无法兼顾。试图兼顾就是既要，。 又要， 最后鸡飞蛋打，什么都要不到。</text:p>
      <text:p text:style-name="P6"><text:span text:style-name="T11"/></text:p>
      <text:p text:style-name="P6">所有能成事的人，都是精神力量强大的狠人，骨子里永远有种傲气，但不傲慢，遇事不跪不怂，敢和规则掰手腕的孤勇者，执行力带电，做事干脆利落，永远是斩断纠结的断舍离王者。野心写在瞳孔里，身体就是武器库，专注时屏蔽全世界，清醒到让对手害怕永远保持向上的心态，坚持学习，把失败当升级经验包，把所有对自己不重要的人和事通通减掉，只做当下对自己最重要的事，砍掉80%无效社交，只保留20%核心，专注力堪比狙击手。</text:p>
      <text:p text:style-name="P6"><text:span text:style-name="T11"/></text:p>
      <text:p text:style-name="P6">通过强制函数的引入和设定，打造复利积累的系统，比临时起意的行动要重要得多。 需要思考的是，我每天所处的信息环境，是否不断把我的注意力推向构建可以持续积累的优势上面？还是不断推向廉价多巴胺和无病呻吟的陷阱之中？ 我所处的信息环境，能否帮我迅速甄别和过滤风险，还是不断把我推向看似有利益但实则有毁灭性风险的泡沫和骗局中？时间长了，很容易看出大部分人的行事模式的缺陷： 第一，东一榔头，西一棒子，没有耐心积累，在任何竞争中都没有明显优势。那么日常自然也会非常辛苦非常累。 第二，因为急于求成，容易利令智昏，常把自己置于看上去概率不大，但可能彻底毁灭的风险之下。遇上一次，就把之前十几年，几十年的积累全部消灭，然后被迫从零开始。判断自己是否在增长， 有两个关键角度： 第一，你现在做的事情，是否十年以后，二十年以后，还可以复用，还可以继续让你受益？如果不是，你可能只是在挣扎，而不是在增长。 第二，你现在做的事情，是否存在毁灭性的风险？如果是，即使短期有收益，也是无法长期增长的赌博而已。 把这两个要素把握好，稍微给点时间，五年以上，你自己都会对于自己的增长幅度感到惊讶。</text:p>
      <text:p text:style-name="P6"><text:span text:style-name="T11"/></text:p>
      <text:p text:style-name="P6"><text:span text:style-name="T11"/></text:p>
      <text:p text:style-name="P6">最佳方案往往高估了收益（优化者的诅咒）→ 几次没出事就把冒险当本事（偏差常态化）→ 越自信越敢赌（风险补偿） 每个成功的优化都在悄悄削薄你的安全边际。 最肥的火鸡，感恩节前一天还在庆祝自己的最优生存策略。 宁可差不多地活着，别完美地死去。市场里人人都在追求最优解，想极致抄底，想完美逃顶，想资金利用率拉到极致，想设计一堆又一堆看似天衣无缝的策略，但越是这样，越是危险。 亲身经历过的： 表格一推，收益率一算，觉得他娘的简直完美，马上就搞，还得加杠杆搞。 几次顺利跑下来，我心里简直暗爽，卧槽，这玩意怎么这么稳？我是不是发现了什么市场漏洞？难道我是交易天才？ 可怕的是，一旦你养成了这种路径依赖和感觉，你就会越来越自信，越来越敢赌，越来越忘了来时路，就是完犊子的开始！ 最优解，往往意味着高度依赖环境完美运行，没有黑天鹅、没有闪崩、没有政策突然拐弯。 可市场从来不是 Excel 表格里的均值，一个微小的反转就足以让你整个看起来完美的系统崩溃。 之前的顺利，其实就是市场在慢慢催肥我，让我自信，让我麻木，然后等着某个时刻一刀把我切掉。 我们总是基于过去的有限数据，为自己总结出一套必胜法则，并对此深信不疑。 却忘了，市场是充满不确定性的，真正的风险，永远来自你认知模型之外的那个维度。 最优解看起来漂亮，却极度脆弱； 真正的智慧，是接受次优，留一点冗余，留一点安全边际，至少反转的时候有时候跑。 所以现在我更相信，耐操是第一策略： 在投资里，长久地活着，本身就是最大的优势了！</text:p>
      <text:p text:style-name="P6"><text:span text:style-name="T11"/></text:p>
      <text:p text:style-name="P6"><text:span text:style-name="T11"/></text:p>
      <text:p text:style-name="P6">过于安静的人是很可怕的，当一个人变得安静平和，冷静和忍耐的时候，气场会前所未有的强大，这种气场不为外界任何事物所影响，而是来自内心的安静淡定和从容，万事都藏与在心底，自己的情绪从不外露，面对琐事的时候云淡风轻，在面对大风大浪的时候从容淡定，而我这种人吧通常不轻易出手，一旦出手就是结局，任何人都没办法改变！</text:p>
      <text:p text:style-name="P6"><text:span text:style-name="T11"/></text:p>
      <text:p text:style-name="P6"><text:span text:style-name="T11"/></text:p>
      <text:p text:style-name="P6">许多人在买车、买房、买股票这种大事情上，常常很草率。在买牙膏、卫生纸这种小事情上，常常货比三家斤斤计较。这就是小事聪明、大事糊涂，然后勤勤恳恳半生一次错误重新走进风雨，一辈子都在重头再来。</text:p>
      <text:p text:style-name="P6"><text:span text:style-name="T11"/></text:p>
      <text:p text:style-name="P6"><text:span text:style-name="T11"/></text:p>
      <text:p text:style-name="P6">上面的人不想让你上来，上层阶层思考问题的方式，他从来不会主动地跟你说。甚至他告诉你的可能是完全错误的，完全跟事实相反的。比如说他们告诉你要孔融让梨，但是他们自己从来都是主动出击的。你要知道，机会是抢来的，不是等来的，你坐在那里等待，永远只会被分配剩余资源。正常家庭只在自家饭桌上才会聊的社会潜规则，句句都是现实。悄悄地听完这25条人性黑化，再老实的人也没人能拿捏你。不要随意被人使唤，也别总做廉价的事情，否则你的帮助在别人眼里会越来越不值钱。以前我们总认为朋友多了路好走，现在才发现是你的路好走了，朋友才会多。 不要指望别人为你雪中送炭，没有人在给你脸上抹黑就谢天谢地了。你永远不会知道那些生活中看似跟你亲密的人，会在背后对你抱有多大的恶意。人生最好的老师就是父母的低头，亲戚的冷漠，朋友的离开，爱人的背叛，还有空荡荡的口袋。跟你翻过脸的人，不管是亲戚还是朋友，都永远回不到过去，因为他们翻脸的时候，就是他们最真实的样子。人与人最大的区别不是出身，不是学历，不是金钱和权力，而是思维方式。不要随便遇到一个人就对他掏心掏肺的，在你看来他是朋友，在他看来你是傻子。凡是要你顾全大局的，你都不在这个局里。不要跟任何人分享你的财务状况，你富招人嫉妒，你穷招人鄙视，干脆别说。财不外露，否则倒霉。原则问题绝不妥协。 对那些试探你底线的人，要拿出强硬的态度，坚决反击。平时要强硬些，让人知道你是不好惹的，有利益，该争就争，别总是退让，别当烂好人。你挨不挨欺负，和你的实力无关，和你看起来的实力有关。欺软怕硬是人的天性，如果你退让一次，对方只会变本加厉地欺负你，如果你进行强烈的反击，对方反而会害怕和尊重你。所以就算装也必须装得强势一点。别人告诉你哪里错了的时候，无论他说的有多扯，也别直接回怼，不然以后周围的人都不会再提醒你了。 不要期待被所有人喜欢，任何人都不会因为你爱他而爱你，他们只会因为你的优秀，你有利用价值而爱你。眼神坚定直视对方的人最有气场，眼神总是闪躲和回避，会让人觉得你不自信。水至清则无鱼，越是循规蹈矩、刚正不阿、天性善良的人，越容易被淘汰，所以亦正亦邪，方得长久。如果你觉得周围的人都挺傻的，那你就该换个圈子了，不然你的进步会受限。瞎子一旦恢复视力，第一件事就是扔掉他手上的拐杖，即使这个拐杖帮了他很多年。拒绝的时候干脆果断，绝不拖泥带水，也不做多余的解释。你有权利拒绝任何人，帮助是人情，拒绝是本分。 你越是接受，对方越是肆无忌惮地向你索取；你越卑微，大家越欺负你。不管你多么善良，当你没有价值的时候，就算你温柔得像只猫，别人都会嫌你掉毛。聪明的人往往都选择要了眼前的利益，而智慧的人都选择了未来的利益，因为当下的钱永远都是小钱，当下的痛永远都是小痛。浑身都是刺儿，别人才会顾忌你；如果你总是软绵绵的，是个人都想捏一把。没有价值的好人，看起来很有人缘，很受欢迎，实际上最卑微。别人表面上对老好人客气，背地里坑他无疑。富人都是穷人供养的，但是富人都不屑于与穷人同乐。跟别人聊天时，只说好听的，因为人性只喜欢听好听的。假话有面子，真相太残忍，容易伤人。所以底层想要崛起，就要改变自己的认知。这套人性的法则教的全是方法和手段，始终将人性的特点系统划分为十八大法则，一看就懂，并且可以运用到生活的方方面面。懂人性的都是玩家，不懂人性的都是玩具。每个人书桌上都必备的一套书，特别是从政从商的老板，一定要在书桌、卧室、办公室多备上几套，随时供自己翻阅。</text:p>
      <text:p text:style-name="P6"><text:span text:style-name="T11"/></text:p>
      <text:p text:style-name="P6"><text:span text:style-name="T11"/></text:p>
      <text:p text:style-name="P6">在金融市场中，大部分钱都是熬出来的，并不是操作出来的。 这也是为什么心态比技术要重要得多。 忍大众所不能忍，熬大众所不能熬，才能摆脱韭菜的宿命！能坚持住的唯有真信，是发自内心的相信： 一是市场瞬息万变，至于为什么变，无法知晓无法预测，市场的变化无非就是傻逼在买和傻逼在卖，我们如果不是理解谁是傻逼，那么很有可能我们就是那个参与其中的傻逼。 二是你的经历：我认为这个同等重要，经历会让你理解市场，也更深入的理解你投资的是什么；不经历那么多捶胸顿足、辗转反侧、痛彻心扉、彻夜难眠、撕心裂肺、长夜痛哭、关灯吃面、以泪洗面的九九磨难，谁敢说自己懂投资？</text:p>
      <text:p text:style-name="P6"><text:span text:style-name="T11"/></text:p>
      <text:p text:style-name="P6"><text:span text:style-name="T11"/></text:p>
      <text:p text:style-name="P6">保住本金，不要归零五要诀： 1。不要坐牢（包括不要冻卡） 2。不要爆仓归零（不要杠杆、合约） 3。不要闯红灯（包括自己开车也要注意） 4。不要熬夜猝死（不要熬夜盯盘肝白猝死） 5。币不要被盗被骗归零（包括不要借钱被骗、被电信诈骗、乱点链接）。</text:p>
      <text:p text:style-name="P6"><text:span text:style-name="T11"/></text:p>
      <text:p text:style-name="P6"><text:span text:style-name="T11"/></text:p>
      <text:p text:style-name="P6">在安德森看来，投资的真正难点，不是发现这些伟大的公司，而是熬过它们必然经历的巨大回撤。</text:p>
      <text:p text:style-name="P6">美国那72家长期最伟大的公司，无一例外都曾多次下跌超过40%。很多人熬不过去，最终失去了真正的复利机会。他的观点一如既往尖锐：波动率不是风险，甚至可能是风险的反面；短期主义正在侵蚀整个行业；当大多数基金经理都在追逐季度业绩时，真正该做的，是换一场别人没有在玩的游戏—去寻找那些仍然疯狂、敢于解决根本性问题的公司。公司必须持续拥有野心，必须有增长的雄心。不要在一个领域连1%的潜力都没释放出来时就急着投资；也不要在一家公司还没拿到5%的市场份额时就孤注一掷。</text:p>
      <text:p text:style-name="P6"><text:span text:style-name="T11"/></text:p>
      <text:p text:style-name="P6"><text:span text:style-name="T11"/></text:p>
      <text:p text:style-name="P6">以前很多时候，以为天塌了的事情，到如今再看造成的影响其实微乎其微。不必在意过去就像灰尘，只要往前走，它们就会在原处缓缓落下。</text:p>
      <text:p text:style-name="P6"><text:span text:style-name="T11"/></text:p>
      <text:p text:style-name="P6"><text:soft-page-break/><text:span text:style-name="T11"/></text:p>
      <text:p text:style-name="P6">保持身体健康的最有效方法：少看无关的信息。 每天只关注三件事：我的钱，我的成长，我的情绪稳定。</text:p>
      <text:p text:style-name="P6"><text:span text:style-name="T11"/></text:p>
      <text:p text:style-name="P6"><text:span text:style-name="T11"/></text:p>
      <text:p text:style-name="P6">年轻时候容易犯的错误就是把兄弟情义，江湖道义和做公司，创业混为一谈。如果不幸还遇到一个没有原则且善于PUA的大哥，不仅是情绪，时间和金钱被大割，还有可能因为该大哥做事没有底线被带到违法的灰色地带面临法律的风险。既然做投资都不能带杠杆避免爆仓的风险，那也要主动远离能让你可能爆掉的大哥。真正的贵人是可以带你冒风险，但讲清楚利益得失，肯定不是让你先往坑里跳了再说。其实我后来发现，识人的时间和机会成本比判断机会的时间和机会成本更高且无可拓展性。迷信关系只能让你在局部有短暂的优势，而善用剑者死于剑下，你苦心经营的关系可能最后也会反噬你。认真去学习什么样的资产在哪些不同纬度是否垄断，是否值得长期持有，比去费心经营所谓关系更有意义。认识项目方亏一半，认识董事长大哥全亏光。 跟对人的概率远小于跟错人的概率。首先要默认跟的人靠不住，最终必须靠自己。你把他当大哥，他把你当肉鸡。所谓的大哥：币圈大哥为了骗我，做局整整一年。所谓的大哥： 不要相信别人带你赚钱的承诺。 有多少钱做多大事，不要借钱。不要追随任何人，打造强大的自我，你才是你自己的王。远离任何想当你大哥或者老师的人。</text:p>
      <text:p text:style-name="P6"><text:span text:style-name="T11"/></text:p>
      <text:p text:style-name="P6"><text:span text:style-name="T11"/></text:p>
      <text:p text:style-name="P6">王秋裤这几期视频都做的蛮好的。人生百态。 年轻时候暴富，大多是因为机遇，也许人真的是只需要富一次。但是太年轻，钱来的太快了，失去的也很快，一般都是怪自己。张扬，不为未来储备，恨不得让全世界都知道你有钱。中年人如果变富，经历了节俭的大半生，反而很多会采取低调隐藏，绝对不会让外人甚至亲戚知道的。一个很让我惊讶的事情在于这些暴富之后又把钱败光的人，都非常坚定的认为自己能东山再起。大叔曾是大老板财富自由，一身名牌花天酒地，现在落魄一贫如洗。</text:p>
      <text:p text:style-name="P6"><text:span text:style-name="T11"/></text:p>
      <text:p text:style-name="P6"><text:span text:style-name="T11"/></text:p>
      <text:p text:style-name="P6">巴菲特：人这一辈子，只做5件事就行了；1、研究挣钱：钱能解决人生中90%的问题，剩下的10%可以用钱缓解。2、研究人性：只要看透人性，你就能在交易系统上立于不败之地。3、培养耐心：投资和人生都如同一场长跑，急于求成往往容易犯错。在合适的机会出现前，耐心等待，不被短期波动所左右，才能抓住真正有价值的机遇。4、持续学习：世界在不断变化，知识和信息日新月异。无论是投资领域的新动态，还是其他有助于提升认知的各类知识，都要保持学习的热情和习惯，让自己不断进步。5、重视健康：健康是一切的基础。没有良好的身体，再多的财富和智慧都难以充分享受。合理饮食、适度锻炼、保持良好作息，为自己的人生长跑储备充足的能量。</text:p>
      <text:p text:style-name="P6"><text:span text:style-name="T11"/></text:p>
      <text:p text:style-name="P6"><text:span text:style-name="T11"/></text:p>
      <text:p text:style-name="P6">投资里最难得的，不是预测，而是对知识的诚实（唯物辩证法）。 -你要清楚自己真正懂什么，这是你的能力圈；-你要清楚自己不懂什么，这是你回避风险的底线；-你要清楚哪些东西即便知道也无助于结果，这是你保持专注的取舍；-而最关键的，是承认总有你不知道自己不知道的领域，那才是市场给予人的最大杀伤力。很多人亏钱，不是因为不懂，而是因为自以为懂，然后一把亏掉所有的利润，甚至本金！市场的残酷之处在于，它随时会拿出一张盲点账单，让你用真金白银去支付无知的代价。真正的投资智慧，就是不断扩展边界，同时始终保留一份谦卑。不要小瞧任何一毛钱，也不要小瞧任何赚到了钱的人，无论他是怎么赚到的！</text:p>
      <text:p text:style-name="P6"><text:span text:style-name="T11"/></text:p>
      <text:p text:style-name="P6"><text:span text:style-name="T11"/></text:p>
      <text:p text:style-name="P6">非常讽刺的是，有些庞式骗局的破灭，最后还能把大部分钱拿回来。比如麦道夫一案，最后大概拿回来 70％。 ftx 破产，用户资金最后没有损失。 但股市泡沫破的时候，却会真正造成 90% 以上的永久性损失。</text:p>
      <text:p text:style-name="P6"><text:span text:style-name="T11"/></text:p>
      <text:p text:style-name="P6"><text:span text:style-name="T11"/></text:p>
      <text:p text:style-name="P6">禁食、举重、冲刺、伸展和冥想。 建造、销售、编写、创造、投资和own。 阅读、反思、热爱、寻求真理、忽视社会。 养成这些习惯。对其他一切都说不。 避免债务、监禁、上瘾、耻辱、捷径和媒体。 放松。胜利在望。</text:p>
      <text:p text:style-name="P6"><text:span text:style-name="T11"/></text:p>
      <text:p text:style-name="P6"><text:span text:style-name="T11"/></text:p>
      <text:p text:style-name="P6">很多人不懂，涨10倍的牛股，和你能赚10倍是两件事！ 还有就是，如果你做不懂的股票，你大概率是不可能重仓+拿得住的！ 说白了，现在很多垃圾股炒作上天了，有多少人重仓大赚的？ 我们只做自己看得懂的股票，都是3000点以下的筹码，能买个几百万，上千万的，最终能赚个2~3倍，3~5倍的，够了！ 那种，10倍，100倍的热门股，大部分散户都是小仓位参与+赚不到多少钱，能有个几十的利润已经很不错了。而且，这种追热点的，最终也会死在热点上！只要你是过来人，是在股市里摸爬滚打了十几年的，都应该有这个感悟！牛市里确实是新人胆子大，厉害，但没有又老又胆大的新人，谁不是这么走过来的！所以，你们说的对，不要教育他们，没用的，南墙是最好的老师！</text:p>
      <text:p text:style-name="P6"><text:span text:style-name="T11"/></text:p>
      <text:p text:style-name="P6"><text:span text:style-name="T11"/></text:p>
      <text:p text:style-name="P6">巴菲特：人这一辈子，只做5件事就行了； 1、研究挣钱：钱能解决人生中90%的问题，剩下的10%可以用钱缓解。 2、研究人性：只要看透人性，你就能在交易系统上立于不败之地。 3、培养耐心：投资和人生都如同一场长跑，急于求成往往容易犯错。在合适的机会出现前，耐心等待，不被短期波动所左右，才能抓住真正有价值的机遇。 4、持续学习：世界在不断变化，知识和信息日新月异。无论是投资领域的新动态，还是其他有助于提升认知的各类知识，都要保持学习的热情和习惯，让自己不断进步。 5、重视健康：健康是一切的基础。没有良好的身体，再多的财富和智慧都难以充分享受。合理饮食、适度锻炼、保持良好作息，为自己的人生长跑储备充足的能量。</text:p>
      <text:p text:style-name="P6"><text:span text:style-name="T11"/></text:p>
      <text:p text:style-name="P6"><text:span text:style-name="T11"/></text:p>
      <text:p text:style-name="P6"><text:span text:style-name="T11"/></text:p>
      <text:p text:style-name="P6">段永平：真懂了就拿得住，不需要什么技巧。再说一下关于拿住的观点：买股票（公司）和其曾经到过什么价无关，卖股票和买入价无关。不要老以为谁是高手，也不要老想着成为高手，老老实实找些自己能看懂的好公司，好价钱时买下拿着就好了。巴菲特讲过，最好的公司就是永远都不想卖的公司。一生找到几个这种公司，想不发达也难啊。</text:p>
      <text:p text:style-name="P6"><text:span text:style-name="T11"/></text:p>
      <text:p text:style-name="P6"><text:span text:style-name="T11"/></text:p>
      <text:p text:style-name="P6">普通人最好的投资就是二级趋势投资，过去我们在一级投资了200多个项目，除了2017年和2020年的某段时间，其余时间远远跑不赢BTC和ETH，因为投资10个项目，5个归零3个打平2个挣钱，整体回报能跑赢银行存款利率不错了，还要跟很多人和环节打交道，耗费巨大的精力甚至名誉风险（币圈很多无知把投资人以为项目方），这让我想起来了古典投资行业也是巴菲特和段永平几个人公司，长期回报和管理金额巨大。实际上，天使和风投基金整体上可以看成是一种非营利的慈善事业。为什么很多人不理解问题本质， 还要飞蛾投火？ 1。 很多 vc 用的不是自己的钱，崽卖爷田心不疼。而且只有投出去才能赚管理费，才能证明自己的存在价值。 2。 vc 和天使投资者周围环绕着一批想要拿他们钱的人，没拿到钱之前自然好话说尽，拍各种马屁，各种肉麻宣传，让人产生十分受用的幻觉。 3。 极少数 vc 项目产生超额回报，被加大马力宣传。绝大多数项目烂尾亏光就不提了。让外围群众误以为它很高大上。 4。 一级市场的项目没有流动性。很多时候投出去的瞬间就已经亏光了。但因为缺乏二级市场的定价信号，投资者很长时间还有赚钱的幻觉。尤其是后续的投资进来，往往会刻意制造估值节节上升的幻觉。因此赚钱的幻觉可以维持很多年，让投资者误以为它比每天价格波动的股票要高级。</text:p>
      <text:p text:style-name="P6"><text:span text:style-name="T11"/></text:p>
      <text:p text:style-name="P6"><text:span text:style-name="T11"/></text:p>
      <text:p text:style-name="P6">甲骨文的CEO拉里·埃里森最值得学习，80多岁的高龄还约炮不停，他应对衰老的方法是一套组合拳： 极致的身体锻炼：参加美洲杯帆船赛，多次率领甲骨文队参赛并夺冠；高水平的狂热网球爱好者，买下了整个印第安维尔斯网球公开赛。 科学的生命管理：对衰老和死亡有着异乎寻常的关注，甚至可以说是恐惧，成立埃里森医学基金会并投入10亿美元；身边是世界顶级的医疗团队、营养师和教练，为他提供最前沿、个性化的健康监测和干预方案。 旺盛的精神斗志：硅谷乃至全球商界最好斗、最偏执的领导者之一，深度参与甲骨文的战略决策，关注技术前沿，尤其是云计算和AI。 无限的财富支持：聘请最好的厨师，确保每一餐都营养均衡、食材顶级。他可以通过私人飞机减少旅途劳顿，可以在自己购买的夏威夷拉奈岛上享受最纯净的自然环境，最大限度地减少生活中的压力源。</text:p>
      <text:p text:style-name="P6"><text:span text:style-name="T11"/></text:p>
      <text:p text:style-name="P6"><text:span text:style-name="T11"/></text:p>
      <text:p text:style-name="P6">高速增长的新产业，必定大量热钱涌入； 热钱涌入的地方，必定部分人暂时赚了大钱； 有人赚了钱之后，必定刺激更多热钱进来； 大家都想赚快钱，必定有人开始造假和行骗； 造假和行骗早期可以暂时蒙混过关，但也因此形成路径依赖，必须造更大的假来维持更大的骗局； 比例越来越大的增长将构建于虚假的需求之上，为未来的严重产能过剩打下基础； 赚钱的幻象，和虚假的增长，只有在流动性彻底穷尽后才能彻底逆转。</text:p>
      <text:p text:style-name="P6"><text:span text:style-name="T11"/></text:p>
      <text:p text:style-name="P6"><text:span text:style-name="T11"/></text:p>
      <text:p text:style-name="P6">投资者应当把自己的日常设置为默认不交易的状态。即使需要做交易，市场开门的几个小时内，就 30分钟内做一下好了。 如果每天花在日常交易上的时间超过半个小时，意味着你的注意力在一些劳动密集型的短期策略上，即使会有一些小利，但也意味着你会悄悄丧失对大局的关注和敏感度。 可以考虑对自己的日常投资方式也施加一个强制函数：一年 250个交易日，70%的时间完全没有必要做交易。也就是最多 75天做交易。甚至还可以努力压缩到一年50天以下，时间长了就习惯了。 大部分市场上的所谓交易机会，因为你没有任何信息优势，也没有能力深入评估风险，其实是不属于你的。经验丰富之后，应当慢慢的把出手的阈值拉得越来越高。 虽然这样肯定会错过一些机会，但那些你抓住的机会，胜算和利润率就会比平庸的机会要高很多，而且这样可以腾出更多时间锻炼和睡觉。</text:p>
      <text:p text:style-name="P6"><text:span text:style-name="T11"/></text:p>
      <text:p text:style-name="P6"><text:span text:style-name="T11"/></text:p>
      <text:p text:style-name="P6">人就靠两种方式赚到钱—- 第一，打磨一项一技之长。 选择一个细分领域，将自己锤炼成这个领域的专家，用出卖部分时间来换取金钱。 第二，挖掘人与人之间的信息差。 通过互联网商机倒买倒卖商品，或者成为人与人之间的无风险套利者，充分利用信息的不对称获利。</text:p>
      <text:p text:style-name="P6"><text:span text:style-name="T11"/></text:p>
      <text:p text:style-name="P6"><text:span text:style-name="T11"/></text:p>
      <text:p text:style-name="P6">不要追随任何人，打造强大的自我，你才是你自己的王。 如果找到一个聪明的大哥哥，大姐姐，向他学习他的知识就好了。觉得不合适就换下一个人。 当代社会，建立在人人平等的契约精神之上。开放系统，随时能加入，随时能解约。 远离任何想当你大哥或者老师的人。真正理解现代社会开放信息精神的人，不会免费好为人师的。在没有契约的前提下，好为人师，好为人爹，都是一种严重的心理扭曲，活在上个世纪。我在推特上还见到几位老人家，很可笑。古惑仔还是建师门？还不如张雪峰，人家清楚明白的标价收钱。 所以在互联网上，秉持匿名，只广播自己的思想，不针对个人当老师，是一种隐形共识。 只追随你自己的心。</text:p>
      <text:p text:style-name="P6"><text:span text:style-name="T11"/></text:p>
      <text:p text:style-name="P6"><text:span text:style-name="T11"/></text:p>
      <text:p text:style-name="P6">单从选股票的角度看，回顾过去三十年的历史，真正好的那么几个大机会，都是在上市七年之后才涌现 （唯一的例外是 2004年上市的谷歌，这里暂不考虑。但即使你在谷歌上市七年后再入场，也不迟）。 之所以等上市七年之后，是因为需要至少经过一个熊市的严峻考验，如果公司还能继续发展到一个新的高度，说明公司内核存在某种复杂的自发迭代的强大动力，这可以帮你自动筛除绝大多数风险，节省很多时间去锻炼和睡觉，而且回报反而好很多。 比如特斯拉，等到 2019年下半年入场，也完全来得及。虽然光看股价，应当 2010年入场，但实际上公司 2013年一季度有破产的风险，差点当时就廉价把自己卖给谷歌了。2016年二月，2018年六月，因为各种 manufacturing hell， 公司的财务状况也很危险， 在破产的边缘。</text:p>
      <text:p text:style-name="P6"><text:span text:style-name="T11"/></text:p>
      <text:p text:style-name="P6"><text:span text:style-name="T11"/></text:p>
      <text:p text:style-name="P6">主升浪启动前，庄家都会留下这个信号：股价在低位持续缩量震荡，K线是小阴小阳组合，涨跌幅控制在-3%到8%之间。关键看量能！把均量线参数设为135，量柱一直被压制在均量线下，这就是主力高度控盘的铁证！ 只骑领头羊，不碰跟风虫！好股票就像好公司，一定要看老板的实力。板块龙头涨时冲在最前，跌时扛得住。炒股反人性，越不敢买越涨，强者恒强是永恒的真理。 量是水的，价是船！上升趋势中，什么指标都可以不看，唯独成交量必须盯死。缩量上涨就拿着，放出天量赶紧跑！量能不会骗人，看懂了量价关系，你就赢了八成。</text:p>
      <text:p text:style-name="P6"><text:span text:style-name="T11"/></text:p>
      <text:p text:style-name="P6"><text:span text:style-name="T11"/></text:p>
      <text:p text:style-name="P6">查理。芒格向来欣赏的诗歌《如果》 以吉卜林的方式，避开生活的圈套。 如果你能保持冷静，当你身边的人们都变得疯狂，纷纷指责你。 如果你能相信自己，当所有人怀疑你但且让他们怀疑去吧。 如果你遭等待，却不因等待而疲倦，或者遭受欺骗，却不用谎言回敬，或者遭到憎恨，劫不用憎恨反击，能够不得意忘形，也能够不巧言令色。如果你能与凡人交谈，且彬彬有礼，或与国王同行—而不奴颜婢膝，如果仇敌和密友都无法伤害你。 如果你在乎每个人，但不会缺了谁就不行，如果你在想发泄愤怒的那一分钟去进行六十秒的跑步，大地以及大地上的万物都将属于你，而更重要的是，你将是真正的男人，我的孩子！</text:p>
      <text:p text:style-name="P6"><text:span text:style-name="T11"/></text:p>
      <text:p text:style-name="P6"><text:span text:style-name="T11"/></text:p>
      <text:p text:style-name="P6">放弃暴富的幻想，放弃追涨杀跌，放弃频繁交易，真正学会耐心，潜伏不难，我教大家方法，首先，我们一定要找到有成长性的，有故事的题材，然后去找市值50到100亿个股，然后去研究它的周期股性，到了前期的阶段低点就分批建仓，到了前期高点就减仓或者清仓，不要幻想买在最低点，也不要贪婪卖在最高点，如此反复，真正实现波段稳定盈利！</text:p>
      <text:p text:style-name="P6"><text:span text:style-name="T11"/></text:p>
      <text:p text:style-name="P6"><text:span text:style-name="T11"/></text:p>
      <text:p text:style-name="P6">只有经过几个牛熊周期才能真正深刻理解这里面的反人性的逻辑。然后几十年的岁月就蹉跎了，还要继续出去挣辛苦钱，逢人就自我介绍说，我是某某行业的老兵。为什么投机泡沫的择时不可能呢？因为即使是暴涨的泡沫期，中间也会有不断的价格回撤，再反弹。身在其中，你无法确定这一次价格回撤是真正的泡沫破灭，还是会有再一次反弹到新高。如果每一次价格大幅回撤，最终都能熬过去创新高，那么就会坚定你的信心，嘲笑那些卖得过早的人，对基本面的各种问题视而不见，用荒谬的逻辑去合理化估值的泡沫。 而那些卖得过早的投机者，发现又创新高了。隔壁老王赚得比我多，这还了得，是可忍，孰不可忍，于是他们又回来继续参与投机，继续推高泡沫。 就这样你们会坚持到最后，坚持到泡沫真正破了，因为某个财务造假终于曝光了，因为某个客户破产了，等等，你还用之前的逻辑，继续合理化，继续坚持，很快 （几天，几周，几个月） 就会迎来亏光的命运。很多投机者事后幻想自己可以完美吃到某某年到某某年的泡沫期的暴涨，然后精确踩点全身而退，这完全不可能。 盈亏同源。如果参与投机的游戏，大赚后就一定欲罢不能，最后一定回到原点，甚至亏更多。 一旦投入，就要用常识和第一性原理，反复确认投资标的物可以长期捕捉和承载价值，这样不必挖空心思去择时，这样才能长期躺平，每天睡到自然醒。</text:p>
      <text:p text:style-name="P6"><text:span text:style-name="T11"/></text:p>
      <text:p text:style-name="P6"><text:span text:style-name="T11"/></text:p>
      <text:p text:style-name="P6">最近几年持续探索能保持精神愉悦一些事情，能极大的提升幸福感： 1。 早睡。10点半之前能入睡，第二天早上7点左右起床，神清气爽，心情极度愉悦。 2。 早起去小树林散散步，边散步边思考一些问题，顿悟或者突然涌现出一些洞察力后的喜悦感。 3。 早起跑步，边跑步边听播客，听到某些嘉宾的观点给我醍醐灌顶的感觉。 4。 上午做力量训练，看着自己力量逐步增强后，感觉浑身有劲，干什么都不累。 5。 上午的2-3小时的独处时间，静下心来阅读和写作，思考，对最近关注的一个重点主题深入探索，好奇心驱动自主学习带来极大幸福感。</text:p>
      <text:p text:style-name="P6"><text:span text:style-name="T11"/></text:p>
      <text:p text:style-name="P6">研究各类金融骗局，其价值高于研究各种成功学。 一般讲述各种金融骗局的历史书籍，细节上的纪录更接近真实。而成功者的传记往往在细节上被夸大或者被刻意掩盖，真信了，人就可能变成 sb。 而对各类历史上的金融骗局积累了丰富的情绪记忆后，对于正在进行但还未被戳破的骗局，自然有更好的判断力。</text:p>
      <text:p text:style-name="P6"><text:soft-page-break/><text:span text:style-name="T11"/></text:p>
      <text:p text:style-name="P6"><text:span text:style-name="T11"/></text:p>
      <text:p text:style-name="P6">给人推荐垄断稀缺的投资标的，或者听人推荐好的标的，最后要么没买，要么拿不住。 这背后的深层原因是没有背景知识，也没有花上百个小时时间去仔细研究，思考其中的逻辑。 只有你真正花大量时间去理解的标的，才有拿住十年挣大钱。如巴菲特所说：花一年时间去思考研究，花一个小时去小单影响后面十年。</text:p>
      <text:p text:style-name="P6"><text:span text:style-name="T11"/></text:p>
      <text:p text:style-name="P6"><text:span text:style-name="T11"/></text:p>
      <text:p text:style-name="P6">不是因为我们来的太晚而失败，往往是因为来的太早而失败。 创业如此，投资也是如此，好的标的一般都有10-20年长周期的垄断优势，不用急吼吼去下注。</text:p>
      <text:p text:style-name="P6"><text:span text:style-name="T11"/></text:p>
      <text:p text:style-name="P6">随着年龄的增长，虽然你作为个体会变得越发谨慎，但是投资者作为一个群体的无知无畏的底色基本还是不变。 因为总是有大批二三十岁的新人入场，任何短期有效的策略，即使本质是庞式骗局，仍然会被疯狂追捧。所以千万不能以己度人，而要以平常心，尊重这个整体不变的客观事实，耐心等待关键节点来临，再发力。</text:p>
      <text:p text:style-name="P6"><text:span text:style-name="T11"/></text:p>
      <text:p text:style-name="P6"><text:span text:style-name="T11"/></text:p>
      <text:p text:style-name="P6">2007年一月世界经济论坛上，雷曼兄弟的总裁 Dick Fuld 警告市场泡沫可能要破灭。但是他自己却没有听从自己的建议，当年秋天花了 220亿美元收购了房地产公司 Archstone Smith。 一年后雷曼兄弟就破产了。 2013年 Archstone Smith 以 90亿美元的价格转手卖给下家，比之前雷曼兄弟的买价少了接近 60%。如果没有这笔交易，雷曼兄弟大概率还可以再维持至少几个月，也许就可以避免破产的结局。 所以一个人讲的话即使再有道理，他自己能否落实又是另外一回事。很多时候无法落实，本质是因为他所处的环境，给他局部巨大的压力，让他不得不违反他对外言之凿凿的宣誓。</text:p>
      <text:p text:style-name="P6"><text:span text:style-name="T11"/></text:p>
      <text:p text:style-name="P6"><text:span text:style-name="T11"/></text:p>
      <text:p text:style-name="P8">垄断资产才值得你投资：投资需要寻找科技革命中发生范式转移时，出现的具有特许经营权，垄断性质的企业，比如移动互联网时代的苹果和谷歌， AI时代可能的英伟达，微软。垄断企业还有一个特征是：第一名的占有率是第二名的十倍。</text:p>
      <text:p text:style-name="P6"><text:span text:style-name="T11"/></text:p>
      <text:p text:style-name="P6"><text:span text:style-name="T11"/></text:p>
      <text:p text:style-name="P8">人生就是一场体验，理解无卵三定律，拒绝虚无内耗— 理解这句话，就不会对当下焦虑。 今天和朋友爬山，看到 @bitfish1发布的今日感叹的时候我正好爬到了山顶： 最佩服两类人：善于抓住关键机会的人，以及在喧嚣中依然能保持心如止水的人。 深以为然，我们守护好自己的平静，平静就会反过来守护自己，确实如此，焦虑只会打乱你的阵脚。 你如果无法理解就看看无卵三定律吧，你如果在某一个领域要赚到大钱，必须是有底层支撑的，否则就是： 1、即使敢买也不会去重仓，没卵用， 2、即使重仓也拿不住，依然没卵用， 3、即使拿住卖不到好位置，还是没有卵用。 那些能超越无卵三定律的，必定是牛人，如果我们只是普通人，就不要内耗。 人要相信常识，并忠于常识，积累认知，并忠于认知，太阳底下没有新鲜事，理解基本逻辑，忠于自己的基本路线，坚定内心，比什么都重要。 你无法理解的边界就在那里，你就无法获得边界外额外财富，无卵三定律不声不响就在这里。 我昨天第一时间就看到特朗普代币，也第一时间买进去了，但是我确实不擅长链上，对MEME理解也确实不够深度，所以我没有重仓。 所以我告诉了一些朋友，他们有的赚到M级别，我却赚了区区20多个SOL。 但是我会因为他们赚的比我多太多而难受吗？显然不会！我会因为分享信息给他们要求他们分成吗！？也不会！就像昨天晚上我和一很好的朋友聊天，说这是他们的认知和魄力，是他们的能力范围，并不是我的。 我依然非常开心，而且非常开心！ 就像昨天睡前我写的，我真心为所有赚到钱的朋友们感到高兴： 开心，是因为我赚到20Sol 就很开心，知足常乐。 开心，是因为看到群友和粉丝赚到，发自内心的为他们的勇气欣慰，并且也发自内心的给了他们每个赚很多的人祝福。 开心，也是因为发自内心的觉得那些赚到大结果的真的很牛，拥有我没有的思维方式，我身边还有这么牛的人，所以我应该多和他们交流学习，多和他们请教和理解，这是一件多么值得开心的事情啊！ 但是，我的节奏，还是我的节奏，提升进步，心情就永远是好的。 所以，这不是运气，赚认知内的钱就好： 机会永远都会有，等我有这等能力，等我有平静的内心，财富自然就来了！ 不要相信任何一个人会成为某种例外，也不要去妄想自己会成为某种例外，所有想象出来的例外都无一例外，最终都会打自己的脸。</text:p>
      <text:p text:style-name="P6"><text:span text:style-name="T11"/></text:p>
      <text:p text:style-name="P6"><text:span text:style-name="T11"/></text:p>
      <text:p text:style-name="P6">永远不要和任何人修复关系，人人跟之间的关系只有一次，结束了就是结束了。</text:p>
      <text:p text:style-name="P6"><text:span text:style-name="T11"/></text:p>
      <text:p text:style-name="P6"><text:span text:style-name="T11"/></text:p>
      <text:p text:style-name="P6">为什么很多聪明人会落入粗鄙的投资骗局，亏掉终生的积蓄？ 有关财富增长的思维模型，有两个容易被大众接受的类别： 一是收租赚利息。骗子编个故事说某个投资可以提供无风险的利息，高达 8%， 9%， 甚至10%以上。这个思维模型特别好理解，非常适合幼稚，贪婪，又怕麻烦，希望一劳永逸的有钱人。 二是故事驱动型。（有意或者无意的）骗子，构建了某个宏大叙事，某个炫目的技术，只要投资进来，产品做好，就可以占据多大的市场，获得多大的回报。好故事一定要拿过去的百万分之一的成功案例来比较，明示说我们就是下一个微软，谷歌，等等。等听众的不劳而获的意淫的翅膀飞起来的时候，也就快上钩了。实践上真正长期有效的观察角度，还是对于结构性优势的分析。就是某个投资标的，是否存在某种结构性优势？结构性优势的推动力从何而来？结构性优势是否在扩大？结构性优势可以持续多久？ 结构性优势的分析，对于短期回报的影响不大。因此远没有故事驱动型那么性感和受人追捧。 结构性优势有很多类： 比如拥有强大传播渠道的公司或者个人，对于缺乏渠道的公司或个人，就有结构型优势。 轻资产，利润率高，无负债的公司，比重资产，利润率低，债台高筑的公司，有结构性优势，后者在熊市时破产风险极大。 不着急发财的人，比每天都要关注 profit and loss 的人，有结构性优势。选择多的人，比选择少的人，有结构性优势。后者因为底子薄，选择少，往往慌不择路，饥不择食，让自己选择越来越少，最终把自己逼上绝路。 以积累结构性优势为导向，时间长了会自带引力，让财富自然流向自己。 以着急发财为导向，往往在一些关键环节把自己置于弱势的，让外人有机可乘的位置。对风险抵抗力其实很差，一次黑天鹅事件就彻底归零。换个角度说，所谓结构性优势，就是你在有价值的事情上，比其他人有多几倍的选择权。如果你还能持续用心刻意扩大各种结构性优势，那就是 （优势^2）。 结构性优势的构建，短期上感觉会比较枯燥孤独。但时间长了后，随着结构性优势不断跃上新的台阶，不怒自威，和人说话时也越来越温和平静。</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loext="urn:org:documentfoundation:names:experimental:office:xmlns:loext:1.0" xmlns:draw="urn:oasis:names:tc:opendocument:xmlns:drawing:1.0" xmlns:fo="urn:oasis:names:tc:opendocument:xmlns:xsl-fo-compatible:1.0" xmlns:ns42="http://openoffice.org/2009/office" xmlns:svg="urn:oasis:names:tc:opendocument:xmlns:svg-compatible:1.0" xmlns:table="urn:oasis:names:tc:opendocument:xmlns:table:1.0" xmlns:manifest="urn:oasis:names:tc:opendocument:xmlns:manifest:1.0" office:version="1.2">
  <office:font-face-decls>
    <style:font-face style:name="Arial" svg:font-family="Arial"/>
    <style:font-face style:name="Calibri" svg:font-family="Calibri"/>
    <style:font-face style:name="DejaVu Sans" svg:font-family="'DejaVu Sans'" style:font-family-generic="system" style:font-pitch="variable"/>
    <style:font-face style:name="Liberation Sans" svg:font-family="'Liberation Sans'"/>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ce style:name="TwitterChirp" svg:font-family="TwitterChirp, apple-system, BlinkMacSystemFont, 'Segoe UI', Roboto, Helvetica, Arial, sans-serif"/>
    <style:font-face style:name="宋体" svg:font-family="宋体"/>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0pt" fo:language="en" fo:country="US" style:font-name-asian="DejaVu Sans" style:font-size-asian="12pt" style:language-asian="zh" style:country-asian="CN" style:font-name-complex="Noto Sans CJK SC" style:font-size-complex="12pt" style:language-complex="hi" style:country-complex="IN"/>
    </style:default-style>
    <style:default-style style:family="paragraph">
      <style:paragraph-properties style:text-autospace="ideograph-alpha" style:punctuation-wrap="hanging" style:line-break="strict" style:tab-stop-distance="0.741cm" style:writing-mode="page"/>
      <style:text-properties fo:color="#000000" loext:opacity="100%" style:font-name="Liberation Serif" fo:font-size="10pt" fo:language="en" fo:country="US" style:font-name-asian="DejaVu Sans" style:font-size-asian="12pt" style:language-asian="zh" style:country-asian="CN" style:font-name-complex="Noto Sans CJK SC"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margin-top="0cm" fo:margin-bottom="0cm" style:contextual-spacing="false" fo:text-align="justify" style:justify-single-word="false"/>
      <style:text-properties style:font-name="Calibri" fo:font-family="Calibri" fo:font-size="10.5pt" fo:language="en" fo:country="US" style:font-name-complex="Calibri" style:font-family-complex="Calibri" style:font-size-complex="11pt" style:language-complex="ar" style:country-complex="SA"/>
    </style:style>
    <style:style style:name="DStyle_5f_paragraph" style:display-name="DStyle_paragraph" style:family="paragraph" style:parent-style-name="Normal">
      <style:text-properties fo:color="#000000" loext:opacity="100%" style:font-name="Times New Roman" fo:font-family="'Times New Roman'" fo:font-size="10pt" fo:language="en" fo:country="US" style:font-name-complex="Times New Roman" style:font-family-complex="'Times New Roman'" style:font-size-complex="10pt" style:language-complex="hi" style:country-complex="IN"/>
    </style:style>
    <style:style style:name="Normal" style:family="paragraph"/>
    <style:style style:name="Heading" style:family="paragraph" style:parent-style-name="Standard" style:class="chapter">
      <style:paragraph-properties fo:margin-top="0.423cm" fo:margin-bottom="0.212cm" style:contextual-spacing="false"/>
      <style:text-properties style:font-name="Liberation Sans" fo:font-family="'Liberation Sans'" fo:font-size="14pt" style:font-name-complex="Liberation Sans" style:font-family-complex="'Liberation Sans'"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chapter">
      <style:paragraph-properties fo:margin-top="0.635cm" fo:margin-bottom="0.141cm" style:contextual-spacing="false"/>
      <style:text-properties fo:color="#0f4761" loext:opacity="100%" style:font-name="Arial" fo:font-family="Arial" fo:font-size="20pt" style:font-name-complex="Arial" style:font-family-complex="Arial" style:font-size-complex="20pt"/>
    </style:style>
    <style:style style:name="Heading_20_2" style:display-name="Heading 2" style:family="paragraph" style:parent-style-name="Normal" style:class="chapter">
      <style:paragraph-properties fo:margin-top="0.282cm" fo:margin-bottom="0.141cm" style:contextual-spacing="false"/>
      <style:text-properties fo:color="#0f4761" loext:opacity="100%" style:font-name="Arial" fo:font-family="Arial" fo:font-size="16pt" style:font-name-complex="Arial" style:font-family-complex="Arial" style:font-size-complex="16pt"/>
    </style:style>
    <style:style style:name="Heading_20_3" style:display-name="Heading 3" style:family="paragraph" style:parent-style-name="Normal" style:class="chapter">
      <style:paragraph-properties fo:margin-top="0.282cm" fo:margin-bottom="0.141cm" style:contextual-spacing="false"/>
      <style:text-properties fo:color="#0f4761" loext:opacity="100%" style:font-name="Arial" fo:font-family="Arial" fo:font-size="14pt" style:font-name-complex="Arial" style:font-family-complex="Arial" style:font-size-complex="14pt"/>
    </style:style>
    <style:style style:name="Heading_20_4" style:display-name="Heading 4" style:family="paragraph" style:parent-style-name="Normal" style:class="chapter">
      <style:paragraph-properties fo:margin-top="0.141cm" fo:margin-bottom="0.071cm" style:contextual-spacing="false"/>
      <style:text-properties fo:color="#0f4761" loext:opacity="100%" style:font-name="Arial" fo:font-family="Arial" fo:font-style="italic" style:font-name-complex="Arial" style:font-family-complex="Arial"/>
    </style:style>
    <style:style style:name="Heading_20_5" style:display-name="Heading 5" style:family="paragraph" style:parent-style-name="Normal" style:class="chapter">
      <style:paragraph-properties fo:margin-top="0.141cm" fo:margin-bottom="0.071cm" style:contextual-spacing="false"/>
      <style:text-properties fo:color="#0f4761" loext:opacity="100%" style:font-name="Arial" fo:font-family="Arial" style:font-name-complex="Arial" style:font-family-complex="Arial"/>
    </style:style>
    <style:style style:name="Heading_20_6" style:display-name="Heading 6" style:family="paragraph" style:parent-style-name="Normal" style:class="chapter">
      <style:paragraph-properties fo:margin-top="0.071cm" fo:margin-bottom="0cm" style:contextual-spacing="false"/>
      <style:text-properties fo:color="#595959" loext:opacity="100%" style:font-name="Arial" fo:font-family="Arial" fo:font-style="italic" style:font-name-complex="Arial" style:font-family-complex="Arial"/>
    </style:style>
    <style:style style:name="Heading_20_7" style:display-name="Heading 7" style:family="paragraph" style:parent-style-name="Normal" style:class="chapter">
      <style:paragraph-properties fo:margin-top="0.071cm" fo:margin-bottom="0cm" style:contextual-spacing="false"/>
      <style:text-properties fo:color="#595959" loext:opacity="100%" style:font-name="Arial" fo:font-family="Arial" style:font-name-complex="Arial" style:font-family-complex="Arial"/>
    </style:style>
    <style:style style:name="Heading_20_8" style:display-name="Heading 8" style:family="paragraph" style:parent-style-name="Normal" style:class="chapter">
      <style:paragraph-properties fo:margin-top="0cm" fo:margin-bottom="0cm" style:contextual-spacing="false"/>
      <style:text-properties fo:color="#272727" loext:opacity="100%" style:font-name="Arial" fo:font-family="Arial" fo:font-style="italic" style:font-name-complex="Arial" style:font-family-complex="Arial"/>
    </style:style>
    <style:style style:name="Heading_20_9" style:display-name="Heading 9" style:family="paragraph" style:parent-style-name="Normal" style:class="chapter">
      <style:paragraph-properties fo:margin-top="0cm" fo:margin-bottom="0cm" style:contextual-spacing="false"/>
      <style:text-properties fo:color="#272727" loext:opacity="100%" style:font-name="Arial" fo:font-family="Arial" fo:font-style="italic" style:font-name-complex="Arial" style:font-family-complex="Arial"/>
    </style:style>
    <style:style style:name="Title" style:family="paragraph" style:parent-style-name="Normal" style:class="chapter">
      <style:paragraph-properties fo:margin-top="0cm" fo:margin-bottom="0.141cm" style:contextual-spacing="false" fo:line-height="100%"/>
      <style:text-properties style:font-name="Arial" fo:font-family="Arial" fo:font-size="28pt" fo:letter-spacing="-0.018cm" style:font-name-complex="Arial" style:font-family-complex="Arial" style:font-size-complex="28pt"/>
    </style:style>
    <style:style style:name="Subtitle" style:family="paragraph" style:parent-style-name="Normal" style:class="chapter">
      <style:text-properties fo:color="#595959" loext:opacity="100%" fo:font-size="14pt" fo:letter-spacing="0.026cm" style:font-size-complex="14pt"/>
    </style:style>
    <style:style style:name="Quote" style:family="paragraph" style:parent-style-name="Normal">
      <style:paragraph-properties fo:margin-top="0.282cm" fo:margin-bottom="0cm" style:contextual-spacing="false" fo:text-align="center" style:justify-single-word="false"/>
      <style:text-properties fo:color="#404040" loext:opacity="100%" fo:font-style="italic"/>
    </style:style>
    <style:style style:name="Intense_20_Quote" style:display-name="Intense Quote" style:family="paragraph" style:parent-style-name="Normal">
      <style:paragraph-properties fo:margin-left="1.524cm" fo:margin-right="1.524cm" fo:margin-top="0.635cm" fo:margin-bottom="0.635cm" style:contextual-spacing="false" fo:text-align="center" style:justify-single-word="false" fo:text-indent="0cm" style:auto-text-indent="false" fo:padding="0cm"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cm" fo:margin-bottom="0cm" style:contextual-spacing="false" fo:line-height="100%"/>
    </style:style>
    <style:style style:name="footnote_20_text" style:display-name="footnote text" style:family="paragraph" style:parent-style-name="Normal">
      <style:paragraph-properties fo:margin-top="0cm" fo:margin-bottom="0cm" style:contextual-spacing="false" fo:line-height="100%"/>
      <style:text-properties fo:font-size="10pt" style:font-size-complex="10pt"/>
    </style:style>
    <style:style style:name="endnote_20_text" style:display-name="endnote text" style:family="paragraph" style:parent-style-name="Normal">
      <style:paragraph-properties fo:margin-top="0cm" fo:margin-bottom="0cm" style:contextual-spacing="false" fo:line-height="100%"/>
      <style:text-properties fo:font-size="10pt" style:font-size-complex="10pt"/>
    </style:style>
    <style:style style:name="toc_20_1" style:display-name="toc 1" style:family="paragraph" style:parent-style-name="Normal">
      <style:paragraph-properties fo:margin-top="0cm" fo:margin-bottom="0.176cm" style:contextual-spacing="false"/>
    </style:style>
    <style:style style:name="toc_20_2" style:display-name="toc 2" style:family="paragraph" style:parent-style-name="Normal">
      <style:paragraph-properties fo:margin-left="0.388cm" fo:margin-right="0cm" fo:margin-top="0cm" fo:margin-bottom="0.176cm" style:contextual-spacing="false" fo:text-indent="0cm" style:auto-text-indent="false"/>
    </style:style>
    <style:style style:name="toc_20_3" style:display-name="toc 3" style:family="paragraph" style:parent-style-name="Normal">
      <style:paragraph-properties fo:margin-left="0.776cm" fo:margin-right="0cm" fo:margin-top="0cm" fo:margin-bottom="0.176cm" style:contextual-spacing="false" fo:text-indent="0cm" style:auto-text-indent="false"/>
    </style:style>
    <style:style style:name="toc_20_4" style:display-name="toc 4" style:family="paragraph" style:parent-style-name="Normal">
      <style:paragraph-properties fo:margin-left="1.164cm" fo:margin-right="0cm" fo:margin-top="0cm" fo:margin-bottom="0.176cm" style:contextual-spacing="false" fo:text-indent="0cm" style:auto-text-indent="false"/>
    </style:style>
    <style:style style:name="toc_20_5" style:display-name="toc 5" style:family="paragraph" style:parent-style-name="Normal">
      <style:paragraph-properties fo:margin-left="1.552cm" fo:margin-right="0cm" fo:margin-top="0cm" fo:margin-bottom="0.176cm" style:contextual-spacing="false" fo:text-indent="0cm" style:auto-text-indent="false"/>
    </style:style>
    <style:style style:name="toc_20_6" style:display-name="toc 6" style:family="paragraph" style:parent-style-name="Normal">
      <style:paragraph-properties fo:margin-left="1.94cm" fo:margin-right="0cm" fo:margin-top="0cm" fo:margin-bottom="0.176cm" style:contextual-spacing="false" fo:text-indent="0cm" style:auto-text-indent="false"/>
    </style:style>
    <style:style style:name="toc_20_7" style:display-name="toc 7" style:family="paragraph" style:parent-style-name="Normal">
      <style:paragraph-properties fo:margin-left="2.328cm" fo:margin-right="0cm" fo:margin-top="0cm" fo:margin-bottom="0.176cm" style:contextual-spacing="false" fo:text-indent="0cm" style:auto-text-indent="false"/>
    </style:style>
    <style:style style:name="toc_20_8" style:display-name="toc 8" style:family="paragraph" style:parent-style-name="Normal">
      <style:paragraph-properties fo:margin-left="2.716cm" fo:margin-right="0cm" fo:margin-top="0cm" fo:margin-bottom="0.176cm" style:contextual-spacing="false" fo:text-indent="0cm" style:auto-text-indent="false"/>
    </style:style>
    <style:style style:name="toc_20_9" style:display-name="toc 9" style:family="paragraph" style:parent-style-name="Normal">
      <style:paragraph-properties fo:margin-left="3.104cm" fo:margin-right="0cm" fo:margin-top="0cm" fo:margin-bottom="0.176cm" style:contextual-spacing="false" fo:text-indent="0cm" style:auto-text-indent="false"/>
    </style:style>
    <style:style style:name="TOC_20_Heading" style:display-name="TOC Heading" style:family="paragraph" style:parent-style-name="Normal"/>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font-size-complex="12pt"/>
    </style:style>
    <style:style style:name="Index" style:family="paragraph" style:parent-style-name="Standard" style:class="index"/>
    <style:style style:name="Header_20_and_20_Footer" style:display-name="Header and Footer" style:family="paragraph" style:parent-style-name="Standard" style:class="extra"/>
    <style:style style:name="Footer" style:family="paragraph" style:parent-style-name="Standard" style:class="extra">
      <style:paragraph-properties fo:text-align="start" style:justify-single-word="false">
        <style:tab-stops>
          <style:tab-stop style:position="7.32cm" style:type="center"/>
          <style:tab-stop style:position="14.651cm" style:type="right"/>
        </style:tab-stops>
      </style:paragraph-properties>
      <style:text-properties fo:font-size="9pt" style:font-size-complex="9pt"/>
    </style:style>
    <style:style style:name="Header" style:family="paragraph" style:parent-style-name="Standard" style:class="extra">
      <style:paragraph-properties fo:text-align="center" style:justify-single-word="false" fo:padding="0cm" fo:border-left="none" fo:border-right="none" fo:border-top="none" fo:border-bottom="0.74pt solid #000000">
        <style:tab-stops>
          <style:tab-stop style:position="7.32cm" style:type="center"/>
          <style:tab-stop style:position="14.651cm" style:type="right"/>
        </style:tab-stops>
      </style:paragraph-properties>
      <style:text-properties fo:font-size="9pt" style:font-size-complex="9pt"/>
    </style:style>
    <style:style style:name="List_20_Paragraph" style:display-name="List Paragraph" style:family="paragraph" style:parent-style-name="Standard">
      <style:paragraph-properties fo:margin-left="0cm" fo:margin-right="0cm" fo:text-indent="0.732cm" style:auto-text-indent="false"/>
    </style:style>
    <style:style style:name="DStyle_5f_text" style:display-name="DStyle_text" style:family="text"/>
    <style:style style:name="Heading_20_1_20_Char" style:display-name="Heading 1 Char" style:family="text" style:parent-style-name="Default_20_Paragraph_20_Font">
      <style:text-properties fo:color="#0f4761" loext:opacity="100%" style:font-name="Arial" fo:font-family="Arial" fo:font-size="20pt"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18cm"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26cm"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9cm"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9cm"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css-1jxf684" style:family="text" style:parent-style-name="Default_20_Paragraph_20_Font"/>
    <style:style style:name="r-18u37iz" style:family="text" style:parent-style-name="Default_20_Paragraph_20_Font"/>
    <style:style style:name="页眉_20_Char" style:display-name="页眉 Char" style:family="text" style:parent-style-name="Default_20_Paragraph_20_Font">
      <style:text-properties fo:font-size="9pt" style:font-size-complex="9pt"/>
    </style:style>
    <style:style style:name="页脚_20_Char" style:display-name="页脚 Char" style:family="text" style:parent-style-name="Default_20_Paragraph_20_Font">
      <style:text-properties fo:font-size="9pt" style:font-size-complex="9pt"/>
    </style:style>
    <style:style style:name="r-b88u0q" style:family="text" style:parent-style-name="Default_20_Paragraph_20_Font"/>
    <style:style style:name="r-36ujnk" style:family="text" style:parent-style-name="Default_20_Paragraph_20_Font"/>
    <style:style style:name="ListLabel_20_1" style:display-name="ListLabel 1" style:family="text">
      <style:text-properties fo:color="#0f1419" loext:opacity="100%" style:font-name="宋体" fo:font-family="宋体" fo:font-size="14pt" style:font-name-complex="宋体" style:font-family-complex="宋体" style:font-size-complex="14pt"/>
    </style:style>
    <style:style style:name="ListLabel_20_2" style:display-name="ListLabel 2" style:family="text"/>
    <style:style style:name="ListLabel_20_3" style:display-name="ListLabel 3" style:family="text">
      <style:text-properties fo:color="#0f1419" loext:opacity="100%" style:font-name="宋体" fo:font-family="宋体" fo:font-size="14pt" fo:language="en" fo:country="US" style:font-name-complex="宋体" style:font-family-complex="宋体" style:font-size-complex="14pt"/>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style:list-level-properties>
      </text:list-level-style-bullet>
      <text:list-level-style-bullet text:level="2" text:style-name="T2" loext:num-list-format="%2%" text:bullet-char="•">
        <style:list-level-properties text:list-level-position-and-space-mode="label-alignment">
          <style:list-level-label-alignment text:label-followed-by="listtab"/>
        </style:list-level-properties>
      </text:list-level-style-bullet>
      <text:list-level-style-bullet text:level="3" text:style-name="T3" loext:num-list-format="%3%" text:bullet-char="•">
        <style:list-level-properties text:list-level-position-and-space-mode="label-alignment">
          <style:list-level-label-alignment text:label-followed-by="listtab"/>
        </style:list-level-properties>
      </text:list-level-style-bullet>
      <text:list-level-style-bullet text:level="4" text:style-name="T4" loext:num-list-format="%4%" text:bullet-char="•">
        <style:list-level-properties text:list-level-position-and-space-mode="label-alignment">
          <style:list-level-label-alignment text:label-followed-by="listtab"/>
        </style:list-level-properties>
      </text:list-level-style-bullet>
      <text:list-level-style-bullet text:level="5" text:style-name="T5" loext:num-list-format="%5%" text:bullet-char="•">
        <style:list-level-properties text:list-level-position-and-space-mode="label-alignment">
          <style:list-level-label-alignment text:label-followed-by="listtab"/>
        </style:list-level-properties>
      </text:list-level-style-bullet>
      <text:list-level-style-bullet text:level="6" text:style-name="T6" loext:num-list-format="%6%" text:bullet-char="•">
        <style:list-level-properties text:list-level-position-and-space-mode="label-alignment">
          <style:list-level-label-alignment text:label-followed-by="listtab"/>
        </style:list-level-properties>
      </text:list-level-style-bullet>
      <text:list-level-style-bullet text:level="7" text:style-name="T7" loext:num-list-format="%7%" text:bullet-char="•">
        <style:list-level-properties text:list-level-position-and-space-mode="label-alignment">
          <style:list-level-label-alignment text:label-followed-by="listtab"/>
        </style:list-level-properties>
      </text:list-level-style-bullet>
      <text:list-level-style-bullet text:level="8" text:style-name="T8" loext:num-list-format="%8%" text:bullet-char="•">
        <style:list-level-properties text:list-level-position-and-space-mode="label-alignment">
          <style:list-level-label-alignment text:label-followed-by="listtab"/>
        </style:list-level-properties>
      </text:list-level-style-bullet>
      <text:list-level-style-bullet text:level="9" text:style-name="T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loext="urn:org:documentfoundation:names:experimental:office:xmlns:loext:1.0" xmlns:draw="urn:oasis:names:tc:opendocument:xmlns:drawing:1.0" xmlns:fo="urn:oasis:names:tc:opendocument:xmlns:xsl-fo-compatible:1.0" xmlns:ns42="http://openoffice.org/2009/office"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meta>
    <meta:creation-date>2025-07-16T05:22:00Z</meta:creation-date>
    <dc:date>2026-03-19T11:29:00.125629585</dc:date>
    <meta:editing-duration>PT49M</meta:editing-duration>
    <meta:editing-cycles>55</meta:editing-cycles>
    <meta:document-statistic meta:table-count="0" meta:image-count="0" meta:object-count="0" meta:page-count="137" meta:paragraph-count="557" meta:word-count="144234" meta:character-count="155806" meta:non-whitespace-character-count="151643"/>
    <meta:user-defined meta:name="ICV">9EBB6DF853E04394A2372AA9F6D41955_12</meta:user-defined>
    <meta:user-defined meta:name="KSOProductBuildVer">2052-12.1.0.24034</meta:user-defined>
    <meta:user-defined meta:name="KSOTemplateDocerSaveRecord">eyJoZGlkIjoiZTQwNjc4YTczNmQ5NDJkNzE1YjkzZWJlMGIwZDc3NTAiLCJ1c2VySWQiOiIxNjc5MTE5Mjg5In0=</meta:user-defined>
    <meta:generator>ODFPY/1.4.1</meta:generator>
  </office:meta>
</office:document-meta>
</file>